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Rubrik1" style:family="paragraph">
      <style:text-properties fo:language="en" fo:country="US"/>
    </style:style>
    <style:style style:name="TableColumn10" style:family="table-column">
      <style:table-column-properties style:column-width="1.2041in"/>
    </style:style>
    <style:style style:name="TableColumn11" style:family="table-column">
      <style:table-column-properties style:column-width="1.1131in"/>
    </style:style>
    <style:style style:name="TableColumn12" style:family="table-column">
      <style:table-column-properties style:column-width="3.9437in"/>
    </style:style>
    <style:style style:name="Table9" style:family="table">
      <style:table-properties style:width="6.2611in" fo:margin-left="0in" table:align="lef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="0.0069in solid #45B0E1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n" fo:country="US"/>
    </style:style>
    <style:style style:name="TableCell16" style:family="table-cell">
      <style:table-cell-properties fo:border="0.0069in solid #45B0E1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Standardstycketeckensnitt" style:family="text">
      <style:text-properties fo:language="en" fo:country="US"/>
    </style:style>
    <style:style style:name="TableCell19" style:family="table-cell">
      <style:table-cell-properties fo:border="0.0069in solid #45B0E1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US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="0.0069in solid #45B0E1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45B0E1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Cell26" style:family="table-cell">
      <style:table-cell-properties fo:border="0.0069in solid #45B0E1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="0.0069in solid #45B0E1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Cell31" style:family="table-cell">
      <style:table-cell-properties fo:border="0.0069in solid #45B0E1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en" fo:country="US"/>
    </style:style>
    <style:style style:name="TableCell33" style:family="table-cell">
      <style:table-cell-properties fo:border="0.0069in solid #45B0E1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0.0069in solid #45B0E1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45B0E1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Cell40" style:family="table-cell">
      <style:table-cell-properties fo:border="0.0069in solid #45B0E1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45B0E1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45B0E1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45B0E1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Column50" style:family="table-column">
      <style:table-column-properties style:column-width="0.918in"/>
    </style:style>
    <style:style style:name="TableColumn51" style:family="table-column">
      <style:table-column-properties style:column-width="0.9527in"/>
    </style:style>
    <style:style style:name="TableColumn52" style:family="table-column">
      <style:table-column-properties style:column-width="0.9527in"/>
    </style:style>
    <style:style style:name="TableColumn53" style:family="table-column">
      <style:table-column-properties style:column-width="0.9631in"/>
    </style:style>
    <style:style style:name="Table49" style:family="table">
      <style:table-properties style:width="3.7868in" fo:margin-left="0in" table:align="lef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57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US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66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US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75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84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FFFFFF" fo:background-color="#C1E4F5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Row91" style:family="table-row">
      <style:table-row-properties style:min-row-height="0.2083in"/>
    </style:style>
    <style:style style:name="TableCell92" style:family="table-cell">
      <style:table-cell-properties fo:border="0.0069in solid #45B0E1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45B0E1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45B0E1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="0.0069in solid #45B0E1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language="en" fo:country="US"/>
    </style:style>
    <style:style style:name="TableCell101" style:family="table-cell">
      <style:table-cell-properties fo:border="0.0069in solid #45B0E1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TableCell103" style:family="table-cell">
      <style:table-cell-properties fo:border="0.0069in solid #45B0E1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="0.0069in solid #45B0E1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45B0E1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Cell110" style:family="table-cell">
      <style:table-cell-properties fo:border="0.0069in solid #45B0E1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TableColumn113" style:family="table-column">
      <style:table-column-properties style:column-width="1.25in"/>
    </style:style>
    <style:style style:name="TableColumn114" style:family="table-column">
      <style:table-column-properties style:column-width="2.4062in"/>
    </style:style>
    <style:style style:name="Table112" style:family="table">
      <style:table-properties style:width="3.6562in" fo:margin-left="0in" table:align="left"/>
    </style:style>
    <style:style style:name="TableRow115" style:family="table-row">
      <style:table-row-properties style:min-row-height="0.2083in"/>
    </style:style>
    <style:style style:name="TableCell116" style:family="table-cell">
      <style:table-cell-properties fo:border="0.0069in solid #45B0E1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8" style:family="table-cell">
      <style:table-cell-properties fo:border="0.0069in solid #45B0E1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0.0069in solid #45B0E1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3" style:family="table-cell">
      <style:table-cell-properties fo:border="0.0069in solid #45B0E1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P125" style:parent-style-name="Liststycke" style:family="paragraph">
      <style:paragraph-properties fo:margin-bottom="0in" fo:line-height="100%"/>
      <style:text-properties fo:language="en" fo:country="US"/>
    </style:style>
    <style:style style:name="P126" style:parent-style-name="Liststycke" style:family="paragraph">
      <style:paragraph-properties fo:margin-bottom="0in" fo:line-height="100%"/>
      <style:text-properties fo:language="en" fo:country="US"/>
    </style:style>
    <style:style style:name="P127" style:parent-style-name="Liststycke" style:family="paragraph">
      <style:paragraph-properties fo:margin-bottom="0in" fo:line-height="100%"/>
      <style:text-properties fo:language="en" fo:country="US"/>
    </style:style>
    <style:style style:name="P128" style:parent-style-name="Normal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 style:min-row-height="0.2083in"/>
    </style:style>
    <style:style style:name="TableCell130" style:family="table-cell">
      <style:table-cell-properties fo:border="0.0069in solid #45B0E1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2" style:family="table-cell">
      <style:table-cell-properties fo:border="0.0069in solid #45B0E1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 style:min-row-height="0.2083in"/>
    </style:style>
    <style:style style:name="TableCell135" style:family="table-cell">
      <style:table-cell-properties fo:border="0.0069in solid #45B0E1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7" style:family="table-cell">
      <style:table-cell-properties fo:border="0.0069in solid #45B0E1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language="en" fo:country="US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TableRow140" style:family="table-row">
      <style:table-row-properties style:min-row-height="0.2083in"/>
    </style:style>
    <style:style style:name="TableCell141" style:family="table-cell">
      <style:table-cell-properties fo:border="0.0069in solid #45B0E1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n" fo:country="US"/>
    </style:style>
    <style:style style:name="TableCell143" style:family="table-cell">
      <style:table-cell-properties fo:border="0.0069in solid #45B0E1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en" fo:country="US"/>
    </style:style>
    <style:style style:name="TableCell145" style:family="table-cell">
      <style:table-cell-properties fo:border="0.0069in solid #45B0E1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P147" style:parent-style-name="Liststycke" style:family="paragraph">
      <style:paragraph-properties fo:margin-bottom="0in" fo:line-height="100%"/>
      <style:text-properties fo:language="en" fo:country="US"/>
    </style:style>
    <style:style style:name="P148" style:parent-style-name="Liststycke" style:family="paragraph">
      <style:paragraph-properties fo:margin-bottom="0in" fo:line-height="100%"/>
      <style:text-properties fo:language="en" fo:country="US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45B0E1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TableCell152" style:family="table-cell">
      <style:table-cell-properties fo:border="0.0069in solid #45B0E1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TableCell154" style:family="table-cell">
      <style:table-cell-properties fo:border="0.0069in solid #45B0E1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olumn157" style:family="table-column">
      <style:table-column-properties style:column-width="0.4868in"/>
    </style:style>
    <style:style style:name="TableColumn158" style:family="table-column">
      <style:table-column-properties style:column-width="0.7006in"/>
    </style:style>
    <style:style style:name="TableColumn159" style:family="table-column">
      <style:table-column-properties style:column-width="2.5993in"/>
    </style:style>
    <style:style style:name="Table156" style:family="table">
      <style:table-properties style:width="3.7868in" fo:margin-left="0in" table:align="left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45B0E1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3" style:family="table-cell">
      <style:table-cell-properties fo:border="0.0069in solid #45B0E1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US"/>
    </style:style>
    <style:style style:name="TableCell165" style:family="table-cell">
      <style:table-cell-properties fo:border="0.0069in solid #45B0E1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en" fo:country="US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45B0E1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0" style:family="table-cell">
      <style:table-cell-properties fo:border="0.0069in solid #45B0E1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US"/>
    </style:style>
    <style:style style:name="TableCell172" style:family="table-cell">
      <style:table-cell-properties fo:border="0.0069in solid #45B0E1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0.0069in solid #45B0E1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" style:family="table-cell">
      <style:table-cell-properties fo:border="0.0069in solid #45B0E1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Standardstycketeckensnitt" style:family="text">
      <style:text-properties fo:language="en" fo:country="US"/>
    </style:style>
    <style:style style:name="TableCell182" style:family="table-cell">
      <style:table-cell-properties fo:border="0.0069in solid #45B0E1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en" fo:country="US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45B0E1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7" style:family="table-cell">
      <style:table-cell-properties fo:border="0.0069in solid #45B0E1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Cell189" style:family="table-cell">
      <style:table-cell-properties fo:border="0.0069in solid #45B0E1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en" fo:country="US"/>
    </style:style>
    <style:style style:name="P191" style:parent-style-name="Normal" style:family="paragraph">
      <style:paragraph-properties fo:margin-bottom="0in" fo:line-height="100%"/>
      <style:text-properties fo:language="en" fo:country="US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0.0069in solid #45B0E1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TableCell195" style:family="table-cell">
      <style:table-cell-properties fo:border="0.0069in solid #45B0E1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language="en" fo:country="US"/>
    </style:style>
    <style:style style:name="TableCell197" style:family="table-cell">
      <style:table-cell-properties fo:border="0.0069in solid #45B0E1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en" fo:country="US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TableRow200" style:family="table-row">
      <style:table-row-properties style:min-row-height="0.2083in"/>
    </style:style>
    <style:style style:name="TableCell201" style:family="table-cell">
      <style:table-cell-properties fo:border="0.0069in solid #45B0E1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language="en" fo:country="US"/>
    </style:style>
    <style:style style:name="TableCell203" style:family="table-cell">
      <style:table-cell-properties fo:border="0.0069in solid #45B0E1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en" fo:country="US"/>
    </style:style>
    <style:style style:name="TableCell205" style:family="table-cell">
      <style:table-cell-properties fo:border="0.0069in solid #45B0E1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TableColumn208" style:family="table-column">
      <style:table-column-properties style:column-width="0.75in"/>
    </style:style>
    <style:style style:name="TableColumn209" style:family="table-column">
      <style:table-column-properties style:column-width="2.9687in"/>
    </style:style>
    <style:style style:name="Table207" style:family="table">
      <style:table-properties style:width="3.7187in" fo:margin-left="0in" table:align="left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0.0069in solid #45B0E1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3" style:family="table-cell">
      <style:table-cell-properties fo:border="0.0069in solid #45B0E1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en" fo:country="US"/>
    </style:style>
    <style:style style:name="TableRow215" style:family="table-row">
      <style:table-row-properties style:min-row-height="0.2083in"/>
    </style:style>
    <style:style style:name="TableCell216" style:family="table-cell">
      <style:table-cell-properties fo:border="0.0069in solid #45B0E1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8" style:family="table-cell">
      <style:table-cell-properties fo:border="0.0069in solid #45B0E1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TableRow220" style:family="table-row">
      <style:table-row-properties style:min-row-height="0.2083in"/>
    </style:style>
    <style:style style:name="TableCell221" style:family="table-cell">
      <style:table-cell-properties fo:border="0.0069in solid #45B0E1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3" style:family="table-cell">
      <style:table-cell-properties fo:border="0.0069in solid #45B0E1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Row226" style:family="table-row">
      <style:table-row-properties style:min-row-height="0.2083in"/>
    </style:style>
    <style:style style:name="TableCell227" style:family="table-cell">
      <style:table-cell-properties fo:border="0.0069in solid #45B0E1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language="en" fo:country="US"/>
    </style:style>
    <style:style style:name="TableCell229" style:family="table-cell">
      <style:table-cell-properties fo:border="0.0069in solid #45B0E1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45B0E1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en" fo:country="US"/>
    </style:style>
    <style:style style:name="TableRow233" style:family="table-row">
      <style:table-row-properties style:min-row-height="0.2083in"/>
    </style:style>
    <style:style style:name="TableCell234" style:family="table-cell">
      <style:table-cell-properties fo:border="0.0069in solid #45B0E1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TableCell236" style:family="table-cell">
      <style:table-cell-properties fo:border="0.0069in solid #45B0E1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="0.0069in solid #45B0E1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45B0E1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en" fo:country="US"/>
    </style:style>
    <style:style style:name="TableCell243" style:family="table-cell">
      <style:table-cell-properties fo:border="0.0069in solid #45B0E1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TableCell245" style:family="table-cell">
      <style:table-cell-properties fo:border="0.0069in solid #45B0E1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en" fo:country="US"/>
    </style:style>
    <style:style style:name="TableRow247" style:family="table-row">
      <style:table-row-properties style:min-row-height="0.2083in"/>
    </style:style>
    <style:style style:name="TableCell248" style:family="table-cell">
      <style:table-cell-properties fo:border="0.0069in solid #45B0E1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language="en" fo:country="US"/>
    </style:style>
    <style:style style:name="TableCell250" style:family="table-cell">
      <style:table-cell-properties fo:border="0.0069in solid #45B0E1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252" style:parent-style-name="Standardstycketeckensnitt" style:family="text">
      <style:text-properties fo:language="en" fo:country="US"/>
    </style:style>
    <style:style style:name="TableCell253" style:family="table-cell">
      <style:table-cell-properties fo:border="0.0069in solid #45B0E1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en" fo:country="US"/>
    </style:style>
    <style:style style:name="P255" style:parent-style-name="Normal" style:family="paragraph">
      <style:paragraph-properties fo:margin-bottom="0in" fo:line-height="100%"/>
      <style:text-properties fo:language="en" fo:country="US"/>
    </style:style>
    <style:style style:name="P256" style:parent-style-name="Normal" style:family="paragraph">
      <style:paragraph-properties fo:margin-bottom="0in" fo:line-height="100%"/>
      <style:text-properties fo:language="en" fo:country="US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P258" style:parent-style-name="Normal" style:family="paragraph">
      <style:paragraph-properties fo:margin-bottom="0in" fo:line-height="100%"/>
      <style:text-properties fo:language="en" fo:country="US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 style:min-row-height="0.2083in"/>
    </style:style>
    <style:style style:name="TableCell261" style:family="table-cell">
      <style:table-cell-properties fo:border="0.0069in solid #45B0E1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language="en" fo:country="US"/>
    </style:style>
    <style:style style:name="TableCell263" style:family="table-cell">
      <style:table-cell-properties fo:border="0.0069in solid #45B0E1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TableCell265" style:family="table-cell">
      <style:table-cell-properties fo:border="0.0069in solid #45B0E1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language="en" fo:country="US"/>
    </style:style>
    <style:style style:name="TableColumn268" style:family="table-column">
      <style:table-column-properties style:column-width="1.1458in"/>
    </style:style>
    <style:style style:name="TableColumn269" style:family="table-column">
      <style:table-column-properties style:column-width="2.4375in"/>
    </style:style>
    <style:style style:name="Table267" style:family="table">
      <style:table-properties style:width="3.5833in" fo:margin-left="0in" table:align="left"/>
    </style:style>
    <style:style style:name="TableRow270" style:family="table-row">
      <style:table-row-properties style:min-row-height="0.2083in"/>
    </style:style>
    <style:style style:name="TableCell271" style:family="table-cell">
      <style:table-cell-properties fo:border="0.0069in solid #45B0E1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en" fo:country="US"/>
    </style:style>
    <style:style style:name="TableCell273" style:family="table-cell">
      <style:table-cell-properties fo:border="0.0069in solid #45B0E1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en" fo:country="US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069in solid #45B0E1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language="en" fo:country="US"/>
    </style:style>
    <style:style style:name="TableCell278" style:family="table-cell">
      <style:table-cell-properties fo:border="0.0069in solid #45B0E1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language="en" fo:country="US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45B0E1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45B0E1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0.0069in solid #45B0E1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en" fo:country="US"/>
    </style:style>
    <style:style style:name="TableCell288" style:family="table-cell">
      <style:table-cell-properties fo:border="0.0069in solid #45B0E1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TableRow290" style:family="table-row">
      <style:table-row-properties style:min-row-height="0.2083in"/>
    </style:style>
    <style:style style:name="TableCell291" style:family="table-cell">
      <style:table-cell-properties fo:border="0.0069in solid #45B0E1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language="en" fo:country="US"/>
    </style:style>
    <style:style style:name="TableCell293" style:family="table-cell">
      <style:table-cell-properties fo:border="0.0069in solid #45B0E1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language="en" fo:country="US"/>
    </style:style>
    <style:style style:name="TableRow295" style:family="table-row">
      <style:table-row-properties style:min-row-height="0.2083in"/>
    </style:style>
    <style:style style:name="TableCell296" style:family="table-cell">
      <style:table-cell-properties fo:border="0.0069in solid #45B0E1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language="en" fo:country="US"/>
    </style:style>
    <style:style style:name="TableCell298" style:family="table-cell">
      <style:table-cell-properties fo:border="0.0069in solid #45B0E1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language="en" fo:country="US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0.0069in solid #45B0E1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03" style:family="table-cell">
      <style:table-cell-properties fo:border="0.0069in solid #45B0E1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language="en" fo:country="US"/>
    </style:style>
    <style:style style:name="TableRow305" style:family="table-row">
      <style:table-row-properties style:min-row-height="0.2083in"/>
    </style:style>
    <style:style style:name="TableCell306" style:family="table-cell">
      <style:table-cell-properties fo:border="0.0069in solid #45B0E1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08" style:family="table-cell">
      <style:table-cell-properties fo:border="0.0069in solid #45B0E1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en" fo:country="US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TableRow311" style:family="table-row">
      <style:table-row-properties style:min-row-height="0.2083in"/>
    </style:style>
    <style:style style:name="TableCell312" style:family="table-cell">
      <style:table-cell-properties fo:border="0.0069in solid #45B0E1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language="en" fo:country="US"/>
    </style:style>
    <style:style style:name="TableCell314" style:family="table-cell">
      <style:table-cell-properties fo:border="0.0069in solid #45B0E1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316" style:parent-style-name="Standardstycketeckensnitt" style:family="text">
      <style:text-properties fo:language="en" fo:country="US"/>
    </style:style>
    <style:style style:name="TableCell317" style:family="table-cell">
      <style:table-cell-properties fo:border="0.0069in solid #45B0E1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language="en" fo:country="US"/>
    </style:style>
    <style:style style:name="TableColumn320" style:family="table-column">
      <style:table-column-properties style:column-width="1.5104in"/>
    </style:style>
    <style:style style:name="TableColumn321" style:family="table-column">
      <style:table-column-properties style:column-width="1.2291in"/>
    </style:style>
    <style:style style:name="Table319" style:family="table">
      <style:table-properties style:width="2.7395in" fo:margin-left="0in" table:align="left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="0.0069in solid #45B0E1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25" style:family="table-cell">
      <style:table-cell-properties fo:border="0.0069in solid #45B0E1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language="en" fo:country="US"/>
    </style:style>
    <style:style style:name="TableRow327" style:family="table-row">
      <style:table-row-properties style:min-row-height="0.2083in"/>
    </style:style>
    <style:style style:name="TableCell328" style:family="table-cell">
      <style:table-cell-properties fo:border="0.0069in solid #45B0E1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0" style:family="table-cell">
      <style:table-cell-properties fo:border="0.0069in solid #45B0E1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language="en" fo:country="US"/>
    </style:style>
    <style:style style:name="TableRow332" style:family="table-row">
      <style:table-row-properties style:min-row-height="0.2083in"/>
    </style:style>
    <style:style style:name="TableCell333" style:family="table-cell">
      <style:table-cell-properties fo:border="0.0069in solid #45B0E1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5" style:family="table-cell">
      <style:table-cell-properties fo:border="0.0069in solid #45B0E1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language="en" fo:country="US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="0.0069in solid #45B0E1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40" style:family="table-cell">
      <style:table-cell-properties fo:border="0.0069in solid #45B0E1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language="en" fo:country="US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0.0069in solid #45B0E1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45" style:family="table-cell">
      <style:table-cell-properties fo:border="0.0069in solid #45B0E1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language="en" fo:country="US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="0.0069in solid #45B0E1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50" style:family="table-cell">
      <style:table-cell-properties fo:border="0.0069in solid #45B0E1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language="en" fo:country="US"/>
    </style:style>
    <style:style style:name="P352" style:parent-style-name="Normal" style:family="paragraph">
      <style:paragraph-properties fo:margin-bottom="0in" fo:line-height="100%"/>
      <style:text-properties fo:language="en" fo:country="US"/>
    </style:style>
    <style:style style:name="TableRow353" style:family="table-row">
      <style:table-row-properties style:min-row-height="0.2083in"/>
    </style:style>
    <style:style style:name="TableCell354" style:family="table-cell">
      <style:table-cell-properties fo:border="0.0069in solid #45B0E1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language="en" fo:country="US"/>
    </style:style>
    <style:style style:name="TableCell356" style:family="table-cell">
      <style:table-cell-properties fo:border="0.0069in solid #45B0E1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358" style:parent-style-name="Standardstycketeckensnitt" style:family="text">
      <style:text-properties fo:language="en" fo:country="US"/>
    </style:style>
    <style:style style:name="TableCell359" style:family="table-cell">
      <style:table-cell-properties fo:border="0.0069in solid #45B0E1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language="en" fo:country="US"/>
    </style:style>
    <style:style style:name="TableColumn362" style:family="table-column">
      <style:table-column-properties style:column-width="1.9131in"/>
    </style:style>
    <style:style style:name="TableColumn363" style:family="table-column">
      <style:table-column-properties style:column-width="1.8736in"/>
    </style:style>
    <style:style style:name="Table361" style:family="table">
      <style:table-properties style:width="3.7868in" fo:margin-left="0in" table:align="left"/>
    </style:style>
    <style:style style:name="TableRow364" style:family="table-row">
      <style:table-row-properties style:min-row-height="0.2083in"/>
    </style:style>
    <style:style style:name="TableCell365" style:family="table-cell">
      <style:table-cell-properties fo:border="0.0069in solid #45B0E1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67" style:family="table-cell">
      <style:table-cell-properties fo:border="0.0069in solid #45B0E1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language="en" fo:country="US"/>
    </style:style>
    <style:style style:name="TableRow369" style:family="table-row">
      <style:table-row-properties style:min-row-height="0.2083in"/>
    </style:style>
    <style:style style:name="TableCell370" style:family="table-cell">
      <style:table-cell-properties fo:border="0.0069in solid #45B0E1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72" style:family="table-cell">
      <style:table-cell-properties fo:border="0.0069in solid #45B0E1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language="en" fo:country="US"/>
    </style:style>
    <style:style style:name="TableRow374" style:family="table-row">
      <style:table-row-properties style:min-row-height="0.2083in"/>
    </style:style>
    <style:style style:name="TableCell375" style:family="table-cell">
      <style:table-cell-properties fo:border="0.0069in solid #45B0E1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77" style:family="table-cell">
      <style:table-cell-properties fo:border="0.0069in solid #45B0E1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language="en" fo:country="US"/>
    </style:style>
    <style:style style:name="TableRow379" style:family="table-row">
      <style:table-row-properties style:min-row-height="0.2083in"/>
    </style:style>
    <style:style style:name="TableCell380" style:family="table-cell">
      <style:table-cell-properties fo:border="0.0069in solid #45B0E1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2" style:family="table-cell">
      <style:table-cell-properties fo:border="0.0069in solid #45B0E1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language="en" fo:country="US"/>
    </style:style>
    <style:style style:name="TableRow384" style:family="table-row">
      <style:table-row-properties style:min-row-height="0.2083in"/>
    </style:style>
    <style:style style:name="TableCell385" style:family="table-cell">
      <style:table-cell-properties fo:border="0.0069in solid #45B0E1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7" style:family="table-cell">
      <style:table-cell-properties fo:border="0.0069in solid #45B0E1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language="en" fo:country="US"/>
    </style:style>
    <style:style style:name="TableRow389" style:family="table-row">
      <style:table-row-properties style:min-row-height="0.2083in"/>
    </style:style>
    <style:style style:name="TableCell390" style:family="table-cell">
      <style:table-cell-properties fo:border="0.0069in solid #45B0E1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92" style:family="table-cell">
      <style:table-cell-properties fo:border="0.0069in solid #45B0E1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language="en" fo:country="US"/>
    </style:style>
    <style:style style:name="P394" style:parent-style-name="Normal" style:family="paragraph">
      <style:paragraph-properties fo:margin-bottom="0in" fo:line-height="100%"/>
      <style:text-properties fo:language="en" fo:country="US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45B0E1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language="en" fo:country="US"/>
    </style:style>
    <style:style style:name="TableCell398" style:family="table-cell">
      <style:table-cell-properties fo:border="0.0069in solid #45B0E1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language="en" fo:country="US"/>
    </style:style>
    <style:style style:name="TableCell400" style:family="table-cell">
      <style:table-cell-properties fo:border="0.0069in solid #45B0E1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language="en" fo:country="US"/>
    </style:style>
    <style:style style:name="TableColumn403" style:family="table-column">
      <style:table-column-properties style:column-width="1.9131in"/>
    </style:style>
    <style:style style:name="TableColumn404" style:family="table-column">
      <style:table-column-properties style:column-width="1.8736in"/>
    </style:style>
    <style:style style:name="Table402" style:family="table">
      <style:table-properties style:width="3.7868in" fo:margin-left="0in" table:align="left"/>
    </style:style>
    <style:style style:name="TableRow405" style:family="table-row">
      <style:table-row-properties style:min-row-height="0.2083in"/>
    </style:style>
    <style:style style:name="TableCell406" style:family="table-cell">
      <style:table-cell-properties fo:border="0.0069in solid #45B0E1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08" style:family="table-cell">
      <style:table-cell-properties fo:border="0.0069in solid #45B0E1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language="en" fo:country="US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="0.0069in solid #45B0E1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13" style:family="table-cell">
      <style:table-cell-properties fo:border="0.0069in solid #45B0E1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language="en" fo:country="US"/>
    </style:style>
    <style:style style:name="TableRow415" style:family="table-row">
      <style:table-row-properties style:min-row-height="0.2083in"/>
    </style:style>
    <style:style style:name="TableCell416" style:family="table-cell">
      <style:table-cell-properties fo:border="0.0069in solid #45B0E1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18" style:family="table-cell">
      <style:table-cell-properties fo:border="0.0069in solid #45B0E1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language="en" fo:country="US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="0.0069in solid #45B0E1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3" style:family="table-cell">
      <style:table-cell-properties fo:border="0.0069in solid #45B0E1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fo:language="en" fo:country="US"/>
    </style:style>
    <style:style style:name="TableRow425" style:family="table-row">
      <style:table-row-properties style:min-row-height="0.2083in"/>
    </style:style>
    <style:style style:name="TableCell426" style:family="table-cell">
      <style:table-cell-properties fo:border="0.0069in solid #45B0E1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8" style:family="table-cell">
      <style:table-cell-properties fo:border="0.0069in solid #45B0E1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language="en" fo:country="US"/>
    </style:style>
    <style:style style:name="TableRow430" style:family="table-row">
      <style:table-row-properties style:min-row-height="0.2083in"/>
    </style:style>
    <style:style style:name="TableCell431" style:family="table-cell">
      <style:table-cell-properties fo:border="0.0069in solid #45B0E1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3" style:family="table-cell">
      <style:table-cell-properties fo:border="0.0069in solid #45B0E1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fo:language="en" fo:country="US"/>
    </style:style>
    <style:style style:name="P435" style:parent-style-name="Normal" style:family="paragraph">
      <style:paragraph-properties fo:margin-bottom="0in" fo:line-height="100%"/>
      <style:text-properties fo:language="en" fo:country="US"/>
    </style:style>
    <style:style style:name="TableRow436" style:family="table-row">
      <style:table-row-properties style:min-row-height="0.2083in"/>
    </style:style>
    <style:style style:name="TableCell437" style:family="table-cell">
      <style:table-cell-properties fo:border="0.0069in solid #45B0E1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language="en" fo:country="US"/>
    </style:style>
    <style:style style:name="TableCell439" style:family="table-cell">
      <style:table-cell-properties fo:border="0.0069in solid #45B0E1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language="en" fo:country="US"/>
    </style:style>
    <style:style style:name="TableCell441" style:family="table-cell">
      <style:table-cell-properties fo:border="0.0069in solid #45B0E1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language="en" fo:country="US"/>
    </style:style>
    <style:style style:name="TableColumn444" style:family="table-column">
      <style:table-column-properties style:column-width="1.9131in"/>
    </style:style>
    <style:style style:name="TableColumn445" style:family="table-column">
      <style:table-column-properties style:column-width="1.8736in"/>
    </style:style>
    <style:style style:name="Table443" style:family="table">
      <style:table-properties style:width="3.7868in" fo:margin-left="0in" table:align="left"/>
    </style:style>
    <style:style style:name="TableRow446" style:family="table-row">
      <style:table-row-properties style:min-row-height="0.2083in"/>
    </style:style>
    <style:style style:name="TableCell447" style:family="table-cell">
      <style:table-cell-properties fo:border="0.0069in solid #45B0E1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49" style:family="table-cell">
      <style:table-cell-properties fo:border="0.0069in solid #45B0E1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language="en" fo:country="US"/>
    </style:style>
    <style:style style:name="TableRow451" style:family="table-row">
      <style:table-row-properties style:min-row-height="0.2083in"/>
    </style:style>
    <style:style style:name="TableCell452" style:family="table-cell">
      <style:table-cell-properties fo:border="0.0069in solid #45B0E1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54" style:family="table-cell">
      <style:table-cell-properties fo:border="0.0069in solid #45B0E1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language="en" fo:country="US"/>
    </style:style>
    <style:style style:name="TableRow456" style:family="table-row">
      <style:table-row-properties style:min-row-height="0.2083in"/>
    </style:style>
    <style:style style:name="TableCell457" style:family="table-cell">
      <style:table-cell-properties fo:border="0.0069in solid #45B0E1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59" style:family="table-cell">
      <style:table-cell-properties fo:border="0.0069in solid #45B0E1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language="en" fo:country="US"/>
    </style:style>
    <style:style style:name="TableRow461" style:family="table-row">
      <style:table-row-properties style:min-row-height="0.2083in"/>
    </style:style>
    <style:style style:name="TableCell462" style:family="table-cell">
      <style:table-cell-properties fo:border="0.0069in solid #45B0E1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64" style:family="table-cell">
      <style:table-cell-properties fo:border="0.0069in solid #45B0E1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fo:language="en" fo:country="US"/>
    </style:style>
    <style:style style:name="TableRow466" style:family="table-row">
      <style:table-row-properties style:min-row-height="0.2083in"/>
    </style:style>
    <style:style style:name="TableCell467" style:family="table-cell">
      <style:table-cell-properties fo:border="0.0069in solid #45B0E1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69" style:family="table-cell">
      <style:table-cell-properties fo:border="0.0069in solid #45B0E1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language="en" fo:country="US"/>
    </style:style>
    <style:style style:name="TableRow471" style:family="table-row">
      <style:table-row-properties style:min-row-height="0.2083in"/>
    </style:style>
    <style:style style:name="TableCell472" style:family="table-cell">
      <style:table-cell-properties fo:border="0.0069in solid #45B0E1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74" style:family="table-cell">
      <style:table-cell-properties fo:border="0.0069in solid #45B0E1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language="en" fo:country="US"/>
    </style:style>
    <style:style style:name="P476" style:parent-style-name="Normal" style:family="paragraph">
      <style:paragraph-properties fo:margin-bottom="0in" fo:line-height="100%"/>
      <style:text-properties fo:language="en" fo:country="US"/>
    </style:style>
    <style:style style:name="TableRow477" style:family="table-row">
      <style:table-row-properties style:min-row-height="0.2083in"/>
    </style:style>
    <style:style style:name="TableCell478" style:family="table-cell">
      <style:table-cell-properties fo:border="0.0069in solid #45B0E1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language="en" fo:country="US"/>
    </style:style>
    <style:style style:name="TableCell480" style:family="table-cell">
      <style:table-cell-properties fo:border="0.0069in solid #45B0E1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language="en" fo:country="US"/>
    </style:style>
    <style:style style:name="TableCell482" style:family="table-cell">
      <style:table-cell-properties fo:border="0.0069in solid #45B0E1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language="en" fo:country="US"/>
    </style:style>
    <style:style style:name="TableColumn485" style:family="table-column">
      <style:table-column-properties style:column-width="1.8805in"/>
    </style:style>
    <style:style style:name="TableColumn486" style:family="table-column">
      <style:table-column-properties style:column-width="1.9062in"/>
    </style:style>
    <style:style style:name="Table484" style:family="table">
      <style:table-properties style:width="3.7868in" fo:margin-left="0in" table:align="left"/>
    </style:style>
    <style:style style:name="TableRow487" style:family="table-row">
      <style:table-row-properties style:min-row-height="0.2083in"/>
    </style:style>
    <style:style style:name="TableCell488" style:family="table-cell">
      <style:table-cell-properties fo:border="0.0069in solid #45B0E1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90" style:family="table-cell">
      <style:table-cell-properties fo:border="0.0069in solid #45B0E1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language="en" fo:country="US"/>
    </style:style>
    <style:style style:name="TableRow492" style:family="table-row">
      <style:table-row-properties style:min-row-height="0.2083in"/>
    </style:style>
    <style:style style:name="TableCell493" style:family="table-cell">
      <style:table-cell-properties fo:border="0.0069in solid #45B0E1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95" style:family="table-cell">
      <style:table-cell-properties fo:border="0.0069in solid #45B0E1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language="en" fo:country="US"/>
    </style:style>
    <style:style style:name="TableRow497" style:family="table-row">
      <style:table-row-properties style:min-row-height="0.2083in"/>
    </style:style>
    <style:style style:name="TableCell498" style:family="table-cell">
      <style:table-cell-properties fo:border="0.0069in solid #45B0E1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00" style:family="table-cell">
      <style:table-cell-properties fo:border="0.0069in solid #45B0E1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language="en" fo:country="US"/>
    </style:style>
    <style:style style:name="TableRow502" style:family="table-row">
      <style:table-row-properties style:min-row-height="0.2083in"/>
    </style:style>
    <style:style style:name="TableCell503" style:family="table-cell">
      <style:table-cell-properties fo:border="0.0069in solid #45B0E1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05" style:family="table-cell">
      <style:table-cell-properties fo:border="0.0069in solid #45B0E1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language="en" fo:country="US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="0.0069in solid #45B0E1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10" style:family="table-cell">
      <style:table-cell-properties fo:border="0.0069in solid #45B0E1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language="en" fo:country="US"/>
    </style:style>
    <style:style style:name="TableRow512" style:family="table-row">
      <style:table-row-properties style:min-row-height="0.2083in"/>
    </style:style>
    <style:style style:name="TableCell513" style:family="table-cell">
      <style:table-cell-properties fo:border="0.0069in solid #45B0E1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15" style:family="table-cell">
      <style:table-cell-properties fo:border="0.0069in solid #45B0E1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language="en" fo:country="US"/>
    </style:style>
    <style:style style:name="TableRow517" style:family="table-row">
      <style:table-row-properties style:min-row-height="0.2083in"/>
    </style:style>
    <style:style style:name="TableCell518" style:family="table-cell">
      <style:table-cell-properties fo:border="0.0069in solid #45B0E1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20" style:family="table-cell">
      <style:table-cell-properties fo:border="0.0069in solid #45B0E1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language="en" fo:country="US"/>
    </style:style>
    <style:style style:name="P522" style:parent-style-name="Normal" style:family="paragraph">
      <style:paragraph-properties fo:margin-bottom="0in" fo:line-height="100%"/>
      <style:text-properties fo:language="en" fo:country="US"/>
    </style:style>
    <style:style style:name="TableRow523" style:family="table-row">
      <style:table-row-properties style:min-row-height="0.2083in"/>
    </style:style>
    <style:style style:name="TableCell524" style:family="table-cell">
      <style:table-cell-properties fo:border="0.0069in solid #45B0E1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language="en" fo:country="US"/>
    </style:style>
    <style:style style:name="TableCell526" style:family="table-cell">
      <style:table-cell-properties fo:border="0.0069in solid #45B0E1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language="en" fo:country="US"/>
    </style:style>
    <style:style style:name="TableCell528" style:family="table-cell">
      <style:table-cell-properties fo:border="0.0069in solid #45B0E1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language="en" fo:country="US"/>
    </style:style>
    <style:style style:name="TableColumn531" style:family="table-column">
      <style:table-column-properties style:column-width="1.8805in"/>
    </style:style>
    <style:style style:name="TableColumn532" style:family="table-column">
      <style:table-column-properties style:column-width="1.9062in"/>
    </style:style>
    <style:style style:name="Table530" style:family="table">
      <style:table-properties style:width="3.7868in" fo:margin-left="0in" table:align="left"/>
    </style:style>
    <style:style style:name="TableRow533" style:family="table-row">
      <style:table-row-properties style:min-row-height="0.2083in"/>
    </style:style>
    <style:style style:name="TableCell534" style:family="table-cell">
      <style:table-cell-properties fo:border="0.0069in solid #45B0E1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6" style:family="table-cell">
      <style:table-cell-properties fo:border="0.0069in solid #45B0E1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language="en" fo:country="US"/>
    </style:style>
    <style:style style:name="TableRow538" style:family="table-row">
      <style:table-row-properties style:min-row-height="0.2083in"/>
    </style:style>
    <style:style style:name="TableCell539" style:family="table-cell">
      <style:table-cell-properties fo:border="0.0069in solid #45B0E1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41" style:family="table-cell">
      <style:table-cell-properties fo:border="0.0069in solid #45B0E1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language="en" fo:country="US"/>
    </style:style>
    <style:style style:name="TableRow543" style:family="table-row">
      <style:table-row-properties style:min-row-height="0.2083in"/>
    </style:style>
    <style:style style:name="TableCell544" style:family="table-cell">
      <style:table-cell-properties fo:border="0.0069in solid #45B0E1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46" style:family="table-cell">
      <style:table-cell-properties fo:border="0.0069in solid #45B0E1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language="en" fo:country="US"/>
    </style:style>
    <style:style style:name="TableRow548" style:family="table-row">
      <style:table-row-properties style:min-row-height="0.2083in"/>
    </style:style>
    <style:style style:name="TableCell549" style:family="table-cell">
      <style:table-cell-properties fo:border="0.0069in solid #45B0E1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51" style:family="table-cell">
      <style:table-cell-properties fo:border="0.0069in solid #45B0E1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fo:language="en" fo:country="US"/>
    </style:style>
    <style:style style:name="TableRow553" style:family="table-row">
      <style:table-row-properties style:min-row-height="0.2083in"/>
    </style:style>
    <style:style style:name="TableCell554" style:family="table-cell">
      <style:table-cell-properties fo:border="0.0069in solid #45B0E1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56" style:family="table-cell">
      <style:table-cell-properties fo:border="0.0069in solid #45B0E1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language="en" fo:country="US"/>
    </style:style>
    <style:style style:name="TableRow558" style:family="table-row">
      <style:table-row-properties style:min-row-height="0.2083in"/>
    </style:style>
    <style:style style:name="TableCell559" style:family="table-cell">
      <style:table-cell-properties fo:border="0.0069in solid #45B0E1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61" style:family="table-cell">
      <style:table-cell-properties fo:border="0.0069in solid #45B0E1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language="en" fo:country="US"/>
    </style:style>
    <style:style style:name="TableRow563" style:family="table-row">
      <style:table-row-properties style:min-row-height="0.2083in"/>
    </style:style>
    <style:style style:name="TableCell564" style:family="table-cell">
      <style:table-cell-properties fo:border="0.0069in solid #45B0E1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66" style:family="table-cell">
      <style:table-cell-properties fo:border="0.0069in solid #45B0E1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language="en" fo:country="US"/>
    </style:style>
    <style:style style:name="P568" style:parent-style-name="Normal" style:family="paragraph">
      <style:paragraph-properties fo:margin-bottom="0in" fo:line-height="100%"/>
      <style:text-properties fo:language="en" fo:country="US"/>
    </style:style>
    <style:style style:name="TableRow569" style:family="table-row">
      <style:table-row-properties style:min-row-height="0.2083in"/>
    </style:style>
    <style:style style:name="TableCell570" style:family="table-cell">
      <style:table-cell-properties fo:border="0.0069in solid #45B0E1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language="en" fo:country="US"/>
    </style:style>
    <style:style style:name="TableCell572" style:family="table-cell">
      <style:table-cell-properties fo:border="0.0069in solid #45B0E1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574" style:parent-style-name="Standardstycketeckensnitt" style:family="text">
      <style:text-properties fo:language="en" fo:country="US"/>
    </style:style>
    <style:style style:name="TableCell575" style:family="table-cell">
      <style:table-cell-properties fo:border="0.0069in solid #45B0E1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language="en" fo:country="US"/>
    </style:style>
    <style:style style:name="TableColumn578" style:family="table-column">
      <style:table-column-properties style:column-width="1.8993in"/>
    </style:style>
    <style:style style:name="TableColumn579" style:family="table-column">
      <style:table-column-properties style:column-width="1.8875in"/>
    </style:style>
    <style:style style:name="Table577" style:family="table">
      <style:table-properties style:width="3.7868in" fo:margin-left="0in" table:align="left"/>
    </style:style>
    <style:style style:name="TableRow580" style:family="table-row">
      <style:table-row-properties style:min-row-height="0.2083in"/>
    </style:style>
    <style:style style:name="TableCell581" style:family="table-cell">
      <style:table-cell-properties fo:border="0.0069in solid #45B0E1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3" style:family="table-cell">
      <style:table-cell-properties fo:border="0.0069in solid #45B0E1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language="en" fo:country="US"/>
    </style:style>
    <style:style style:name="TableRow585" style:family="table-row">
      <style:table-row-properties style:min-row-height="0.2083in"/>
    </style:style>
    <style:style style:name="TableCell586" style:family="table-cell">
      <style:table-cell-properties fo:border="0.0069in solid #45B0E1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8" style:family="table-cell">
      <style:table-cell-properties fo:border="0.0069in solid #45B0E1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language="en" fo:country="US"/>
    </style:style>
    <style:style style:name="TableRow590" style:family="table-row">
      <style:table-row-properties style:min-row-height="0.2083in"/>
    </style:style>
    <style:style style:name="TableCell591" style:family="table-cell">
      <style:table-cell-properties fo:border="0.0069in solid #45B0E1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93" style:family="table-cell">
      <style:table-cell-properties fo:border="0.0069in solid #45B0E1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language="en" fo:country="US"/>
    </style:style>
    <style:style style:name="TableRow595" style:family="table-row">
      <style:table-row-properties style:min-row-height="0.2083in"/>
    </style:style>
    <style:style style:name="TableCell596" style:family="table-cell">
      <style:table-cell-properties fo:border="0.0069in solid #45B0E1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98" style:family="table-cell">
      <style:table-cell-properties fo:border="0.0069in solid #45B0E1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language="en" fo:country="US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="0.0069in solid #45B0E1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03" style:family="table-cell">
      <style:table-cell-properties fo:border="0.0069in solid #45B0E1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language="en" fo:country="US"/>
    </style:style>
    <style:style style:name="TableRow605" style:family="table-row">
      <style:table-row-properties style:min-row-height="0.2083in"/>
    </style:style>
    <style:style style:name="TableCell606" style:family="table-cell">
      <style:table-cell-properties fo:border="0.0069in solid #45B0E1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08" style:family="table-cell">
      <style:table-cell-properties fo:border="0.0069in solid #45B0E1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fo:language="en" fo:country="US"/>
    </style:style>
    <style:style style:name="TableRow610" style:family="table-row">
      <style:table-row-properties style:min-row-height="0.2083in"/>
    </style:style>
    <style:style style:name="TableCell611" style:family="table-cell">
      <style:table-cell-properties fo:border="0.0069in solid #45B0E1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13" style:family="table-cell">
      <style:table-cell-properties fo:border="0.0069in solid #45B0E1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Standardstycketeckensnitt" style:family="text">
      <style:text-properties fo:language="en" fo:country="US"/>
    </style:style>
    <style:style style:name="P616" style:parent-style-name="Normal" style:family="paragraph">
      <style:paragraph-properties fo:margin-bottom="0in" fo:line-height="100%"/>
      <style:text-properties fo:language="en" fo:country="US"/>
    </style:style>
    <style:style style:name="TableRow617" style:family="table-row">
      <style:table-row-properties style:min-row-height="0.2083in"/>
    </style:style>
    <style:style style:name="TableCell618" style:family="table-cell">
      <style:table-cell-properties fo:border="0.0069in solid #45B0E1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language="en" fo:country="US"/>
    </style:style>
    <style:style style:name="TableCell620" style:family="table-cell">
      <style:table-cell-properties fo:border="0.0069in solid #45B0E1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622" style:parent-style-name="Standardstycketeckensnitt" style:family="text">
      <style:text-properties fo:language="en" fo:country="US"/>
    </style:style>
    <style:style style:name="TableCell623" style:family="table-cell">
      <style:table-cell-properties fo:border="0.0069in solid #45B0E1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language="en" fo:country="US"/>
    </style:style>
    <style:style style:name="TableColumn626" style:family="table-column">
      <style:table-column-properties style:column-width="1.8944in"/>
    </style:style>
    <style:style style:name="TableColumn627" style:family="table-column">
      <style:table-column-properties style:column-width="1.8923in"/>
    </style:style>
    <style:style style:name="Table625" style:family="table">
      <style:table-properties style:width="3.7868in" fo:margin-left="0in" table:align="left"/>
    </style:style>
    <style:style style:name="TableRow628" style:family="table-row">
      <style:table-row-properties style:min-row-height="0.2083in"/>
    </style:style>
    <style:style style:name="TableCell629" style:family="table-cell">
      <style:table-cell-properties fo:border="0.0069in solid #45B0E1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31" style:family="table-cell">
      <style:table-cell-properties fo:border="0.0069in solid #45B0E1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language="en" fo:country="US"/>
    </style:style>
    <style:style style:name="TableRow633" style:family="table-row">
      <style:table-row-properties style:min-row-height="0.2083in"/>
    </style:style>
    <style:style style:name="TableCell634" style:family="table-cell">
      <style:table-cell-properties fo:border="0.0069in solid #45B0E1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36" style:family="table-cell">
      <style:table-cell-properties fo:border="0.0069in solid #45B0E1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language="en" fo:country="US"/>
    </style:style>
    <style:style style:name="TableRow638" style:family="table-row">
      <style:table-row-properties style:min-row-height="0.2083in"/>
    </style:style>
    <style:style style:name="TableCell639" style:family="table-cell">
      <style:table-cell-properties fo:border="0.0069in solid #45B0E1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41" style:family="table-cell">
      <style:table-cell-properties fo:border="0.0069in solid #45B0E1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language="en" fo:country="US"/>
    </style:style>
    <style:style style:name="TableRow643" style:family="table-row">
      <style:table-row-properties style:min-row-height="0.2083in"/>
    </style:style>
    <style:style style:name="TableCell644" style:family="table-cell">
      <style:table-cell-properties fo:border="0.0069in solid #45B0E1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46" style:family="table-cell">
      <style:table-cell-properties fo:border="0.0069in solid #45B0E1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fo:language="en" fo:country="US"/>
    </style:style>
    <style:style style:name="TableRow648" style:family="table-row">
      <style:table-row-properties style:min-row-height="0.2083in"/>
    </style:style>
    <style:style style:name="TableCell649" style:family="table-cell">
      <style:table-cell-properties fo:border="0.0069in solid #45B0E1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51" style:family="table-cell">
      <style:table-cell-properties fo:border="0.0069in solid #45B0E1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language="en" fo:country="US"/>
    </style:style>
    <style:style style:name="TableRow653" style:family="table-row">
      <style:table-row-properties style:min-row-height="0.2083in"/>
    </style:style>
    <style:style style:name="TableCell654" style:family="table-cell">
      <style:table-cell-properties fo:border="0.0069in solid #45B0E1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56" style:family="table-cell">
      <style:table-cell-properties fo:border="0.0069in solid #45B0E1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language="en" fo:country="US"/>
    </style:style>
    <style:style style:name="TableRow658" style:family="table-row">
      <style:table-row-properties style:min-row-height="0.2083in"/>
    </style:style>
    <style:style style:name="TableCell659" style:family="table-cell">
      <style:table-cell-properties fo:border="0.0069in solid #45B0E1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61" style:family="table-cell">
      <style:table-cell-properties fo:border="0.0069in solid #45B0E1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language="en" fo:country="US"/>
    </style:style>
    <style:style style:name="P663" style:parent-style-name="Normal" style:family="paragraph">
      <style:paragraph-properties fo:margin-bottom="0in" fo:line-height="100%"/>
      <style:text-properties fo:language="en" fo:country="US"/>
    </style:style>
    <style:style style:name="TableRow664" style:family="table-row">
      <style:table-row-properties style:min-row-height="0.2083in"/>
    </style:style>
    <style:style style:name="TableCell665" style:family="table-cell">
      <style:table-cell-properties fo:border="0.0069in solid #45B0E1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language="en" fo:country="US"/>
    </style:style>
    <style:style style:name="TableCell667" style:family="table-cell">
      <style:table-cell-properties fo:border="0.0069in solid #45B0E1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fo:language="en" fo:country="US"/>
    </style:style>
    <style:style style:name="TableCell669" style:family="table-cell">
      <style:table-cell-properties fo:border="0.0069in solid #45B0E1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language="en" fo:country="US"/>
    </style:style>
    <style:style style:name="TableRow671" style:family="table-row">
      <style:table-row-properties style:min-row-height="0.2083in"/>
    </style:style>
    <style:style style:name="TableCell672" style:family="table-cell">
      <style:table-cell-properties fo:border="0.0069in solid #45B0E1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language="en" fo:country="US"/>
    </style:style>
    <style:style style:name="TableCell674" style:family="table-cell">
      <style:table-cell-properties fo:border="0.0069in solid #45B0E1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language="en" fo:country="US"/>
    </style:style>
    <style:style style:name="TableCell676" style:family="table-cell">
      <style:table-cell-properties fo:border="0.0069in solid #45B0E1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language="en" fo:country="US"/>
    </style:style>
    <style:style style:name="P678" style:parent-style-name="Normal" style:family="paragraph">
      <style:paragraph-properties fo:margin-bottom="0in" fo:line-height="100%"/>
      <style:text-properties fo:language="en" fo:country="US"/>
    </style:style>
    <style:style style:name="P679" style:parent-style-name="Normal" style:family="paragraph">
      <style:paragraph-properties fo:margin-bottom="0in" fo:line-height="100%"/>
      <style:text-properties fo:language="en" fo:country="US"/>
    </style:style>
    <style:style style:name="TableRow680" style:family="table-row">
      <style:table-row-properties style:min-row-height="0.2083in"/>
    </style:style>
    <style:style style:name="TableCell681" style:family="table-cell">
      <style:table-cell-properties fo:border="0.0069in solid #45B0E1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language="en" fo:country="US"/>
    </style:style>
    <style:style style:name="TableCell683" style:family="table-cell">
      <style:table-cell-properties fo:border="0.0069in solid #45B0E1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685" style:parent-style-name="Standardstycketeckensnitt" style:family="text">
      <style:text-properties fo:language="en" fo:country="US"/>
    </style:style>
    <style:style style:name="TableCell686" style:family="table-cell">
      <style:table-cell-properties fo:border="0.0069in solid #45B0E1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language="en" fo:country="US"/>
    </style:style>
    <style:style style:name="TableRow688" style:family="table-row">
      <style:table-row-properties style:min-row-height="0.2083in"/>
    </style:style>
    <style:style style:name="TableCell689" style:family="table-cell">
      <style:table-cell-properties fo:border="0.0069in solid #45B0E1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language="en" fo:country="US"/>
    </style:style>
    <style:style style:name="TableCell691" style:family="table-cell">
      <style:table-cell-properties fo:border="0.0069in solid #45B0E1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language="en" fo:country="US"/>
    </style:style>
    <style:style style:name="TableCell693" style:family="table-cell">
      <style:table-cell-properties fo:border="0.0069in solid #45B0E1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language="en" fo:country="US"/>
    </style:style>
    <style:style style:name="TableRow695" style:family="table-row">
      <style:table-row-properties style:min-row-height="0.2083in"/>
    </style:style>
    <style:style style:name="TableCell696" style:family="table-cell">
      <style:table-cell-properties fo:border="0.0069in solid #45B0E1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language="en" fo:country="US"/>
    </style:style>
    <style:style style:name="TableCell698" style:family="table-cell">
      <style:table-cell-properties fo:border="0.0069in solid #45B0E1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700" style:parent-style-name="Standardstycketeckensnitt" style:family="text">
      <style:text-properties fo:language="en" fo:country="US"/>
    </style:style>
    <style:style style:name="TableCell701" style:family="table-cell">
      <style:table-cell-properties fo:border="0.0069in solid #45B0E1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fo:language="en" fo:country="US"/>
    </style:style>
    <style:style style:name="TableColumn704" style:family="table-column">
      <style:table-column-properties style:column-width="1.8951in"/>
    </style:style>
    <style:style style:name="TableColumn705" style:family="table-column">
      <style:table-column-properties style:column-width="1.8916in"/>
    </style:style>
    <style:style style:name="Table703" style:family="table">
      <style:table-properties style:width="3.7868in" fo:margin-left="0in" table:align="left"/>
    </style:style>
    <style:style style:name="TableRow706" style:family="table-row">
      <style:table-row-properties style:min-row-height="0.2083in"/>
    </style:style>
    <style:style style:name="TableCell707" style:family="table-cell">
      <style:table-cell-properties fo:border="0.0069in solid #45B0E1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09" style:family="table-cell">
      <style:table-cell-properties fo:border="0.0069in solid #45B0E1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language="en" fo:country="US"/>
    </style:style>
    <style:style style:name="TableRow711" style:family="table-row">
      <style:table-row-properties style:min-row-height="0.2083in"/>
    </style:style>
    <style:style style:name="TableCell712" style:family="table-cell">
      <style:table-cell-properties fo:border="0.0069in solid #45B0E1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14" style:family="table-cell">
      <style:table-cell-properties fo:border="0.0069in solid #45B0E1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language="en" fo:country="US"/>
    </style:style>
    <style:style style:name="TableRow716" style:family="table-row">
      <style:table-row-properties style:min-row-height="0.2083in"/>
    </style:style>
    <style:style style:name="TableCell717" style:family="table-cell">
      <style:table-cell-properties fo:border="0.0069in solid #45B0E1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19" style:family="table-cell">
      <style:table-cell-properties fo:border="0.0069in solid #45B0E1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fo:language="en" fo:country="US"/>
    </style:style>
    <style:style style:name="P721" style:parent-style-name="Normal" style:family="paragraph">
      <style:paragraph-properties fo:margin-bottom="0in" fo:line-height="100%"/>
      <style:text-properties fo:language="en" fo:country="US"/>
    </style:style>
    <style:style style:name="TableRow722" style:family="table-row">
      <style:table-row-properties style:min-row-height="0.2083in"/>
    </style:style>
    <style:style style:name="TableCell723" style:family="table-cell">
      <style:table-cell-properties fo:border="0.0069in solid #45B0E1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language="en" fo:country="US"/>
    </style:style>
    <style:style style:name="TableCell725" style:family="table-cell">
      <style:table-cell-properties fo:border="0.0069in solid #45B0E1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language="en" fo:country="US"/>
    </style:style>
    <style:style style:name="TableCell727" style:family="table-cell">
      <style:table-cell-properties fo:border="0.0069in solid #45B0E1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language="en" fo:country="US"/>
    </style:style>
    <style:style style:name="TableColumn730" style:family="table-column">
      <style:table-column-properties style:column-width="2.0979in"/>
    </style:style>
    <style:style style:name="TableColumn731" style:family="table-column">
      <style:table-column-properties style:column-width="1.6888in"/>
    </style:style>
    <style:style style:name="Table729" style:family="table">
      <style:table-properties style:width="3.7868in" fo:margin-left="0in" table:align="left"/>
    </style:style>
    <style:style style:name="TableRow732" style:family="table-row">
      <style:table-row-properties style:min-row-height="0.2083in"/>
    </style:style>
    <style:style style:name="TableCell733" style:family="table-cell">
      <style:table-cell-properties fo:border="0.0069in solid #45B0E1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35" style:family="table-cell">
      <style:table-cell-properties fo:border="0.0069in solid #45B0E1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language="en" fo:country="US"/>
    </style:style>
    <style:style style:name="TableRow737" style:family="table-row">
      <style:table-row-properties style:min-row-height="0.2083in"/>
    </style:style>
    <style:style style:name="TableCell738" style:family="table-cell">
      <style:table-cell-properties fo:border="0.0069in solid #45B0E1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0" style:family="table-cell">
      <style:table-cell-properties fo:border="0.0069in solid #45B0E1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fo:language="en" fo:country="US"/>
    </style:style>
    <style:style style:name="TableRow742" style:family="table-row">
      <style:table-row-properties style:min-row-height="0.2083in"/>
    </style:style>
    <style:style style:name="TableCell743" style:family="table-cell">
      <style:table-cell-properties fo:border="0.0069in solid #45B0E1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5" style:family="table-cell">
      <style:table-cell-properties fo:border="0.0069in solid #45B0E1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fo:language="en" fo:country="US"/>
    </style:style>
    <style:style style:name="TableRow747" style:family="table-row">
      <style:table-row-properties style:min-row-height="0.2083in"/>
    </style:style>
    <style:style style:name="TableCell748" style:family="table-cell">
      <style:table-cell-properties fo:border="0.0069in solid #45B0E1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50" style:family="table-cell">
      <style:table-cell-properties fo:border="0.0069in solid #45B0E1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language="en" fo:country="US"/>
    </style:style>
    <style:style style:name="TableRow752" style:family="table-row">
      <style:table-row-properties style:min-row-height="0.2083in"/>
    </style:style>
    <style:style style:name="TableCell753" style:family="table-cell">
      <style:table-cell-properties fo:border="0.0069in solid #45B0E1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55" style:family="table-cell">
      <style:table-cell-properties fo:border="0.0069in solid #45B0E1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fo:language="en" fo:country="US"/>
    </style:style>
    <style:style style:name="TableRow757" style:family="table-row">
      <style:table-row-properties style:min-row-height="0.2083in"/>
    </style:style>
    <style:style style:name="TableCell758" style:family="table-cell">
      <style:table-cell-properties fo:border="0.0069in solid #45B0E1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60" style:family="table-cell">
      <style:table-cell-properties fo:border="0.0069in solid #45B0E1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language="en" fo:country="US"/>
    </style:style>
    <style:style style:name="TableRow762" style:family="table-row">
      <style:table-row-properties style:min-row-height="0.2083in"/>
    </style:style>
    <style:style style:name="TableCell763" style:family="table-cell">
      <style:table-cell-properties fo:border="0.0069in solid #45B0E1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65" style:family="table-cell">
      <style:table-cell-properties fo:border="0.0069in solid #45B0E1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  <style:text-properties fo:language="en" fo:country="US"/>
    </style:style>
    <style:style style:name="TableRow767" style:family="table-row">
      <style:table-row-properties style:min-row-height="0.2083in"/>
    </style:style>
    <style:style style:name="TableCell768" style:family="table-cell">
      <style:table-cell-properties fo:border="0.0069in solid #45B0E1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70" style:family="table-cell">
      <style:table-cell-properties fo:border="0.0069in solid #45B0E1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fo:language="en" fo:country="US"/>
    </style:style>
    <style:style style:name="P772" style:parent-style-name="Normal" style:family="paragraph">
      <style:paragraph-properties fo:margin-bottom="0in" fo:line-height="100%"/>
      <style:text-properties fo:language="en" fo:country="US"/>
    </style:style>
    <style:style style:name="TableRow773" style:family="table-row">
      <style:table-row-properties style:min-row-height="0.2083in"/>
    </style:style>
    <style:style style:name="TableCell774" style:family="table-cell">
      <style:table-cell-properties fo:border="0.0069in solid #45B0E1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fo:language="en" fo:country="US"/>
    </style:style>
    <style:style style:name="TableCell776" style:family="table-cell">
      <style:table-cell-properties fo:border="0.0069in solid #45B0E1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fo:language="en" fo:country="US"/>
    </style:style>
    <style:style style:name="TableCell778" style:family="table-cell">
      <style:table-cell-properties fo:border="0.0069in solid #45B0E1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fo:language="en" fo:country="US"/>
    </style:style>
    <style:style style:name="TableColumn781" style:family="table-column">
      <style:table-column-properties style:column-width="1.9118in"/>
    </style:style>
    <style:style style:name="TableColumn782" style:family="table-column">
      <style:table-column-properties style:column-width="1.875in"/>
    </style:style>
    <style:style style:name="Table780" style:family="table">
      <style:table-properties style:width="3.7868in" fo:margin-left="0in" table:align="left"/>
    </style:style>
    <style:style style:name="TableRow783" style:family="table-row">
      <style:table-row-properties style:min-row-height="0.2083in"/>
    </style:style>
    <style:style style:name="TableCell784" style:family="table-cell">
      <style:table-cell-properties fo:border="0.0069in solid #45B0E1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86" style:family="table-cell">
      <style:table-cell-properties fo:border="0.0069in solid #45B0E1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fo:language="en" fo:country="US"/>
    </style:style>
    <style:style style:name="TableRow788" style:family="table-row">
      <style:table-row-properties style:min-row-height="0.2083in"/>
    </style:style>
    <style:style style:name="TableCell789" style:family="table-cell">
      <style:table-cell-properties fo:border="0.0069in solid #45B0E1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91" style:family="table-cell">
      <style:table-cell-properties fo:border="0.0069in solid #45B0E1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fo:language="en" fo:country="US"/>
    </style:style>
    <style:style style:name="TableRow793" style:family="table-row">
      <style:table-row-properties style:min-row-height="0.2083in"/>
    </style:style>
    <style:style style:name="TableCell794" style:family="table-cell">
      <style:table-cell-properties fo:border="0.0069in solid #45B0E1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96" style:family="table-cell">
      <style:table-cell-properties fo:border="0.0069in solid #45B0E1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fo:language="en" fo:country="US"/>
    </style:style>
    <style:style style:name="TableRow798" style:family="table-row">
      <style:table-row-properties style:min-row-height="0.2083in"/>
    </style:style>
    <style:style style:name="TableCell799" style:family="table-cell">
      <style:table-cell-properties fo:border="0.0069in solid #45B0E1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01" style:family="table-cell">
      <style:table-cell-properties fo:border="0.0069in solid #45B0E1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language="en" fo:country="US"/>
    </style:style>
    <style:style style:name="TableRow803" style:family="table-row">
      <style:table-row-properties style:min-row-height="0.2083in"/>
    </style:style>
    <style:style style:name="TableCell804" style:family="table-cell">
      <style:table-cell-properties fo:border="0.0069in solid #45B0E1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06" style:family="table-cell">
      <style:table-cell-properties fo:border="0.0069in solid #45B0E1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fo:language="en" fo:country="US"/>
    </style:style>
    <style:style style:name="TableRow808" style:family="table-row">
      <style:table-row-properties style:min-row-height="0.2083in"/>
    </style:style>
    <style:style style:name="TableCell809" style:family="table-cell">
      <style:table-cell-properties fo:border="0.0069in solid #45B0E1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11" style:family="table-cell">
      <style:table-cell-properties fo:border="0.0069in solid #45B0E1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language="en" fo:country="US"/>
    </style:style>
    <style:style style:name="TableRow813" style:family="table-row">
      <style:table-row-properties style:min-row-height="0.2083in"/>
    </style:style>
    <style:style style:name="TableCell814" style:family="table-cell">
      <style:table-cell-properties fo:border="0.0069in solid #45B0E1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16" style:family="table-cell">
      <style:table-cell-properties fo:border="0.0069in solid #45B0E1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  <style:text-properties fo:language="en" fo:country="US"/>
    </style:style>
    <style:style style:name="TableRow818" style:family="table-row">
      <style:table-row-properties style:min-row-height="0.2083in"/>
    </style:style>
    <style:style style:name="TableCell819" style:family="table-cell">
      <style:table-cell-properties fo:border="0.0069in solid #45B0E1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21" style:family="table-cell">
      <style:table-cell-properties fo:border="0.0069in solid #45B0E1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fo:language="en" fo:country="US"/>
    </style:style>
    <style:style style:name="P823" style:parent-style-name="Normal" style:family="paragraph">
      <style:paragraph-properties fo:margin-bottom="0in" fo:line-height="100%"/>
      <style:text-properties fo:language="en" fo:country="US"/>
    </style:style>
    <style:style style:name="TableRow824" style:family="table-row">
      <style:table-row-properties style:min-row-height="0.2083in"/>
    </style:style>
    <style:style style:name="TableCell825" style:family="table-cell">
      <style:table-cell-properties fo:border="0.0069in solid #45B0E1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language="en" fo:country="US"/>
    </style:style>
    <style:style style:name="TableCell827" style:family="table-cell">
      <style:table-cell-properties fo:border="0.0069in solid #45B0E1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language="en" fo:country="US"/>
    </style:style>
    <style:style style:name="TableCell829" style:family="table-cell">
      <style:table-cell-properties fo:border="0.0069in solid #45B0E1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fo:language="en" fo:country="US"/>
    </style:style>
    <style:style style:name="TableRow831" style:family="table-row">
      <style:table-row-properties style:min-row-height="0.2083in"/>
    </style:style>
    <style:style style:name="TableCell832" style:family="table-cell">
      <style:table-cell-properties fo:border="0.0069in solid #45B0E1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fo:language="en" fo:country="US"/>
    </style:style>
    <style:style style:name="P834" style:parent-style-name="Normal" style:family="paragraph">
      <style:paragraph-properties fo:margin-bottom="0in" fo:line-height="100%"/>
      <style:text-properties fo:language="en" fo:country="US"/>
    </style:style>
    <style:style style:name="TableCell835" style:family="table-cell">
      <style:table-cell-properties fo:border="0.0069in solid #45B0E1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fo:language="en" fo:country="US"/>
    </style:style>
    <style:style style:name="TableCell837" style:family="table-cell">
      <style:table-cell-properties fo:border="0.0069in solid #45B0E1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fo:language="en" fo:country="US"/>
    </style:style>
    <style:style style:name="TableRow839" style:family="table-row">
      <style:table-row-properties style:min-row-height="0.2083in"/>
    </style:style>
    <style:style style:name="TableCell840" style:family="table-cell">
      <style:table-cell-properties fo:border="0.0069in solid #45B0E1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language="en" fo:country="US"/>
    </style:style>
    <style:style style:name="TableCell842" style:family="table-cell">
      <style:table-cell-properties fo:border="0.0069in solid #45B0E1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language="en" fo:country="US"/>
    </style:style>
    <style:style style:name="TableCell844" style:family="table-cell">
      <style:table-cell-properties fo:border="0.0069in solid #45B0E1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fo:language="en" fo:country="US"/>
    </style:style>
    <style:style style:name="TableRow846" style:family="table-row">
      <style:table-row-properties style:min-row-height="0.2083in"/>
    </style:style>
    <style:style style:name="TableCell847" style:family="table-cell">
      <style:table-cell-properties fo:border="0.0069in solid #45B0E1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language="en" fo:country="US"/>
    </style:style>
    <style:style style:name="TableCell849" style:family="table-cell">
      <style:table-cell-properties fo:border="0.0069in solid #45B0E1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fo:language="en" fo:country="US"/>
    </style:style>
    <style:style style:name="TableCell851" style:family="table-cell">
      <style:table-cell-properties fo:border="0.0069in solid #45B0E1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language="en" fo:country="US"/>
    </style:style>
    <style:style style:name="TableColumn854" style:family="table-column">
      <style:table-column-properties style:column-width="0.943in"/>
    </style:style>
    <style:style style:name="TableColumn855" style:family="table-column">
      <style:table-column-properties style:column-width="2.8437in"/>
    </style:style>
    <style:style style:name="Table853" style:family="table">
      <style:table-properties style:width="3.7868in" fo:margin-left="0in" table:align="left"/>
    </style:style>
    <style:style style:name="TableRow856" style:family="table-row">
      <style:table-row-properties style:min-row-height="0.2083in"/>
    </style:style>
    <style:style style:name="TableCell857" style:family="table-cell">
      <style:table-cell-properties fo:border="0.0069in solid #45B0E1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59" style:family="table-cell">
      <style:table-cell-properties fo:border="0.0069in solid #45B0E1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  <style:text-properties fo:language="en" fo:country="US"/>
    </style:style>
    <style:style style:name="TableRow861" style:family="table-row">
      <style:table-row-properties style:min-row-height="0.2083in"/>
    </style:style>
    <style:style style:name="TableCell862" style:family="table-cell">
      <style:table-cell-properties fo:border="0.0069in solid #45B0E1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64" style:family="table-cell">
      <style:table-cell-properties fo:border="0.0069in solid #45B0E1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fo:language="en" fo:country="US"/>
    </style:style>
    <style:style style:name="TableRow866" style:family="table-row">
      <style:table-row-properties style:min-row-height="0.2083in"/>
    </style:style>
    <style:style style:name="TableCell867" style:family="table-cell">
      <style:table-cell-properties fo:border="0.0069in solid #45B0E1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69" style:family="table-cell">
      <style:table-cell-properties fo:border="0.0069in solid #45B0E1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fo:language="en" fo:country="US"/>
    </style:style>
    <style:style style:name="P871" style:parent-style-name="Normal" style:family="paragraph">
      <style:paragraph-properties fo:margin-bottom="0in" fo:line-height="100%"/>
      <style:text-properties fo:language="en" fo:country="US"/>
    </style:style>
    <style:style style:name="TableRow872" style:family="table-row">
      <style:table-row-properties style:min-row-height="0.2083in"/>
    </style:style>
    <style:style style:name="TableCell873" style:family="table-cell">
      <style:table-cell-properties fo:border="0.0069in solid #45B0E1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875" style:parent-style-name="Standardstycketeckensnitt" style:family="text">
      <style:text-properties fo:font-weight="bold" style:font-weight-asian="bold" style:font-weight-complex="bold" fo:language="en" fo:country="US"/>
    </style:style>
    <style:style style:name="TableCell876" style:family="table-cell">
      <style:table-cell-properties fo:border="0.0069in solid #45B0E1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  <style:text-properties fo:language="en" fo:country="US"/>
    </style:style>
    <style:style style:name="TableColumn879" style:family="table-column">
      <style:table-column-properties style:column-width="1.2041in"/>
    </style:style>
    <style:style style:name="TableColumn880" style:family="table-column">
      <style:table-column-properties style:column-width="1.4826in"/>
    </style:style>
    <style:style style:name="Table878" style:family="table">
      <style:table-properties style:width="2.6868in" fo:margin-left="0in" table:align="left"/>
    </style:style>
    <style:style style:name="TableRow881" style:family="table-row">
      <style:table-row-properties style:min-row-height="0.2083in"/>
    </style:style>
    <style:style style:name="TableCell882" style:family="table-cell">
      <style:table-cell-properties fo:border="0.0069in solid #45B0E1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84" style:family="table-cell">
      <style:table-cell-properties fo:border="0.0069in solid #45B0E1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fo:language="en" fo:country="US"/>
    </style:style>
    <style:style style:name="TableRow886" style:family="table-row">
      <style:table-row-properties style:min-row-height="2.75in"/>
    </style:style>
    <style:style style:name="TableCell887" style:family="table-cell">
      <style:table-cell-properties fo:border="0.0069in solid #45B0E1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89" style:family="table-cell">
      <style:table-cell-properties fo:border="0.0069in solid #45B0E1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  <style:text-properties fo:language="en" fo:country="US"/>
    </style:style>
    <style:style style:name="P891" style:parent-style-name="Normal" style:family="paragraph">
      <style:paragraph-properties fo:margin-bottom="0in" fo:line-height="100%"/>
      <style:text-properties fo:language="en" fo:country="US"/>
    </style:style>
    <style:style style:name="P892" style:parent-style-name="Normal" style:family="paragraph">
      <style:paragraph-properties fo:margin-bottom="0in" fo:line-height="100%"/>
      <style:text-properties fo:language="en" fo:country="US"/>
    </style:style>
    <style:style style:name="P893" style:parent-style-name="Normal" style:family="paragraph">
      <style:paragraph-properties fo:margin-bottom="0in" fo:line-height="100%"/>
      <style:text-properties fo:language="en" fo:country="US"/>
    </style:style>
    <style:style style:name="P894" style:parent-style-name="Normal" style:family="paragraph">
      <style:paragraph-properties fo:margin-bottom="0in" fo:line-height="100%"/>
      <style:text-properties fo:language="en" fo:country="US"/>
    </style:style>
    <style:style style:name="TableRow895" style:family="table-row">
      <style:table-row-properties style:min-row-height="0.2083in"/>
    </style:style>
    <style:style style:name="TableCell896" style:family="table-cell">
      <style:table-cell-properties fo:border="0.0069in solid #45B0E1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98" style:family="table-cell">
      <style:table-cell-properties fo:border="0.0069in solid #45B0E1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fo:language="en" fo:country="US"/>
    </style:style>
    <style:style style:name="P900" style:parent-style-name="Normal" style:family="paragraph">
      <style:paragraph-properties fo:margin-bottom="0in" fo:line-height="100%"/>
      <style:text-properties fo:language="en" fo:country="US"/>
    </style:style>
    <style:style style:name="P901" style:parent-style-name="Normal" style:family="paragraph">
      <style:paragraph-properties fo:margin-bottom="0in" fo:line-height="100%"/>
      <style:text-properties fo:language="en" fo:country="US"/>
    </style:style>
    <style:style style:name="TableRow902" style:family="table-row">
      <style:table-row-properties style:min-row-height="0.2083in"/>
    </style:style>
    <style:style style:name="TableCell903" style:family="table-cell">
      <style:table-cell-properties fo:border="0.0069in solid #45B0E1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05" style:family="table-cell">
      <style:table-cell-properties fo:border="0.0069in solid #45B0E1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language="en" fo:country="US"/>
    </style:style>
    <style:style style:name="P907" style:parent-style-name="Normal" style:family="paragraph">
      <style:paragraph-properties fo:margin-bottom="0in" fo:line-height="100%"/>
      <style:text-properties fo:language="en" fo:country="US"/>
    </style:style>
    <style:style style:name="P908" style:parent-style-name="Normal" style:family="paragraph">
      <style:paragraph-properties fo:margin-bottom="0in" fo:line-height="100%"/>
      <style:text-properties fo:language="en" fo:country="US"/>
    </style:style>
    <style:style style:name="P909" style:parent-style-name="Normal" style:family="paragraph">
      <style:paragraph-properties fo:margin-bottom="0in" fo:line-height="100%"/>
      <style:text-properties fo:language="en" fo:country="US"/>
    </style:style>
    <style:style style:name="P910" style:parent-style-name="Normal" style:family="paragraph">
      <style:paragraph-properties fo:margin-bottom="0in" fo:line-height="100%"/>
      <style:text-properties fo:language="en" fo:country="US"/>
    </style:style>
    <style:style style:name="TableRow911" style:family="table-row">
      <style:table-row-properties style:min-row-height="0.2083in"/>
    </style:style>
    <style:style style:name="TableCell912" style:family="table-cell">
      <style:table-cell-properties fo:border="0.0069in solid #45B0E1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14" style:family="table-cell">
      <style:table-cell-properties fo:border="0.0069in solid #45B0E1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fo:language="en" fo:country="US"/>
    </style:style>
    <style:style style:name="P916" style:parent-style-name="Normal" style:family="paragraph">
      <style:paragraph-properties fo:margin-bottom="0in" fo:line-height="100%"/>
      <style:text-properties fo:language="en" fo:country="US"/>
    </style:style>
    <style:style style:name="TableRow917" style:family="table-row">
      <style:table-row-properties style:min-row-height="0.2083in"/>
    </style:style>
    <style:style style:name="TableCell918" style:family="table-cell">
      <style:table-cell-properties fo:border="0.0069in solid #45B0E1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20" style:family="table-cell">
      <style:table-cell-properties fo:border="0.0069in solid #45B0E1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  <style:text-properties fo:language="en" fo:country="US"/>
    </style:style>
    <style:style style:name="P922" style:parent-style-name="Normal" style:family="paragraph">
      <style:paragraph-properties fo:margin-bottom="0in" fo:line-height="100%"/>
      <style:text-properties fo:language="en" fo:country="US"/>
    </style:style>
    <style:style style:name="P923" style:parent-style-name="Normal" style:family="paragraph">
      <style:paragraph-properties fo:margin-bottom="0in" fo:line-height="100%"/>
      <style:text-properties fo:language="en" fo:country="US"/>
    </style:style>
    <style:style style:name="P924" style:parent-style-name="Normal" style:family="paragraph">
      <style:paragraph-properties fo:margin-bottom="0in" fo:line-height="100%"/>
      <style:text-properties fo:language="en" fo:country="US"/>
    </style:style>
    <style:style style:name="P925" style:parent-style-name="Normal" style:family="paragraph">
      <style:paragraph-properties fo:margin-bottom="0in" fo:line-height="100%"/>
      <style:text-properties fo:language="en" fo:country="US"/>
    </style:style>
    <style:style style:name="TableRow926" style:family="table-row">
      <style:table-row-properties style:min-row-height="0.2083in"/>
    </style:style>
    <style:style style:name="TableCell927" style:family="table-cell">
      <style:table-cell-properties fo:border="0.0069in solid #45B0E1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29" style:family="table-cell">
      <style:table-cell-properties fo:border="0.0069in solid #45B0E1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  <style:text-properties fo:language="en" fo:country="US"/>
    </style:style>
    <style:style style:name="TableColumn932" style:family="table-column">
      <style:table-column-properties style:column-width="1.3604in"/>
    </style:style>
    <style:style style:name="TableColumn933" style:family="table-column">
      <style:table-column-properties style:column-width="1.3263in"/>
    </style:style>
    <style:style style:name="Table931" style:family="table">
      <style:table-properties style:width="2.6868in" fo:margin-left="0in" table:align="left"/>
    </style:style>
    <style:style style:name="TableRow934" style:family="table-row">
      <style:table-row-properties style:min-row-height="0.2083in"/>
    </style:style>
    <style:style style:name="TableCell935" style:family="table-cell">
      <style:table-cell-properties fo:border="0.0069in solid #45B0E1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937" style:parent-style-name="Standardstycketeckensnitt" style:family="text">
      <style:text-properties fo:font-weight="bold" style:font-weight-asian="bold" style:font-weight-complex="bold" fo:language="en" fo:country="US"/>
    </style:style>
    <style:style style:name="TableCell938" style:family="table-cell">
      <style:table-cell-properties fo:border="0.0069in solid #45B0E1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940" style:parent-style-name="Standardstycketeckensnitt" style:family="text">
      <style:text-properties fo:language="en" fo:country="US"/>
    </style:style>
    <style:style style:name="TableRow941" style:family="table-row">
      <style:table-row-properties style:min-row-height="0.2083in"/>
    </style:style>
    <style:style style:name="TableCell942" style:family="table-cell">
      <style:table-cell-properties fo:border="0.0069in solid #45B0E1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4" style:family="table-cell">
      <style:table-cell-properties fo:border="0.0069in solid #45B0E1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fo:language="en" fo:country="US"/>
    </style:style>
    <style:style style:name="TableRow946" style:family="table-row">
      <style:table-row-properties style:min-row-height="0.2083in"/>
    </style:style>
    <style:style style:name="TableCell947" style:family="table-cell">
      <style:table-cell-properties fo:border="0.0069in solid #45B0E1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9" style:family="table-cell">
      <style:table-cell-properties fo:border="0.0069in solid #45B0E1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  <style:text-properties fo:language="en" fo:country="US"/>
    </style:style>
    <style:style style:name="TableRow951" style:family="table-row">
      <style:table-row-properties style:min-row-height="0.2083in"/>
    </style:style>
    <style:style style:name="TableCell952" style:family="table-cell">
      <style:table-cell-properties fo:border="0.0069in solid #45B0E1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54" style:family="table-cell">
      <style:table-cell-properties fo:border="0.0069in solid #45B0E1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fo:language="en" fo:country="US"/>
    </style:style>
    <style:style style:name="TableRow956" style:family="table-row">
      <style:table-row-properties style:min-row-height="0.2083in"/>
    </style:style>
    <style:style style:name="TableCell957" style:family="table-cell">
      <style:table-cell-properties fo:border="0.0069in solid #45B0E1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59" style:family="table-cell">
      <style:table-cell-properties fo:border="0.0069in solid #45B0E1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961" style:parent-style-name="Standardstycketeckensnitt" style:family="text">
      <style:text-properties fo:language="en" fo:country="US"/>
    </style:style>
    <style:style style:name="TableRow962" style:family="table-row">
      <style:table-row-properties style:min-row-height="0.2083in"/>
    </style:style>
    <style:style style:name="TableCell963" style:family="table-cell">
      <style:table-cell-properties fo:border="0.0069in solid #45B0E1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65" style:family="table-cell">
      <style:table-cell-properties fo:border="0.0069in solid #45B0E1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</style:style>
    <style:style style:name="T967" style:parent-style-name="Standardstycketeckensnitt" style:family="text">
      <style:text-properties fo:language="en" fo:country="US"/>
    </style:style>
    <style:style style:name="P968" style:parent-style-name="Normal" style:family="paragraph">
      <style:paragraph-properties fo:margin-bottom="0in" fo:line-height="100%"/>
      <style:text-properties fo:language="en" fo:country="US"/>
    </style:style>
    <style:style style:name="TableRow969" style:family="table-row">
      <style:table-row-properties style:min-row-height="0.2083in"/>
    </style:style>
    <style:style style:name="TableCell970" style:family="table-cell">
      <style:table-cell-properties fo:border="0.0069in solid #45B0E1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72" style:family="table-cell">
      <style:table-cell-properties fo:border="0.0069in solid #45B0E1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  <style:text-properties fo:language="en" fo:country="US"/>
    </style:style>
    <style:style style:name="TableRow974" style:family="table-row">
      <style:table-row-properties style:min-row-height="0.2083in"/>
    </style:style>
    <style:style style:name="TableCell975" style:family="table-cell">
      <style:table-cell-properties fo:border="0.0069in solid #45B0E1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977" style:parent-style-name="Standardstycketeckensnitt" style:family="text">
      <style:text-properties fo:font-weight="bold" style:font-weight-asian="bold" style:font-weight-complex="bold" fo:language="en" fo:country="US"/>
    </style:style>
    <style:style style:name="TableCell978" style:family="table-cell">
      <style:table-cell-properties fo:border="0.0069in solid #45B0E1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fo:language="en" fo:country="US"/>
    </style:style>
    <style:style style:name="TableRow980" style:family="table-row">
      <style:table-row-properties style:min-row-height="0.2083in"/>
    </style:style>
    <style:style style:name="TableCell981" style:family="table-cell">
      <style:table-cell-properties fo:border="0.0069in solid #45B0E1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83" style:family="table-cell">
      <style:table-cell-properties fo:border="0.0069in solid #45B0E1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fo:language="en" fo:country="US"/>
    </style:style>
    <style:style style:name="P985" style:parent-style-name="Normal" style:family="paragraph">
      <style:paragraph-properties fo:margin-bottom="0in" fo:line-height="100%"/>
      <style:text-properties fo:language="en" fo:country="US"/>
    </style:style>
    <style:style style:name="TableRow986" style:family="table-row">
      <style:table-row-properties style:min-row-height="0.2083in"/>
    </style:style>
    <style:style style:name="TableCell987" style:family="table-cell">
      <style:table-cell-properties fo:border="0.0069in solid #45B0E1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  <style:text-properties fo:language="en" fo:country="US"/>
    </style:style>
    <style:style style:name="TableCell989" style:family="table-cell">
      <style:table-cell-properties fo:border="0.0069in solid #45B0E1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fo:language="en" fo:country="US"/>
    </style:style>
    <style:style style:name="TableCell991" style:family="table-cell">
      <style:table-cell-properties fo:border="0.0069in solid #45B0E1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  <style:text-properties fo:language="en" fo:country="US"/>
    </style:style>
    <style:style style:name="TableRow993" style:family="table-row">
      <style:table-row-properties style:min-row-height="0.2083in"/>
    </style:style>
    <style:style style:name="TableCell994" style:family="table-cell">
      <style:table-cell-properties fo:border="0.0069in solid #45B0E1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fo:language="en" fo:country="US"/>
    </style:style>
    <style:style style:name="TableCell996" style:family="table-cell">
      <style:table-cell-properties fo:border="0.0069in solid #45B0E1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fo:language="en" fo:country="US"/>
    </style:style>
    <style:style style:name="TableCell998" style:family="table-cell">
      <style:table-cell-properties fo:border="0.0069in solid #45B0E1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fo:language="en" fo:country="US"/>
    </style:style>
    <style:style style:name="TableRow1000" style:family="table-row">
      <style:table-row-properties style:min-row-height="0.2083in"/>
    </style:style>
    <style:style style:name="TableCell1001" style:family="table-cell">
      <style:table-cell-properties fo:border="0.0069in solid #45B0E1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fo:language="en" fo:country="US"/>
    </style:style>
    <style:style style:name="TableCell1003" style:family="table-cell">
      <style:table-cell-properties fo:border="0.0069in solid #45B0E1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fo:language="en" fo:country="US"/>
    </style:style>
    <style:style style:name="TableCell1005" style:family="table-cell">
      <style:table-cell-properties fo:border="0.0069in solid #45B0E1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  <style:text-properties fo:language="en" fo:country="US"/>
    </style:style>
    <style:style style:name="TableRow1007" style:family="table-row">
      <style:table-row-properties style:min-row-height="0.2083in"/>
    </style:style>
    <style:style style:name="TableCell1008" style:family="table-cell">
      <style:table-cell-properties fo:border="0.0069in solid #45B0E1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10" style:family="table-cell">
      <style:table-cell-properties fo:border="0.0069in solid #45B0E1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language="en" fo:country="US"/>
    </style:style>
    <style:style style:name="TableCell1012" style:family="table-cell">
      <style:table-cell-properties fo:border="0.0069in solid #45B0E1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  <style:text-properties fo:language="en" fo:country="US"/>
    </style:style>
    <style:style style:name="TableRow1014" style:family="table-row">
      <style:table-row-properties style:min-row-height="0.2083in"/>
    </style:style>
    <style:style style:name="TableCell1015" style:family="table-cell">
      <style:table-cell-properties fo:border="0.0069in solid #45B0E1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  <style:text-properties fo:language="en" fo:country="US"/>
    </style:style>
    <style:style style:name="TableCell1017" style:family="table-cell">
      <style:table-cell-properties fo:border="0.0069in solid #45B0E1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fo:language="en" fo:country="US"/>
    </style:style>
    <style:style style:name="TableCell1019" style:family="table-cell">
      <style:table-cell-properties fo:border="0.0069in solid #45B0E1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fo:language="en" fo:country="US"/>
    </style:style>
    <style:style style:name="TableRow1021" style:family="table-row">
      <style:table-row-properties style:min-row-height="0.2083in"/>
    </style:style>
    <style:style style:name="TableCell1022" style:family="table-cell">
      <style:table-cell-properties fo:border="0.0069in solid #45B0E1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language="en" fo:country="US"/>
    </style:style>
    <style:style style:name="TableCell1024" style:family="table-cell">
      <style:table-cell-properties fo:border="0.0069in solid #45B0E1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fo:language="en" fo:country="US"/>
    </style:style>
    <style:style style:name="TableCell1026" style:family="table-cell">
      <style:table-cell-properties fo:border="0.0069in solid #45B0E1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  <style:text-properties fo:language="en" fo:country="US"/>
    </style:style>
    <style:style style:name="P1028" style:parent-style-name="Normal" style:family="paragraph">
      <style:text-properties fo:language="en" fo:country="US"/>
    </style:style>
    <style:style style:name="P1029" style:parent-style-name="Normal" style:family="paragraph">
      <style:text-properties fo:language="en" fo:country="US"/>
    </style:style>
    <style:style style:name="P1030" style:parent-style-name="Normal" style:family="paragraph">
      <style:paragraph-properties fo:break-before="page"/>
    </style:style>
    <style:style style:name="TableColumn1032" style:family="table-column">
      <style:table-column-properties style:column-width="2.1062in"/>
    </style:style>
    <style:style style:name="TableColumn1033" style:family="table-column">
      <style:table-column-properties style:column-width="2.0819in"/>
    </style:style>
    <style:style style:name="TableColumn1034" style:family="table-column">
      <style:table-column-properties style:column-width="2.0729in"/>
    </style:style>
    <style:style style:name="Table1031" style:family="table">
      <style:table-properties style:width="6.2611in" fo:margin-left="0in" table:align="left"/>
    </style:style>
    <style:style style:name="TableRow1035" style:family="table-row">
      <style:table-row-properties style:min-row-height="0.2083in"/>
    </style:style>
    <style:style style:name="TableCell1036" style:family="table-cell">
      <style:table-cell-properties fo:border="0.0069in solid #F1A983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1038" style:parent-style-name="Standardstycketeckensnitt" style:family="text">
      <style:text-properties fo:language="en" fo:country="US"/>
    </style:style>
    <style:style style:name="TableRow1039" style:family="table-row">
      <style:table-row-properties style:min-row-height="0.2083in"/>
    </style:style>
    <style:style style:name="TableCell1040" style:family="table-cell">
      <style:table-cell-properties fo:border="0.0069in solid #F1A983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043" style:family="table-column">
      <style:table-column-properties style:column-width="1.1201in"/>
    </style:style>
    <style:style style:name="TableColumn1044" style:family="table-column">
      <style:table-column-properties style:column-width="0.8291in"/>
    </style:style>
    <style:style style:name="Table1042" style:family="table">
      <style:table-properties style:width="1.9493in" fo:margin-left="0in" table:align="left"/>
    </style:style>
    <style:style style:name="TableRow1045" style:family="table-row">
      <style:table-row-properties style:min-row-height="0.2083in"/>
    </style:style>
    <style:style style:name="TableCell1046" style:family="table-cell">
      <style:table-cell-properties fo:border="0.0069in solid #F1A983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1048" style:parent-style-name="Standardstycketeckensnitt" style:family="text">
      <style:text-properties fo:language="en" fo:country="US"/>
    </style:style>
    <style:style style:name="T1049" style:parent-style-name="Standardstycketeckensnitt" style:family="text">
      <style:text-properties fo:language="en" fo:country="US"/>
    </style:style>
    <style:style style:name="T1050" style:parent-style-name="Standardstycketeckensnitt" style:family="text">
      <style:text-properties fo:language="en" fo:country="US"/>
    </style:style>
    <style:style style:name="TableRow1051" style:family="table-row">
      <style:table-row-properties style:min-row-height="0.2083in"/>
    </style:style>
    <style:style style:name="TableCell1052" style:family="table-cell">
      <style:table-cell-properties fo:border="0.0069in solid #F1A983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1054" style:parent-style-name="Standardstycketeckensnitt" style:family="text">
      <style:text-properties fo:language="en" fo:country="US"/>
    </style:style>
    <style:style style:name="TableCell1055" style:family="table-cell">
      <style:table-cell-properties fo:border="0.0069in solid #F1A983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fo:language="en" fo:country="US"/>
    </style:style>
    <style:style style:name="TableRow1057" style:family="table-row">
      <style:table-row-properties style:min-row-height="0.2083in"/>
    </style:style>
    <style:style style:name="TableCell1058" style:family="table-cell">
      <style:table-cell-properties fo:border="0.0069in solid #F1A983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1060" style:parent-style-name="Standardstycketeckensnitt" style:family="text">
      <style:text-properties fo:language="en" fo:country="US"/>
    </style:style>
    <style:style style:name="TableCell1061" style:family="table-cell">
      <style:table-cell-properties fo:border="0.0069in solid #F1A983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fo:language="en" fo:country="US"/>
    </style:style>
    <style:style style:name="TableRow1063" style:family="table-row">
      <style:table-row-properties style:min-row-height="0.2083in"/>
    </style:style>
    <style:style style:name="TableCell1064" style:family="table-cell">
      <style:table-cell-properties fo:border="0.0069in solid #F1A983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1066" style:parent-style-name="Standardstycketeckensnitt" style:family="text">
      <style:text-properties fo:language="en" fo:country="US"/>
    </style:style>
    <style:style style:name="TableCell1067" style:family="table-cell">
      <style:table-cell-properties fo:border="0.0069in solid #F1A983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  <style:text-properties fo:language="en" fo:country="US"/>
    </style:style>
    <style:style style:name="TableRow1069" style:family="table-row">
      <style:table-row-properties style:min-row-height="0.2083in"/>
    </style:style>
    <style:style style:name="TableCell1070" style:family="table-cell">
      <style:table-cell-properties fo:border="0.0069in solid #F1A983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1072" style:parent-style-name="Standardstycketeckensnitt" style:family="text">
      <style:text-properties fo:language="en" fo:country="US"/>
    </style:style>
    <style:style style:name="TableCell1073" style:family="table-cell">
      <style:table-cell-properties fo:border="0.0069in solid #F1A983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  <style:text-properties fo:language="en" fo:country="US"/>
    </style:style>
    <style:style style:name="TableRow1075" style:family="table-row">
      <style:table-row-properties style:min-row-height="0.2083in"/>
    </style:style>
    <style:style style:name="TableCell1076" style:family="table-cell">
      <style:table-cell-properties fo:border="0.0069in solid #F1A983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</style:style>
    <style:style style:name="T1078" style:parent-style-name="Standardstycketeckensnitt" style:family="text">
      <style:text-properties fo:language="en" fo:country="US"/>
    </style:style>
    <style:style style:name="TableCell1079" style:family="table-cell">
      <style:table-cell-properties fo:border="0.0069in solid #F1A983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  <style:text-properties fo:language="en" fo:country="US"/>
    </style:style>
    <style:style style:name="TableRow1081" style:family="table-row">
      <style:table-row-properties style:min-row-height="0.2083in"/>
    </style:style>
    <style:style style:name="TableCell1082" style:family="table-cell">
      <style:table-cell-properties fo:border="0.0069in solid #F1A983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</style:style>
    <style:style style:name="T1084" style:parent-style-name="Standardstycketeckensnitt" style:family="text">
      <style:text-properties fo:language="en" fo:country="US"/>
    </style:style>
    <style:style style:name="TableCell1085" style:family="table-cell">
      <style:table-cell-properties fo:border="0.0069in solid #F1A983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language="en" fo:country="US"/>
    </style:style>
    <style:style style:name="P10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0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89" style:family="table-cell">
      <style:table-cell-properties fo:border="0.0069in solid #F1A983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language="en" fo:country="US"/>
    </style:style>
    <style:style style:name="TableColumn1092" style:family="table-column">
      <style:table-column-properties style:column-width="0.9597in"/>
    </style:style>
    <style:style style:name="TableColumn1093" style:family="table-column">
      <style:table-column-properties style:column-width="0.9652in"/>
    </style:style>
    <style:style style:name="Table1091" style:family="table">
      <style:table-properties style:width="1.925in" fo:margin-left="0in" table:align="left"/>
    </style:style>
    <style:style style:name="TableRow1094" style:family="table-row">
      <style:table-row-properties style:min-row-height="0.2083in"/>
    </style:style>
    <style:style style:name="TableCell1095" style:family="table-cell">
      <style:table-cell-properties fo:border="0.0069in solid #F1A983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097" style:family="table-row">
      <style:table-row-properties style:min-row-height="0.2083in"/>
    </style:style>
    <style:style style:name="TableCell1098" style:family="table-cell">
      <style:table-cell-properties fo:border="0.0069in solid #F1A983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1100" style:parent-style-name="Standardstycketeckensnitt" style:family="text">
      <style:text-properties fo:language="en" fo:country="US"/>
    </style:style>
    <style:style style:name="TableCell1101" style:family="table-cell">
      <style:table-cell-properties fo:border="0.0069in solid #F1A983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fo:language="en" fo:country="US"/>
    </style:style>
    <style:style style:name="TableRow1103" style:family="table-row">
      <style:table-row-properties style:min-row-height="0.2083in"/>
    </style:style>
    <style:style style:name="TableCell1104" style:family="table-cell">
      <style:table-cell-properties fo:border="0.0069in solid #F1A983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</style:style>
    <style:style style:name="T1106" style:parent-style-name="Standardstycketeckensnitt" style:family="text">
      <style:text-properties fo:language="en" fo:country="US"/>
    </style:style>
    <style:style style:name="TableCell1107" style:family="table-cell">
      <style:table-cell-properties fo:border="0.0069in solid #F1A983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  <style:text-properties fo:language="en" fo:country="US"/>
    </style:style>
    <style:style style:name="TableRow1109" style:family="table-row">
      <style:table-row-properties style:min-row-height="0.2083in"/>
    </style:style>
    <style:style style:name="TableCell1110" style:family="table-cell">
      <style:table-cell-properties fo:border="0.0069in solid #F1A983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12" style:family="table-cell">
      <style:table-cell-properties fo:border="0.0069in solid #F1A983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  <style:text-properties fo:language="en" fo:country="US"/>
    </style:style>
    <style:style style:name="TableRow1114" style:family="table-row">
      <style:table-row-properties style:min-row-height="0.2083in"/>
    </style:style>
    <style:style style:name="TableCell1115" style:family="table-cell">
      <style:table-cell-properties fo:border="0.0069in solid #F1A983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17" style:family="table-cell">
      <style:table-cell-properties fo:border="0.0069in solid #F1A983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language="en" fo:country="US"/>
    </style:style>
    <style:style style:name="TableRow1119" style:family="table-row">
      <style:table-row-properties style:min-row-height="0.2083in"/>
    </style:style>
    <style:style style:name="TableCell1120" style:family="table-cell">
      <style:table-cell-properties fo:border="0.0069in solid #F1A983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</style:style>
    <style:style style:name="T1122" style:parent-style-name="Standardstycketeckensnitt" style:family="text">
      <style:text-properties fo:language="en" fo:country="US"/>
    </style:style>
    <style:style style:name="TableCell1123" style:family="table-cell">
      <style:table-cell-properties fo:border="0.0069in solid #F1A983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  <style:text-properties fo:language="en" fo:country="US"/>
    </style:style>
    <style:style style:name="TableRow1125" style:family="table-row">
      <style:table-row-properties style:min-row-height="0.2083in"/>
    </style:style>
    <style:style style:name="TableCell1126" style:family="table-cell">
      <style:table-cell-properties fo:border="0.0069in solid #F1A983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</style:style>
    <style:style style:name="T1128" style:parent-style-name="Standardstycketeckensnitt" style:family="text">
      <style:text-properties fo:language="en" fo:country="US"/>
    </style:style>
    <style:style style:name="TableCell1129" style:family="table-cell">
      <style:table-cell-properties fo:border="0.0069in solid #F1A983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fo:language="en" fo:country="US"/>
    </style:style>
    <style:style style:name="P1131" style:parent-style-name="Normal" style:family="paragraph">
      <style:paragraph-properties fo:margin-bottom="0in" fo:line-height="100%"/>
      <style:text-properties fo:language="en" fo:country="US"/>
    </style:style>
    <style:style style:name="TableCell1132" style:family="table-cell">
      <style:table-cell-properties fo:border="0.0069in solid #F1A983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fo:language="en" fo:country="US"/>
    </style:style>
    <style:style style:name="TableColumn1135" style:family="table-column">
      <style:table-column-properties style:column-width="0.9583in"/>
    </style:style>
    <style:style style:name="TableColumn1136" style:family="table-column">
      <style:table-column-properties style:column-width="0.9576in"/>
    </style:style>
    <style:style style:name="Table1134" style:family="table">
      <style:table-properties style:width="1.9159in" fo:margin-left="0in" table:align="left"/>
    </style:style>
    <style:style style:name="TableRow1137" style:family="table-row">
      <style:table-row-properties style:min-row-height="0.2083in"/>
    </style:style>
    <style:style style:name="TableCell1138" style:family="table-cell">
      <style:table-cell-properties fo:border="0.0069in solid #F1A983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40" style:family="table-cell">
      <style:table-cell-properties fo:border="0.0069in solid #F1A983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  <style:text-properties fo:language="en" fo:country="US"/>
    </style:style>
    <style:style style:name="TableRow1142" style:family="table-row">
      <style:table-row-properties style:min-row-height="0.2083in"/>
    </style:style>
    <style:style style:name="TableCell1143" style:family="table-cell">
      <style:table-cell-properties fo:border="0.0069in solid #F1A983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45" style:family="table-cell">
      <style:table-cell-properties fo:border="0.0069in solid #F1A983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fo:language="en" fo:country="US"/>
    </style:style>
    <style:style style:name="TableRow1147" style:family="table-row">
      <style:table-row-properties style:min-row-height="0.2083in"/>
    </style:style>
    <style:style style:name="TableCell1148" style:family="table-cell">
      <style:table-cell-properties fo:border="0.0069in solid #F1A983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50" style:family="table-cell">
      <style:table-cell-properties fo:border="0.0069in solid #F1A983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  <style:text-properties fo:language="en" fo:country="US"/>
    </style:style>
    <style:style style:name="TableRow1152" style:family="table-row">
      <style:table-row-properties style:min-row-height="0.2083in"/>
    </style:style>
    <style:style style:name="TableCell1153" style:family="table-cell">
      <style:table-cell-properties fo:border="0.0069in solid #F1A983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55" style:family="table-cell">
      <style:table-cell-properties fo:border="0.0069in solid #F1A983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  <style:text-properties fo:language="en" fo:country="US"/>
    </style:style>
    <style:style style:name="TableRow1157" style:family="table-row">
      <style:table-row-properties style:min-row-height="0.2083in"/>
    </style:style>
    <style:style style:name="TableCell1158" style:family="table-cell">
      <style:table-cell-properties fo:border="0.0069in solid #F1A983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60" style:family="table-cell">
      <style:table-cell-properties fo:border="0.0069in solid #F1A983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  <style:text-properties fo:language="en" fo:country="US"/>
    </style:style>
    <style:style style:name="TableRow1162" style:family="table-row">
      <style:table-row-properties style:min-row-height="0.2083in"/>
    </style:style>
    <style:style style:name="TableCell1163" style:family="table-cell">
      <style:table-cell-properties fo:border="0.0069in solid #F1A983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65" style:family="table-cell">
      <style:table-cell-properties fo:border="0.0069in solid #F1A983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  <style:text-properties fo:language="en" fo:country="US"/>
    </style:style>
    <style:style style:name="TableRow1167" style:family="table-row">
      <style:table-row-properties style:min-row-height="0.2083in"/>
    </style:style>
    <style:style style:name="TableCell1168" style:family="table-cell">
      <style:table-cell-properties fo:border="0.0069in solid #F1A983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70" style:family="table-cell">
      <style:table-cell-properties fo:border="0.0069in solid #F1A983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  <style:text-properties fo:language="en" fo:country="US"/>
    </style:style>
    <style:style style:name="P1172" style:parent-style-name="Normal" style:family="paragraph">
      <style:paragraph-properties fo:margin-bottom="0in" fo:line-height="100%"/>
      <style:text-properties fo:language="en" fo:country="US"/>
    </style:style>
    <style:style style:name="TableRow1173" style:family="table-row">
      <style:table-row-properties style:min-row-height="0.2083in"/>
    </style:style>
    <style:style style:name="TableCell1174" style:family="table-cell">
      <style:table-cell-properties fo:border="0.0069in solid #F1A983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177" style:family="table-column">
      <style:table-column-properties style:column-width="0.9687in"/>
    </style:style>
    <style:style style:name="TableColumn1178" style:family="table-column">
      <style:table-column-properties style:column-width="0.9687in"/>
    </style:style>
    <style:style style:name="Table1176" style:family="table">
      <style:table-properties style:width="1.9375in" fo:margin-left="0in" table:align="left"/>
    </style:style>
    <style:style style:name="TableRow1179" style:family="table-row">
      <style:table-row-properties style:min-row-height="0.2083in"/>
    </style:style>
    <style:style style:name="TableCell1180" style:family="table-cell">
      <style:table-cell-properties fo:border="0.0069in solid #F1A983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82" style:family="table-cell">
      <style:table-cell-properties fo:border="0.0069in solid #F1A983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  <style:text-properties fo:language="en" fo:country="US"/>
    </style:style>
    <style:style style:name="TableRow1184" style:family="table-row">
      <style:table-row-properties style:min-row-height="0.2083in"/>
    </style:style>
    <style:style style:name="TableCell1185" style:family="table-cell">
      <style:table-cell-properties fo:border="0.0069in solid #F1A983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87" style:family="table-cell">
      <style:table-cell-properties fo:border="0.0069in solid #F1A983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fo:language="en" fo:country="US"/>
    </style:style>
    <style:style style:name="TableRow1189" style:family="table-row">
      <style:table-row-properties style:min-row-height="0.2083in"/>
    </style:style>
    <style:style style:name="TableCell1190" style:family="table-cell">
      <style:table-cell-properties fo:border="0.0069in solid #F1A983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92" style:family="table-cell">
      <style:table-cell-properties fo:border="0.0069in solid #F1A983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  <style:text-properties fo:language="en" fo:country="US"/>
    </style:style>
    <style:style style:name="TableRow1194" style:family="table-row">
      <style:table-row-properties style:min-row-height="0.2083in"/>
    </style:style>
    <style:style style:name="TableCell1195" style:family="table-cell">
      <style:table-cell-properties fo:border="0.0069in solid #F1A983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97" style:family="table-cell">
      <style:table-cell-properties fo:border="0.0069in solid #F1A983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fo:language="en" fo:country="US"/>
    </style:style>
    <style:style style:name="TableRow1199" style:family="table-row">
      <style:table-row-properties style:min-row-height="0.2083in"/>
    </style:style>
    <style:style style:name="TableCell1200" style:family="table-cell">
      <style:table-cell-properties fo:border="0.0069in solid #F1A983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02" style:family="table-cell">
      <style:table-cell-properties fo:border="0.0069in solid #F1A983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  <style:text-properties fo:language="en" fo:country="US"/>
    </style:style>
    <style:style style:name="TableRow1204" style:family="table-row">
      <style:table-row-properties style:min-row-height="0.2083in"/>
    </style:style>
    <style:style style:name="TableCell1205" style:family="table-cell">
      <style:table-cell-properties fo:border="0.0069in solid #F1A983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07" style:family="table-cell">
      <style:table-cell-properties fo:border="0.0069in solid #F1A983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  <style:text-properties fo:language="en" fo:country="US"/>
    </style:style>
    <style:style style:name="TableRow1209" style:family="table-row">
      <style:table-row-properties style:min-row-height="0.2083in"/>
    </style:style>
    <style:style style:name="TableCell1210" style:family="table-cell">
      <style:table-cell-properties fo:border="0.0069in solid #F1A983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12" style:family="table-cell">
      <style:table-cell-properties fo:border="0.0069in solid #F1A983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  <style:text-properties fo:language="en" fo:country="US"/>
    </style:style>
    <style:style style:name="P121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15" style:family="table-cell">
      <style:table-cell-properties fo:border="0.0069in solid #F1A983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fo:language="en" fo:country="US"/>
    </style:style>
    <style:style style:name="TableColumn1218" style:family="table-column">
      <style:table-column-properties style:column-width="0.9625in"/>
    </style:style>
    <style:style style:name="TableColumn1219" style:family="table-column">
      <style:table-column-properties style:column-width="0.9625in"/>
    </style:style>
    <style:style style:name="Table1217" style:family="table">
      <style:table-properties style:width="1.925in" fo:margin-left="0in" table:align="left"/>
    </style:style>
    <style:style style:name="TableRow1220" style:family="table-row">
      <style:table-row-properties style:min-row-height="0.2083in"/>
    </style:style>
    <style:style style:name="TableCell1221" style:family="table-cell">
      <style:table-cell-properties fo:border="0.0069in solid #F1A983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23" style:family="table-cell">
      <style:table-cell-properties fo:border="0.0069in solid #F1A983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  <style:text-properties fo:language="en" fo:country="US"/>
    </style:style>
    <style:style style:name="TableRow1225" style:family="table-row">
      <style:table-row-properties style:min-row-height="0.2083in"/>
    </style:style>
    <style:style style:name="TableCell1226" style:family="table-cell">
      <style:table-cell-properties fo:border="0.0069in solid #F1A983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28" style:family="table-cell">
      <style:table-cell-properties fo:border="0.0069in solid #F1A983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  <style:text-properties fo:language="en" fo:country="US"/>
    </style:style>
    <style:style style:name="TableRow1230" style:family="table-row">
      <style:table-row-properties style:min-row-height="0.2083in"/>
    </style:style>
    <style:style style:name="TableCell1231" style:family="table-cell">
      <style:table-cell-properties fo:border="0.0069in solid #F1A983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33" style:family="table-cell">
      <style:table-cell-properties fo:border="0.0069in solid #F1A983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  <style:text-properties fo:language="en" fo:country="US"/>
    </style:style>
    <style:style style:name="TableRow1235" style:family="table-row">
      <style:table-row-properties style:min-row-height="0.2083in"/>
    </style:style>
    <style:style style:name="TableCell1236" style:family="table-cell">
      <style:table-cell-properties fo:border="0.0069in solid #F1A983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38" style:family="table-cell">
      <style:table-cell-properties fo:border="0.0069in solid #F1A983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 fo:line-height="100%"/>
      <style:text-properties fo:language="en" fo:country="US"/>
    </style:style>
    <style:style style:name="TableRow1240" style:family="table-row">
      <style:table-row-properties style:min-row-height="0.2083in"/>
    </style:style>
    <style:style style:name="TableCell1241" style:family="table-cell">
      <style:table-cell-properties fo:border="0.0069in solid #F1A983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43" style:family="table-cell">
      <style:table-cell-properties fo:border="0.0069in solid #F1A983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  <style:text-properties fo:language="en" fo:country="US"/>
    </style:style>
    <style:style style:name="TableRow1245" style:family="table-row">
      <style:table-row-properties style:min-row-height="0.2083in"/>
    </style:style>
    <style:style style:name="TableCell1246" style:family="table-cell">
      <style:table-cell-properties fo:border="0.0069in solid #F1A983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48" style:family="table-cell">
      <style:table-cell-properties fo:border="0.0069in solid #F1A983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  <style:text-properties fo:language="en" fo:country="US"/>
    </style:style>
    <style:style style:name="TableRow1250" style:family="table-row">
      <style:table-row-properties style:min-row-height="0.2083in"/>
    </style:style>
    <style:style style:name="TableCell1251" style:family="table-cell">
      <style:table-cell-properties fo:border="0.0069in solid #F1A983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53" style:family="table-cell">
      <style:table-cell-properties fo:border="0.0069in solid #F1A983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  <style:text-properties fo:language="en" fo:country="US"/>
    </style:style>
    <style:style style:name="P1255" style:parent-style-name="Normal" style:family="paragraph">
      <style:paragraph-properties fo:margin-bottom="0in" fo:line-height="100%"/>
      <style:text-properties fo:language="en" fo:country="US"/>
    </style:style>
    <style:style style:name="TableCell1256" style:family="table-cell">
      <style:table-cell-properties fo:border="0.0069in solid #F1A983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 fo:line-height="100%"/>
      <style:text-properties fo:language="en" fo:country="US"/>
    </style:style>
    <style:style style:name="TableColumn1259" style:family="table-column">
      <style:table-column-properties style:column-width="0.9583in"/>
    </style:style>
    <style:style style:name="TableColumn1260" style:family="table-column">
      <style:table-column-properties style:column-width="0.9576in"/>
    </style:style>
    <style:style style:name="Table1258" style:family="table">
      <style:table-properties style:width="1.9159in" fo:margin-left="0in" table:align="left"/>
    </style:style>
    <style:style style:name="TableRow1261" style:family="table-row">
      <style:table-row-properties style:min-row-height="0.2083in"/>
    </style:style>
    <style:style style:name="TableCell1262" style:family="table-cell">
      <style:table-cell-properties fo:border="0.0069in solid #F1A983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64" style:family="table-cell">
      <style:table-cell-properties fo:border="0.0069in solid #F1A983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  <style:text-properties fo:language="en" fo:country="US"/>
    </style:style>
    <style:style style:name="TableRow1266" style:family="table-row">
      <style:table-row-properties style:min-row-height="0.2083in"/>
    </style:style>
    <style:style style:name="TableCell1267" style:family="table-cell">
      <style:table-cell-properties fo:border="0.0069in solid #F1A983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69" style:family="table-cell">
      <style:table-cell-properties fo:border="0.0069in solid #F1A983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bottom="0in" fo:line-height="100%"/>
      <style:text-properties fo:language="en" fo:country="US"/>
    </style:style>
    <style:style style:name="TableRow1271" style:family="table-row">
      <style:table-row-properties style:min-row-height="0.2083in"/>
    </style:style>
    <style:style style:name="TableCell1272" style:family="table-cell">
      <style:table-cell-properties fo:border="0.0069in solid #F1A983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74" style:family="table-cell">
      <style:table-cell-properties fo:border="0.0069in solid #F1A983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fo:language="en" fo:country="US"/>
    </style:style>
    <style:style style:name="TableRow1276" style:family="table-row">
      <style:table-row-properties style:min-row-height="0.2083in"/>
    </style:style>
    <style:style style:name="TableCell1277" style:family="table-cell">
      <style:table-cell-properties fo:border="0.0069in solid #F1A983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79" style:family="table-cell">
      <style:table-cell-properties fo:border="0.0069in solid #F1A983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fo:language="en" fo:country="US"/>
    </style:style>
    <style:style style:name="TableRow1281" style:family="table-row">
      <style:table-row-properties style:min-row-height="0.2083in"/>
    </style:style>
    <style:style style:name="TableCell1282" style:family="table-cell">
      <style:table-cell-properties fo:border="0.0069in solid #F1A983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84" style:family="table-cell">
      <style:table-cell-properties fo:border="0.0069in solid #F1A983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language="en" fo:country="US"/>
    </style:style>
    <style:style style:name="TableRow1286" style:family="table-row">
      <style:table-row-properties style:min-row-height="0.2083in"/>
    </style:style>
    <style:style style:name="TableCell1287" style:family="table-cell">
      <style:table-cell-properties fo:border="0.0069in solid #F1A983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89" style:family="table-cell">
      <style:table-cell-properties fo:border="0.0069in solid #F1A983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margin-bottom="0in" fo:line-height="100%"/>
      <style:text-properties fo:language="en" fo:country="US"/>
    </style:style>
    <style:style style:name="TableRow1291" style:family="table-row">
      <style:table-row-properties style:min-row-height="0.2083in"/>
    </style:style>
    <style:style style:name="TableCell1292" style:family="table-cell">
      <style:table-cell-properties fo:border="0.0069in solid #F1A983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94" style:family="table-cell">
      <style:table-cell-properties fo:border="0.0069in solid #F1A983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  <style:text-properties fo:language="en" fo:country="US"/>
    </style:style>
    <style:style style:name="P1296" style:parent-style-name="Normal" style:family="paragraph">
      <style:paragraph-properties fo:margin-bottom="0in" fo:line-height="100%"/>
      <style:text-properties fo:language="en" fo:country="US"/>
    </style:style>
    <style:style style:name="TableRow1297" style:family="table-row">
      <style:table-row-properties style:min-row-height="0.2083in"/>
    </style:style>
    <style:style style:name="TableCell1298" style:family="table-cell">
      <style:table-cell-properties fo:border="0.0069in solid #F1A983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301" style:family="table-column">
      <style:table-column-properties style:column-width="0.9687in"/>
    </style:style>
    <style:style style:name="TableColumn1302" style:family="table-column">
      <style:table-column-properties style:column-width="0.9687in"/>
    </style:style>
    <style:style style:name="Table1300" style:family="table">
      <style:table-properties style:width="1.9375in" fo:margin-left="0in" table:align="left"/>
    </style:style>
    <style:style style:name="TableRow1303" style:family="table-row">
      <style:table-row-properties style:min-row-height="0.2083in"/>
    </style:style>
    <style:style style:name="TableCell1304" style:family="table-cell">
      <style:table-cell-properties fo:border="0.0069in solid #F1A983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06" style:family="table-cell">
      <style:table-cell-properties fo:border="0.0069in solid #F1A983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fo:language="en" fo:country="US"/>
    </style:style>
    <style:style style:name="TableRow1308" style:family="table-row">
      <style:table-row-properties style:min-row-height="0.2083in"/>
    </style:style>
    <style:style style:name="TableCell1309" style:family="table-cell">
      <style:table-cell-properties fo:border="0.0069in solid #F1A983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11" style:family="table-cell">
      <style:table-cell-properties fo:border="0.0069in solid #F1A983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margin-bottom="0in" fo:line-height="100%"/>
      <style:text-properties fo:language="en" fo:country="US"/>
    </style:style>
    <style:style style:name="TableRow1313" style:family="table-row">
      <style:table-row-properties style:min-row-height="0.2083in"/>
    </style:style>
    <style:style style:name="TableCell1314" style:family="table-cell">
      <style:table-cell-properties fo:border="0.0069in solid #F1A983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16" style:family="table-cell">
      <style:table-cell-properties fo:border="0.0069in solid #F1A983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  <style:text-properties fo:language="en" fo:country="US"/>
    </style:style>
    <style:style style:name="TableRow1318" style:family="table-row">
      <style:table-row-properties style:min-row-height="0.2083in"/>
    </style:style>
    <style:style style:name="TableCell1319" style:family="table-cell">
      <style:table-cell-properties fo:border="0.0069in solid #F1A983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21" style:family="table-cell">
      <style:table-cell-properties fo:border="0.0069in solid #F1A983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fo:language="en" fo:country="US"/>
    </style:style>
    <style:style style:name="TableRow1323" style:family="table-row">
      <style:table-row-properties style:min-row-height="0.2083in"/>
    </style:style>
    <style:style style:name="TableCell1324" style:family="table-cell">
      <style:table-cell-properties fo:border="0.0069in solid #F1A983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26" style:family="table-cell">
      <style:table-cell-properties fo:border="0.0069in solid #F1A983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 fo:line-height="100%"/>
      <style:text-properties fo:language="en" fo:country="US"/>
    </style:style>
    <style:style style:name="TableRow1328" style:family="table-row">
      <style:table-row-properties style:min-row-height="0.2083in"/>
    </style:style>
    <style:style style:name="TableCell1329" style:family="table-cell">
      <style:table-cell-properties fo:border="0.0069in solid #F1A983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31" style:family="table-cell">
      <style:table-cell-properties fo:border="0.0069in solid #F1A983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 fo:line-height="100%"/>
      <style:text-properties fo:language="en" fo:country="US"/>
    </style:style>
    <style:style style:name="TableRow1333" style:family="table-row">
      <style:table-row-properties style:min-row-height="0.2083in"/>
    </style:style>
    <style:style style:name="TableCell1334" style:family="table-cell">
      <style:table-cell-properties fo:border="0.0069in solid #F1A983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36" style:family="table-cell">
      <style:table-cell-properties fo:border="0.0069in solid #F1A983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language="en" fo:country="US"/>
    </style:style>
    <style:style style:name="P133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39" style:family="table-cell">
      <style:table-cell-properties fo:border="0.0069in solid #F1A983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 fo:line-height="100%"/>
      <style:text-properties fo:language="en" fo:country="US"/>
    </style:style>
    <style:style style:name="TableColumn1342" style:family="table-column">
      <style:table-column-properties style:column-width="0.9625in"/>
    </style:style>
    <style:style style:name="TableColumn1343" style:family="table-column">
      <style:table-column-properties style:column-width="0.9625in"/>
    </style:style>
    <style:style style:name="Table1341" style:family="table">
      <style:table-properties style:width="1.925in" fo:margin-left="0in" table:align="left"/>
    </style:style>
    <style:style style:name="TableRow1344" style:family="table-row">
      <style:table-row-properties style:min-row-height="0.2083in"/>
    </style:style>
    <style:style style:name="TableCell1345" style:family="table-cell">
      <style:table-cell-properties fo:border="0.0069in solid #F1A983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47" style:family="table-cell">
      <style:table-cell-properties fo:border="0.0069in solid #F1A983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fo:language="en" fo:country="US"/>
    </style:style>
    <style:style style:name="TableRow1349" style:family="table-row">
      <style:table-row-properties style:min-row-height="0.2083in"/>
    </style:style>
    <style:style style:name="TableCell1350" style:family="table-cell">
      <style:table-cell-properties fo:border="0.0069in solid #F1A983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52" style:family="table-cell">
      <style:table-cell-properties fo:border="0.0069in solid #F1A983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  <style:text-properties fo:language="en" fo:country="US"/>
    </style:style>
    <style:style style:name="TableRow1354" style:family="table-row">
      <style:table-row-properties style:min-row-height="0.2083in"/>
    </style:style>
    <style:style style:name="TableCell1355" style:family="table-cell">
      <style:table-cell-properties fo:border="0.0069in solid #F1A983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57" style:family="table-cell">
      <style:table-cell-properties fo:border="0.0069in solid #F1A983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fo:language="en" fo:country="US"/>
    </style:style>
    <style:style style:name="TableRow1359" style:family="table-row">
      <style:table-row-properties style:min-row-height="0.2083in"/>
    </style:style>
    <style:style style:name="TableCell1360" style:family="table-cell">
      <style:table-cell-properties fo:border="0.0069in solid #F1A983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62" style:family="table-cell">
      <style:table-cell-properties fo:border="0.0069in solid #F1A983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fo:language="en" fo:country="US"/>
    </style:style>
    <style:style style:name="TableRow1364" style:family="table-row">
      <style:table-row-properties style:min-row-height="0.2083in"/>
    </style:style>
    <style:style style:name="TableCell1365" style:family="table-cell">
      <style:table-cell-properties fo:border="0.0069in solid #F1A983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67" style:family="table-cell">
      <style:table-cell-properties fo:border="0.0069in solid #F1A983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fo:language="en" fo:country="US"/>
    </style:style>
    <style:style style:name="TableRow1369" style:family="table-row">
      <style:table-row-properties style:min-row-height="0.2083in"/>
    </style:style>
    <style:style style:name="TableCell1370" style:family="table-cell">
      <style:table-cell-properties fo:border="0.0069in solid #F1A983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72" style:family="table-cell">
      <style:table-cell-properties fo:border="0.0069in solid #F1A983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  <style:text-properties fo:language="en" fo:country="US"/>
    </style:style>
    <style:style style:name="TableRow1374" style:family="table-row">
      <style:table-row-properties style:min-row-height="0.2083in"/>
    </style:style>
    <style:style style:name="TableCell1375" style:family="table-cell">
      <style:table-cell-properties fo:border="0.0069in solid #F1A983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77" style:family="table-cell">
      <style:table-cell-properties fo:border="0.0069in solid #F1A983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fo:language="en" fo:country="US"/>
    </style:style>
    <style:style style:name="P1379" style:parent-style-name="Normal" style:family="paragraph">
      <style:paragraph-properties fo:margin-bottom="0in" fo:line-height="100%"/>
      <style:text-properties fo:language="en" fo:country="US"/>
    </style:style>
    <style:style style:name="TableCell1380" style:family="table-cell">
      <style:table-cell-properties fo:border="0.0069in solid #F1A983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  <style:text-properties fo:language="en" fo:country="US"/>
    </style:style>
    <style:style style:name="TableColumn1383" style:family="table-column">
      <style:table-column-properties style:column-width="0.9583in"/>
    </style:style>
    <style:style style:name="TableColumn1384" style:family="table-column">
      <style:table-column-properties style:column-width="0.9576in"/>
    </style:style>
    <style:style style:name="Table1382" style:family="table">
      <style:table-properties style:width="1.9159in" fo:margin-left="0in" table:align="left"/>
    </style:style>
    <style:style style:name="TableRow1385" style:family="table-row">
      <style:table-row-properties style:min-row-height="0.2083in"/>
    </style:style>
    <style:style style:name="TableCell1386" style:family="table-cell">
      <style:table-cell-properties fo:border="0.0069in solid #F1A983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88" style:family="table-cell">
      <style:table-cell-properties fo:border="0.0069in solid #F1A983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  <style:text-properties fo:language="en" fo:country="US"/>
    </style:style>
    <style:style style:name="TableRow1390" style:family="table-row">
      <style:table-row-properties style:min-row-height="0.2083in"/>
    </style:style>
    <style:style style:name="TableCell1391" style:family="table-cell">
      <style:table-cell-properties fo:border="0.0069in solid #F1A983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93" style:family="table-cell">
      <style:table-cell-properties fo:border="0.0069in solid #F1A983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  <style:text-properties fo:language="en" fo:country="US"/>
    </style:style>
    <style:style style:name="TableRow1395" style:family="table-row">
      <style:table-row-properties style:min-row-height="0.2083in"/>
    </style:style>
    <style:style style:name="TableCell1396" style:family="table-cell">
      <style:table-cell-properties fo:border="0.0069in solid #F1A983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98" style:family="table-cell">
      <style:table-cell-properties fo:border="0.0069in solid #F1A983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  <style:text-properties fo:language="en" fo:country="US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="0.0069in solid #F1A983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03" style:family="table-cell">
      <style:table-cell-properties fo:border="0.0069in solid #F1A983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margin-bottom="0in" fo:line-height="100%"/>
      <style:text-properties fo:language="en" fo:country="US"/>
    </style:style>
    <style:style style:name="TableRow1405" style:family="table-row">
      <style:table-row-properties style:min-row-height="0.2083in"/>
    </style:style>
    <style:style style:name="TableCell1406" style:family="table-cell">
      <style:table-cell-properties fo:border="0.0069in solid #F1A983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08" style:family="table-cell">
      <style:table-cell-properties fo:border="0.0069in solid #F1A983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fo:language="en" fo:country="US"/>
    </style:style>
    <style:style style:name="TableRow1410" style:family="table-row">
      <style:table-row-properties style:min-row-height="0.2083in"/>
    </style:style>
    <style:style style:name="TableCell1411" style:family="table-cell">
      <style:table-cell-properties fo:border="0.0069in solid #F1A983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13" style:family="table-cell">
      <style:table-cell-properties fo:border="0.0069in solid #F1A983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  <style:text-properties fo:language="en" fo:country="US"/>
    </style:style>
    <style:style style:name="TableRow1415" style:family="table-row">
      <style:table-row-properties style:min-row-height="0.2083in"/>
    </style:style>
    <style:style style:name="TableCell1416" style:family="table-cell">
      <style:table-cell-properties fo:border="0.0069in solid #F1A983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18" style:family="table-cell">
      <style:table-cell-properties fo:border="0.0069in solid #F1A983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fo:language="en" fo:country="US"/>
    </style:style>
    <style:style style:name="P1420" style:parent-style-name="Normal" style:family="paragraph">
      <style:paragraph-properties fo:margin-bottom="0in" fo:line-height="100%"/>
      <style:text-properties fo:language="en" fo:country="US"/>
    </style:style>
    <style:style style:name="TableRow1421" style:family="table-row">
      <style:table-row-properties style:min-row-height="0.2083in"/>
    </style:style>
    <style:style style:name="TableCell1422" style:family="table-cell">
      <style:table-cell-properties fo:border="0.0069in solid #F1A983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24" style:family="table-cell">
      <style:table-cell-properties fo:border="0.0069in solid #F1A983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  <style:text-properties fo:language="en" fo:country="US"/>
    </style:style>
    <style:style style:name="TableCell1426" style:family="table-cell">
      <style:table-cell-properties fo:border="0.0069in solid #F1A983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  <style:text-properties fo:language="en" fo:country="US"/>
    </style:style>
    <style:style style:name="TableRow1428" style:family="table-row">
      <style:table-row-properties style:min-row-height="0.2083in"/>
    </style:style>
    <style:style style:name="TableCell1429" style:family="table-cell">
      <style:table-cell-properties fo:border="0.0069in solid #F1A983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31" style:family="table-cell">
      <style:table-cell-properties fo:border="0.0069in solid #F1A983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margin-bottom="0in" fo:line-height="100%"/>
      <style:text-properties fo:language="en" fo:country="US"/>
    </style:style>
    <style:style style:name="TableCell1433" style:family="table-cell">
      <style:table-cell-properties fo:border="0.0069in solid #F1A983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margin-bottom="0in" fo:line-height="100%"/>
      <style:text-properties fo:language="en" fo:country="US"/>
    </style:style>
    <style:style style:name="TableRow1435" style:family="table-row">
      <style:table-row-properties style:min-row-height="0.2083in"/>
    </style:style>
    <style:style style:name="TableCell1436" style:family="table-cell">
      <style:table-cell-properties fo:border="0.0069in solid #F1A983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38" style:family="table-cell">
      <style:table-cell-properties fo:border="0.0069in solid #F1A983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margin-bottom="0in" fo:line-height="100%"/>
      <style:text-properties fo:language="en" fo:country="US"/>
    </style:style>
    <style:style style:name="TableCell1440" style:family="table-cell">
      <style:table-cell-properties fo:border="0.0069in solid #F1A983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margin-bottom="0in" fo:line-height="100%"/>
      <style:text-properties fo:language="en" fo:country="US"/>
    </style:style>
    <style:style style:name="TableRow1442" style:family="table-row">
      <style:table-row-properties style:min-row-height="0.2083in"/>
    </style:style>
    <style:style style:name="TableCell1443" style:family="table-cell">
      <style:table-cell-properties fo:border="0.0069in solid #F1A983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45" style:family="table-cell">
      <style:table-cell-properties fo:border="0.0069in solid #F1A983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  <style:text-properties fo:language="en" fo:country="US"/>
    </style:style>
    <style:style style:name="TableCell1447" style:family="table-cell">
      <style:table-cell-properties fo:border="0.0069in solid #F1A983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  <style:text-properties fo:language="en" fo:country="US"/>
    </style:style>
    <style:style style:name="TableRow1449" style:family="table-row">
      <style:table-row-properties style:min-row-height="0.2083in"/>
    </style:style>
    <style:style style:name="TableCell1450" style:family="table-cell">
      <style:table-cell-properties fo:border="0.0069in solid #F1A983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52" style:family="table-cell">
      <style:table-cell-properties fo:border="0.0069in solid #F1A983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  <style:text-properties fo:language="en" fo:country="US"/>
    </style:style>
    <style:style style:name="TableCell1454" style:family="table-cell">
      <style:table-cell-properties fo:border="0.0069in solid #F1A983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  <style:text-properties fo:language="en" fo:country="US"/>
    </style:style>
    <style:style style:name="P1456" style:parent-style-name="Normal" style:family="paragraph">
      <style:text-properties fo:language="en" fo:country="US"/>
    </style:style>
    <style:style style:name="TableColumn1458" style:family="table-column">
      <style:table-column-properties style:column-width="2.0868in"/>
    </style:style>
    <style:style style:name="TableColumn1459" style:family="table-column">
      <style:table-column-properties style:column-width="2.0868in"/>
    </style:style>
    <style:style style:name="TableColumn1460" style:family="table-column">
      <style:table-column-properties style:column-width="2.0868in"/>
    </style:style>
    <style:style style:name="Table1457" style:family="table">
      <style:table-properties style:width="6.2604in" fo:margin-left="0in" table:align="left"/>
    </style:style>
    <style:style style:name="TableRow1461" style:family="table-row">
      <style:table-row-properties style:min-row-height="0.2083in"/>
    </style:style>
    <style:style style:name="TableCell1462" style:family="table-cell">
      <style:table-cell-properties fo:border="0.0069in solid #8DD873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margin-bottom="0in" fo:line-height="100%"/>
    </style:style>
    <style:style style:name="T1464" style:parent-style-name="Standardstycketeckensnitt" style:family="text">
      <style:text-properties fo:language="en" fo:country="US"/>
    </style:style>
    <style:style style:name="TableRow1465" style:family="table-row">
      <style:table-row-properties style:min-row-height="0.2083in"/>
    </style:style>
    <style:style style:name="TableCell1466" style:family="table-cell">
      <style:table-cell-properties fo:border="0.0069in solid #8DD873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469" style:family="table-column">
      <style:table-column-properties style:column-width="0.6673in"/>
    </style:style>
    <style:style style:name="TableColumn1470" style:family="table-column">
      <style:table-column-properties style:column-width="1.2625in"/>
    </style:style>
    <style:style style:name="Table1468" style:family="table">
      <style:table-properties style:width="1.9298in" fo:margin-left="0in" table:align="left"/>
    </style:style>
    <style:style style:name="TableRow1471" style:family="table-row">
      <style:table-row-properties style:min-row-height="0.2083in"/>
    </style:style>
    <style:style style:name="TableCell1472" style:family="table-cell">
      <style:table-cell-properties fo:border="0.0069in solid #8DD873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</style:style>
    <style:style style:name="T1474" style:parent-style-name="Standardstycketeckensnitt" style:family="text">
      <style:text-properties fo:language="en" fo:country="US"/>
    </style:style>
    <style:style style:name="T1475" style:parent-style-name="Standardstycketeckensnitt" style:family="text">
      <style:text-properties fo:language="en" fo:country="US"/>
    </style:style>
    <style:style style:name="TableRow1476" style:family="table-row">
      <style:table-row-properties style:min-row-height="0.2083in"/>
    </style:style>
    <style:style style:name="TableCell1477" style:family="table-cell">
      <style:table-cell-properties fo:border="0.0069in solid #8DD873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</style:style>
    <style:style style:name="T1479" style:parent-style-name="Standardstycketeckensnitt" style:family="text">
      <style:text-properties fo:language="en" fo:country="US"/>
    </style:style>
    <style:style style:name="TableCell1480" style:family="table-cell">
      <style:table-cell-properties fo:border="0.0069in solid #8DD873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  <style:text-properties fo:language="en" fo:country="US"/>
    </style:style>
    <style:style style:name="TableRow1482" style:family="table-row">
      <style:table-row-properties style:min-row-height="0.2083in"/>
    </style:style>
    <style:style style:name="TableCell1483" style:family="table-cell">
      <style:table-cell-properties fo:border="0.0069in solid #8DD873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</style:style>
    <style:style style:name="T1485" style:parent-style-name="Standardstycketeckensnitt" style:family="text">
      <style:text-properties fo:language="en" fo:country="US"/>
    </style:style>
    <style:style style:name="TableCell1486" style:family="table-cell">
      <style:table-cell-properties fo:border="0.0069in solid #8DD873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margin-bottom="0in" fo:line-height="100%"/>
      <style:text-properties fo:language="en" fo:country="US"/>
    </style:style>
    <style:style style:name="TableRow1488" style:family="table-row">
      <style:table-row-properties style:min-row-height="0.2083in"/>
    </style:style>
    <style:style style:name="TableCell1489" style:family="table-cell">
      <style:table-cell-properties fo:border="0.0069in solid #8DD873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91" style:family="table-cell">
      <style:table-cell-properties fo:border="0.0069in solid #8DD873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margin-bottom="0in" fo:line-height="100%"/>
      <style:text-properties fo:language="en" fo:country="US"/>
    </style:style>
    <style:style style:name="TableRow1493" style:family="table-row">
      <style:table-row-properties style:min-row-height="0.2083in"/>
    </style:style>
    <style:style style:name="TableCell1494" style:family="table-cell">
      <style:table-cell-properties fo:border="0.0069in solid #8DD873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96" style:family="table-cell">
      <style:table-cell-properties fo:border="0.0069in solid #8DD873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 fo:line-height="100%"/>
      <style:text-properties fo:language="en" fo:country="US"/>
    </style:style>
    <style:style style:name="TableRow1498" style:family="table-row">
      <style:table-row-properties style:min-row-height="0.2083in"/>
    </style:style>
    <style:style style:name="TableCell1499" style:family="table-cell">
      <style:table-cell-properties fo:border="0.0069in solid #8DD873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01" style:family="table-cell">
      <style:table-cell-properties fo:border="0.0069in solid #8DD873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margin-bottom="0in" fo:line-height="100%"/>
      <style:text-properties fo:language="en" fo:country="US"/>
    </style:style>
    <style:style style:name="TableRow1503" style:family="table-row">
      <style:table-row-properties style:min-row-height="0.2083in"/>
    </style:style>
    <style:style style:name="TableCell1504" style:family="table-cell">
      <style:table-cell-properties fo:border="0.0069in solid #8DD873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 fo:line-height="100%"/>
    </style:style>
    <style:style style:name="T1506" style:parent-style-name="Standardstycketeckensnitt" style:family="text">
      <style:text-properties fo:language="en" fo:country="US"/>
    </style:style>
    <style:style style:name="TableCell1507" style:family="table-cell">
      <style:table-cell-properties fo:border="0.0069in solid #8DD873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 fo:line-height="100%"/>
      <style:text-properties fo:language="en" fo:country="US"/>
    </style:style>
    <style:style style:name="P150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5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11" style:family="table-cell">
      <style:table-cell-properties fo:border="0.0069in solid #8DD873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  <style:text-properties fo:language="en" fo:country="US"/>
    </style:style>
    <style:style style:name="TableCell1513" style:family="table-cell">
      <style:table-cell-properties fo:border="0.0069in solid #8DD873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 fo:line-height="100%"/>
      <style:text-properties fo:language="en" fo:country="US"/>
    </style:style>
    <style:style style:name="TableRow1515" style:family="table-row">
      <style:table-row-properties style:min-row-height="0.2083in"/>
    </style:style>
    <style:style style:name="TableCell1516" style:family="table-cell">
      <style:table-cell-properties fo:border="0.0069in solid #8DD873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18" style:family="table-cell">
      <style:table-cell-properties fo:border="0.0069in solid #8DD873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margin-bottom="0in" fo:line-height="100%"/>
      <style:text-properties fo:language="en" fo:country="US"/>
    </style:style>
    <style:style style:name="TableCell1520" style:family="table-cell">
      <style:table-cell-properties fo:border="0.0069in solid #8DD873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margin-bottom="0in" fo:line-height="100%"/>
      <style:text-properties fo:language="en" fo:country="US"/>
    </style:style>
    <style:style style:name="TableRow1522" style:family="table-row">
      <style:table-row-properties style:min-row-height="0.2083in"/>
    </style:style>
    <style:style style:name="TableCell1523" style:family="table-cell">
      <style:table-cell-properties fo:border="0.0069in solid #8DD873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25" style:family="table-cell">
      <style:table-cell-properties fo:border="0.0069in solid #8DD873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  <style:text-properties fo:language="en" fo:country="US"/>
    </style:style>
    <style:style style:name="TableCell1527" style:family="table-cell">
      <style:table-cell-properties fo:border="0.0069in solid #8DD873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 fo:line-height="100%"/>
      <style:text-properties fo:language="en" fo:country="US"/>
    </style:style>
    <style:style style:name="TableRow1529" style:family="table-row">
      <style:table-row-properties style:min-row-height="0.2083in"/>
    </style:style>
    <style:style style:name="TableCell1530" style:family="table-cell">
      <style:table-cell-properties fo:border="0.0069in solid #8DD873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32" style:family="table-cell">
      <style:table-cell-properties fo:border="0.0069in solid #8DD873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margin-bottom="0in" fo:line-height="100%"/>
      <style:text-properties fo:language="en" fo:country="US"/>
    </style:style>
    <style:style style:name="TableCell1534" style:family="table-cell">
      <style:table-cell-properties fo:border="0.0069in solid #8DD873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margin-bottom="0in" fo:line-height="100%"/>
      <style:text-properties fo:language="en" fo:country="US"/>
    </style:style>
    <style:style style:name="TableRow1536" style:family="table-row">
      <style:table-row-properties style:min-row-height="0.2083in"/>
    </style:style>
    <style:style style:name="TableCell1537" style:family="table-cell">
      <style:table-cell-properties fo:border="0.0069in solid #8DD873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39" style:family="table-cell">
      <style:table-cell-properties fo:border="0.0069in solid #8DD873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margin-bottom="0in" fo:line-height="100%"/>
      <style:text-properties fo:language="en" fo:country="US"/>
    </style:style>
    <style:style style:name="TableCell1541" style:family="table-cell">
      <style:table-cell-properties fo:border="0.0069in solid #8DD873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margin-bottom="0in" fo:line-height="100%"/>
      <style:text-properties fo:language="en" fo:country="US"/>
    </style:style>
    <style:style style:name="TableRow1543" style:family="table-row">
      <style:table-row-properties style:min-row-height="0.2083in"/>
    </style:style>
    <style:style style:name="TableCell1544" style:family="table-cell">
      <style:table-cell-properties fo:border="0.0069in solid #8DD873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46" style:family="table-cell">
      <style:table-cell-properties fo:border="0.0069in solid #8DD873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margin-bottom="0in" fo:line-height="100%"/>
      <style:text-properties fo:language="en" fo:country="US"/>
    </style:style>
    <style:style style:name="TableCell1548" style:family="table-cell">
      <style:table-cell-properties fo:border="0.0069in solid #8DD873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margin-bottom="0in" fo:line-height="100%"/>
      <style:text-properties fo:language="en" fo:country="US"/>
    </style:style>
    <style:style style:name="TableRow1550" style:family="table-row">
      <style:table-row-properties style:min-row-height="0.2083in"/>
    </style:style>
    <style:style style:name="TableCell1551" style:family="table-cell">
      <style:table-cell-properties fo:border="0.0069in solid #8DD873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53" style:family="table-cell">
      <style:table-cell-properties fo:border="0.0069in solid #8DD873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margin-bottom="0in" fo:line-height="100%"/>
      <style:text-properties fo:language="en" fo:country="US"/>
    </style:style>
    <style:style style:name="TableCell1555" style:family="table-cell">
      <style:table-cell-properties fo:border="0.0069in solid #8DD873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margin-bottom="0in" fo:line-height="100%"/>
      <style:text-properties fo:language="en" fo:country="US"/>
    </style:style>
    <style:style style:name="TableRow1557" style:family="table-row">
      <style:table-row-properties style:min-row-height="0.2083in"/>
    </style:style>
    <style:style style:name="TableCell1558" style:family="table-cell">
      <style:table-cell-properties fo:border="0.0069in solid #8DD873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60" style:family="table-cell">
      <style:table-cell-properties fo:border="0.0069in solid #8DD873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fo:language="en" fo:country="US"/>
    </style:style>
    <style:style style:name="TableCell1562" style:family="table-cell">
      <style:table-cell-properties fo:border="0.0069in solid #8DD873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  <style:text-properties fo:language="en" fo:country="US"/>
    </style:style>
    <style:style style:name="P1564" style:parent-style-name="Normal" style:family="paragraph">
      <style:text-properties fo:language="en" fo:country="US"/>
    </style:style>
    <style:style style:name="P1565" style:parent-style-name="Normal" style:family="paragraph">
      <style:text-properties fo:language="en" fo:country="US"/>
    </style:style>
    <style:style style:name="P1566" style:parent-style-name="Normal" style:family="paragraph">
      <style:paragraph-properties fo:break-before="page"/>
    </style:style>
    <style:style style:name="TableColumn1568" style:family="table-column">
      <style:table-column-properties style:column-width="2.0868in"/>
    </style:style>
    <style:style style:name="TableColumn1569" style:family="table-column">
      <style:table-column-properties style:column-width="2.0868in"/>
    </style:style>
    <style:style style:name="TableColumn1570" style:family="table-column">
      <style:table-column-properties style:column-width="2.0868in"/>
    </style:style>
    <style:style style:name="Table1567" style:family="table">
      <style:table-properties style:width="6.2604in" fo:margin-left="0in" table:align="left"/>
    </style:style>
    <style:style style:name="TableRow1571" style:family="table-row">
      <style:table-row-properties style:min-row-height="0.2083in"/>
    </style:style>
    <style:style style:name="TableCell1572" style:family="table-cell">
      <style:table-cell-properties fo:border="0.0069in solid #D86DCB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margin-bottom="0in" fo:line-height="100%"/>
    </style:style>
    <style:style style:name="T1574" style:parent-style-name="Standardstycketeckensnitt" style:family="text">
      <style:text-properties fo:language="en" fo:country="US"/>
    </style:style>
    <style:style style:name="TableRow1575" style:family="table-row">
      <style:table-row-properties style:min-row-height="0.2083in"/>
    </style:style>
    <style:style style:name="TableCell1576" style:family="table-cell">
      <style:table-cell-properties fo:border="0.0069in solid #D86DCB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579" style:family="table-column">
      <style:table-column-properties style:column-width="0.6666in"/>
    </style:style>
    <style:style style:name="TableColumn1580" style:family="table-column">
      <style:table-column-properties style:column-width="1.2631in"/>
    </style:style>
    <style:style style:name="Table1578" style:family="table">
      <style:table-properties style:width="1.9298in" fo:margin-left="0in" table:align="left"/>
    </style:style>
    <style:style style:name="TableRow1581" style:family="table-row">
      <style:table-row-properties style:min-row-height="0.2083in"/>
    </style:style>
    <style:style style:name="TableCell1582" style:family="table-cell">
      <style:table-cell-properties fo:border="0.0069in solid #D86DCB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margin-bottom="0in" fo:line-height="100%"/>
    </style:style>
    <style:style style:name="T1584" style:parent-style-name="Standardstycketeckensnitt" style:family="text">
      <style:text-properties fo:language="en" fo:country="US"/>
    </style:style>
    <style:style style:name="TableRow1585" style:family="table-row">
      <style:table-row-properties style:min-row-height="0.2083in"/>
    </style:style>
    <style:style style:name="TableCell1586" style:family="table-cell">
      <style:table-cell-properties fo:border="0.0069in solid #D86DCB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margin-bottom="0in" fo:line-height="100%"/>
    </style:style>
    <style:style style:name="T1588" style:parent-style-name="Standardstycketeckensnitt" style:family="text">
      <style:text-properties fo:language="en" fo:country="US"/>
    </style:style>
    <style:style style:name="TableCell1589" style:family="table-cell">
      <style:table-cell-properties fo:border="0.0069in solid #D86DCB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  <style:text-properties fo:language="en" fo:country="US"/>
    </style:style>
    <style:style style:name="TableRow1591" style:family="table-row">
      <style:table-row-properties style:min-row-height="0.2083in"/>
    </style:style>
    <style:style style:name="TableCell1592" style:family="table-cell">
      <style:table-cell-properties fo:border="0.0069in solid #D86DCB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margin-bottom="0in" fo:line-height="100%"/>
    </style:style>
    <style:style style:name="T1594" style:parent-style-name="Standardstycketeckensnitt" style:family="text">
      <style:text-properties fo:language="en" fo:country="US"/>
    </style:style>
    <style:style style:name="TableCell1595" style:family="table-cell">
      <style:table-cell-properties fo:border="0.0069in solid #D86DCB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fo:language="en" fo:country="US"/>
    </style:style>
    <style:style style:name="TableRow1597" style:family="table-row">
      <style:table-row-properties style:min-row-height="0.2083in"/>
    </style:style>
    <style:style style:name="TableCell1598" style:family="table-cell">
      <style:table-cell-properties fo:border="0.0069in solid #D86DCB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00" style:family="table-cell">
      <style:table-cell-properties fo:border="0.0069in solid #D86DCB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  <style:text-properties fo:language="en" fo:country="US"/>
    </style:style>
    <style:style style:name="TableRow1602" style:family="table-row">
      <style:table-row-properties style:min-row-height="0.2083in"/>
    </style:style>
    <style:style style:name="TableCell1603" style:family="table-cell">
      <style:table-cell-properties fo:border="0.0069in solid #D86DCB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05" style:family="table-cell">
      <style:table-cell-properties fo:border="0.0069in solid #D86DCB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margin-bottom="0in" fo:line-height="100%"/>
      <style:text-properties fo:language="en" fo:country="US"/>
    </style:style>
    <style:style style:name="TableRow1607" style:family="table-row">
      <style:table-row-properties style:min-row-height="0.2083in"/>
    </style:style>
    <style:style style:name="TableCell1608" style:family="table-cell">
      <style:table-cell-properties fo:border="0.0069in solid #D86DCB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</style:style>
    <style:style style:name="T1610" style:parent-style-name="Standardstycketeckensnitt" style:family="text">
      <style:text-properties fo:language="en" fo:country="US"/>
    </style:style>
    <style:style style:name="TableCell1611" style:family="table-cell">
      <style:table-cell-properties fo:border="0.0069in solid #D86DCB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  <style:text-properties fo:language="en" fo:country="US"/>
    </style:style>
    <style:style style:name="TableRow1613" style:family="table-row">
      <style:table-row-properties style:min-row-height="0.2083in"/>
    </style:style>
    <style:style style:name="TableCell1614" style:family="table-cell">
      <style:table-cell-properties fo:border="0.0069in solid #D86DCB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margin-bottom="0in" fo:line-height="100%"/>
    </style:style>
    <style:style style:name="T1616" style:parent-style-name="Standardstycketeckensnitt" style:family="text">
      <style:text-properties fo:language="en" fo:country="US"/>
    </style:style>
    <style:style style:name="TableCell1617" style:family="table-cell">
      <style:table-cell-properties fo:border="0.0069in solid #D86DCB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margin-bottom="0in" fo:line-height="100%"/>
      <style:text-properties fo:language="en" fo:country="US"/>
    </style:style>
    <style:style style:name="P16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6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21" style:family="table-cell">
      <style:table-cell-properties fo:border="0.0069in solid #D86DCB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margin-bottom="0in" fo:line-height="100%"/>
      <style:text-properties fo:language="en" fo:country="US"/>
    </style:style>
    <style:style style:name="TableColumn1624" style:family="table-column">
      <style:table-column-properties style:column-width="0.9618in"/>
    </style:style>
    <style:style style:name="TableColumn1625" style:family="table-column">
      <style:table-column-properties style:column-width="0.968in"/>
    </style:style>
    <style:style style:name="Table1623" style:family="table">
      <style:table-properties style:width="1.9298in" fo:margin-left="0in" table:align="left"/>
    </style:style>
    <style:style style:name="TableRow1626" style:family="table-row">
      <style:table-row-properties style:min-row-height="0.2083in"/>
    </style:style>
    <style:style style:name="TableCell1627" style:family="table-cell">
      <style:table-cell-properties fo:border="0.0069in solid #D86DCB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629" style:family="table-row">
      <style:table-row-properties style:min-row-height="0.2083in"/>
    </style:style>
    <style:style style:name="TableCell1630" style:family="table-cell">
      <style:table-cell-properties fo:border="0.0069in solid #D86DCB" style:writing-mode="lr-tb" fo:padding-top="0in" fo:padding-left="0.075in" fo:padding-bottom="0in" fo:padding-right="0.075in"/>
    </style:style>
    <style:style style:name="P1631" style:parent-style-name="Normal" style:family="paragraph">
      <style:paragraph-properties fo:margin-bottom="0in" fo:line-height="100%"/>
    </style:style>
    <style:style style:name="T1632" style:parent-style-name="Standardstycketeckensnitt" style:family="text">
      <style:text-properties fo:language="en" fo:country="US"/>
    </style:style>
    <style:style style:name="TableCell1633" style:family="table-cell">
      <style:table-cell-properties fo:border="0.0069in solid #D86DCB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margin-bottom="0in" fo:line-height="100%"/>
      <style:text-properties fo:language="en" fo:country="US"/>
    </style:style>
    <style:style style:name="TableRow1635" style:family="table-row">
      <style:table-row-properties style:min-row-height="0.2083in"/>
    </style:style>
    <style:style style:name="TableCell1636" style:family="table-cell">
      <style:table-cell-properties fo:border="0.0069in solid #D86DCB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margin-bottom="0in" fo:line-height="100%"/>
    </style:style>
    <style:style style:name="T1638" style:parent-style-name="Standardstycketeckensnitt" style:family="text">
      <style:text-properties fo:language="en" fo:country="US"/>
    </style:style>
    <style:style style:name="TableCell1639" style:family="table-cell">
      <style:table-cell-properties fo:border="0.0069in solid #D86DCB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margin-bottom="0in" fo:line-height="100%"/>
      <style:text-properties fo:language="en" fo:country="US"/>
    </style:style>
    <style:style style:name="TableRow1641" style:family="table-row">
      <style:table-row-properties style:min-row-height="0.2083in"/>
    </style:style>
    <style:style style:name="TableCell1642" style:family="table-cell">
      <style:table-cell-properties fo:border="0.0069in solid #D86DCB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4" style:family="table-cell">
      <style:table-cell-properties fo:border="0.0069in solid #D86DCB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  <style:text-properties fo:language="en" fo:country="US"/>
    </style:style>
    <style:style style:name="TableRow1646" style:family="table-row">
      <style:table-row-properties style:min-row-height="0.2083in"/>
    </style:style>
    <style:style style:name="TableCell1647" style:family="table-cell">
      <style:table-cell-properties fo:border="0.0069in solid #D86DCB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9" style:family="table-cell">
      <style:table-cell-properties fo:border="0.0069in solid #D86DCB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  <style:text-properties fo:language="en" fo:country="US"/>
    </style:style>
    <style:style style:name="TableRow1651" style:family="table-row">
      <style:table-row-properties style:min-row-height="0.2083in"/>
    </style:style>
    <style:style style:name="TableCell1652" style:family="table-cell">
      <style:table-cell-properties fo:border="0.0069in solid #D86DCB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</style:style>
    <style:style style:name="T1654" style:parent-style-name="Standardstycketeckensnitt" style:family="text">
      <style:text-properties fo:language="en" fo:country="US"/>
    </style:style>
    <style:style style:name="TableCell1655" style:family="table-cell">
      <style:table-cell-properties fo:border="0.0069in solid #D86DCB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margin-bottom="0in" fo:line-height="100%"/>
      <style:text-properties fo:language="en" fo:country="US"/>
    </style:style>
    <style:style style:name="TableRow1657" style:family="table-row">
      <style:table-row-properties style:min-row-height="0.2083in"/>
    </style:style>
    <style:style style:name="TableCell1658" style:family="table-cell">
      <style:table-cell-properties fo:border="0.0069in solid #D86DCB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1660" style:parent-style-name="Standardstycketeckensnitt" style:family="text">
      <style:text-properties fo:language="en" fo:country="US"/>
    </style:style>
    <style:style style:name="TableCell1661" style:family="table-cell">
      <style:table-cell-properties fo:border="0.0069in solid #D86DCB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  <style:text-properties fo:language="en" fo:country="US"/>
    </style:style>
    <style:style style:name="P1663" style:parent-style-name="Normal" style:family="paragraph">
      <style:paragraph-properties fo:margin-bottom="0in" fo:line-height="100%"/>
      <style:text-properties fo:language="en" fo:country="US"/>
    </style:style>
    <style:style style:name="TableCell1664" style:family="table-cell">
      <style:table-cell-properties fo:border="0.0069in solid #D86DCB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margin-bottom="0in" fo:line-height="100%"/>
      <style:text-properties fo:language="en" fo:country="US"/>
    </style:style>
    <style:style style:name="TableColumn1667" style:family="table-column">
      <style:table-column-properties style:column-width="0.9652in"/>
    </style:style>
    <style:style style:name="TableColumn1668" style:family="table-column">
      <style:table-column-properties style:column-width="0.9645in"/>
    </style:style>
    <style:style style:name="Table1666" style:family="table">
      <style:table-properties style:width="1.9298in" fo:margin-left="0in" table:align="left"/>
    </style:style>
    <style:style style:name="TableRow1669" style:family="table-row">
      <style:table-row-properties style:min-row-height="0.2083in"/>
    </style:style>
    <style:style style:name="TableCell1670" style:family="table-cell">
      <style:table-cell-properties fo:border="0.0069in solid #D86DCB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72" style:family="table-cell">
      <style:table-cell-properties fo:border="0.0069in solid #D86DCB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margin-bottom="0in" fo:line-height="100%"/>
      <style:text-properties fo:language="en" fo:country="US"/>
    </style:style>
    <style:style style:name="TableRow1674" style:family="table-row">
      <style:table-row-properties style:min-row-height="0.2083in"/>
    </style:style>
    <style:style style:name="TableCell1675" style:family="table-cell">
      <style:table-cell-properties fo:border="0.0069in solid #D86DCB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77" style:family="table-cell">
      <style:table-cell-properties fo:border="0.0069in solid #D86DCB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margin-bottom="0in" fo:line-height="100%"/>
      <style:text-properties fo:language="en" fo:country="US"/>
    </style:style>
    <style:style style:name="TableRow1679" style:family="table-row">
      <style:table-row-properties style:min-row-height="0.2083in"/>
    </style:style>
    <style:style style:name="TableCell1680" style:family="table-cell">
      <style:table-cell-properties fo:border="0.0069in solid #D86DCB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82" style:family="table-cell">
      <style:table-cell-properties fo:border="0.0069in solid #D86DCB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margin-bottom="0in" fo:line-height="100%"/>
      <style:text-properties fo:language="en" fo:country="US"/>
    </style:style>
    <style:style style:name="TableRow1684" style:family="table-row">
      <style:table-row-properties style:min-row-height="0.2083in"/>
    </style:style>
    <style:style style:name="TableCell1685" style:family="table-cell">
      <style:table-cell-properties fo:border="0.0069in solid #D86DCB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87" style:family="table-cell">
      <style:table-cell-properties fo:border="0.0069in solid #D86DCB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margin-bottom="0in" fo:line-height="100%"/>
      <style:text-properties fo:language="en" fo:country="US"/>
    </style:style>
    <style:style style:name="TableRow1689" style:family="table-row">
      <style:table-row-properties style:min-row-height="0.2083in"/>
    </style:style>
    <style:style style:name="TableCell1690" style:family="table-cell">
      <style:table-cell-properties fo:border="0.0069in solid #D86DCB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2" style:family="table-cell">
      <style:table-cell-properties fo:border="0.0069in solid #D86DCB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margin-bottom="0in" fo:line-height="100%"/>
      <style:text-properties fo:language="en" fo:country="US"/>
    </style:style>
    <style:style style:name="TableRow1694" style:family="table-row">
      <style:table-row-properties style:min-row-height="0.2083in"/>
    </style:style>
    <style:style style:name="TableCell1695" style:family="table-cell">
      <style:table-cell-properties fo:border="0.0069in solid #D86DCB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7" style:family="table-cell">
      <style:table-cell-properties fo:border="0.0069in solid #D86DCB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margin-bottom="0in" fo:line-height="100%"/>
      <style:text-properties fo:language="en" fo:country="US"/>
    </style:style>
    <style:style style:name="TableRow1699" style:family="table-row">
      <style:table-row-properties style:min-row-height="0.2083in"/>
    </style:style>
    <style:style style:name="TableCell1700" style:family="table-cell">
      <style:table-cell-properties fo:border="0.0069in solid #D86DCB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02" style:family="table-cell">
      <style:table-cell-properties fo:border="0.0069in solid #D86DCB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margin-bottom="0in" fo:line-height="100%"/>
      <style:text-properties fo:language="en" fo:country="US"/>
    </style:style>
    <style:style style:name="P1704" style:parent-style-name="Normal" style:family="paragraph">
      <style:paragraph-properties fo:margin-bottom="0in" fo:line-height="100%"/>
      <style:text-properties fo:language="en" fo:country="US"/>
    </style:style>
    <style:style style:name="TableRow1705" style:family="table-row">
      <style:table-row-properties style:min-row-height="0.2083in"/>
    </style:style>
    <style:style style:name="TableCell1706" style:family="table-cell">
      <style:table-cell-properties fo:border="0.0069in solid #D86DCB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709" style:family="table-column">
      <style:table-column-properties style:column-width="0.9652in"/>
    </style:style>
    <style:style style:name="TableColumn1710" style:family="table-column">
      <style:table-column-properties style:column-width="0.9645in"/>
    </style:style>
    <style:style style:name="Table1708" style:family="table">
      <style:table-properties style:width="1.9298in" fo:margin-left="0in" table:align="left"/>
    </style:style>
    <style:style style:name="TableRow1711" style:family="table-row">
      <style:table-row-properties style:min-row-height="0.2083in"/>
    </style:style>
    <style:style style:name="TableCell1712" style:family="table-cell">
      <style:table-cell-properties fo:border="0.0069in solid #D86DCB" style:writing-mode="lr-tb" fo:padding-top="0in" fo:padding-left="0.075in" fo:padding-bottom="0in" fo:padding-right="0.075in"/>
    </style:style>
    <style:style style:name="P17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14" style:family="table-cell">
      <style:table-cell-properties fo:border="0.0069in solid #D86DCB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margin-bottom="0in" fo:line-height="100%"/>
      <style:text-properties fo:language="en" fo:country="US"/>
    </style:style>
    <style:style style:name="TableRow1716" style:family="table-row">
      <style:table-row-properties style:min-row-height="0.2083in"/>
    </style:style>
    <style:style style:name="TableCell1717" style:family="table-cell">
      <style:table-cell-properties fo:border="0.0069in solid #D86DCB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19" style:family="table-cell">
      <style:table-cell-properties fo:border="0.0069in solid #D86DCB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margin-bottom="0in" fo:line-height="100%"/>
      <style:text-properties fo:language="en" fo:country="US"/>
    </style:style>
    <style:style style:name="TableRow1721" style:family="table-row">
      <style:table-row-properties style:min-row-height="0.2083in"/>
    </style:style>
    <style:style style:name="TableCell1722" style:family="table-cell">
      <style:table-cell-properties fo:border="0.0069in solid #D86DCB" style:writing-mode="lr-tb" fo:padding-top="0in" fo:padding-left="0.075in" fo:padding-bottom="0in" fo:padding-right="0.075in"/>
    </style:style>
    <style:style style:name="P172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24" style:family="table-cell">
      <style:table-cell-properties fo:border="0.0069in solid #D86DCB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margin-bottom="0in" fo:line-height="100%"/>
      <style:text-properties fo:language="en" fo:country="US"/>
    </style:style>
    <style:style style:name="TableRow1726" style:family="table-row">
      <style:table-row-properties style:min-row-height="0.2083in"/>
    </style:style>
    <style:style style:name="TableCell1727" style:family="table-cell">
      <style:table-cell-properties fo:border="0.0069in solid #D86DCB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29" style:family="table-cell">
      <style:table-cell-properties fo:border="0.0069in solid #D86DCB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margin-bottom="0in" fo:line-height="100%"/>
      <style:text-properties fo:language="en" fo:country="US"/>
    </style:style>
    <style:style style:name="TableRow1731" style:family="table-row">
      <style:table-row-properties style:min-row-height="0.2083in"/>
    </style:style>
    <style:style style:name="TableCell1732" style:family="table-cell">
      <style:table-cell-properties fo:border="0.0069in solid #D86DCB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34" style:family="table-cell">
      <style:table-cell-properties fo:border="0.0069in solid #D86DCB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margin-bottom="0in" fo:line-height="100%"/>
      <style:text-properties fo:language="en" fo:country="US"/>
    </style:style>
    <style:style style:name="TableRow1736" style:family="table-row">
      <style:table-row-properties style:min-row-height="0.2083in"/>
    </style:style>
    <style:style style:name="TableCell1737" style:family="table-cell">
      <style:table-cell-properties fo:border="0.0069in solid #D86DCB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39" style:family="table-cell">
      <style:table-cell-properties fo:border="0.0069in solid #D86DCB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margin-bottom="0in" fo:line-height="100%"/>
      <style:text-properties fo:language="en" fo:country="US"/>
    </style:style>
    <style:style style:name="TableRow1741" style:family="table-row">
      <style:table-row-properties style:min-row-height="0.2083in"/>
    </style:style>
    <style:style style:name="TableCell1742" style:family="table-cell">
      <style:table-cell-properties fo:border="0.0069in solid #D86DCB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4" style:family="table-cell">
      <style:table-cell-properties fo:border="0.0069in solid #D86DCB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margin-bottom="0in" fo:line-height="100%"/>
      <style:text-properties fo:language="en" fo:country="US"/>
    </style:style>
    <style:style style:name="P174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7" style:family="table-cell">
      <style:table-cell-properties fo:border="0.0069in solid #D86DCB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margin-bottom="0in" fo:line-height="100%"/>
      <style:text-properties fo:language="en" fo:country="US"/>
    </style:style>
    <style:style style:name="TableColumn1750" style:family="table-column">
      <style:table-column-properties style:column-width="0.9652in"/>
    </style:style>
    <style:style style:name="TableColumn1751" style:family="table-column">
      <style:table-column-properties style:column-width="0.9645in"/>
    </style:style>
    <style:style style:name="Table1749" style:family="table">
      <style:table-properties style:width="1.9298in" fo:margin-left="0in" table:align="left"/>
    </style:style>
    <style:style style:name="TableRow1752" style:family="table-row">
      <style:table-row-properties style:min-row-height="0.2083in"/>
    </style:style>
    <style:style style:name="TableCell1753" style:family="table-cell">
      <style:table-cell-properties fo:border="0.0069in solid #D86DCB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55" style:family="table-cell">
      <style:table-cell-properties fo:border="0.0069in solid #D86DCB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margin-bottom="0in" fo:line-height="100%"/>
      <style:text-properties fo:language="en" fo:country="US"/>
    </style:style>
    <style:style style:name="TableRow1757" style:family="table-row">
      <style:table-row-properties style:min-row-height="0.2083in"/>
    </style:style>
    <style:style style:name="TableCell1758" style:family="table-cell">
      <style:table-cell-properties fo:border="0.0069in solid #D86DCB" style:writing-mode="lr-tb" fo:padding-top="0in" fo:padding-left="0.075in" fo:padding-bottom="0in" fo:padding-right="0.075in"/>
    </style:style>
    <style:style style:name="P175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60" style:family="table-cell">
      <style:table-cell-properties fo:border="0.0069in solid #D86DCB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margin-bottom="0in" fo:line-height="100%"/>
      <style:text-properties fo:language="en" fo:country="US"/>
    </style:style>
    <style:style style:name="TableRow1762" style:family="table-row">
      <style:table-row-properties style:min-row-height="0.2083in"/>
    </style:style>
    <style:style style:name="TableCell1763" style:family="table-cell">
      <style:table-cell-properties fo:border="0.0069in solid #D86DCB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65" style:family="table-cell">
      <style:table-cell-properties fo:border="0.0069in solid #D86DCB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margin-bottom="0in" fo:line-height="100%"/>
      <style:text-properties fo:language="en" fo:country="US"/>
    </style:style>
    <style:style style:name="TableRow1767" style:family="table-row">
      <style:table-row-properties style:min-row-height="0.2083in"/>
    </style:style>
    <style:style style:name="TableCell1768" style:family="table-cell">
      <style:table-cell-properties fo:border="0.0069in solid #D86DCB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70" style:family="table-cell">
      <style:table-cell-properties fo:border="0.0069in solid #D86DCB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margin-bottom="0in" fo:line-height="100%"/>
      <style:text-properties fo:language="en" fo:country="US"/>
    </style:style>
    <style:style style:name="TableRow1772" style:family="table-row">
      <style:table-row-properties style:min-row-height="0.2083in"/>
    </style:style>
    <style:style style:name="TableCell1773" style:family="table-cell">
      <style:table-cell-properties fo:border="0.0069in solid #D86DCB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75" style:family="table-cell">
      <style:table-cell-properties fo:border="0.0069in solid #D86DCB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margin-bottom="0in" fo:line-height="100%"/>
      <style:text-properties fo:language="en" fo:country="US"/>
    </style:style>
    <style:style style:name="TableRow1777" style:family="table-row">
      <style:table-row-properties style:min-row-height="0.2083in"/>
    </style:style>
    <style:style style:name="TableCell1778" style:family="table-cell">
      <style:table-cell-properties fo:border="0.0069in solid #D86DCB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80" style:family="table-cell">
      <style:table-cell-properties fo:border="0.0069in solid #D86DCB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margin-bottom="0in" fo:line-height="100%"/>
      <style:text-properties fo:language="en" fo:country="US"/>
    </style:style>
    <style:style style:name="TableRow1782" style:family="table-row">
      <style:table-row-properties style:min-row-height="0.2083in"/>
    </style:style>
    <style:style style:name="TableCell1783" style:family="table-cell">
      <style:table-cell-properties fo:border="0.0069in solid #D86DCB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85" style:family="table-cell">
      <style:table-cell-properties fo:border="0.0069in solid #D86DCB" style:writing-mode="lr-tb" fo:padding-top="0in" fo:padding-left="0.075in" fo:padding-bottom="0in" fo:padding-right="0.075in"/>
    </style:style>
    <style:style style:name="P1786" style:parent-style-name="Normal" style:family="paragraph">
      <style:paragraph-properties fo:margin-bottom="0in" fo:line-height="100%"/>
      <style:text-properties fo:language="en" fo:country="US"/>
    </style:style>
    <style:style style:name="P1787" style:parent-style-name="Normal" style:family="paragraph">
      <style:paragraph-properties fo:margin-bottom="0in" fo:line-height="100%"/>
      <style:text-properties fo:language="en" fo:country="US"/>
    </style:style>
    <style:style style:name="TableCell1788" style:family="table-cell">
      <style:table-cell-properties fo:border="0.0069in solid #D86DCB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margin-bottom="0in" fo:line-height="100%"/>
      <style:text-properties fo:language="en" fo:country="US"/>
    </style:style>
    <style:style style:name="TableColumn1791" style:family="table-column">
      <style:table-column-properties style:column-width="0.9652in"/>
    </style:style>
    <style:style style:name="TableColumn1792" style:family="table-column">
      <style:table-column-properties style:column-width="0.9645in"/>
    </style:style>
    <style:style style:name="Table1790" style:family="table">
      <style:table-properties style:width="1.9298in" fo:margin-left="0in" table:align="left"/>
    </style:style>
    <style:style style:name="TableRow1793" style:family="table-row">
      <style:table-row-properties style:min-row-height="0.2083in"/>
    </style:style>
    <style:style style:name="TableCell1794" style:family="table-cell">
      <style:table-cell-properties fo:border="0.0069in solid #D86DCB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6" style:family="table-cell">
      <style:table-cell-properties fo:border="0.0069in solid #D86DCB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margin-bottom="0in" fo:line-height="100%"/>
      <style:text-properties fo:language="en" fo:country="US"/>
    </style:style>
    <style:style style:name="TableRow1798" style:family="table-row">
      <style:table-row-properties style:min-row-height="0.2083in"/>
    </style:style>
    <style:style style:name="TableCell1799" style:family="table-cell">
      <style:table-cell-properties fo:border="0.0069in solid #D86DCB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01" style:family="table-cell">
      <style:table-cell-properties fo:border="0.0069in solid #D86DCB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margin-bottom="0in" fo:line-height="100%"/>
      <style:text-properties fo:language="en" fo:country="US"/>
    </style:style>
    <style:style style:name="TableRow1803" style:family="table-row">
      <style:table-row-properties style:min-row-height="0.2083in"/>
    </style:style>
    <style:style style:name="TableCell1804" style:family="table-cell">
      <style:table-cell-properties fo:border="0.0069in solid #D86DCB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06" style:family="table-cell">
      <style:table-cell-properties fo:border="0.0069in solid #D86DCB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margin-bottom="0in" fo:line-height="100%"/>
      <style:text-properties fo:language="en" fo:country="US"/>
    </style:style>
    <style:style style:name="TableRow1808" style:family="table-row">
      <style:table-row-properties style:min-row-height="0.2083in"/>
    </style:style>
    <style:style style:name="TableCell1809" style:family="table-cell">
      <style:table-cell-properties fo:border="0.0069in solid #D86DCB" style:writing-mode="lr-tb" fo:padding-top="0in" fo:padding-left="0.075in" fo:padding-bottom="0in" fo:padding-right="0.075in"/>
    </style:style>
    <style:style style:name="P18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11" style:family="table-cell">
      <style:table-cell-properties fo:border="0.0069in solid #D86DCB" style:writing-mode="lr-tb" fo:padding-top="0in" fo:padding-left="0.075in" fo:padding-bottom="0in" fo:padding-right="0.075in"/>
    </style:style>
    <style:style style:name="P1812" style:parent-style-name="Normal" style:family="paragraph">
      <style:paragraph-properties fo:margin-bottom="0in" fo:line-height="100%"/>
      <style:text-properties fo:language="en" fo:country="US"/>
    </style:style>
    <style:style style:name="TableRow1813" style:family="table-row">
      <style:table-row-properties style:min-row-height="0.2083in"/>
    </style:style>
    <style:style style:name="TableCell1814" style:family="table-cell">
      <style:table-cell-properties fo:border="0.0069in solid #D86DCB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16" style:family="table-cell">
      <style:table-cell-properties fo:border="0.0069in solid #D86DCB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margin-bottom="0in" fo:line-height="100%"/>
      <style:text-properties fo:language="en" fo:country="US"/>
    </style:style>
    <style:style style:name="TableRow1818" style:family="table-row">
      <style:table-row-properties style:min-row-height="0.2083in"/>
    </style:style>
    <style:style style:name="TableCell1819" style:family="table-cell">
      <style:table-cell-properties fo:border="0.0069in solid #D86DCB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21" style:family="table-cell">
      <style:table-cell-properties fo:border="0.0069in solid #D86DCB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margin-bottom="0in" fo:line-height="100%"/>
      <style:text-properties fo:language="en" fo:country="US"/>
    </style:style>
    <style:style style:name="TableRow1823" style:family="table-row">
      <style:table-row-properties style:min-row-height="0.2083in"/>
    </style:style>
    <style:style style:name="TableCell1824" style:family="table-cell">
      <style:table-cell-properties fo:border="0.0069in solid #D86DCB" style:writing-mode="lr-tb" fo:padding-top="0in" fo:padding-left="0.075in" fo:padding-bottom="0in" fo:padding-right="0.075in"/>
    </style:style>
    <style:style style:name="P18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26" style:family="table-cell">
      <style:table-cell-properties fo:border="0.0069in solid #D86DCB" style:writing-mode="lr-tb" fo:padding-top="0in" fo:padding-left="0.075in" fo:padding-bottom="0in" fo:padding-right="0.075in"/>
    </style:style>
    <style:style style:name="P1827" style:parent-style-name="Normal" style:family="paragraph">
      <style:paragraph-properties fo:margin-bottom="0in" fo:line-height="100%"/>
      <style:text-properties fo:language="en" fo:country="US"/>
    </style:style>
    <style:style style:name="P1828" style:parent-style-name="Normal" style:family="paragraph">
      <style:paragraph-properties fo:margin-bottom="0in" fo:line-height="100%"/>
      <style:text-properties fo:language="en" fo:country="US"/>
    </style:style>
    <style:style style:name="TableRow1829" style:family="table-row">
      <style:table-row-properties style:min-row-height="0.2083in"/>
    </style:style>
    <style:style style:name="TableCell1830" style:family="table-cell">
      <style:table-cell-properties fo:border="0.0069in solid #D86DCB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1833" style:family="table-column">
      <style:table-column-properties style:column-width="0.9652in"/>
    </style:style>
    <style:style style:name="TableColumn1834" style:family="table-column">
      <style:table-column-properties style:column-width="0.9645in"/>
    </style:style>
    <style:style style:name="Table1832" style:family="table">
      <style:table-properties style:width="1.9298in" fo:margin-left="0in" table:align="left"/>
    </style:style>
    <style:style style:name="TableRow1835" style:family="table-row">
      <style:table-row-properties style:min-row-height="0.2083in"/>
    </style:style>
    <style:style style:name="TableCell1836" style:family="table-cell">
      <style:table-cell-properties fo:border="0.0069in solid #D86DCB" style:writing-mode="lr-tb" fo:padding-top="0in" fo:padding-left="0.075in" fo:padding-bottom="0in" fo:padding-right="0.075in"/>
    </style:style>
    <style:style style:name="P18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38" style:family="table-cell">
      <style:table-cell-properties fo:border="0.0069in solid #D86DCB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margin-bottom="0in" fo:line-height="100%"/>
      <style:text-properties fo:language="en" fo:country="US"/>
    </style:style>
    <style:style style:name="TableRow1840" style:family="table-row">
      <style:table-row-properties style:min-row-height="0.2083in"/>
    </style:style>
    <style:style style:name="TableCell1841" style:family="table-cell">
      <style:table-cell-properties fo:border="0.0069in solid #D86DCB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43" style:family="table-cell">
      <style:table-cell-properties fo:border="0.0069in solid #D86DCB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margin-bottom="0in" fo:line-height="100%"/>
      <style:text-properties fo:language="en" fo:country="US"/>
    </style:style>
    <style:style style:name="TableRow1845" style:family="table-row">
      <style:table-row-properties style:min-row-height="0.2083in"/>
    </style:style>
    <style:style style:name="TableCell1846" style:family="table-cell">
      <style:table-cell-properties fo:border="0.0069in solid #D86DCB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48" style:family="table-cell">
      <style:table-cell-properties fo:border="0.0069in solid #D86DCB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margin-bottom="0in" fo:line-height="100%"/>
      <style:text-properties fo:language="en" fo:country="US"/>
    </style:style>
    <style:style style:name="TableRow1850" style:family="table-row">
      <style:table-row-properties style:min-row-height="0.2083in"/>
    </style:style>
    <style:style style:name="TableCell1851" style:family="table-cell">
      <style:table-cell-properties fo:border="0.0069in solid #D86DCB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3" style:family="table-cell">
      <style:table-cell-properties fo:border="0.0069in solid #D86DCB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margin-bottom="0in" fo:line-height="100%"/>
      <style:text-properties fo:language="en" fo:country="US"/>
    </style:style>
    <style:style style:name="TableRow1855" style:family="table-row">
      <style:table-row-properties style:min-row-height="0.2083in"/>
    </style:style>
    <style:style style:name="TableCell1856" style:family="table-cell">
      <style:table-cell-properties fo:border="0.0069in solid #D86DCB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8" style:family="table-cell">
      <style:table-cell-properties fo:border="0.0069in solid #D86DCB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margin-bottom="0in" fo:line-height="100%"/>
      <style:text-properties fo:language="en" fo:country="US"/>
    </style:style>
    <style:style style:name="TableRow1860" style:family="table-row">
      <style:table-row-properties style:min-row-height="0.2083in"/>
    </style:style>
    <style:style style:name="TableCell1861" style:family="table-cell">
      <style:table-cell-properties fo:border="0.0069in solid #D86DCB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63" style:family="table-cell">
      <style:table-cell-properties fo:border="0.0069in solid #D86DCB" style:writing-mode="lr-tb" fo:padding-top="0in" fo:padding-left="0.075in" fo:padding-bottom="0in" fo:padding-right="0.075in"/>
    </style:style>
    <style:style style:name="P1864" style:parent-style-name="Normal" style:family="paragraph">
      <style:paragraph-properties fo:margin-bottom="0in" fo:line-height="100%"/>
      <style:text-properties fo:language="en" fo:country="US"/>
    </style:style>
    <style:style style:name="TableRow1865" style:family="table-row">
      <style:table-row-properties style:min-row-height="0.2083in"/>
    </style:style>
    <style:style style:name="TableCell1866" style:family="table-cell">
      <style:table-cell-properties fo:border="0.0069in solid #D86DCB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68" style:family="table-cell">
      <style:table-cell-properties fo:border="0.0069in solid #D86DCB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margin-bottom="0in" fo:line-height="100%"/>
      <style:text-properties fo:language="en" fo:country="US"/>
    </style:style>
    <style:style style:name="P187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71" style:family="table-cell">
      <style:table-cell-properties fo:border="0.0069in solid #D86DCB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margin-bottom="0in" fo:line-height="100%"/>
      <style:text-properties fo:language="en" fo:country="US"/>
    </style:style>
    <style:style style:name="TableColumn1874" style:family="table-column">
      <style:table-column-properties style:column-width="0.9652in"/>
    </style:style>
    <style:style style:name="TableColumn1875" style:family="table-column">
      <style:table-column-properties style:column-width="0.9645in"/>
    </style:style>
    <style:style style:name="Table1873" style:family="table">
      <style:table-properties style:width="1.9298in" fo:margin-left="0in" table:align="left"/>
    </style:style>
    <style:style style:name="TableRow1876" style:family="table-row">
      <style:table-row-properties style:min-row-height="0.2083in"/>
    </style:style>
    <style:style style:name="TableCell1877" style:family="table-cell">
      <style:table-cell-properties fo:border="0.0069in solid #D86DCB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79" style:family="table-cell">
      <style:table-cell-properties fo:border="0.0069in solid #D86DCB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margin-bottom="0in" fo:line-height="100%"/>
      <style:text-properties fo:language="en" fo:country="US"/>
    </style:style>
    <style:style style:name="TableRow1881" style:family="table-row">
      <style:table-row-properties style:min-row-height="0.2083in"/>
    </style:style>
    <style:style style:name="TableCell1882" style:family="table-cell">
      <style:table-cell-properties fo:border="0.0069in solid #D86DCB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84" style:family="table-cell">
      <style:table-cell-properties fo:border="0.0069in solid #D86DCB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margin-bottom="0in" fo:line-height="100%"/>
      <style:text-properties fo:language="en" fo:country="US"/>
    </style:style>
    <style:style style:name="TableRow1886" style:family="table-row">
      <style:table-row-properties style:min-row-height="0.2083in"/>
    </style:style>
    <style:style style:name="TableCell1887" style:family="table-cell">
      <style:table-cell-properties fo:border="0.0069in solid #D86DCB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89" style:family="table-cell">
      <style:table-cell-properties fo:border="0.0069in solid #D86DCB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margin-bottom="0in" fo:line-height="100%"/>
      <style:text-properties fo:language="en" fo:country="US"/>
    </style:style>
    <style:style style:name="TableRow1891" style:family="table-row">
      <style:table-row-properties style:min-row-height="0.2083in"/>
    </style:style>
    <style:style style:name="TableCell1892" style:family="table-cell">
      <style:table-cell-properties fo:border="0.0069in solid #D86DCB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94" style:family="table-cell">
      <style:table-cell-properties fo:border="0.0069in solid #D86DCB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margin-bottom="0in" fo:line-height="100%"/>
      <style:text-properties fo:language="en" fo:country="US"/>
    </style:style>
    <style:style style:name="TableRow1896" style:family="table-row">
      <style:table-row-properties style:min-row-height="0.2083in"/>
    </style:style>
    <style:style style:name="TableCell1897" style:family="table-cell">
      <style:table-cell-properties fo:border="0.0069in solid #D86DCB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99" style:family="table-cell">
      <style:table-cell-properties fo:border="0.0069in solid #D86DCB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margin-bottom="0in" fo:line-height="100%"/>
      <style:text-properties fo:language="en" fo:country="US"/>
    </style:style>
    <style:style style:name="TableRow1901" style:family="table-row">
      <style:table-row-properties style:min-row-height="0.2083in"/>
    </style:style>
    <style:style style:name="TableCell1902" style:family="table-cell">
      <style:table-cell-properties fo:border="0.0069in solid #D86DCB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04" style:family="table-cell">
      <style:table-cell-properties fo:border="0.0069in solid #D86DCB" style:writing-mode="lr-tb" fo:padding-top="0in" fo:padding-left="0.075in" fo:padding-bottom="0in" fo:padding-right="0.075in"/>
    </style:style>
    <style:style style:name="P1905" style:parent-style-name="Normal" style:family="paragraph">
      <style:paragraph-properties fo:margin-bottom="0in" fo:line-height="100%"/>
      <style:text-properties fo:language="en" fo:country="US"/>
    </style:style>
    <style:style style:name="TableRow1906" style:family="table-row">
      <style:table-row-properties style:min-row-height="0.2083in"/>
    </style:style>
    <style:style style:name="TableCell1907" style:family="table-cell">
      <style:table-cell-properties fo:border="0.0069in solid #D86DCB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09" style:family="table-cell">
      <style:table-cell-properties fo:border="0.0069in solid #D86DCB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margin-bottom="0in" fo:line-height="100%"/>
      <style:text-properties fo:language="en" fo:country="US"/>
    </style:style>
    <style:style style:name="P1911" style:parent-style-name="Normal" style:family="paragraph">
      <style:paragraph-properties fo:margin-bottom="0in" fo:line-height="100%"/>
      <style:text-properties fo:language="en" fo:country="US"/>
    </style:style>
    <style:style style:name="TableCell1912" style:family="table-cell">
      <style:table-cell-properties fo:border="0.0069in solid #D86DCB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margin-bottom="0in" fo:line-height="100%"/>
      <style:text-properties fo:language="en" fo:country="US"/>
    </style:style>
    <style:style style:name="TableColumn1915" style:family="table-column">
      <style:table-column-properties style:column-width="0.9652in"/>
    </style:style>
    <style:style style:name="TableColumn1916" style:family="table-column">
      <style:table-column-properties style:column-width="0.9645in"/>
    </style:style>
    <style:style style:name="Table1914" style:family="table">
      <style:table-properties style:width="1.9298in" fo:margin-left="0in" table:align="left"/>
    </style:style>
    <style:style style:name="TableRow1917" style:family="table-row">
      <style:table-row-properties style:min-row-height="0.2083in"/>
    </style:style>
    <style:style style:name="TableCell1918" style:family="table-cell">
      <style:table-cell-properties fo:border="0.0069in solid #D86DCB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20" style:family="table-cell">
      <style:table-cell-properties fo:border="0.0069in solid #D86DCB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margin-bottom="0in" fo:line-height="100%"/>
      <style:text-properties fo:language="en" fo:country="US"/>
    </style:style>
    <style:style style:name="TableRow1922" style:family="table-row">
      <style:table-row-properties style:min-row-height="0.2083in"/>
    </style:style>
    <style:style style:name="TableCell1923" style:family="table-cell">
      <style:table-cell-properties fo:border="0.0069in solid #D86DCB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25" style:family="table-cell">
      <style:table-cell-properties fo:border="0.0069in solid #D86DCB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margin-bottom="0in" fo:line-height="100%"/>
      <style:text-properties fo:language="en" fo:country="US"/>
    </style:style>
    <style:style style:name="TableRow1927" style:family="table-row">
      <style:table-row-properties style:min-row-height="0.2083in"/>
    </style:style>
    <style:style style:name="TableCell1928" style:family="table-cell">
      <style:table-cell-properties fo:border="0.0069in solid #D86DCB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30" style:family="table-cell">
      <style:table-cell-properties fo:border="0.0069in solid #D86DCB" style:writing-mode="lr-tb" fo:padding-top="0in" fo:padding-left="0.075in" fo:padding-bottom="0in" fo:padding-right="0.075in"/>
    </style:style>
    <style:style style:name="P1931" style:parent-style-name="Normal" style:family="paragraph">
      <style:paragraph-properties fo:margin-bottom="0in" fo:line-height="100%"/>
      <style:text-properties fo:language="en" fo:country="US"/>
    </style:style>
    <style:style style:name="TableRow1932" style:family="table-row">
      <style:table-row-properties style:min-row-height="0.2083in"/>
    </style:style>
    <style:style style:name="TableCell1933" style:family="table-cell">
      <style:table-cell-properties fo:border="0.0069in solid #D86DCB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35" style:family="table-cell">
      <style:table-cell-properties fo:border="0.0069in solid #D86DCB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margin-bottom="0in" fo:line-height="100%"/>
      <style:text-properties fo:language="en" fo:country="US"/>
    </style:style>
    <style:style style:name="TableRow1937" style:family="table-row">
      <style:table-row-properties style:min-row-height="0.2083in"/>
    </style:style>
    <style:style style:name="TableCell1938" style:family="table-cell">
      <style:table-cell-properties fo:border="0.0069in solid #D86DCB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40" style:family="table-cell">
      <style:table-cell-properties fo:border="0.0069in solid #D86DCB" style:writing-mode="lr-tb" fo:padding-top="0in" fo:padding-left="0.075in" fo:padding-bottom="0in" fo:padding-right="0.075in"/>
    </style:style>
    <style:style style:name="P1941" style:parent-style-name="Normal" style:family="paragraph">
      <style:paragraph-properties fo:margin-bottom="0in" fo:line-height="100%"/>
      <style:text-properties fo:language="en" fo:country="US"/>
    </style:style>
    <style:style style:name="TableRow1942" style:family="table-row">
      <style:table-row-properties style:min-row-height="0.2083in"/>
    </style:style>
    <style:style style:name="TableCell1943" style:family="table-cell">
      <style:table-cell-properties fo:border="0.0069in solid #D86DCB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45" style:family="table-cell">
      <style:table-cell-properties fo:border="0.0069in solid #D86DCB" style:writing-mode="lr-tb" fo:padding-top="0in" fo:padding-left="0.075in" fo:padding-bottom="0in" fo:padding-right="0.075in"/>
    </style:style>
    <style:style style:name="P1946" style:parent-style-name="Normal" style:family="paragraph">
      <style:paragraph-properties fo:margin-bottom="0in" fo:line-height="100%"/>
      <style:text-properties fo:language="en" fo:country="US"/>
    </style:style>
    <style:style style:name="TableRow1947" style:family="table-row">
      <style:table-row-properties style:min-row-height="0.2083in"/>
    </style:style>
    <style:style style:name="TableCell1948" style:family="table-cell">
      <style:table-cell-properties fo:border="0.0069in solid #D86DCB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50" style:family="table-cell">
      <style:table-cell-properties fo:border="0.0069in solid #D86DCB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margin-bottom="0in" fo:line-height="100%"/>
      <style:text-properties fo:language="en" fo:country="US"/>
    </style:style>
    <style:style style:name="P1952" style:parent-style-name="Normal" style:family="paragraph">
      <style:paragraph-properties fo:margin-bottom="0in" fo:line-height="100%"/>
      <style:text-properties fo:language="en" fo:country="US"/>
    </style:style>
    <style:style style:name="TableRow1953" style:family="table-row">
      <style:table-row-properties style:min-row-height="0.2083in"/>
    </style:style>
    <style:style style:name="TableCell1954" style:family="table-cell">
      <style:table-cell-properties fo:border="0.0069in solid #D86DCB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56" style:family="table-cell">
      <style:table-cell-properties fo:border="0.0069in solid #D86DCB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margin-bottom="0in" fo:line-height="100%"/>
      <style:text-properties fo:language="en" fo:country="US"/>
    </style:style>
    <style:style style:name="TableCell1958" style:family="table-cell">
      <style:table-cell-properties fo:border="0.0069in solid #D86DCB" style:writing-mode="lr-tb" fo:padding-top="0in" fo:padding-left="0.075in" fo:padding-bottom="0in" fo:padding-right="0.075in"/>
    </style:style>
    <style:style style:name="P1959" style:parent-style-name="Normal" style:family="paragraph">
      <style:paragraph-properties fo:margin-bottom="0in" fo:line-height="100%"/>
      <style:text-properties fo:language="en" fo:country="US"/>
    </style:style>
    <style:style style:name="TableRow1960" style:family="table-row">
      <style:table-row-properties style:min-row-height="0.2083in"/>
    </style:style>
    <style:style style:name="TableCell1961" style:family="table-cell">
      <style:table-cell-properties fo:border="0.0069in solid #D86DCB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63" style:family="table-cell">
      <style:table-cell-properties fo:border="0.0069in solid #D86DCB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margin-bottom="0in" fo:line-height="100%"/>
      <style:text-properties fo:language="en" fo:country="US"/>
    </style:style>
    <style:style style:name="TableCell1965" style:family="table-cell">
      <style:table-cell-properties fo:border="0.0069in solid #D86DCB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margin-bottom="0in" fo:line-height="100%"/>
      <style:text-properties fo:language="en" fo:country="US"/>
    </style:style>
    <style:style style:name="TableRow1967" style:family="table-row">
      <style:table-row-properties style:min-row-height="0.2083in"/>
    </style:style>
    <style:style style:name="TableCell1968" style:family="table-cell">
      <style:table-cell-properties fo:border="0.0069in solid #D86DCB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70" style:family="table-cell">
      <style:table-cell-properties fo:border="0.0069in solid #D86DCB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margin-bottom="0in" fo:line-height="100%"/>
      <style:text-properties fo:language="en" fo:country="US"/>
    </style:style>
    <style:style style:name="TableCell1972" style:family="table-cell">
      <style:table-cell-properties fo:border="0.0069in solid #D86DCB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margin-bottom="0in" fo:line-height="100%"/>
      <style:text-properties fo:language="en" fo:country="US"/>
    </style:style>
    <style:style style:name="TableRow1974" style:family="table-row">
      <style:table-row-properties style:min-row-height="0.2083in"/>
    </style:style>
    <style:style style:name="TableCell1975" style:family="table-cell">
      <style:table-cell-properties fo:border="0.0069in solid #D86DCB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77" style:family="table-cell">
      <style:table-cell-properties fo:border="0.0069in solid #D86DCB" style:writing-mode="lr-tb" fo:padding-top="0in" fo:padding-left="0.075in" fo:padding-bottom="0in" fo:padding-right="0.075in"/>
    </style:style>
    <style:style style:name="P1978" style:parent-style-name="Normal" style:family="paragraph">
      <style:paragraph-properties fo:margin-bottom="0in" fo:line-height="100%"/>
      <style:text-properties fo:language="en" fo:country="US"/>
    </style:style>
    <style:style style:name="TableCell1979" style:family="table-cell">
      <style:table-cell-properties fo:border="0.0069in solid #D86DCB" style:writing-mode="lr-tb" fo:padding-top="0in" fo:padding-left="0.075in" fo:padding-bottom="0in" fo:padding-right="0.075in"/>
    </style:style>
    <style:style style:name="P1980" style:parent-style-name="Normal" style:family="paragraph">
      <style:paragraph-properties fo:margin-bottom="0in" fo:line-height="100%"/>
      <style:text-properties fo:language="en" fo:country="US"/>
    </style:style>
    <style:style style:name="TableRow1981" style:family="table-row">
      <style:table-row-properties style:min-row-height="0.2083in"/>
    </style:style>
    <style:style style:name="TableCell1982" style:family="table-cell">
      <style:table-cell-properties fo:border="0.0069in solid #D86DCB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84" style:family="table-cell">
      <style:table-cell-properties fo:border="0.0069in solid #D86DCB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margin-bottom="0in" fo:line-height="100%"/>
      <style:text-properties fo:language="en" fo:country="US"/>
    </style:style>
    <style:style style:name="TableCell1986" style:family="table-cell">
      <style:table-cell-properties fo:border="0.0069in solid #D86DCB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margin-bottom="0in" fo:line-height="100%"/>
      <style:text-properties fo:language="en" fo:country="US"/>
    </style:style>
    <style:style style:name="P1988" style:parent-style-name="Normal" style:family="paragraph">
      <style:text-properties fo:language="en" fo:country="US"/>
    </style:style>
    <style:style style:name="P1989" style:parent-style-name="Normal" style:family="paragraph">
      <style:text-properties fo:language="en" fo:country="US"/>
    </style:style>
    <style:style style:name="P1990" style:parent-style-name="Normal" style:family="paragraph">
      <style:paragraph-properties fo:break-before="page"/>
    </style:style>
    <style:style style:name="TableColumn1992" style:family="table-column">
      <style:table-column-properties style:column-width="2.0868in"/>
    </style:style>
    <style:style style:name="TableColumn1993" style:family="table-column">
      <style:table-column-properties style:column-width="2.0868in"/>
    </style:style>
    <style:style style:name="TableColumn1994" style:family="table-column">
      <style:table-column-properties style:column-width="2.0868in"/>
    </style:style>
    <style:style style:name="Table1991" style:family="table">
      <style:table-properties style:width="6.2604in" fo:margin-left="0in" table:align="left"/>
    </style:style>
    <style:style style:name="TableRow1995" style:family="table-row">
      <style:table-row-properties style:min-row-height="0.2083in"/>
    </style:style>
    <style:style style:name="TableCell1996" style:family="table-cell">
      <style:table-cell-properties fo:border="0.0069in solid #60CAF3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margin-bottom="0in" fo:line-height="100%"/>
    </style:style>
    <style:style style:name="T1998" style:parent-style-name="Standardstycketeckensnitt" style:family="text">
      <style:text-properties fo:language="en" fo:country="US"/>
    </style:style>
    <style:style style:name="TableRow1999" style:family="table-row">
      <style:table-row-properties style:min-row-height="0.2083in"/>
    </style:style>
    <style:style style:name="TableCell2000" style:family="table-cell">
      <style:table-cell-properties fo:border="0.0069in solid #60CAF3" style:writing-mode="lr-tb" fo:padding-top="0in" fo:padding-left="0.075in" fo:padding-bottom="0in" fo:padding-right="0.075in"/>
    </style:style>
    <style:style style:name="P200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003" style:family="table-column">
      <style:table-column-properties style:column-width="0.6666in"/>
    </style:style>
    <style:style style:name="TableColumn2004" style:family="table-column">
      <style:table-column-properties style:column-width="1.2631in"/>
    </style:style>
    <style:style style:name="Table2002" style:family="table">
      <style:table-properties style:width="1.9298in" fo:margin-left="0in" table:align="left"/>
    </style:style>
    <style:style style:name="TableRow2005" style:family="table-row">
      <style:table-row-properties style:min-row-height="0.2083in"/>
    </style:style>
    <style:style style:name="TableCell2006" style:family="table-cell">
      <style:table-cell-properties fo:border="0.0069in solid #60CAF3" style:writing-mode="lr-tb" fo:padding-top="0in" fo:padding-left="0.075in" fo:padding-bottom="0in" fo:padding-right="0.075in"/>
    </style:style>
    <style:style style:name="P2007" style:parent-style-name="Normal" style:family="paragraph">
      <style:paragraph-properties fo:margin-bottom="0in" fo:line-height="100%"/>
    </style:style>
    <style:style style:name="T2008" style:parent-style-name="Standardstycketeckensnitt" style:family="text">
      <style:text-properties fo:language="en" fo:country="US"/>
    </style:style>
    <style:style style:name="TableRow2009" style:family="table-row">
      <style:table-row-properties style:min-row-height="0.2083in"/>
    </style:style>
    <style:style style:name="TableCell2010" style:family="table-cell">
      <style:table-cell-properties fo:border="0.0069in solid #60CAF3" style:writing-mode="lr-tb" fo:padding-top="0in" fo:padding-left="0.075in" fo:padding-bottom="0in" fo:padding-right="0.075in"/>
    </style:style>
    <style:style style:name="P2011" style:parent-style-name="Normal" style:family="paragraph">
      <style:paragraph-properties fo:margin-bottom="0in" fo:line-height="100%"/>
    </style:style>
    <style:style style:name="T2012" style:parent-style-name="Standardstycketeckensnitt" style:family="text">
      <style:text-properties fo:language="en" fo:country="US"/>
    </style:style>
    <style:style style:name="TableCell2013" style:family="table-cell">
      <style:table-cell-properties fo:border="0.0069in solid #60CAF3" style:writing-mode="lr-tb" fo:padding-top="0in" fo:padding-left="0.075in" fo:padding-bottom="0in" fo:padding-right="0.075in"/>
    </style:style>
    <style:style style:name="P2014" style:parent-style-name="Normal" style:family="paragraph">
      <style:paragraph-properties fo:margin-bottom="0in" fo:line-height="100%"/>
      <style:text-properties fo:language="en" fo:country="US"/>
    </style:style>
    <style:style style:name="TableRow2015" style:family="table-row">
      <style:table-row-properties style:min-row-height="0.2083in"/>
    </style:style>
    <style:style style:name="TableCell2016" style:family="table-cell">
      <style:table-cell-properties fo:border="0.0069in solid #60CAF3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margin-bottom="0in" fo:line-height="100%"/>
    </style:style>
    <style:style style:name="T2018" style:parent-style-name="Standardstycketeckensnitt" style:family="text">
      <style:text-properties fo:language="en" fo:country="US"/>
    </style:style>
    <style:style style:name="TableCell2019" style:family="table-cell">
      <style:table-cell-properties fo:border="0.0069in solid #60CAF3" style:writing-mode="lr-tb" fo:padding-top="0in" fo:padding-left="0.075in" fo:padding-bottom="0in" fo:padding-right="0.075in"/>
    </style:style>
    <style:style style:name="P2020" style:parent-style-name="Normal" style:family="paragraph">
      <style:paragraph-properties fo:margin-bottom="0in" fo:line-height="100%"/>
      <style:text-properties fo:language="en" fo:country="US"/>
    </style:style>
    <style:style style:name="TableRow2021" style:family="table-row">
      <style:table-row-properties style:min-row-height="0.2083in"/>
    </style:style>
    <style:style style:name="TableCell2022" style:family="table-cell">
      <style:table-cell-properties fo:border="0.0069in solid #60CAF3" style:writing-mode="lr-tb" fo:padding-top="0in" fo:padding-left="0.075in" fo:padding-bottom="0in" fo:padding-right="0.075in"/>
    </style:style>
    <style:style style:name="P202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24" style:family="table-cell">
      <style:table-cell-properties fo:border="0.0069in solid #60CAF3" style:writing-mode="lr-tb" fo:padding-top="0in" fo:padding-left="0.075in" fo:padding-bottom="0in" fo:padding-right="0.075in"/>
    </style:style>
    <style:style style:name="P2025" style:parent-style-name="Normal" style:family="paragraph">
      <style:paragraph-properties fo:margin-bottom="0in" fo:line-height="100%"/>
      <style:text-properties fo:language="en" fo:country="US"/>
    </style:style>
    <style:style style:name="TableRow2026" style:family="table-row">
      <style:table-row-properties style:min-row-height="0.2083in"/>
    </style:style>
    <style:style style:name="TableCell2027" style:family="table-cell">
      <style:table-cell-properties fo:border="0.0069in solid #60CAF3" style:writing-mode="lr-tb" fo:padding-top="0in" fo:padding-left="0.075in" fo:padding-bottom="0in" fo:padding-right="0.075in"/>
    </style:style>
    <style:style style:name="P202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29" style:family="table-cell">
      <style:table-cell-properties fo:border="0.0069in solid #60CAF3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margin-bottom="0in" fo:line-height="100%"/>
      <style:text-properties fo:language="en" fo:country="US"/>
    </style:style>
    <style:style style:name="TableRow2031" style:family="table-row">
      <style:table-row-properties style:min-row-height="0.2083in"/>
    </style:style>
    <style:style style:name="TableCell2032" style:family="table-cell">
      <style:table-cell-properties fo:border="0.0069in solid #60CAF3" style:writing-mode="lr-tb" fo:padding-top="0in" fo:padding-left="0.075in" fo:padding-bottom="0in" fo:padding-right="0.075in"/>
    </style:style>
    <style:style style:name="P2033" style:parent-style-name="Normal" style:family="paragraph">
      <style:paragraph-properties fo:margin-bottom="0in" fo:line-height="100%"/>
    </style:style>
    <style:style style:name="T2034" style:parent-style-name="Standardstycketeckensnitt" style:family="text">
      <style:text-properties fo:language="en" fo:country="US"/>
    </style:style>
    <style:style style:name="TableCell2035" style:family="table-cell">
      <style:table-cell-properties fo:border="0.0069in solid #60CAF3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margin-bottom="0in" fo:line-height="100%"/>
      <style:text-properties fo:language="en" fo:country="US"/>
    </style:style>
    <style:style style:name="TableRow2037" style:family="table-row">
      <style:table-row-properties style:min-row-height="0.2083in"/>
    </style:style>
    <style:style style:name="TableCell2038" style:family="table-cell">
      <style:table-cell-properties fo:border="0.0069in solid #60CAF3" style:writing-mode="lr-tb" fo:padding-top="0in" fo:padding-left="0.075in" fo:padding-bottom="0in" fo:padding-right="0.075in"/>
    </style:style>
    <style:style style:name="P2039" style:parent-style-name="Normal" style:family="paragraph">
      <style:paragraph-properties fo:margin-bottom="0in" fo:line-height="100%"/>
    </style:style>
    <style:style style:name="T2040" style:parent-style-name="Standardstycketeckensnitt" style:family="text">
      <style:text-properties fo:language="en" fo:country="US"/>
    </style:style>
    <style:style style:name="TableCell2041" style:family="table-cell">
      <style:table-cell-properties fo:border="0.0069in solid #60CAF3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margin-bottom="0in" fo:line-height="100%"/>
      <style:text-properties fo:language="en" fo:country="US"/>
    </style:style>
    <style:style style:name="P20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20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45" style:family="table-cell">
      <style:table-cell-properties fo:border="0.0069in solid #60CAF3" style:writing-mode="lr-tb" fo:padding-top="0in" fo:padding-left="0.075in" fo:padding-bottom="0in" fo:padding-right="0.075in"/>
    </style:style>
    <style:style style:name="P2046" style:parent-style-name="Normal" style:family="paragraph">
      <style:paragraph-properties fo:margin-bottom="0in" fo:line-height="100%"/>
      <style:text-properties fo:language="en" fo:country="US"/>
    </style:style>
    <style:style style:name="TableColumn2048" style:family="table-column">
      <style:table-column-properties style:column-width="0.9618in"/>
    </style:style>
    <style:style style:name="TableColumn2049" style:family="table-column">
      <style:table-column-properties style:column-width="0.968in"/>
    </style:style>
    <style:style style:name="Table2047" style:family="table">
      <style:table-properties style:width="1.9298in" fo:margin-left="0in" table:align="left"/>
    </style:style>
    <style:style style:name="TableRow2050" style:family="table-row">
      <style:table-row-properties style:min-row-height="0.2083in"/>
    </style:style>
    <style:style style:name="TableCell2051" style:family="table-cell">
      <style:table-cell-properties fo:border="0.0069in solid #60CAF3" style:writing-mode="lr-tb" fo:padding-top="0in" fo:padding-left="0.075in" fo:padding-bottom="0in" fo:padding-right="0.075in"/>
    </style:style>
    <style:style style:name="P20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2053" style:family="table-row">
      <style:table-row-properties style:min-row-height="0.2083in"/>
    </style:style>
    <style:style style:name="TableCell2054" style:family="table-cell">
      <style:table-cell-properties fo:border="0.0069in solid #60CAF3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margin-bottom="0in" fo:line-height="100%"/>
    </style:style>
    <style:style style:name="T2056" style:parent-style-name="Standardstycketeckensnitt" style:family="text">
      <style:text-properties fo:language="en" fo:country="US"/>
    </style:style>
    <style:style style:name="TableCell2057" style:family="table-cell">
      <style:table-cell-properties fo:border="0.0069in solid #60CAF3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margin-bottom="0in" fo:line-height="100%"/>
      <style:text-properties fo:language="en" fo:country="US"/>
    </style:style>
    <style:style style:name="TableRow2059" style:family="table-row">
      <style:table-row-properties style:min-row-height="0.2083in"/>
    </style:style>
    <style:style style:name="TableCell2060" style:family="table-cell">
      <style:table-cell-properties fo:border="0.0069in solid #60CAF3" style:writing-mode="lr-tb" fo:padding-top="0in" fo:padding-left="0.075in" fo:padding-bottom="0in" fo:padding-right="0.075in"/>
    </style:style>
    <style:style style:name="P2061" style:parent-style-name="Normal" style:family="paragraph">
      <style:paragraph-properties fo:margin-bottom="0in" fo:line-height="100%"/>
    </style:style>
    <style:style style:name="T2062" style:parent-style-name="Standardstycketeckensnitt" style:family="text">
      <style:text-properties fo:language="en" fo:country="US"/>
    </style:style>
    <style:style style:name="TableCell2063" style:family="table-cell">
      <style:table-cell-properties fo:border="0.0069in solid #60CAF3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margin-bottom="0in" fo:line-height="100%"/>
      <style:text-properties fo:language="en" fo:country="US"/>
    </style:style>
    <style:style style:name="TableRow2065" style:family="table-row">
      <style:table-row-properties style:min-row-height="0.2083in"/>
    </style:style>
    <style:style style:name="TableCell2066" style:family="table-cell">
      <style:table-cell-properties fo:border="0.0069in solid #60CAF3" style:writing-mode="lr-tb" fo:padding-top="0in" fo:padding-left="0.075in" fo:padding-bottom="0in" fo:padding-right="0.075in"/>
    </style:style>
    <style:style style:name="P20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68" style:family="table-cell">
      <style:table-cell-properties fo:border="0.0069in solid #60CAF3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margin-bottom="0in" fo:line-height="100%"/>
      <style:text-properties fo:language="en" fo:country="US"/>
    </style:style>
    <style:style style:name="TableRow2070" style:family="table-row">
      <style:table-row-properties style:min-row-height="0.2083in"/>
    </style:style>
    <style:style style:name="TableCell2071" style:family="table-cell">
      <style:table-cell-properties fo:border="0.0069in solid #60CAF3" style:writing-mode="lr-tb" fo:padding-top="0in" fo:padding-left="0.075in" fo:padding-bottom="0in" fo:padding-right="0.075in"/>
    </style:style>
    <style:style style:name="P207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73" style:family="table-cell">
      <style:table-cell-properties fo:border="0.0069in solid #60CAF3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margin-bottom="0in" fo:line-height="100%"/>
      <style:text-properties fo:language="en" fo:country="US"/>
    </style:style>
    <style:style style:name="TableRow2075" style:family="table-row">
      <style:table-row-properties style:min-row-height="0.2083in"/>
    </style:style>
    <style:style style:name="TableCell2076" style:family="table-cell">
      <style:table-cell-properties fo:border="0.0069in solid #60CAF3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margin-bottom="0in" fo:line-height="100%"/>
    </style:style>
    <style:style style:name="T2078" style:parent-style-name="Standardstycketeckensnitt" style:family="text">
      <style:text-properties fo:language="en" fo:country="US"/>
    </style:style>
    <style:style style:name="TableCell2079" style:family="table-cell">
      <style:table-cell-properties fo:border="0.0069in solid #60CAF3" style:writing-mode="lr-tb" fo:padding-top="0in" fo:padding-left="0.075in" fo:padding-bottom="0in" fo:padding-right="0.075in"/>
    </style:style>
    <style:style style:name="P2080" style:parent-style-name="Normal" style:family="paragraph">
      <style:paragraph-properties fo:margin-bottom="0in" fo:line-height="100%"/>
      <style:text-properties fo:language="en" fo:country="US"/>
    </style:style>
    <style:style style:name="TableRow2081" style:family="table-row">
      <style:table-row-properties style:min-row-height="0.2083in"/>
    </style:style>
    <style:style style:name="TableCell2082" style:family="table-cell">
      <style:table-cell-properties fo:border="0.0069in solid #60CAF3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margin-bottom="0in" fo:line-height="100%"/>
    </style:style>
    <style:style style:name="T2084" style:parent-style-name="Standardstycketeckensnitt" style:family="text">
      <style:text-properties fo:language="en" fo:country="US"/>
    </style:style>
    <style:style style:name="TableCell2085" style:family="table-cell">
      <style:table-cell-properties fo:border="0.0069in solid #60CAF3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margin-bottom="0in" fo:line-height="100%"/>
      <style:text-properties fo:language="en" fo:country="US"/>
    </style:style>
    <style:style style:name="P2087" style:parent-style-name="Normal" style:family="paragraph">
      <style:paragraph-properties fo:margin-bottom="0in" fo:line-height="100%"/>
      <style:text-properties fo:language="en" fo:country="US"/>
    </style:style>
    <style:style style:name="TableCell2088" style:family="table-cell">
      <style:table-cell-properties fo:border="0.0069in solid #60CAF3" style:writing-mode="lr-tb" fo:padding-top="0in" fo:padding-left="0.075in" fo:padding-bottom="0in" fo:padding-right="0.075in"/>
    </style:style>
    <style:style style:name="P2089" style:parent-style-name="Normal" style:family="paragraph">
      <style:paragraph-properties fo:margin-bottom="0in" fo:line-height="100%"/>
      <style:text-properties fo:language="en" fo:country="US"/>
    </style:style>
    <style:style style:name="TableColumn2091" style:family="table-column">
      <style:table-column-properties style:column-width="0.9652in"/>
    </style:style>
    <style:style style:name="TableColumn2092" style:family="table-column">
      <style:table-column-properties style:column-width="0.9645in"/>
    </style:style>
    <style:style style:name="Table2090" style:family="table">
      <style:table-properties style:width="1.9298in" fo:margin-left="0in" table:align="left"/>
    </style:style>
    <style:style style:name="TableRow2093" style:family="table-row">
      <style:table-row-properties style:min-row-height="0.2083in"/>
    </style:style>
    <style:style style:name="TableCell2094" style:family="table-cell">
      <style:table-cell-properties fo:border="0.0069in solid #60CAF3" style:writing-mode="lr-tb" fo:padding-top="0in" fo:padding-left="0.075in" fo:padding-bottom="0in" fo:padding-right="0.075in"/>
    </style:style>
    <style:style style:name="P20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96" style:family="table-cell">
      <style:table-cell-properties fo:border="0.0069in solid #60CAF3" style:writing-mode="lr-tb" fo:padding-top="0in" fo:padding-left="0.075in" fo:padding-bottom="0in" fo:padding-right="0.075in"/>
    </style:style>
    <style:style style:name="P2097" style:parent-style-name="Normal" style:family="paragraph">
      <style:paragraph-properties fo:margin-bottom="0in" fo:line-height="100%"/>
      <style:text-properties fo:language="en" fo:country="US"/>
    </style:style>
    <style:style style:name="TableRow2098" style:family="table-row">
      <style:table-row-properties style:min-row-height="0.2083in"/>
    </style:style>
    <style:style style:name="TableCell2099" style:family="table-cell">
      <style:table-cell-properties fo:border="0.0069in solid #60CAF3" style:writing-mode="lr-tb" fo:padding-top="0in" fo:padding-left="0.075in" fo:padding-bottom="0in" fo:padding-right="0.075in"/>
    </style:style>
    <style:style style:name="P21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01" style:family="table-cell">
      <style:table-cell-properties fo:border="0.0069in solid #60CAF3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margin-bottom="0in" fo:line-height="100%"/>
      <style:text-properties fo:language="en" fo:country="US"/>
    </style:style>
    <style:style style:name="TableRow2103" style:family="table-row">
      <style:table-row-properties style:min-row-height="0.2083in"/>
    </style:style>
    <style:style style:name="TableCell2104" style:family="table-cell">
      <style:table-cell-properties fo:border="0.0069in solid #60CAF3" style:writing-mode="lr-tb" fo:padding-top="0in" fo:padding-left="0.075in" fo:padding-bottom="0in" fo:padding-right="0.075in"/>
    </style:style>
    <style:style style:name="P2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06" style:family="table-cell">
      <style:table-cell-properties fo:border="0.0069in solid #60CAF3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margin-bottom="0in" fo:line-height="100%"/>
      <style:text-properties fo:language="en" fo:country="US"/>
    </style:style>
    <style:style style:name="TableRow2108" style:family="table-row">
      <style:table-row-properties style:min-row-height="0.2083in"/>
    </style:style>
    <style:style style:name="TableCell2109" style:family="table-cell">
      <style:table-cell-properties fo:border="0.0069in solid #60CAF3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11" style:family="table-cell">
      <style:table-cell-properties fo:border="0.0069in solid #60CAF3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margin-bottom="0in" fo:line-height="100%"/>
      <style:text-properties fo:language="en" fo:country="US"/>
    </style:style>
    <style:style style:name="TableRow2113" style:family="table-row">
      <style:table-row-properties style:min-row-height="0.2083in"/>
    </style:style>
    <style:style style:name="TableCell2114" style:family="table-cell">
      <style:table-cell-properties fo:border="0.0069in solid #60CAF3" style:writing-mode="lr-tb" fo:padding-top="0in" fo:padding-left="0.075in" fo:padding-bottom="0in" fo:padding-right="0.075in"/>
    </style:style>
    <style:style style:name="P21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16" style:family="table-cell">
      <style:table-cell-properties fo:border="0.0069in solid #60CAF3" style:writing-mode="lr-tb" fo:padding-top="0in" fo:padding-left="0.075in" fo:padding-bottom="0in" fo:padding-right="0.075in"/>
    </style:style>
    <style:style style:name="P2117" style:parent-style-name="Normal" style:family="paragraph">
      <style:paragraph-properties fo:margin-bottom="0in" fo:line-height="100%"/>
      <style:text-properties fo:language="en" fo:country="US"/>
    </style:style>
    <style:style style:name="TableRow2118" style:family="table-row">
      <style:table-row-properties style:min-row-height="0.2083in"/>
    </style:style>
    <style:style style:name="TableCell2119" style:family="table-cell">
      <style:table-cell-properties fo:border="0.0069in solid #60CAF3" style:writing-mode="lr-tb" fo:padding-top="0in" fo:padding-left="0.075in" fo:padding-bottom="0in" fo:padding-right="0.075in"/>
    </style:style>
    <style:style style:name="P21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21" style:family="table-cell">
      <style:table-cell-properties fo:border="0.0069in solid #60CAF3" style:writing-mode="lr-tb" fo:padding-top="0in" fo:padding-left="0.075in" fo:padding-bottom="0in" fo:padding-right="0.075in"/>
    </style:style>
    <style:style style:name="P2122" style:parent-style-name="Normal" style:family="paragraph">
      <style:paragraph-properties fo:margin-bottom="0in" fo:line-height="100%"/>
      <style:text-properties fo:language="en" fo:country="US"/>
    </style:style>
    <style:style style:name="TableRow2123" style:family="table-row">
      <style:table-row-properties style:min-row-height="0.2083in"/>
    </style:style>
    <style:style style:name="TableCell2124" style:family="table-cell">
      <style:table-cell-properties fo:border="0.0069in solid #60CAF3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26" style:family="table-cell">
      <style:table-cell-properties fo:border="0.0069in solid #60CAF3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margin-bottom="0in" fo:line-height="100%"/>
      <style:text-properties fo:language="en" fo:country="US"/>
    </style:style>
    <style:style style:name="P2128" style:parent-style-name="Normal" style:family="paragraph">
      <style:paragraph-properties fo:margin-bottom="0in" fo:line-height="100%"/>
      <style:text-properties fo:language="en" fo:country="US"/>
    </style:style>
    <style:style style:name="TableRow2129" style:family="table-row">
      <style:table-row-properties style:min-row-height="0.2083in"/>
    </style:style>
    <style:style style:name="TableCell2130" style:family="table-cell">
      <style:table-cell-properties fo:border="0.0069in solid #60CAF3" style:writing-mode="lr-tb" fo:padding-top="0in" fo:padding-left="0.075in" fo:padding-bottom="0in" fo:padding-right="0.075in"/>
    </style:style>
    <style:style style:name="P21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133" style:family="table-column">
      <style:table-column-properties style:column-width="0.9652in"/>
    </style:style>
    <style:style style:name="TableColumn2134" style:family="table-column">
      <style:table-column-properties style:column-width="0.9645in"/>
    </style:style>
    <style:style style:name="Table2132" style:family="table">
      <style:table-properties style:width="1.9298in" fo:margin-left="0in" table:align="left"/>
    </style:style>
    <style:style style:name="TableRow2135" style:family="table-row">
      <style:table-row-properties style:min-row-height="0.2083in"/>
    </style:style>
    <style:style style:name="TableCell2136" style:family="table-cell">
      <style:table-cell-properties fo:border="0.0069in solid #60CAF3" style:writing-mode="lr-tb" fo:padding-top="0in" fo:padding-left="0.075in" fo:padding-bottom="0in" fo:padding-right="0.075in"/>
    </style:style>
    <style:style style:name="P21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38" style:family="table-cell">
      <style:table-cell-properties fo:border="0.0069in solid #60CAF3" style:writing-mode="lr-tb" fo:padding-top="0in" fo:padding-left="0.075in" fo:padding-bottom="0in" fo:padding-right="0.075in"/>
    </style:style>
    <style:style style:name="P2139" style:parent-style-name="Normal" style:family="paragraph">
      <style:paragraph-properties fo:margin-bottom="0in" fo:line-height="100%"/>
      <style:text-properties fo:language="en" fo:country="US"/>
    </style:style>
    <style:style style:name="TableRow2140" style:family="table-row">
      <style:table-row-properties style:min-row-height="0.2083in"/>
    </style:style>
    <style:style style:name="TableCell2141" style:family="table-cell">
      <style:table-cell-properties fo:border="0.0069in solid #60CAF3" style:writing-mode="lr-tb" fo:padding-top="0in" fo:padding-left="0.075in" fo:padding-bottom="0in" fo:padding-right="0.075in"/>
    </style:style>
    <style:style style:name="P21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43" style:family="table-cell">
      <style:table-cell-properties fo:border="0.0069in solid #60CAF3" style:writing-mode="lr-tb" fo:padding-top="0in" fo:padding-left="0.075in" fo:padding-bottom="0in" fo:padding-right="0.075in"/>
    </style:style>
    <style:style style:name="P2144" style:parent-style-name="Normal" style:family="paragraph">
      <style:paragraph-properties fo:margin-bottom="0in" fo:line-height="100%"/>
      <style:text-properties fo:language="en" fo:country="US"/>
    </style:style>
    <style:style style:name="TableRow2145" style:family="table-row">
      <style:table-row-properties style:min-row-height="0.2083in"/>
    </style:style>
    <style:style style:name="TableCell2146" style:family="table-cell">
      <style:table-cell-properties fo:border="0.0069in solid #60CAF3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48" style:family="table-cell">
      <style:table-cell-properties fo:border="0.0069in solid #60CAF3" style:writing-mode="lr-tb" fo:padding-top="0in" fo:padding-left="0.075in" fo:padding-bottom="0in" fo:padding-right="0.075in"/>
    </style:style>
    <style:style style:name="P2149" style:parent-style-name="Normal" style:family="paragraph">
      <style:paragraph-properties fo:margin-bottom="0in" fo:line-height="100%"/>
      <style:text-properties fo:language="en" fo:country="US"/>
    </style:style>
    <style:style style:name="TableRow2150" style:family="table-row">
      <style:table-row-properties style:min-row-height="0.2083in"/>
    </style:style>
    <style:style style:name="TableCell2151" style:family="table-cell">
      <style:table-cell-properties fo:border="0.0069in solid #60CAF3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53" style:family="table-cell">
      <style:table-cell-properties fo:border="0.0069in solid #60CAF3" style:writing-mode="lr-tb" fo:padding-top="0in" fo:padding-left="0.075in" fo:padding-bottom="0in" fo:padding-right="0.075in"/>
    </style:style>
    <style:style style:name="P2154" style:parent-style-name="Normal" style:family="paragraph">
      <style:paragraph-properties fo:margin-bottom="0in" fo:line-height="100%"/>
      <style:text-properties fo:language="en" fo:country="US"/>
    </style:style>
    <style:style style:name="TableRow2155" style:family="table-row">
      <style:table-row-properties style:min-row-height="0.2083in"/>
    </style:style>
    <style:style style:name="TableCell2156" style:family="table-cell">
      <style:table-cell-properties fo:border="0.0069in solid #60CAF3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58" style:family="table-cell">
      <style:table-cell-properties fo:border="0.0069in solid #60CAF3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margin-bottom="0in" fo:line-height="100%"/>
      <style:text-properties fo:language="en" fo:country="US"/>
    </style:style>
    <style:style style:name="TableRow2160" style:family="table-row">
      <style:table-row-properties style:min-row-height="0.2083in"/>
    </style:style>
    <style:style style:name="TableCell2161" style:family="table-cell">
      <style:table-cell-properties fo:border="0.0069in solid #60CAF3" style:writing-mode="lr-tb" fo:padding-top="0in" fo:padding-left="0.075in" fo:padding-bottom="0in" fo:padding-right="0.075in"/>
    </style:style>
    <style:style style:name="P21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3" style:family="table-cell">
      <style:table-cell-properties fo:border="0.0069in solid #60CAF3" style:writing-mode="lr-tb" fo:padding-top="0in" fo:padding-left="0.075in" fo:padding-bottom="0in" fo:padding-right="0.075in"/>
    </style:style>
    <style:style style:name="P2164" style:parent-style-name="Normal" style:family="paragraph">
      <style:paragraph-properties fo:margin-bottom="0in" fo:line-height="100%"/>
      <style:text-properties fo:language="en" fo:country="US"/>
    </style:style>
    <style:style style:name="TableRow2165" style:family="table-row">
      <style:table-row-properties style:min-row-height="0.2083in"/>
    </style:style>
    <style:style style:name="TableCell2166" style:family="table-cell">
      <style:table-cell-properties fo:border="0.0069in solid #60CAF3" style:writing-mode="lr-tb" fo:padding-top="0in" fo:padding-left="0.075in" fo:padding-bottom="0in" fo:padding-right="0.075in"/>
    </style:style>
    <style:style style:name="P21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8" style:family="table-cell">
      <style:table-cell-properties fo:border="0.0069in solid #60CAF3" style:writing-mode="lr-tb" fo:padding-top="0in" fo:padding-left="0.075in" fo:padding-bottom="0in" fo:padding-right="0.075in"/>
    </style:style>
    <style:style style:name="P2169" style:parent-style-name="Normal" style:family="paragraph">
      <style:paragraph-properties fo:margin-bottom="0in" fo:line-height="100%"/>
      <style:text-properties fo:language="en" fo:country="US"/>
    </style:style>
    <style:style style:name="P217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71" style:family="table-cell">
      <style:table-cell-properties fo:border="0.0069in solid #60CAF3" style:writing-mode="lr-tb" fo:padding-top="0in" fo:padding-left="0.075in" fo:padding-bottom="0in" fo:padding-right="0.075in"/>
    </style:style>
    <style:style style:name="P2172" style:parent-style-name="Normal" style:family="paragraph">
      <style:paragraph-properties fo:margin-bottom="0in" fo:line-height="100%"/>
      <style:text-properties fo:language="en" fo:country="US"/>
    </style:style>
    <style:style style:name="TableColumn2174" style:family="table-column">
      <style:table-column-properties style:column-width="0.9652in"/>
    </style:style>
    <style:style style:name="TableColumn2175" style:family="table-column">
      <style:table-column-properties style:column-width="0.9645in"/>
    </style:style>
    <style:style style:name="Table2173" style:family="table">
      <style:table-properties style:width="1.9298in" fo:margin-left="0in" table:align="left"/>
    </style:style>
    <style:style style:name="TableRow2176" style:family="table-row">
      <style:table-row-properties style:min-row-height="0.2083in"/>
    </style:style>
    <style:style style:name="TableCell2177" style:family="table-cell">
      <style:table-cell-properties fo:border="0.0069in solid #60CAF3" style:writing-mode="lr-tb" fo:padding-top="0in" fo:padding-left="0.075in" fo:padding-bottom="0in" fo:padding-right="0.075in"/>
    </style:style>
    <style:style style:name="P2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79" style:family="table-cell">
      <style:table-cell-properties fo:border="0.0069in solid #60CAF3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margin-bottom="0in" fo:line-height="100%"/>
      <style:text-properties fo:language="en" fo:country="US"/>
    </style:style>
    <style:style style:name="TableRow2181" style:family="table-row">
      <style:table-row-properties style:min-row-height="0.2083in"/>
    </style:style>
    <style:style style:name="TableCell2182" style:family="table-cell">
      <style:table-cell-properties fo:border="0.0069in solid #60CAF3" style:writing-mode="lr-tb" fo:padding-top="0in" fo:padding-left="0.075in" fo:padding-bottom="0in" fo:padding-right="0.075in"/>
    </style:style>
    <style:style style:name="P21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84" style:family="table-cell">
      <style:table-cell-properties fo:border="0.0069in solid #60CAF3" style:writing-mode="lr-tb" fo:padding-top="0in" fo:padding-left="0.075in" fo:padding-bottom="0in" fo:padding-right="0.075in"/>
    </style:style>
    <style:style style:name="P2185" style:parent-style-name="Normal" style:family="paragraph">
      <style:paragraph-properties fo:margin-bottom="0in" fo:line-height="100%"/>
      <style:text-properties fo:language="en" fo:country="US"/>
    </style:style>
    <style:style style:name="TableRow2186" style:family="table-row">
      <style:table-row-properties style:min-row-height="0.2083in"/>
    </style:style>
    <style:style style:name="TableCell2187" style:family="table-cell">
      <style:table-cell-properties fo:border="0.0069in solid #60CAF3" style:writing-mode="lr-tb" fo:padding-top="0in" fo:padding-left="0.075in" fo:padding-bottom="0in" fo:padding-right="0.075in"/>
    </style:style>
    <style:style style:name="P21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89" style:family="table-cell">
      <style:table-cell-properties fo:border="0.0069in solid #60CAF3" style:writing-mode="lr-tb" fo:padding-top="0in" fo:padding-left="0.075in" fo:padding-bottom="0in" fo:padding-right="0.075in"/>
    </style:style>
    <style:style style:name="P2190" style:parent-style-name="Normal" style:family="paragraph">
      <style:paragraph-properties fo:margin-bottom="0in" fo:line-height="100%"/>
      <style:text-properties fo:language="en" fo:country="US"/>
    </style:style>
    <style:style style:name="TableRow2191" style:family="table-row">
      <style:table-row-properties style:min-row-height="0.2083in"/>
    </style:style>
    <style:style style:name="TableCell2192" style:family="table-cell">
      <style:table-cell-properties fo:border="0.0069in solid #60CAF3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94" style:family="table-cell">
      <style:table-cell-properties fo:border="0.0069in solid #60CAF3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margin-bottom="0in" fo:line-height="100%"/>
      <style:text-properties fo:language="en" fo:country="US"/>
    </style:style>
    <style:style style:name="TableRow2196" style:family="table-row">
      <style:table-row-properties style:min-row-height="0.2083in"/>
    </style:style>
    <style:style style:name="TableCell2197" style:family="table-cell">
      <style:table-cell-properties fo:border="0.0069in solid #60CAF3" style:writing-mode="lr-tb" fo:padding-top="0in" fo:padding-left="0.075in" fo:padding-bottom="0in" fo:padding-right="0.075in"/>
    </style:style>
    <style:style style:name="P21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99" style:family="table-cell">
      <style:table-cell-properties fo:border="0.0069in solid #60CAF3" style:writing-mode="lr-tb" fo:padding-top="0in" fo:padding-left="0.075in" fo:padding-bottom="0in" fo:padding-right="0.075in"/>
    </style:style>
    <style:style style:name="P2200" style:parent-style-name="Normal" style:family="paragraph">
      <style:paragraph-properties fo:margin-bottom="0in" fo:line-height="100%"/>
      <style:text-properties fo:language="en" fo:country="US"/>
    </style:style>
    <style:style style:name="TableRow2201" style:family="table-row">
      <style:table-row-properties style:min-row-height="0.2083in"/>
    </style:style>
    <style:style style:name="TableCell2202" style:family="table-cell">
      <style:table-cell-properties fo:border="0.0069in solid #60CAF3" style:writing-mode="lr-tb" fo:padding-top="0in" fo:padding-left="0.075in" fo:padding-bottom="0in" fo:padding-right="0.075in"/>
    </style:style>
    <style:style style:name="P220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04" style:family="table-cell">
      <style:table-cell-properties fo:border="0.0069in solid #60CAF3" style:writing-mode="lr-tb" fo:padding-top="0in" fo:padding-left="0.075in" fo:padding-bottom="0in" fo:padding-right="0.075in"/>
    </style:style>
    <style:style style:name="P2205" style:parent-style-name="Normal" style:family="paragraph">
      <style:paragraph-properties fo:margin-bottom="0in" fo:line-height="100%"/>
      <style:text-properties fo:language="en" fo:country="US"/>
    </style:style>
    <style:style style:name="TableRow2206" style:family="table-row">
      <style:table-row-properties style:min-row-height="0.2083in"/>
    </style:style>
    <style:style style:name="TableCell2207" style:family="table-cell">
      <style:table-cell-properties fo:border="0.0069in solid #60CAF3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09" style:family="table-cell">
      <style:table-cell-properties fo:border="0.0069in solid #60CAF3" style:writing-mode="lr-tb" fo:padding-top="0in" fo:padding-left="0.075in" fo:padding-bottom="0in" fo:padding-right="0.075in"/>
    </style:style>
    <style:style style:name="P2210" style:parent-style-name="Normal" style:family="paragraph">
      <style:paragraph-properties fo:margin-bottom="0in" fo:line-height="100%"/>
      <style:text-properties fo:language="en" fo:country="US"/>
    </style:style>
    <style:style style:name="P2211" style:parent-style-name="Normal" style:family="paragraph">
      <style:paragraph-properties fo:margin-bottom="0in" fo:line-height="100%"/>
      <style:text-properties fo:language="en" fo:country="US"/>
    </style:style>
    <style:style style:name="TableCell2212" style:family="table-cell">
      <style:table-cell-properties fo:border="0.0069in solid #60CAF3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margin-bottom="0in" fo:line-height="100%"/>
      <style:text-properties fo:language="en" fo:country="US"/>
    </style:style>
    <style:style style:name="TableColumn2215" style:family="table-column">
      <style:table-column-properties style:column-width="0.9652in"/>
    </style:style>
    <style:style style:name="TableColumn2216" style:family="table-column">
      <style:table-column-properties style:column-width="0.9645in"/>
    </style:style>
    <style:style style:name="Table2214" style:family="table">
      <style:table-properties style:width="1.9298in" fo:margin-left="0in" table:align="left"/>
    </style:style>
    <style:style style:name="TableRow2217" style:family="table-row">
      <style:table-row-properties style:min-row-height="0.2083in"/>
    </style:style>
    <style:style style:name="TableCell2218" style:family="table-cell">
      <style:table-cell-properties fo:border="0.0069in solid #60CAF3" style:writing-mode="lr-tb" fo:padding-top="0in" fo:padding-left="0.075in" fo:padding-bottom="0in" fo:padding-right="0.075in"/>
    </style:style>
    <style:style style:name="P22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20" style:family="table-cell">
      <style:table-cell-properties fo:border="0.0069in solid #60CAF3" style:writing-mode="lr-tb" fo:padding-top="0in" fo:padding-left="0.075in" fo:padding-bottom="0in" fo:padding-right="0.075in"/>
    </style:style>
    <style:style style:name="P2221" style:parent-style-name="Normal" style:family="paragraph">
      <style:paragraph-properties fo:margin-bottom="0in" fo:line-height="100%"/>
      <style:text-properties fo:language="en" fo:country="US"/>
    </style:style>
    <style:style style:name="TableRow2222" style:family="table-row">
      <style:table-row-properties style:min-row-height="0.2083in"/>
    </style:style>
    <style:style style:name="TableCell2223" style:family="table-cell">
      <style:table-cell-properties fo:border="0.0069in solid #60CAF3" style:writing-mode="lr-tb" fo:padding-top="0in" fo:padding-left="0.075in" fo:padding-bottom="0in" fo:padding-right="0.075in"/>
    </style:style>
    <style:style style:name="P22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25" style:family="table-cell">
      <style:table-cell-properties fo:border="0.0069in solid #60CAF3" style:writing-mode="lr-tb" fo:padding-top="0in" fo:padding-left="0.075in" fo:padding-bottom="0in" fo:padding-right="0.075in"/>
    </style:style>
    <style:style style:name="P2226" style:parent-style-name="Normal" style:family="paragraph">
      <style:paragraph-properties fo:margin-bottom="0in" fo:line-height="100%"/>
      <style:text-properties fo:language="en" fo:country="US"/>
    </style:style>
    <style:style style:name="TableRow2227" style:family="table-row">
      <style:table-row-properties style:min-row-height="0.2083in"/>
    </style:style>
    <style:style style:name="TableCell2228" style:family="table-cell">
      <style:table-cell-properties fo:border="0.0069in solid #60CAF3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30" style:family="table-cell">
      <style:table-cell-properties fo:border="0.0069in solid #60CAF3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margin-bottom="0in" fo:line-height="100%"/>
      <style:text-properties fo:language="en" fo:country="US"/>
    </style:style>
    <style:style style:name="TableRow2232" style:family="table-row">
      <style:table-row-properties style:min-row-height="0.2083in"/>
    </style:style>
    <style:style style:name="TableCell2233" style:family="table-cell">
      <style:table-cell-properties fo:border="0.0069in solid #60CAF3" style:writing-mode="lr-tb" fo:padding-top="0in" fo:padding-left="0.075in" fo:padding-bottom="0in" fo:padding-right="0.075in"/>
    </style:style>
    <style:style style:name="P22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35" style:family="table-cell">
      <style:table-cell-properties fo:border="0.0069in solid #60CAF3" style:writing-mode="lr-tb" fo:padding-top="0in" fo:padding-left="0.075in" fo:padding-bottom="0in" fo:padding-right="0.075in"/>
    </style:style>
    <style:style style:name="P2236" style:parent-style-name="Normal" style:family="paragraph">
      <style:paragraph-properties fo:margin-bottom="0in" fo:line-height="100%"/>
      <style:text-properties fo:language="en" fo:country="US"/>
    </style:style>
    <style:style style:name="TableRow2237" style:family="table-row">
      <style:table-row-properties style:min-row-height="0.2083in"/>
    </style:style>
    <style:style style:name="TableCell2238" style:family="table-cell">
      <style:table-cell-properties fo:border="0.0069in solid #60CAF3" style:writing-mode="lr-tb" fo:padding-top="0in" fo:padding-left="0.075in" fo:padding-bottom="0in" fo:padding-right="0.075in"/>
    </style:style>
    <style:style style:name="P22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40" style:family="table-cell">
      <style:table-cell-properties fo:border="0.0069in solid #60CAF3" style:writing-mode="lr-tb" fo:padding-top="0in" fo:padding-left="0.075in" fo:padding-bottom="0in" fo:padding-right="0.075in"/>
    </style:style>
    <style:style style:name="P2241" style:parent-style-name="Normal" style:family="paragraph">
      <style:paragraph-properties fo:margin-bottom="0in" fo:line-height="100%"/>
      <style:text-properties fo:language="en" fo:country="US"/>
    </style:style>
    <style:style style:name="TableRow2242" style:family="table-row">
      <style:table-row-properties style:min-row-height="0.2083in"/>
    </style:style>
    <style:style style:name="TableCell2243" style:family="table-cell">
      <style:table-cell-properties fo:border="0.0069in solid #60CAF3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45" style:family="table-cell">
      <style:table-cell-properties fo:border="0.0069in solid #60CAF3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margin-bottom="0in" fo:line-height="100%"/>
      <style:text-properties fo:language="en" fo:country="US"/>
    </style:style>
    <style:style style:name="TableRow2247" style:family="table-row">
      <style:table-row-properties style:min-row-height="0.2083in"/>
    </style:style>
    <style:style style:name="TableCell2248" style:family="table-cell">
      <style:table-cell-properties fo:border="0.0069in solid #60CAF3" style:writing-mode="lr-tb" fo:padding-top="0in" fo:padding-left="0.075in" fo:padding-bottom="0in" fo:padding-right="0.075in"/>
    </style:style>
    <style:style style:name="P22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50" style:family="table-cell">
      <style:table-cell-properties fo:border="0.0069in solid #60CAF3" style:writing-mode="lr-tb" fo:padding-top="0in" fo:padding-left="0.075in" fo:padding-bottom="0in" fo:padding-right="0.075in"/>
    </style:style>
    <style:style style:name="P2251" style:parent-style-name="Normal" style:family="paragraph">
      <style:paragraph-properties fo:margin-bottom="0in" fo:line-height="100%"/>
      <style:text-properties fo:language="en" fo:country="US"/>
    </style:style>
    <style:style style:name="P2252" style:parent-style-name="Normal" style:family="paragraph">
      <style:paragraph-properties fo:margin-bottom="0in" fo:line-height="100%"/>
      <style:text-properties fo:language="en" fo:country="US"/>
    </style:style>
    <style:style style:name="TableRow2253" style:family="table-row">
      <style:table-row-properties style:min-row-height="0.2083in"/>
    </style:style>
    <style:style style:name="TableCell2254" style:family="table-cell">
      <style:table-cell-properties fo:border="0.0069in solid #60CAF3" style:writing-mode="lr-tb" fo:padding-top="0in" fo:padding-left="0.075in" fo:padding-bottom="0in" fo:padding-right="0.075in"/>
    </style:style>
    <style:style style:name="P22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257" style:family="table-column">
      <style:table-column-properties style:column-width="0.9652in"/>
    </style:style>
    <style:style style:name="TableColumn2258" style:family="table-column">
      <style:table-column-properties style:column-width="0.9645in"/>
    </style:style>
    <style:style style:name="Table2256" style:family="table">
      <style:table-properties style:width="1.9298in" fo:margin-left="0in" table:align="left"/>
    </style:style>
    <style:style style:name="TableRow2259" style:family="table-row">
      <style:table-row-properties style:min-row-height="0.2083in"/>
    </style:style>
    <style:style style:name="TableCell2260" style:family="table-cell">
      <style:table-cell-properties fo:border="0.0069in solid #60CAF3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2" style:family="table-cell">
      <style:table-cell-properties fo:border="0.0069in solid #60CAF3" style:writing-mode="lr-tb" fo:padding-top="0in" fo:padding-left="0.075in" fo:padding-bottom="0in" fo:padding-right="0.075in"/>
    </style:style>
    <style:style style:name="P2263" style:parent-style-name="Normal" style:family="paragraph">
      <style:paragraph-properties fo:margin-bottom="0in" fo:line-height="100%"/>
      <style:text-properties fo:language="en" fo:country="US"/>
    </style:style>
    <style:style style:name="TableRow2264" style:family="table-row">
      <style:table-row-properties style:min-row-height="0.2083in"/>
    </style:style>
    <style:style style:name="TableCell2265" style:family="table-cell">
      <style:table-cell-properties fo:border="0.0069in solid #60CAF3" style:writing-mode="lr-tb" fo:padding-top="0in" fo:padding-left="0.075in" fo:padding-bottom="0in" fo:padding-right="0.075in"/>
    </style:style>
    <style:style style:name="P226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7" style:family="table-cell">
      <style:table-cell-properties fo:border="0.0069in solid #60CAF3" style:writing-mode="lr-tb" fo:padding-top="0in" fo:padding-left="0.075in" fo:padding-bottom="0in" fo:padding-right="0.075in"/>
    </style:style>
    <style:style style:name="P2268" style:parent-style-name="Normal" style:family="paragraph">
      <style:paragraph-properties fo:margin-bottom="0in" fo:line-height="100%"/>
      <style:text-properties fo:language="en" fo:country="US"/>
    </style:style>
    <style:style style:name="TableRow2269" style:family="table-row">
      <style:table-row-properties style:min-row-height="0.2083in"/>
    </style:style>
    <style:style style:name="TableCell2270" style:family="table-cell">
      <style:table-cell-properties fo:border="0.0069in solid #60CAF3" style:writing-mode="lr-tb" fo:padding-top="0in" fo:padding-left="0.075in" fo:padding-bottom="0in" fo:padding-right="0.075in"/>
    </style:style>
    <style:style style:name="P22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72" style:family="table-cell">
      <style:table-cell-properties fo:border="0.0069in solid #60CAF3" style:writing-mode="lr-tb" fo:padding-top="0in" fo:padding-left="0.075in" fo:padding-bottom="0in" fo:padding-right="0.075in"/>
    </style:style>
    <style:style style:name="P2273" style:parent-style-name="Normal" style:family="paragraph">
      <style:paragraph-properties fo:margin-bottom="0in" fo:line-height="100%"/>
      <style:text-properties fo:language="en" fo:country="US"/>
    </style:style>
    <style:style style:name="TableRow2274" style:family="table-row">
      <style:table-row-properties style:min-row-height="0.2083in"/>
    </style:style>
    <style:style style:name="TableCell2275" style:family="table-cell">
      <style:table-cell-properties fo:border="0.0069in solid #60CAF3" style:writing-mode="lr-tb" fo:padding-top="0in" fo:padding-left="0.075in" fo:padding-bottom="0in" fo:padding-right="0.075in"/>
    </style:style>
    <style:style style:name="P22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77" style:family="table-cell">
      <style:table-cell-properties fo:border="0.0069in solid #60CAF3" style:writing-mode="lr-tb" fo:padding-top="0in" fo:padding-left="0.075in" fo:padding-bottom="0in" fo:padding-right="0.075in"/>
    </style:style>
    <style:style style:name="P2278" style:parent-style-name="Normal" style:family="paragraph">
      <style:paragraph-properties fo:margin-bottom="0in" fo:line-height="100%"/>
      <style:text-properties fo:language="en" fo:country="US"/>
    </style:style>
    <style:style style:name="TableRow2279" style:family="table-row">
      <style:table-row-properties style:min-row-height="0.2083in"/>
    </style:style>
    <style:style style:name="TableCell2280" style:family="table-cell">
      <style:table-cell-properties fo:border="0.0069in solid #60CAF3" style:writing-mode="lr-tb" fo:padding-top="0in" fo:padding-left="0.075in" fo:padding-bottom="0in" fo:padding-right="0.075in"/>
    </style:style>
    <style:style style:name="P22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82" style:family="table-cell">
      <style:table-cell-properties fo:border="0.0069in solid #60CAF3" style:writing-mode="lr-tb" fo:padding-top="0in" fo:padding-left="0.075in" fo:padding-bottom="0in" fo:padding-right="0.075in"/>
    </style:style>
    <style:style style:name="P2283" style:parent-style-name="Normal" style:family="paragraph">
      <style:paragraph-properties fo:margin-bottom="0in" fo:line-height="100%"/>
      <style:text-properties fo:language="en" fo:country="US"/>
    </style:style>
    <style:style style:name="TableRow2284" style:family="table-row">
      <style:table-row-properties style:min-row-height="0.2083in"/>
    </style:style>
    <style:style style:name="TableCell2285" style:family="table-cell">
      <style:table-cell-properties fo:border="0.0069in solid #60CAF3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87" style:family="table-cell">
      <style:table-cell-properties fo:border="0.0069in solid #60CAF3" style:writing-mode="lr-tb" fo:padding-top="0in" fo:padding-left="0.075in" fo:padding-bottom="0in" fo:padding-right="0.075in"/>
    </style:style>
    <style:style style:name="P2288" style:parent-style-name="Normal" style:family="paragraph">
      <style:paragraph-properties fo:margin-bottom="0in" fo:line-height="100%"/>
      <style:text-properties fo:language="en" fo:country="US"/>
    </style:style>
    <style:style style:name="TableRow2289" style:family="table-row">
      <style:table-row-properties style:min-row-height="0.2083in"/>
    </style:style>
    <style:style style:name="TableCell2290" style:family="table-cell">
      <style:table-cell-properties fo:border="0.0069in solid #60CAF3" style:writing-mode="lr-tb" fo:padding-top="0in" fo:padding-left="0.075in" fo:padding-bottom="0in" fo:padding-right="0.075in"/>
    </style:style>
    <style:style style:name="P22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92" style:family="table-cell">
      <style:table-cell-properties fo:border="0.0069in solid #60CAF3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margin-bottom="0in" fo:line-height="100%"/>
      <style:text-properties fo:language="en" fo:country="US"/>
    </style:style>
    <style:style style:name="P229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95" style:family="table-cell">
      <style:table-cell-properties fo:border="0.0069in solid #60CAF3" style:writing-mode="lr-tb" fo:padding-top="0in" fo:padding-left="0.075in" fo:padding-bottom="0in" fo:padding-right="0.075in"/>
    </style:style>
    <style:style style:name="P2296" style:parent-style-name="Normal" style:family="paragraph">
      <style:paragraph-properties fo:margin-bottom="0in" fo:line-height="100%"/>
      <style:text-properties fo:language="en" fo:country="US"/>
    </style:style>
    <style:style style:name="TableColumn2298" style:family="table-column">
      <style:table-column-properties style:column-width="0.9652in"/>
    </style:style>
    <style:style style:name="TableColumn2299" style:family="table-column">
      <style:table-column-properties style:column-width="0.9645in"/>
    </style:style>
    <style:style style:name="Table2297" style:family="table">
      <style:table-properties style:width="1.9298in" fo:margin-left="0in" table:align="left"/>
    </style:style>
    <style:style style:name="TableRow2300" style:family="table-row">
      <style:table-row-properties style:min-row-height="0.2083in"/>
    </style:style>
    <style:style style:name="TableCell2301" style:family="table-cell">
      <style:table-cell-properties fo:border="0.0069in solid #60CAF3" style:writing-mode="lr-tb" fo:padding-top="0in" fo:padding-left="0.075in" fo:padding-bottom="0in" fo:padding-right="0.075in"/>
    </style:style>
    <style:style style:name="P23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03" style:family="table-cell">
      <style:table-cell-properties fo:border="0.0069in solid #60CAF3" style:writing-mode="lr-tb" fo:padding-top="0in" fo:padding-left="0.075in" fo:padding-bottom="0in" fo:padding-right="0.075in"/>
    </style:style>
    <style:style style:name="P2304" style:parent-style-name="Normal" style:family="paragraph">
      <style:paragraph-properties fo:margin-bottom="0in" fo:line-height="100%"/>
      <style:text-properties fo:language="en" fo:country="US"/>
    </style:style>
    <style:style style:name="TableRow2305" style:family="table-row">
      <style:table-row-properties style:min-row-height="0.2083in"/>
    </style:style>
    <style:style style:name="TableCell2306" style:family="table-cell">
      <style:table-cell-properties fo:border="0.0069in solid #60CAF3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08" style:family="table-cell">
      <style:table-cell-properties fo:border="0.0069in solid #60CAF3" style:writing-mode="lr-tb" fo:padding-top="0in" fo:padding-left="0.075in" fo:padding-bottom="0in" fo:padding-right="0.075in"/>
    </style:style>
    <style:style style:name="P2309" style:parent-style-name="Normal" style:family="paragraph">
      <style:paragraph-properties fo:margin-bottom="0in" fo:line-height="100%"/>
      <style:text-properties fo:language="en" fo:country="US"/>
    </style:style>
    <style:style style:name="TableRow2310" style:family="table-row">
      <style:table-row-properties style:min-row-height="0.2083in"/>
    </style:style>
    <style:style style:name="TableCell2311" style:family="table-cell">
      <style:table-cell-properties fo:border="0.0069in solid #60CAF3" style:writing-mode="lr-tb" fo:padding-top="0in" fo:padding-left="0.075in" fo:padding-bottom="0in" fo:padding-right="0.075in"/>
    </style:style>
    <style:style style:name="P23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3" style:family="table-cell">
      <style:table-cell-properties fo:border="0.0069in solid #60CAF3" style:writing-mode="lr-tb" fo:padding-top="0in" fo:padding-left="0.075in" fo:padding-bottom="0in" fo:padding-right="0.075in"/>
    </style:style>
    <style:style style:name="P2314" style:parent-style-name="Normal" style:family="paragraph">
      <style:paragraph-properties fo:margin-bottom="0in" fo:line-height="100%"/>
      <style:text-properties fo:language="en" fo:country="US"/>
    </style:style>
    <style:style style:name="TableRow2315" style:family="table-row">
      <style:table-row-properties style:min-row-height="0.2083in"/>
    </style:style>
    <style:style style:name="TableCell2316" style:family="table-cell">
      <style:table-cell-properties fo:border="0.0069in solid #60CAF3" style:writing-mode="lr-tb" fo:padding-top="0in" fo:padding-left="0.075in" fo:padding-bottom="0in" fo:padding-right="0.075in"/>
    </style:style>
    <style:style style:name="P23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8" style:family="table-cell">
      <style:table-cell-properties fo:border="0.0069in solid #60CAF3" style:writing-mode="lr-tb" fo:padding-top="0in" fo:padding-left="0.075in" fo:padding-bottom="0in" fo:padding-right="0.075in"/>
    </style:style>
    <style:style style:name="P2319" style:parent-style-name="Normal" style:family="paragraph">
      <style:paragraph-properties fo:margin-bottom="0in" fo:line-height="100%"/>
      <style:text-properties fo:language="en" fo:country="US"/>
    </style:style>
    <style:style style:name="TableRow2320" style:family="table-row">
      <style:table-row-properties style:min-row-height="0.2083in"/>
    </style:style>
    <style:style style:name="TableCell2321" style:family="table-cell">
      <style:table-cell-properties fo:border="0.0069in solid #60CAF3" style:writing-mode="lr-tb" fo:padding-top="0in" fo:padding-left="0.075in" fo:padding-bottom="0in" fo:padding-right="0.075in"/>
    </style:style>
    <style:style style:name="P23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23" style:family="table-cell">
      <style:table-cell-properties fo:border="0.0069in solid #60CAF3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margin-bottom="0in" fo:line-height="100%"/>
      <style:text-properties fo:language="en" fo:country="US"/>
    </style:style>
    <style:style style:name="TableRow2325" style:family="table-row">
      <style:table-row-properties style:min-row-height="0.2083in"/>
    </style:style>
    <style:style style:name="TableCell2326" style:family="table-cell">
      <style:table-cell-properties fo:border="0.0069in solid #60CAF3" style:writing-mode="lr-tb" fo:padding-top="0in" fo:padding-left="0.075in" fo:padding-bottom="0in" fo:padding-right="0.075in"/>
    </style:style>
    <style:style style:name="P23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28" style:family="table-cell">
      <style:table-cell-properties fo:border="0.0069in solid #60CAF3" style:writing-mode="lr-tb" fo:padding-top="0in" fo:padding-left="0.075in" fo:padding-bottom="0in" fo:padding-right="0.075in"/>
    </style:style>
    <style:style style:name="P2329" style:parent-style-name="Normal" style:family="paragraph">
      <style:paragraph-properties fo:margin-bottom="0in" fo:line-height="100%"/>
      <style:text-properties fo:language="en" fo:country="US"/>
    </style:style>
    <style:style style:name="TableRow2330" style:family="table-row">
      <style:table-row-properties style:min-row-height="0.2083in"/>
    </style:style>
    <style:style style:name="TableCell2331" style:family="table-cell">
      <style:table-cell-properties fo:border="0.0069in solid #60CAF3" style:writing-mode="lr-tb" fo:padding-top="0in" fo:padding-left="0.075in" fo:padding-bottom="0in" fo:padding-right="0.075in"/>
    </style:style>
    <style:style style:name="P23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33" style:family="table-cell">
      <style:table-cell-properties fo:border="0.0069in solid #60CAF3" style:writing-mode="lr-tb" fo:padding-top="0in" fo:padding-left="0.075in" fo:padding-bottom="0in" fo:padding-right="0.075in"/>
    </style:style>
    <style:style style:name="P2334" style:parent-style-name="Normal" style:family="paragraph">
      <style:paragraph-properties fo:margin-bottom="0in" fo:line-height="100%"/>
      <style:text-properties fo:language="en" fo:country="US"/>
    </style:style>
    <style:style style:name="P2335" style:parent-style-name="Normal" style:family="paragraph">
      <style:paragraph-properties fo:margin-bottom="0in" fo:line-height="100%"/>
      <style:text-properties fo:language="en" fo:country="US"/>
    </style:style>
    <style:style style:name="TableCell2336" style:family="table-cell">
      <style:table-cell-properties fo:border="0.0069in solid #60CAF3" style:writing-mode="lr-tb" fo:padding-top="0in" fo:padding-left="0.075in" fo:padding-bottom="0in" fo:padding-right="0.075in"/>
    </style:style>
    <style:style style:name="P2337" style:parent-style-name="Normal" style:family="paragraph">
      <style:paragraph-properties fo:margin-bottom="0in" fo:line-height="100%"/>
      <style:text-properties fo:language="en" fo:country="US"/>
    </style:style>
    <style:style style:name="TableColumn2339" style:family="table-column">
      <style:table-column-properties style:column-width="0.9652in"/>
    </style:style>
    <style:style style:name="TableColumn2340" style:family="table-column">
      <style:table-column-properties style:column-width="0.9645in"/>
    </style:style>
    <style:style style:name="Table2338" style:family="table">
      <style:table-properties style:width="1.9298in" fo:margin-left="0in" table:align="left"/>
    </style:style>
    <style:style style:name="TableRow2341" style:family="table-row">
      <style:table-row-properties style:min-row-height="0.2083in"/>
    </style:style>
    <style:style style:name="TableCell2342" style:family="table-cell">
      <style:table-cell-properties fo:border="0.0069in solid #60CAF3" style:writing-mode="lr-tb" fo:padding-top="0in" fo:padding-left="0.075in" fo:padding-bottom="0in" fo:padding-right="0.075in"/>
    </style:style>
    <style:style style:name="P23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44" style:family="table-cell">
      <style:table-cell-properties fo:border="0.0069in solid #60CAF3" style:writing-mode="lr-tb" fo:padding-top="0in" fo:padding-left="0.075in" fo:padding-bottom="0in" fo:padding-right="0.075in"/>
    </style:style>
    <style:style style:name="P2345" style:parent-style-name="Normal" style:family="paragraph">
      <style:paragraph-properties fo:margin-bottom="0in" fo:line-height="100%"/>
      <style:text-properties fo:language="en" fo:country="US"/>
    </style:style>
    <style:style style:name="TableRow2346" style:family="table-row">
      <style:table-row-properties style:min-row-height="0.2083in"/>
    </style:style>
    <style:style style:name="TableCell2347" style:family="table-cell">
      <style:table-cell-properties fo:border="0.0069in solid #60CAF3" style:writing-mode="lr-tb" fo:padding-top="0in" fo:padding-left="0.075in" fo:padding-bottom="0in" fo:padding-right="0.075in"/>
    </style:style>
    <style:style style:name="P23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49" style:family="table-cell">
      <style:table-cell-properties fo:border="0.0069in solid #60CAF3" style:writing-mode="lr-tb" fo:padding-top="0in" fo:padding-left="0.075in" fo:padding-bottom="0in" fo:padding-right="0.075in"/>
    </style:style>
    <style:style style:name="P2350" style:parent-style-name="Normal" style:family="paragraph">
      <style:paragraph-properties fo:margin-bottom="0in" fo:line-height="100%"/>
      <style:text-properties fo:language="en" fo:country="US"/>
    </style:style>
    <style:style style:name="TableRow2351" style:family="table-row">
      <style:table-row-properties style:min-row-height="0.2083in"/>
    </style:style>
    <style:style style:name="TableCell2352" style:family="table-cell">
      <style:table-cell-properties fo:border="0.0069in solid #60CAF3" style:writing-mode="lr-tb" fo:padding-top="0in" fo:padding-left="0.075in" fo:padding-bottom="0in" fo:padding-right="0.075in"/>
    </style:style>
    <style:style style:name="P235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54" style:family="table-cell">
      <style:table-cell-properties fo:border="0.0069in solid #60CAF3" style:writing-mode="lr-tb" fo:padding-top="0in" fo:padding-left="0.075in" fo:padding-bottom="0in" fo:padding-right="0.075in"/>
    </style:style>
    <style:style style:name="P2355" style:parent-style-name="Normal" style:family="paragraph">
      <style:paragraph-properties fo:margin-bottom="0in" fo:line-height="100%"/>
      <style:text-properties fo:language="en" fo:country="US"/>
    </style:style>
    <style:style style:name="TableRow2356" style:family="table-row">
      <style:table-row-properties style:min-row-height="0.2083in"/>
    </style:style>
    <style:style style:name="TableCell2357" style:family="table-cell">
      <style:table-cell-properties fo:border="0.0069in solid #60CAF3" style:writing-mode="lr-tb" fo:padding-top="0in" fo:padding-left="0.075in" fo:padding-bottom="0in" fo:padding-right="0.075in"/>
    </style:style>
    <style:style style:name="P23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59" style:family="table-cell">
      <style:table-cell-properties fo:border="0.0069in solid #60CAF3" style:writing-mode="lr-tb" fo:padding-top="0in" fo:padding-left="0.075in" fo:padding-bottom="0in" fo:padding-right="0.075in"/>
    </style:style>
    <style:style style:name="P2360" style:parent-style-name="Normal" style:family="paragraph">
      <style:paragraph-properties fo:margin-bottom="0in" fo:line-height="100%"/>
      <style:text-properties fo:language="en" fo:country="US"/>
    </style:style>
    <style:style style:name="TableRow2361" style:family="table-row">
      <style:table-row-properties style:min-row-height="0.2083in"/>
    </style:style>
    <style:style style:name="TableCell2362" style:family="table-cell">
      <style:table-cell-properties fo:border="0.0069in solid #60CAF3" style:writing-mode="lr-tb" fo:padding-top="0in" fo:padding-left="0.075in" fo:padding-bottom="0in" fo:padding-right="0.075in"/>
    </style:style>
    <style:style style:name="P23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64" style:family="table-cell">
      <style:table-cell-properties fo:border="0.0069in solid #60CAF3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margin-bottom="0in" fo:line-height="100%"/>
      <style:text-properties fo:language="en" fo:country="US"/>
    </style:style>
    <style:style style:name="TableRow2366" style:family="table-row">
      <style:table-row-properties style:min-row-height="0.2083in"/>
    </style:style>
    <style:style style:name="TableCell2367" style:family="table-cell">
      <style:table-cell-properties fo:border="0.0069in solid #60CAF3" style:writing-mode="lr-tb" fo:padding-top="0in" fo:padding-left="0.075in" fo:padding-bottom="0in" fo:padding-right="0.075in"/>
    </style:style>
    <style:style style:name="P23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69" style:family="table-cell">
      <style:table-cell-properties fo:border="0.0069in solid #60CAF3" style:writing-mode="lr-tb" fo:padding-top="0in" fo:padding-left="0.075in" fo:padding-bottom="0in" fo:padding-right="0.075in"/>
    </style:style>
    <style:style style:name="P2370" style:parent-style-name="Normal" style:family="paragraph">
      <style:paragraph-properties fo:margin-bottom="0in" fo:line-height="100%"/>
      <style:text-properties fo:language="en" fo:country="US"/>
    </style:style>
    <style:style style:name="TableRow2371" style:family="table-row">
      <style:table-row-properties style:min-row-height="0.2083in"/>
    </style:style>
    <style:style style:name="TableCell2372" style:family="table-cell">
      <style:table-cell-properties fo:border="0.0069in solid #60CAF3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74" style:family="table-cell">
      <style:table-cell-properties fo:border="0.0069in solid #60CAF3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margin-bottom="0in" fo:line-height="100%"/>
      <style:text-properties fo:language="en" fo:country="US"/>
    </style:style>
    <style:style style:name="P2376" style:parent-style-name="Normal" style:family="paragraph">
      <style:paragraph-properties fo:margin-bottom="0in" fo:line-height="100%"/>
      <style:text-properties fo:language="en" fo:country="US"/>
    </style:style>
    <style:style style:name="TableRow2377" style:family="table-row">
      <style:table-row-properties style:min-row-height="0.2083in"/>
    </style:style>
    <style:style style:name="TableCell2378" style:family="table-cell">
      <style:table-cell-properties fo:border="0.0069in solid #60CAF3" style:writing-mode="lr-tb" fo:padding-top="0in" fo:padding-left="0.075in" fo:padding-bottom="0in" fo:padding-right="0.075in"/>
    </style:style>
    <style:style style:name="P237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0" style:family="table-cell">
      <style:table-cell-properties fo:border="0.0069in solid #60CAF3" style:writing-mode="lr-tb" fo:padding-top="0in" fo:padding-left="0.075in" fo:padding-bottom="0in" fo:padding-right="0.075in"/>
    </style:style>
    <style:style style:name="P2381" style:parent-style-name="Normal" style:family="paragraph">
      <style:paragraph-properties fo:margin-bottom="0in" fo:line-height="100%"/>
      <style:text-properties fo:language="en" fo:country="US"/>
    </style:style>
    <style:style style:name="TableCell2382" style:family="table-cell">
      <style:table-cell-properties fo:border="0.0069in solid #60CAF3" style:writing-mode="lr-tb" fo:padding-top="0in" fo:padding-left="0.075in" fo:padding-bottom="0in" fo:padding-right="0.075in"/>
    </style:style>
    <style:style style:name="P2383" style:parent-style-name="Normal" style:family="paragraph">
      <style:paragraph-properties fo:margin-bottom="0in" fo:line-height="100%"/>
      <style:text-properties fo:language="en" fo:country="US"/>
    </style:style>
    <style:style style:name="TableRow2384" style:family="table-row">
      <style:table-row-properties style:min-row-height="0.2083in"/>
    </style:style>
    <style:style style:name="TableCell2385" style:family="table-cell">
      <style:table-cell-properties fo:border="0.0069in solid #60CAF3" style:writing-mode="lr-tb" fo:padding-top="0in" fo:padding-left="0.075in" fo:padding-bottom="0in" fo:padding-right="0.075in"/>
    </style:style>
    <style:style style:name="P23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7" style:family="table-cell">
      <style:table-cell-properties fo:border="0.0069in solid #60CAF3" style:writing-mode="lr-tb" fo:padding-top="0in" fo:padding-left="0.075in" fo:padding-bottom="0in" fo:padding-right="0.075in"/>
    </style:style>
    <style:style style:name="P2388" style:parent-style-name="Normal" style:family="paragraph">
      <style:paragraph-properties fo:margin-bottom="0in" fo:line-height="100%"/>
      <style:text-properties fo:language="en" fo:country="US"/>
    </style:style>
    <style:style style:name="TableCell2389" style:family="table-cell">
      <style:table-cell-properties fo:border="0.0069in solid #60CAF3" style:writing-mode="lr-tb" fo:padding-top="0in" fo:padding-left="0.075in" fo:padding-bottom="0in" fo:padding-right="0.075in"/>
    </style:style>
    <style:style style:name="P2390" style:parent-style-name="Normal" style:family="paragraph">
      <style:paragraph-properties fo:margin-bottom="0in" fo:line-height="100%"/>
      <style:text-properties fo:language="en" fo:country="US"/>
    </style:style>
    <style:style style:name="TableRow2391" style:family="table-row">
      <style:table-row-properties style:min-row-height="0.2083in"/>
    </style:style>
    <style:style style:name="TableCell2392" style:family="table-cell">
      <style:table-cell-properties fo:border="0.0069in solid #60CAF3" style:writing-mode="lr-tb" fo:padding-top="0in" fo:padding-left="0.075in" fo:padding-bottom="0in" fo:padding-right="0.075in"/>
    </style:style>
    <style:style style:name="P23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94" style:family="table-cell">
      <style:table-cell-properties fo:border="0.0069in solid #60CAF3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margin-bottom="0in" fo:line-height="100%"/>
      <style:text-properties fo:language="en" fo:country="US"/>
    </style:style>
    <style:style style:name="TableCell2396" style:family="table-cell">
      <style:table-cell-properties fo:border="0.0069in solid #60CAF3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margin-bottom="0in" fo:line-height="100%"/>
      <style:text-properties fo:language="en" fo:country="US"/>
    </style:style>
    <style:style style:name="TableRow2398" style:family="table-row">
      <style:table-row-properties style:min-row-height="0.2083in"/>
    </style:style>
    <style:style style:name="TableCell2399" style:family="table-cell">
      <style:table-cell-properties fo:border="0.0069in solid #60CAF3" style:writing-mode="lr-tb" fo:padding-top="0in" fo:padding-left="0.075in" fo:padding-bottom="0in" fo:padding-right="0.075in"/>
    </style:style>
    <style:style style:name="P24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01" style:family="table-cell">
      <style:table-cell-properties fo:border="0.0069in solid #60CAF3" style:writing-mode="lr-tb" fo:padding-top="0in" fo:padding-left="0.075in" fo:padding-bottom="0in" fo:padding-right="0.075in"/>
    </style:style>
    <style:style style:name="P2402" style:parent-style-name="Normal" style:family="paragraph">
      <style:paragraph-properties fo:margin-bottom="0in" fo:line-height="100%"/>
      <style:text-properties fo:language="en" fo:country="US"/>
    </style:style>
    <style:style style:name="TableCell2403" style:family="table-cell">
      <style:table-cell-properties fo:border="0.0069in solid #60CAF3" style:writing-mode="lr-tb" fo:padding-top="0in" fo:padding-left="0.075in" fo:padding-bottom="0in" fo:padding-right="0.075in"/>
    </style:style>
    <style:style style:name="P2404" style:parent-style-name="Normal" style:family="paragraph">
      <style:paragraph-properties fo:margin-bottom="0in" fo:line-height="100%"/>
      <style:text-properties fo:language="en" fo:country="US"/>
    </style:style>
    <style:style style:name="TableRow2405" style:family="table-row">
      <style:table-row-properties style:min-row-height="0.2083in"/>
    </style:style>
    <style:style style:name="TableCell2406" style:family="table-cell">
      <style:table-cell-properties fo:border="0.0069in solid #60CAF3" style:writing-mode="lr-tb" fo:padding-top="0in" fo:padding-left="0.075in" fo:padding-bottom="0in" fo:padding-right="0.075in"/>
    </style:style>
    <style:style style:name="P24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08" style:family="table-cell">
      <style:table-cell-properties fo:border="0.0069in solid #60CAF3" style:writing-mode="lr-tb" fo:padding-top="0in" fo:padding-left="0.075in" fo:padding-bottom="0in" fo:padding-right="0.075in"/>
    </style:style>
    <style:style style:name="P2409" style:parent-style-name="Normal" style:family="paragraph">
      <style:paragraph-properties fo:margin-bottom="0in" fo:line-height="100%"/>
      <style:text-properties fo:language="en" fo:country="US"/>
    </style:style>
    <style:style style:name="TableCell2410" style:family="table-cell">
      <style:table-cell-properties fo:border="0.0069in solid #60CAF3" style:writing-mode="lr-tb" fo:padding-top="0in" fo:padding-left="0.075in" fo:padding-bottom="0in" fo:padding-right="0.075in"/>
    </style:style>
    <style:style style:name="P2411" style:parent-style-name="Normal" style:family="paragraph">
      <style:paragraph-properties fo:margin-bottom="0in" fo:line-height="100%"/>
      <style:text-properties fo:language="en" fo:country="US"/>
    </style:style>
    <style:style style:name="P2412" style:parent-style-name="Normal" style:family="paragraph">
      <style:text-properties fo:language="en" fo:country="US"/>
    </style:style>
    <style:style style:name="P2413" style:parent-style-name="Normal" style:family="paragraph">
      <style:text-properties fo:language="en" fo:country="US"/>
    </style:style>
    <style:style style:name="P2414" style:parent-style-name="Normal" style:family="paragraph">
      <style:paragraph-properties fo:break-before="page"/>
    </style:style>
    <style:style style:name="TableColumn2416" style:family="table-column">
      <style:table-column-properties style:column-width="2.0868in"/>
    </style:style>
    <style:style style:name="TableColumn2417" style:family="table-column">
      <style:table-column-properties style:column-width="2.0868in"/>
    </style:style>
    <style:style style:name="TableColumn2418" style:family="table-column">
      <style:table-column-properties style:column-width="2.0868in"/>
    </style:style>
    <style:style style:name="Table2415" style:family="table">
      <style:table-properties style:width="6.2604in" fo:margin-left="0in" table:align="left"/>
    </style:style>
    <style:style style:name="TableRow2419" style:family="table-row">
      <style:table-row-properties style:min-row-height="0.2083in"/>
    </style:style>
    <style:style style:name="TableCell2420" style:family="table-cell">
      <style:table-cell-properties fo:border="0.0069in solid #666666" style:writing-mode="lr-tb" fo:padding-top="0in" fo:padding-left="0.075in" fo:padding-bottom="0in" fo:padding-right="0.075in"/>
    </style:style>
    <style:style style:name="P2421" style:parent-style-name="Normal" style:family="paragraph">
      <style:paragraph-properties fo:margin-bottom="0in" fo:line-height="100%"/>
    </style:style>
    <style:style style:name="T2422" style:parent-style-name="Standardstycketeckensnitt" style:family="text">
      <style:text-properties fo:language="en" fo:country="US"/>
    </style:style>
    <style:style style:name="TableRow2423" style:family="table-row">
      <style:table-row-properties style:min-row-height="0.2083in"/>
    </style:style>
    <style:style style:name="TableCell2424" style:family="table-cell">
      <style:table-cell-properties fo:border="0.0069in solid #666666" style:writing-mode="lr-tb" fo:padding-top="0in" fo:padding-left="0.075in" fo:padding-bottom="0in" fo:padding-right="0.075in"/>
    </style:style>
    <style:style style:name="P24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427" style:family="table-column">
      <style:table-column-properties style:column-width="0.6666in"/>
    </style:style>
    <style:style style:name="TableColumn2428" style:family="table-column">
      <style:table-column-properties style:column-width="1.2631in"/>
    </style:style>
    <style:style style:name="Table2426" style:family="table">
      <style:table-properties style:width="1.9298in" fo:margin-left="0in" table:align="left"/>
    </style:style>
    <style:style style:name="TableRow2429" style:family="table-row">
      <style:table-row-properties style:min-row-height="0.2083in"/>
    </style:style>
    <style:style style:name="TableCell2430" style:family="table-cell">
      <style:table-cell-properties fo:border="0.0069in solid #666666" style:writing-mode="lr-tb" fo:padding-top="0in" fo:padding-left="0.075in" fo:padding-bottom="0in" fo:padding-right="0.075in"/>
    </style:style>
    <style:style style:name="P2431" style:parent-style-name="Normal" style:family="paragraph">
      <style:paragraph-properties fo:margin-bottom="0in" fo:line-height="100%"/>
    </style:style>
    <style:style style:name="T2432" style:parent-style-name="Standardstycketeckensnitt" style:family="text">
      <style:text-properties fo:language="en" fo:country="US"/>
    </style:style>
    <style:style style:name="TableRow2433" style:family="table-row">
      <style:table-row-properties style:min-row-height="0.2083in"/>
    </style:style>
    <style:style style:name="TableCell2434" style:family="table-cell">
      <style:table-cell-properties fo:border="0.0069in solid #666666" style:writing-mode="lr-tb" fo:padding-top="0in" fo:padding-left="0.075in" fo:padding-bottom="0in" fo:padding-right="0.075in"/>
    </style:style>
    <style:style style:name="P2435" style:parent-style-name="Normal" style:family="paragraph">
      <style:paragraph-properties fo:margin-bottom="0in" fo:line-height="100%"/>
    </style:style>
    <style:style style:name="T2436" style:parent-style-name="Standardstycketeckensnitt" style:family="text">
      <style:text-properties fo:language="en" fo:country="US"/>
    </style:style>
    <style:style style:name="TableCell2437" style:family="table-cell">
      <style:table-cell-properties fo:border="0.0069in solid #666666" style:writing-mode="lr-tb" fo:padding-top="0in" fo:padding-left="0.075in" fo:padding-bottom="0in" fo:padding-right="0.075in"/>
    </style:style>
    <style:style style:name="P2438" style:parent-style-name="Normal" style:family="paragraph">
      <style:paragraph-properties fo:margin-bottom="0in" fo:line-height="100%"/>
      <style:text-properties fo:language="en" fo:country="US"/>
    </style:style>
    <style:style style:name="TableRow2439" style:family="table-row">
      <style:table-row-properties style:min-row-height="0.2083in"/>
    </style:style>
    <style:style style:name="TableCell2440" style:family="table-cell">
      <style:table-cell-properties fo:border="0.0069in solid #666666" style:writing-mode="lr-tb" fo:padding-top="0in" fo:padding-left="0.075in" fo:padding-bottom="0in" fo:padding-right="0.075in"/>
    </style:style>
    <style:style style:name="P2441" style:parent-style-name="Normal" style:family="paragraph">
      <style:paragraph-properties fo:margin-bottom="0in" fo:line-height="100%"/>
    </style:style>
    <style:style style:name="T2442" style:parent-style-name="Standardstycketeckensnitt" style:family="text">
      <style:text-properties fo:language="en" fo:country="US"/>
    </style:style>
    <style:style style:name="TableCell2443" style:family="table-cell">
      <style:table-cell-properties fo:border="0.0069in solid #666666" style:writing-mode="lr-tb" fo:padding-top="0in" fo:padding-left="0.075in" fo:padding-bottom="0in" fo:padding-right="0.075in"/>
    </style:style>
    <style:style style:name="P2444" style:parent-style-name="Normal" style:family="paragraph">
      <style:paragraph-properties fo:margin-bottom="0in" fo:line-height="100%"/>
      <style:text-properties fo:language="en" fo:country="US"/>
    </style:style>
    <style:style style:name="TableRow2445" style:family="table-row">
      <style:table-row-properties style:min-row-height="0.2083in"/>
    </style:style>
    <style:style style:name="TableCell2446" style:family="table-cell">
      <style:table-cell-properties fo:border="0.0069in solid #666666" style:writing-mode="lr-tb" fo:padding-top="0in" fo:padding-left="0.075in" fo:padding-bottom="0in" fo:padding-right="0.075in"/>
    </style:style>
    <style:style style:name="P24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48" style:family="table-cell">
      <style:table-cell-properties fo:border="0.0069in solid #666666" style:writing-mode="lr-tb" fo:padding-top="0in" fo:padding-left="0.075in" fo:padding-bottom="0in" fo:padding-right="0.075in"/>
    </style:style>
    <style:style style:name="P2449" style:parent-style-name="Normal" style:family="paragraph">
      <style:paragraph-properties fo:margin-bottom="0in" fo:line-height="100%"/>
      <style:text-properties fo:language="en" fo:country="US"/>
    </style:style>
    <style:style style:name="TableRow2450" style:family="table-row">
      <style:table-row-properties style:min-row-height="0.2083in"/>
    </style:style>
    <style:style style:name="TableCell2451" style:family="table-cell">
      <style:table-cell-properties fo:border="0.0069in solid #666666" style:writing-mode="lr-tb" fo:padding-top="0in" fo:padding-left="0.075in" fo:padding-bottom="0in" fo:padding-right="0.075in"/>
    </style:style>
    <style:style style:name="P24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53" style:family="table-cell">
      <style:table-cell-properties fo:border="0.0069in solid #666666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margin-bottom="0in" fo:line-height="100%"/>
      <style:text-properties fo:language="en" fo:country="US"/>
    </style:style>
    <style:style style:name="TableRow2455" style:family="table-row">
      <style:table-row-properties style:min-row-height="0.2083in"/>
    </style:style>
    <style:style style:name="TableCell2456" style:family="table-cell">
      <style:table-cell-properties fo:border="0.0069in solid #666666" style:writing-mode="lr-tb" fo:padding-top="0in" fo:padding-left="0.075in" fo:padding-bottom="0in" fo:padding-right="0.075in"/>
    </style:style>
    <style:style style:name="P2457" style:parent-style-name="Normal" style:family="paragraph">
      <style:paragraph-properties fo:margin-bottom="0in" fo:line-height="100%"/>
    </style:style>
    <style:style style:name="T2458" style:parent-style-name="Standardstycketeckensnitt" style:family="text">
      <style:text-properties fo:language="en" fo:country="US"/>
    </style:style>
    <style:style style:name="TableCell2459" style:family="table-cell">
      <style:table-cell-properties fo:border="0.0069in solid #666666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margin-bottom="0in" fo:line-height="100%"/>
      <style:text-properties fo:language="en" fo:country="US"/>
    </style:style>
    <style:style style:name="TableRow2461" style:family="table-row">
      <style:table-row-properties style:min-row-height="0.2083in"/>
    </style:style>
    <style:style style:name="TableCell2462" style:family="table-cell">
      <style:table-cell-properties fo:border="0.0069in solid #666666" style:writing-mode="lr-tb" fo:padding-top="0in" fo:padding-left="0.075in" fo:padding-bottom="0in" fo:padding-right="0.075in"/>
    </style:style>
    <style:style style:name="P2463" style:parent-style-name="Normal" style:family="paragraph">
      <style:paragraph-properties fo:margin-bottom="0in" fo:line-height="100%"/>
    </style:style>
    <style:style style:name="T2464" style:parent-style-name="Standardstycketeckensnitt" style:family="text">
      <style:text-properties fo:language="en" fo:country="US"/>
    </style:style>
    <style:style style:name="TableCell2465" style:family="table-cell">
      <style:table-cell-properties fo:border="0.0069in solid #666666" style:writing-mode="lr-tb" fo:padding-top="0in" fo:padding-left="0.075in" fo:padding-bottom="0in" fo:padding-right="0.075in"/>
    </style:style>
    <style:style style:name="P2466" style:parent-style-name="Normal" style:family="paragraph">
      <style:paragraph-properties fo:margin-bottom="0in" fo:line-height="100%"/>
      <style:text-properties fo:language="en" fo:country="US"/>
    </style:style>
    <style:style style:name="P24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24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69" style:family="table-cell">
      <style:table-cell-properties fo:border="0.0069in solid #666666" style:writing-mode="lr-tb" fo:padding-top="0in" fo:padding-left="0.075in" fo:padding-bottom="0in" fo:padding-right="0.075in"/>
    </style:style>
    <style:style style:name="P2470" style:parent-style-name="Normal" style:family="paragraph">
      <style:paragraph-properties fo:margin-bottom="0in" fo:line-height="100%"/>
      <style:text-properties fo:language="en" fo:country="US"/>
    </style:style>
    <style:style style:name="TableColumn2472" style:family="table-column">
      <style:table-column-properties style:column-width="0.9618in"/>
    </style:style>
    <style:style style:name="TableColumn2473" style:family="table-column">
      <style:table-column-properties style:column-width="0.968in"/>
    </style:style>
    <style:style style:name="Table2471" style:family="table">
      <style:table-properties style:width="1.9298in" fo:margin-left="0in" table:align="left"/>
    </style:style>
    <style:style style:name="TableRow2474" style:family="table-row">
      <style:table-row-properties style:min-row-height="0.2083in"/>
    </style:style>
    <style:style style:name="TableCell2475" style:family="table-cell">
      <style:table-cell-properties fo:border="0.0069in solid #666666" style:writing-mode="lr-tb" fo:padding-top="0in" fo:padding-left="0.075in" fo:padding-bottom="0in" fo:padding-right="0.075in"/>
    </style:style>
    <style:style style:name="P24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2477" style:family="table-row">
      <style:table-row-properties style:min-row-height="0.2083in"/>
    </style:style>
    <style:style style:name="TableCell2478" style:family="table-cell">
      <style:table-cell-properties fo:border="0.0069in solid #666666" style:writing-mode="lr-tb" fo:padding-top="0in" fo:padding-left="0.075in" fo:padding-bottom="0in" fo:padding-right="0.075in"/>
    </style:style>
    <style:style style:name="P2479" style:parent-style-name="Normal" style:family="paragraph">
      <style:paragraph-properties fo:margin-bottom="0in" fo:line-height="100%"/>
    </style:style>
    <style:style style:name="T2480" style:parent-style-name="Standardstycketeckensnitt" style:family="text">
      <style:text-properties fo:language="en" fo:country="US"/>
    </style:style>
    <style:style style:name="TableCell2481" style:family="table-cell">
      <style:table-cell-properties fo:border="0.0069in solid #666666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margin-bottom="0in" fo:line-height="100%"/>
      <style:text-properties fo:language="en" fo:country="US"/>
    </style:style>
    <style:style style:name="TableRow2483" style:family="table-row">
      <style:table-row-properties style:min-row-height="0.2083in"/>
    </style:style>
    <style:style style:name="TableCell2484" style:family="table-cell">
      <style:table-cell-properties fo:border="0.0069in solid #666666" style:writing-mode="lr-tb" fo:padding-top="0in" fo:padding-left="0.075in" fo:padding-bottom="0in" fo:padding-right="0.075in"/>
    </style:style>
    <style:style style:name="P2485" style:parent-style-name="Normal" style:family="paragraph">
      <style:paragraph-properties fo:margin-bottom="0in" fo:line-height="100%"/>
    </style:style>
    <style:style style:name="T2486" style:parent-style-name="Standardstycketeckensnitt" style:family="text">
      <style:text-properties fo:language="en" fo:country="US"/>
    </style:style>
    <style:style style:name="TableCell2487" style:family="table-cell">
      <style:table-cell-properties fo:border="0.0069in solid #666666" style:writing-mode="lr-tb" fo:padding-top="0in" fo:padding-left="0.075in" fo:padding-bottom="0in" fo:padding-right="0.075in"/>
    </style:style>
    <style:style style:name="P2488" style:parent-style-name="Normal" style:family="paragraph">
      <style:paragraph-properties fo:margin-bottom="0in" fo:line-height="100%"/>
      <style:text-properties fo:language="en" fo:country="US"/>
    </style:style>
    <style:style style:name="TableRow2489" style:family="table-row">
      <style:table-row-properties style:min-row-height="0.2083in"/>
    </style:style>
    <style:style style:name="TableCell2490" style:family="table-cell">
      <style:table-cell-properties fo:border="0.0069in solid #666666" style:writing-mode="lr-tb" fo:padding-top="0in" fo:padding-left="0.075in" fo:padding-bottom="0in" fo:padding-right="0.075in"/>
    </style:style>
    <style:style style:name="P24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92" style:family="table-cell">
      <style:table-cell-properties fo:border="0.0069in solid #666666" style:writing-mode="lr-tb" fo:padding-top="0in" fo:padding-left="0.075in" fo:padding-bottom="0in" fo:padding-right="0.075in"/>
    </style:style>
    <style:style style:name="P2493" style:parent-style-name="Normal" style:family="paragraph">
      <style:paragraph-properties fo:margin-bottom="0in" fo:line-height="100%"/>
      <style:text-properties fo:language="en" fo:country="US"/>
    </style:style>
    <style:style style:name="TableRow2494" style:family="table-row">
      <style:table-row-properties style:min-row-height="0.2083in"/>
    </style:style>
    <style:style style:name="TableCell2495" style:family="table-cell">
      <style:table-cell-properties fo:border="0.0069in solid #666666" style:writing-mode="lr-tb" fo:padding-top="0in" fo:padding-left="0.075in" fo:padding-bottom="0in" fo:padding-right="0.075in"/>
    </style:style>
    <style:style style:name="P249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97" style:family="table-cell">
      <style:table-cell-properties fo:border="0.0069in solid #666666" style:writing-mode="lr-tb" fo:padding-top="0in" fo:padding-left="0.075in" fo:padding-bottom="0in" fo:padding-right="0.075in"/>
    </style:style>
    <style:style style:name="P2498" style:parent-style-name="Normal" style:family="paragraph">
      <style:paragraph-properties fo:margin-bottom="0in" fo:line-height="100%"/>
      <style:text-properties fo:language="en" fo:country="US"/>
    </style:style>
    <style:style style:name="TableRow2499" style:family="table-row">
      <style:table-row-properties style:min-row-height="0.2083in"/>
    </style:style>
    <style:style style:name="TableCell2500" style:family="table-cell">
      <style:table-cell-properties fo:border="0.0069in solid #666666" style:writing-mode="lr-tb" fo:padding-top="0in" fo:padding-left="0.075in" fo:padding-bottom="0in" fo:padding-right="0.075in"/>
    </style:style>
    <style:style style:name="P2501" style:parent-style-name="Normal" style:family="paragraph">
      <style:paragraph-properties fo:margin-bottom="0in" fo:line-height="100%"/>
    </style:style>
    <style:style style:name="T2502" style:parent-style-name="Standardstycketeckensnitt" style:family="text">
      <style:text-properties fo:language="en" fo:country="US"/>
    </style:style>
    <style:style style:name="TableCell2503" style:family="table-cell">
      <style:table-cell-properties fo:border="0.0069in solid #666666" style:writing-mode="lr-tb" fo:padding-top="0in" fo:padding-left="0.075in" fo:padding-bottom="0in" fo:padding-right="0.075in"/>
    </style:style>
    <style:style style:name="P2504" style:parent-style-name="Normal" style:family="paragraph">
      <style:paragraph-properties fo:margin-bottom="0in" fo:line-height="100%"/>
      <style:text-properties fo:language="en" fo:country="US"/>
    </style:style>
    <style:style style:name="TableRow2505" style:family="table-row">
      <style:table-row-properties style:min-row-height="0.2083in"/>
    </style:style>
    <style:style style:name="TableCell2506" style:family="table-cell">
      <style:table-cell-properties fo:border="0.0069in solid #666666" style:writing-mode="lr-tb" fo:padding-top="0in" fo:padding-left="0.075in" fo:padding-bottom="0in" fo:padding-right="0.075in"/>
    </style:style>
    <style:style style:name="P2507" style:parent-style-name="Normal" style:family="paragraph">
      <style:paragraph-properties fo:margin-bottom="0in" fo:line-height="100%"/>
    </style:style>
    <style:style style:name="T2508" style:parent-style-name="Standardstycketeckensnitt" style:family="text">
      <style:text-properties fo:language="en" fo:country="US"/>
    </style:style>
    <style:style style:name="TableCell2509" style:family="table-cell">
      <style:table-cell-properties fo:border="0.0069in solid #666666" style:writing-mode="lr-tb" fo:padding-top="0in" fo:padding-left="0.075in" fo:padding-bottom="0in" fo:padding-right="0.075in"/>
    </style:style>
    <style:style style:name="P2510" style:parent-style-name="Normal" style:family="paragraph">
      <style:paragraph-properties fo:margin-bottom="0in" fo:line-height="100%"/>
      <style:text-properties fo:language="en" fo:country="US"/>
    </style:style>
    <style:style style:name="P2511" style:parent-style-name="Normal" style:family="paragraph">
      <style:paragraph-properties fo:margin-bottom="0in" fo:line-height="100%"/>
      <style:text-properties fo:language="en" fo:country="US"/>
    </style:style>
    <style:style style:name="TableCell2512" style:family="table-cell">
      <style:table-cell-properties fo:border="0.0069in solid #666666" style:writing-mode="lr-tb" fo:padding-top="0in" fo:padding-left="0.075in" fo:padding-bottom="0in" fo:padding-right="0.075in"/>
    </style:style>
    <style:style style:name="P2513" style:parent-style-name="Normal" style:family="paragraph">
      <style:paragraph-properties fo:margin-bottom="0in" fo:line-height="100%"/>
      <style:text-properties fo:language="en" fo:country="US"/>
    </style:style>
    <style:style style:name="TableColumn2515" style:family="table-column">
      <style:table-column-properties style:column-width="0.9652in"/>
    </style:style>
    <style:style style:name="TableColumn2516" style:family="table-column">
      <style:table-column-properties style:column-width="0.9645in"/>
    </style:style>
    <style:style style:name="Table2514" style:family="table">
      <style:table-properties style:width="1.9298in" fo:margin-left="0in" table:align="left"/>
    </style:style>
    <style:style style:name="TableRow2517" style:family="table-row">
      <style:table-row-properties style:min-row-height="0.2083in"/>
    </style:style>
    <style:style style:name="TableCell2518" style:family="table-cell">
      <style:table-cell-properties fo:border="0.0069in solid #666666" style:writing-mode="lr-tb" fo:padding-top="0in" fo:padding-left="0.075in" fo:padding-bottom="0in" fo:padding-right="0.075in"/>
    </style:style>
    <style:style style:name="P25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20" style:family="table-cell">
      <style:table-cell-properties fo:border="0.0069in solid #666666" style:writing-mode="lr-tb" fo:padding-top="0in" fo:padding-left="0.075in" fo:padding-bottom="0in" fo:padding-right="0.075in"/>
    </style:style>
    <style:style style:name="P2521" style:parent-style-name="Normal" style:family="paragraph">
      <style:paragraph-properties fo:margin-bottom="0in" fo:line-height="100%"/>
      <style:text-properties fo:language="en" fo:country="US"/>
    </style:style>
    <style:style style:name="TableRow2522" style:family="table-row">
      <style:table-row-properties style:min-row-height="0.2083in"/>
    </style:style>
    <style:style style:name="TableCell2523" style:family="table-cell">
      <style:table-cell-properties fo:border="0.0069in solid #666666" style:writing-mode="lr-tb" fo:padding-top="0in" fo:padding-left="0.075in" fo:padding-bottom="0in" fo:padding-right="0.075in"/>
    </style:style>
    <style:style style:name="P25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25" style:family="table-cell">
      <style:table-cell-properties fo:border="0.0069in solid #666666" style:writing-mode="lr-tb" fo:padding-top="0in" fo:padding-left="0.075in" fo:padding-bottom="0in" fo:padding-right="0.075in"/>
    </style:style>
    <style:style style:name="P2526" style:parent-style-name="Normal" style:family="paragraph">
      <style:paragraph-properties fo:margin-bottom="0in" fo:line-height="100%"/>
      <style:text-properties fo:language="en" fo:country="US"/>
    </style:style>
    <style:style style:name="TableRow2527" style:family="table-row">
      <style:table-row-properties style:min-row-height="0.2083in"/>
    </style:style>
    <style:style style:name="TableCell2528" style:family="table-cell">
      <style:table-cell-properties fo:border="0.0069in solid #666666" style:writing-mode="lr-tb" fo:padding-top="0in" fo:padding-left="0.075in" fo:padding-bottom="0in" fo:padding-right="0.075in"/>
    </style:style>
    <style:style style:name="P252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30" style:family="table-cell">
      <style:table-cell-properties fo:border="0.0069in solid #666666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margin-bottom="0in" fo:line-height="100%"/>
      <style:text-properties fo:language="en" fo:country="US"/>
    </style:style>
    <style:style style:name="TableRow2532" style:family="table-row">
      <style:table-row-properties style:min-row-height="0.2083in"/>
    </style:style>
    <style:style style:name="TableCell2533" style:family="table-cell">
      <style:table-cell-properties fo:border="0.0069in solid #666666" style:writing-mode="lr-tb" fo:padding-top="0in" fo:padding-left="0.075in" fo:padding-bottom="0in" fo:padding-right="0.075in"/>
    </style:style>
    <style:style style:name="P25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35" style:family="table-cell">
      <style:table-cell-properties fo:border="0.0069in solid #666666" style:writing-mode="lr-tb" fo:padding-top="0in" fo:padding-left="0.075in" fo:padding-bottom="0in" fo:padding-right="0.075in"/>
    </style:style>
    <style:style style:name="P2536" style:parent-style-name="Normal" style:family="paragraph">
      <style:paragraph-properties fo:margin-bottom="0in" fo:line-height="100%"/>
      <style:text-properties fo:language="en" fo:country="US"/>
    </style:style>
    <style:style style:name="TableRow2537" style:family="table-row">
      <style:table-row-properties style:min-row-height="0.2083in"/>
    </style:style>
    <style:style style:name="TableCell2538" style:family="table-cell">
      <style:table-cell-properties fo:border="0.0069in solid #666666" style:writing-mode="lr-tb" fo:padding-top="0in" fo:padding-left="0.075in" fo:padding-bottom="0in" fo:padding-right="0.075in"/>
    </style:style>
    <style:style style:name="P25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40" style:family="table-cell">
      <style:table-cell-properties fo:border="0.0069in solid #666666" style:writing-mode="lr-tb" fo:padding-top="0in" fo:padding-left="0.075in" fo:padding-bottom="0in" fo:padding-right="0.075in"/>
    </style:style>
    <style:style style:name="P2541" style:parent-style-name="Normal" style:family="paragraph">
      <style:paragraph-properties fo:margin-bottom="0in" fo:line-height="100%"/>
      <style:text-properties fo:language="en" fo:country="US"/>
    </style:style>
    <style:style style:name="TableRow2542" style:family="table-row">
      <style:table-row-properties style:min-row-height="0.2083in"/>
    </style:style>
    <style:style style:name="TableCell2543" style:family="table-cell">
      <style:table-cell-properties fo:border="0.0069in solid #666666" style:writing-mode="lr-tb" fo:padding-top="0in" fo:padding-left="0.075in" fo:padding-bottom="0in" fo:padding-right="0.075in"/>
    </style:style>
    <style:style style:name="P25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45" style:family="table-cell">
      <style:table-cell-properties fo:border="0.0069in solid #666666" style:writing-mode="lr-tb" fo:padding-top="0in" fo:padding-left="0.075in" fo:padding-bottom="0in" fo:padding-right="0.075in"/>
    </style:style>
    <style:style style:name="P2546" style:parent-style-name="Normal" style:family="paragraph">
      <style:paragraph-properties fo:margin-bottom="0in" fo:line-height="100%"/>
      <style:text-properties fo:language="en" fo:country="US"/>
    </style:style>
    <style:style style:name="TableRow2547" style:family="table-row">
      <style:table-row-properties style:min-row-height="0.2083in"/>
    </style:style>
    <style:style style:name="TableCell2548" style:family="table-cell">
      <style:table-cell-properties fo:border="0.0069in solid #666666" style:writing-mode="lr-tb" fo:padding-top="0in" fo:padding-left="0.075in" fo:padding-bottom="0in" fo:padding-right="0.075in"/>
    </style:style>
    <style:style style:name="P25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50" style:family="table-cell">
      <style:table-cell-properties fo:border="0.0069in solid #666666" style:writing-mode="lr-tb" fo:padding-top="0in" fo:padding-left="0.075in" fo:padding-bottom="0in" fo:padding-right="0.075in"/>
    </style:style>
    <style:style style:name="P2551" style:parent-style-name="Normal" style:family="paragraph">
      <style:paragraph-properties fo:margin-bottom="0in" fo:line-height="100%"/>
      <style:text-properties fo:language="en" fo:country="US"/>
    </style:style>
    <style:style style:name="P2552" style:parent-style-name="Normal" style:family="paragraph">
      <style:paragraph-properties fo:margin-bottom="0in" fo:line-height="100%"/>
      <style:text-properties fo:language="en" fo:country="US"/>
    </style:style>
    <style:style style:name="TableRow2553" style:family="table-row">
      <style:table-row-properties style:min-row-height="0.2083in"/>
    </style:style>
    <style:style style:name="TableCell2554" style:family="table-cell">
      <style:table-cell-properties fo:border="0.0069in solid #666666" style:writing-mode="lr-tb" fo:padding-top="0in" fo:padding-left="0.075in" fo:padding-bottom="0in" fo:padding-right="0.075in"/>
    </style:style>
    <style:style style:name="P25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557" style:family="table-column">
      <style:table-column-properties style:column-width="0.9652in"/>
    </style:style>
    <style:style style:name="TableColumn2558" style:family="table-column">
      <style:table-column-properties style:column-width="0.9645in"/>
    </style:style>
    <style:style style:name="Table2556" style:family="table">
      <style:table-properties style:width="1.9298in" fo:margin-left="0in" table:align="left"/>
    </style:style>
    <style:style style:name="TableRow2559" style:family="table-row">
      <style:table-row-properties style:min-row-height="0.2083in"/>
    </style:style>
    <style:style style:name="TableCell2560" style:family="table-cell">
      <style:table-cell-properties fo:border="0.0069in solid #666666" style:writing-mode="lr-tb" fo:padding-top="0in" fo:padding-left="0.075in" fo:padding-bottom="0in" fo:padding-right="0.075in"/>
    </style:style>
    <style:style style:name="P256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62" style:family="table-cell">
      <style:table-cell-properties fo:border="0.0069in solid #666666" style:writing-mode="lr-tb" fo:padding-top="0in" fo:padding-left="0.075in" fo:padding-bottom="0in" fo:padding-right="0.075in"/>
    </style:style>
    <style:style style:name="P2563" style:parent-style-name="Normal" style:family="paragraph">
      <style:paragraph-properties fo:margin-bottom="0in" fo:line-height="100%"/>
      <style:text-properties fo:language="en" fo:country="US"/>
    </style:style>
    <style:style style:name="TableRow2564" style:family="table-row">
      <style:table-row-properties style:min-row-height="0.2083in"/>
    </style:style>
    <style:style style:name="TableCell2565" style:family="table-cell">
      <style:table-cell-properties fo:border="0.0069in solid #666666" style:writing-mode="lr-tb" fo:padding-top="0in" fo:padding-left="0.075in" fo:padding-bottom="0in" fo:padding-right="0.075in"/>
    </style:style>
    <style:style style:name="P256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67" style:family="table-cell">
      <style:table-cell-properties fo:border="0.0069in solid #666666" style:writing-mode="lr-tb" fo:padding-top="0in" fo:padding-left="0.075in" fo:padding-bottom="0in" fo:padding-right="0.075in"/>
    </style:style>
    <style:style style:name="P2568" style:parent-style-name="Normal" style:family="paragraph">
      <style:paragraph-properties fo:margin-bottom="0in" fo:line-height="100%"/>
      <style:text-properties fo:language="en" fo:country="US"/>
    </style:style>
    <style:style style:name="TableRow2569" style:family="table-row">
      <style:table-row-properties style:min-row-height="0.2083in"/>
    </style:style>
    <style:style style:name="TableCell2570" style:family="table-cell">
      <style:table-cell-properties fo:border="0.0069in solid #666666" style:writing-mode="lr-tb" fo:padding-top="0in" fo:padding-left="0.075in" fo:padding-bottom="0in" fo:padding-right="0.075in"/>
    </style:style>
    <style:style style:name="P25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72" style:family="table-cell">
      <style:table-cell-properties fo:border="0.0069in solid #666666" style:writing-mode="lr-tb" fo:padding-top="0in" fo:padding-left="0.075in" fo:padding-bottom="0in" fo:padding-right="0.075in"/>
    </style:style>
    <style:style style:name="P2573" style:parent-style-name="Normal" style:family="paragraph">
      <style:paragraph-properties fo:margin-bottom="0in" fo:line-height="100%"/>
      <style:text-properties fo:language="en" fo:country="US"/>
    </style:style>
    <style:style style:name="TableRow2574" style:family="table-row">
      <style:table-row-properties style:min-row-height="0.2083in"/>
    </style:style>
    <style:style style:name="TableCell2575" style:family="table-cell">
      <style:table-cell-properties fo:border="0.0069in solid #666666" style:writing-mode="lr-tb" fo:padding-top="0in" fo:padding-left="0.075in" fo:padding-bottom="0in" fo:padding-right="0.075in"/>
    </style:style>
    <style:style style:name="P25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77" style:family="table-cell">
      <style:table-cell-properties fo:border="0.0069in solid #666666" style:writing-mode="lr-tb" fo:padding-top="0in" fo:padding-left="0.075in" fo:padding-bottom="0in" fo:padding-right="0.075in"/>
    </style:style>
    <style:style style:name="P2578" style:parent-style-name="Normal" style:family="paragraph">
      <style:paragraph-properties fo:margin-bottom="0in" fo:line-height="100%"/>
      <style:text-properties fo:language="en" fo:country="US"/>
    </style:style>
    <style:style style:name="TableRow2579" style:family="table-row">
      <style:table-row-properties style:min-row-height="0.2083in"/>
    </style:style>
    <style:style style:name="TableCell2580" style:family="table-cell">
      <style:table-cell-properties fo:border="0.0069in solid #666666" style:writing-mode="lr-tb" fo:padding-top="0in" fo:padding-left="0.075in" fo:padding-bottom="0in" fo:padding-right="0.075in"/>
    </style:style>
    <style:style style:name="P25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2" style:family="table-cell">
      <style:table-cell-properties fo:border="0.0069in solid #666666" style:writing-mode="lr-tb" fo:padding-top="0in" fo:padding-left="0.075in" fo:padding-bottom="0in" fo:padding-right="0.075in"/>
    </style:style>
    <style:style style:name="P2583" style:parent-style-name="Normal" style:family="paragraph">
      <style:paragraph-properties fo:margin-bottom="0in" fo:line-height="100%"/>
      <style:text-properties fo:language="en" fo:country="US"/>
    </style:style>
    <style:style style:name="TableRow2584" style:family="table-row">
      <style:table-row-properties style:min-row-height="0.2083in"/>
    </style:style>
    <style:style style:name="TableCell2585" style:family="table-cell">
      <style:table-cell-properties fo:border="0.0069in solid #666666" style:writing-mode="lr-tb" fo:padding-top="0in" fo:padding-left="0.075in" fo:padding-bottom="0in" fo:padding-right="0.075in"/>
    </style:style>
    <style:style style:name="P258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7" style:family="table-cell">
      <style:table-cell-properties fo:border="0.0069in solid #666666" style:writing-mode="lr-tb" fo:padding-top="0in" fo:padding-left="0.075in" fo:padding-bottom="0in" fo:padding-right="0.075in"/>
    </style:style>
    <style:style style:name="P2588" style:parent-style-name="Normal" style:family="paragraph">
      <style:paragraph-properties fo:margin-bottom="0in" fo:line-height="100%"/>
      <style:text-properties fo:language="en" fo:country="US"/>
    </style:style>
    <style:style style:name="TableRow2589" style:family="table-row">
      <style:table-row-properties style:min-row-height="0.2083in"/>
    </style:style>
    <style:style style:name="TableCell2590" style:family="table-cell">
      <style:table-cell-properties fo:border="0.0069in solid #666666" style:writing-mode="lr-tb" fo:padding-top="0in" fo:padding-left="0.075in" fo:padding-bottom="0in" fo:padding-right="0.075in"/>
    </style:style>
    <style:style style:name="P25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92" style:family="table-cell">
      <style:table-cell-properties fo:border="0.0069in solid #666666" style:writing-mode="lr-tb" fo:padding-top="0in" fo:padding-left="0.075in" fo:padding-bottom="0in" fo:padding-right="0.075in"/>
    </style:style>
    <style:style style:name="P2593" style:parent-style-name="Normal" style:family="paragraph">
      <style:paragraph-properties fo:margin-bottom="0in" fo:line-height="100%"/>
      <style:text-properties fo:language="en" fo:country="US"/>
    </style:style>
    <style:style style:name="P259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95" style:family="table-cell">
      <style:table-cell-properties fo:border="0.0069in solid #666666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margin-bottom="0in" fo:line-height="100%"/>
      <style:text-properties fo:language="en" fo:country="US"/>
    </style:style>
    <style:style style:name="TableColumn2598" style:family="table-column">
      <style:table-column-properties style:column-width="0.9652in"/>
    </style:style>
    <style:style style:name="TableColumn2599" style:family="table-column">
      <style:table-column-properties style:column-width="0.9645in"/>
    </style:style>
    <style:style style:name="Table2597" style:family="table">
      <style:table-properties style:width="1.9298in" fo:margin-left="0in" table:align="left"/>
    </style:style>
    <style:style style:name="TableRow2600" style:family="table-row">
      <style:table-row-properties style:min-row-height="0.2083in"/>
    </style:style>
    <style:style style:name="TableCell2601" style:family="table-cell">
      <style:table-cell-properties fo:border="0.0069in solid #666666" style:writing-mode="lr-tb" fo:padding-top="0in" fo:padding-left="0.075in" fo:padding-bottom="0in" fo:padding-right="0.075in"/>
    </style:style>
    <style:style style:name="P26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03" style:family="table-cell">
      <style:table-cell-properties fo:border="0.0069in solid #666666" style:writing-mode="lr-tb" fo:padding-top="0in" fo:padding-left="0.075in" fo:padding-bottom="0in" fo:padding-right="0.075in"/>
    </style:style>
    <style:style style:name="P2604" style:parent-style-name="Normal" style:family="paragraph">
      <style:paragraph-properties fo:margin-bottom="0in" fo:line-height="100%"/>
      <style:text-properties fo:language="en" fo:country="US"/>
    </style:style>
    <style:style style:name="TableRow2605" style:family="table-row">
      <style:table-row-properties style:min-row-height="0.2083in"/>
    </style:style>
    <style:style style:name="TableCell2606" style:family="table-cell">
      <style:table-cell-properties fo:border="0.0069in solid #666666" style:writing-mode="lr-tb" fo:padding-top="0in" fo:padding-left="0.075in" fo:padding-bottom="0in" fo:padding-right="0.075in"/>
    </style:style>
    <style:style style:name="P26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08" style:family="table-cell">
      <style:table-cell-properties fo:border="0.0069in solid #666666" style:writing-mode="lr-tb" fo:padding-top="0in" fo:padding-left="0.075in" fo:padding-bottom="0in" fo:padding-right="0.075in"/>
    </style:style>
    <style:style style:name="P2609" style:parent-style-name="Normal" style:family="paragraph">
      <style:paragraph-properties fo:margin-bottom="0in" fo:line-height="100%"/>
      <style:text-properties fo:language="en" fo:country="US"/>
    </style:style>
    <style:style style:name="TableRow2610" style:family="table-row">
      <style:table-row-properties style:min-row-height="0.2083in"/>
    </style:style>
    <style:style style:name="TableCell2611" style:family="table-cell">
      <style:table-cell-properties fo:border="0.0069in solid #666666" style:writing-mode="lr-tb" fo:padding-top="0in" fo:padding-left="0.075in" fo:padding-bottom="0in" fo:padding-right="0.075in"/>
    </style:style>
    <style:style style:name="P26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13" style:family="table-cell">
      <style:table-cell-properties fo:border="0.0069in solid #666666" style:writing-mode="lr-tb" fo:padding-top="0in" fo:padding-left="0.075in" fo:padding-bottom="0in" fo:padding-right="0.075in"/>
    </style:style>
    <style:style style:name="P2614" style:parent-style-name="Normal" style:family="paragraph">
      <style:paragraph-properties fo:margin-bottom="0in" fo:line-height="100%"/>
      <style:text-properties fo:language="en" fo:country="US"/>
    </style:style>
    <style:style style:name="TableRow2615" style:family="table-row">
      <style:table-row-properties style:min-row-height="0.2083in"/>
    </style:style>
    <style:style style:name="TableCell2616" style:family="table-cell">
      <style:table-cell-properties fo:border="0.0069in solid #666666" style:writing-mode="lr-tb" fo:padding-top="0in" fo:padding-left="0.075in" fo:padding-bottom="0in" fo:padding-right="0.075in"/>
    </style:style>
    <style:style style:name="P26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18" style:family="table-cell">
      <style:table-cell-properties fo:border="0.0069in solid #666666" style:writing-mode="lr-tb" fo:padding-top="0in" fo:padding-left="0.075in" fo:padding-bottom="0in" fo:padding-right="0.075in"/>
    </style:style>
    <style:style style:name="P2619" style:parent-style-name="Normal" style:family="paragraph">
      <style:paragraph-properties fo:margin-bottom="0in" fo:line-height="100%"/>
      <style:text-properties fo:language="en" fo:country="US"/>
    </style:style>
    <style:style style:name="TableRow2620" style:family="table-row">
      <style:table-row-properties style:min-row-height="0.2083in"/>
    </style:style>
    <style:style style:name="TableCell2621" style:family="table-cell">
      <style:table-cell-properties fo:border="0.0069in solid #666666" style:writing-mode="lr-tb" fo:padding-top="0in" fo:padding-left="0.075in" fo:padding-bottom="0in" fo:padding-right="0.075in"/>
    </style:style>
    <style:style style:name="P26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23" style:family="table-cell">
      <style:table-cell-properties fo:border="0.0069in solid #666666" style:writing-mode="lr-tb" fo:padding-top="0in" fo:padding-left="0.075in" fo:padding-bottom="0in" fo:padding-right="0.075in"/>
    </style:style>
    <style:style style:name="P2624" style:parent-style-name="Normal" style:family="paragraph">
      <style:paragraph-properties fo:margin-bottom="0in" fo:line-height="100%"/>
      <style:text-properties fo:language="en" fo:country="US"/>
    </style:style>
    <style:style style:name="TableRow2625" style:family="table-row">
      <style:table-row-properties style:min-row-height="0.2083in"/>
    </style:style>
    <style:style style:name="TableCell2626" style:family="table-cell">
      <style:table-cell-properties fo:border="0.0069in solid #666666" style:writing-mode="lr-tb" fo:padding-top="0in" fo:padding-left="0.075in" fo:padding-bottom="0in" fo:padding-right="0.075in"/>
    </style:style>
    <style:style style:name="P26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28" style:family="table-cell">
      <style:table-cell-properties fo:border="0.0069in solid #666666" style:writing-mode="lr-tb" fo:padding-top="0in" fo:padding-left="0.075in" fo:padding-bottom="0in" fo:padding-right="0.075in"/>
    </style:style>
    <style:style style:name="P2629" style:parent-style-name="Normal" style:family="paragraph">
      <style:paragraph-properties fo:margin-bottom="0in" fo:line-height="100%"/>
      <style:text-properties fo:language="en" fo:country="US"/>
    </style:style>
    <style:style style:name="TableRow2630" style:family="table-row">
      <style:table-row-properties style:min-row-height="0.2083in"/>
    </style:style>
    <style:style style:name="TableCell2631" style:family="table-cell">
      <style:table-cell-properties fo:border="0.0069in solid #666666" style:writing-mode="lr-tb" fo:padding-top="0in" fo:padding-left="0.075in" fo:padding-bottom="0in" fo:padding-right="0.075in"/>
    </style:style>
    <style:style style:name="P26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33" style:family="table-cell">
      <style:table-cell-properties fo:border="0.0069in solid #666666" style:writing-mode="lr-tb" fo:padding-top="0in" fo:padding-left="0.075in" fo:padding-bottom="0in" fo:padding-right="0.075in"/>
    </style:style>
    <style:style style:name="P2634" style:parent-style-name="Normal" style:family="paragraph">
      <style:paragraph-properties fo:margin-bottom="0in" fo:line-height="100%"/>
      <style:text-properties fo:language="en" fo:country="US"/>
    </style:style>
    <style:style style:name="P2635" style:parent-style-name="Normal" style:family="paragraph">
      <style:paragraph-properties fo:margin-bottom="0in" fo:line-height="100%"/>
      <style:text-properties fo:language="en" fo:country="US"/>
    </style:style>
    <style:style style:name="TableCell2636" style:family="table-cell">
      <style:table-cell-properties fo:border="0.0069in solid #666666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margin-bottom="0in" fo:line-height="100%"/>
      <style:text-properties fo:language="en" fo:country="US"/>
    </style:style>
    <style:style style:name="TableColumn2639" style:family="table-column">
      <style:table-column-properties style:column-width="0.9652in"/>
    </style:style>
    <style:style style:name="TableColumn2640" style:family="table-column">
      <style:table-column-properties style:column-width="0.9645in"/>
    </style:style>
    <style:style style:name="Table2638" style:family="table">
      <style:table-properties style:width="1.9298in" fo:margin-left="0in" table:align="left"/>
    </style:style>
    <style:style style:name="TableRow2641" style:family="table-row">
      <style:table-row-properties style:min-row-height="0.2083in"/>
    </style:style>
    <style:style style:name="TableCell2642" style:family="table-cell">
      <style:table-cell-properties fo:border="0.0069in solid #666666" style:writing-mode="lr-tb" fo:padding-top="0in" fo:padding-left="0.075in" fo:padding-bottom="0in" fo:padding-right="0.075in"/>
    </style:style>
    <style:style style:name="P26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44" style:family="table-cell">
      <style:table-cell-properties fo:border="0.0069in solid #666666" style:writing-mode="lr-tb" fo:padding-top="0in" fo:padding-left="0.075in" fo:padding-bottom="0in" fo:padding-right="0.075in"/>
    </style:style>
    <style:style style:name="P2645" style:parent-style-name="Normal" style:family="paragraph">
      <style:paragraph-properties fo:margin-bottom="0in" fo:line-height="100%"/>
      <style:text-properties fo:language="en" fo:country="US"/>
    </style:style>
    <style:style style:name="TableRow2646" style:family="table-row">
      <style:table-row-properties style:min-row-height="0.2083in"/>
    </style:style>
    <style:style style:name="TableCell2647" style:family="table-cell">
      <style:table-cell-properties fo:border="0.0069in solid #666666" style:writing-mode="lr-tb" fo:padding-top="0in" fo:padding-left="0.075in" fo:padding-bottom="0in" fo:padding-right="0.075in"/>
    </style:style>
    <style:style style:name="P26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49" style:family="table-cell">
      <style:table-cell-properties fo:border="0.0069in solid #666666" style:writing-mode="lr-tb" fo:padding-top="0in" fo:padding-left="0.075in" fo:padding-bottom="0in" fo:padding-right="0.075in"/>
    </style:style>
    <style:style style:name="P2650" style:parent-style-name="Normal" style:family="paragraph">
      <style:paragraph-properties fo:margin-bottom="0in" fo:line-height="100%"/>
      <style:text-properties fo:language="en" fo:country="US"/>
    </style:style>
    <style:style style:name="TableRow2651" style:family="table-row">
      <style:table-row-properties style:min-row-height="0.2083in"/>
    </style:style>
    <style:style style:name="TableCell2652" style:family="table-cell">
      <style:table-cell-properties fo:border="0.0069in solid #666666" style:writing-mode="lr-tb" fo:padding-top="0in" fo:padding-left="0.075in" fo:padding-bottom="0in" fo:padding-right="0.075in"/>
    </style:style>
    <style:style style:name="P265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54" style:family="table-cell">
      <style:table-cell-properties fo:border="0.0069in solid #666666" style:writing-mode="lr-tb" fo:padding-top="0in" fo:padding-left="0.075in" fo:padding-bottom="0in" fo:padding-right="0.075in"/>
    </style:style>
    <style:style style:name="P2655" style:parent-style-name="Normal" style:family="paragraph">
      <style:paragraph-properties fo:margin-bottom="0in" fo:line-height="100%"/>
      <style:text-properties fo:language="en" fo:country="US"/>
    </style:style>
    <style:style style:name="TableRow2656" style:family="table-row">
      <style:table-row-properties style:min-row-height="0.2083in"/>
    </style:style>
    <style:style style:name="TableCell2657" style:family="table-cell">
      <style:table-cell-properties fo:border="0.0069in solid #666666" style:writing-mode="lr-tb" fo:padding-top="0in" fo:padding-left="0.075in" fo:padding-bottom="0in" fo:padding-right="0.075in"/>
    </style:style>
    <style:style style:name="P26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59" style:family="table-cell">
      <style:table-cell-properties fo:border="0.0069in solid #666666" style:writing-mode="lr-tb" fo:padding-top="0in" fo:padding-left="0.075in" fo:padding-bottom="0in" fo:padding-right="0.075in"/>
    </style:style>
    <style:style style:name="P2660" style:parent-style-name="Normal" style:family="paragraph">
      <style:paragraph-properties fo:margin-bottom="0in" fo:line-height="100%"/>
      <style:text-properties fo:language="en" fo:country="US"/>
    </style:style>
    <style:style style:name="TableRow2661" style:family="table-row">
      <style:table-row-properties style:min-row-height="0.2083in"/>
    </style:style>
    <style:style style:name="TableCell2662" style:family="table-cell">
      <style:table-cell-properties fo:border="0.0069in solid #666666" style:writing-mode="lr-tb" fo:padding-top="0in" fo:padding-left="0.075in" fo:padding-bottom="0in" fo:padding-right="0.075in"/>
    </style:style>
    <style:style style:name="P26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64" style:family="table-cell">
      <style:table-cell-properties fo:border="0.0069in solid #666666" style:writing-mode="lr-tb" fo:padding-top="0in" fo:padding-left="0.075in" fo:padding-bottom="0in" fo:padding-right="0.075in"/>
    </style:style>
    <style:style style:name="P2665" style:parent-style-name="Normal" style:family="paragraph">
      <style:paragraph-properties fo:margin-bottom="0in" fo:line-height="100%"/>
      <style:text-properties fo:language="en" fo:country="US"/>
    </style:style>
    <style:style style:name="TableRow2666" style:family="table-row">
      <style:table-row-properties style:min-row-height="0.2083in"/>
    </style:style>
    <style:style style:name="TableCell2667" style:family="table-cell">
      <style:table-cell-properties fo:border="0.0069in solid #666666" style:writing-mode="lr-tb" fo:padding-top="0in" fo:padding-left="0.075in" fo:padding-bottom="0in" fo:padding-right="0.075in"/>
    </style:style>
    <style:style style:name="P26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69" style:family="table-cell">
      <style:table-cell-properties fo:border="0.0069in solid #666666" style:writing-mode="lr-tb" fo:padding-top="0in" fo:padding-left="0.075in" fo:padding-bottom="0in" fo:padding-right="0.075in"/>
    </style:style>
    <style:style style:name="P2670" style:parent-style-name="Normal" style:family="paragraph">
      <style:paragraph-properties fo:margin-bottom="0in" fo:line-height="100%"/>
      <style:text-properties fo:language="en" fo:country="US"/>
    </style:style>
    <style:style style:name="TableRow2671" style:family="table-row">
      <style:table-row-properties style:min-row-height="0.2083in"/>
    </style:style>
    <style:style style:name="TableCell2672" style:family="table-cell">
      <style:table-cell-properties fo:border="0.0069in solid #666666" style:writing-mode="lr-tb" fo:padding-top="0in" fo:padding-left="0.075in" fo:padding-bottom="0in" fo:padding-right="0.075in"/>
    </style:style>
    <style:style style:name="P26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74" style:family="table-cell">
      <style:table-cell-properties fo:border="0.0069in solid #666666" style:writing-mode="lr-tb" fo:padding-top="0in" fo:padding-left="0.075in" fo:padding-bottom="0in" fo:padding-right="0.075in"/>
    </style:style>
    <style:style style:name="P2675" style:parent-style-name="Normal" style:family="paragraph">
      <style:paragraph-properties fo:margin-bottom="0in" fo:line-height="100%"/>
      <style:text-properties fo:language="en" fo:country="US"/>
    </style:style>
    <style:style style:name="P2676" style:parent-style-name="Normal" style:family="paragraph">
      <style:paragraph-properties fo:margin-bottom="0in" fo:line-height="100%"/>
      <style:text-properties fo:language="en" fo:country="US"/>
    </style:style>
    <style:style style:name="TableRow2677" style:family="table-row">
      <style:table-row-properties style:min-row-height="0.2083in"/>
    </style:style>
    <style:style style:name="TableCell2678" style:family="table-cell">
      <style:table-cell-properties fo:border="0.0069in solid #666666" style:writing-mode="lr-tb" fo:padding-top="0in" fo:padding-left="0.075in" fo:padding-bottom="0in" fo:padding-right="0.075in"/>
    </style:style>
    <style:style style:name="P267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olumn2681" style:family="table-column">
      <style:table-column-properties style:column-width="0.9652in"/>
    </style:style>
    <style:style style:name="TableColumn2682" style:family="table-column">
      <style:table-column-properties style:column-width="0.9645in"/>
    </style:style>
    <style:style style:name="Table2680" style:family="table">
      <style:table-properties style:width="1.9298in" fo:margin-left="0in" table:align="left"/>
    </style:style>
    <style:style style:name="TableRow2683" style:family="table-row">
      <style:table-row-properties style:min-row-height="0.2083in"/>
    </style:style>
    <style:style style:name="TableCell2684" style:family="table-cell">
      <style:table-cell-properties fo:border="0.0069in solid #666666" style:writing-mode="lr-tb" fo:padding-top="0in" fo:padding-left="0.075in" fo:padding-bottom="0in" fo:padding-right="0.075in"/>
    </style:style>
    <style:style style:name="P26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86" style:family="table-cell">
      <style:table-cell-properties fo:border="0.0069in solid #666666" style:writing-mode="lr-tb" fo:padding-top="0in" fo:padding-left="0.075in" fo:padding-bottom="0in" fo:padding-right="0.075in"/>
    </style:style>
    <style:style style:name="P2687" style:parent-style-name="Normal" style:family="paragraph">
      <style:paragraph-properties fo:margin-bottom="0in" fo:line-height="100%"/>
      <style:text-properties fo:language="en" fo:country="US"/>
    </style:style>
    <style:style style:name="TableRow2688" style:family="table-row">
      <style:table-row-properties style:min-row-height="0.2083in"/>
    </style:style>
    <style:style style:name="TableCell2689" style:family="table-cell">
      <style:table-cell-properties fo:border="0.0069in solid #666666" style:writing-mode="lr-tb" fo:padding-top="0in" fo:padding-left="0.075in" fo:padding-bottom="0in" fo:padding-right="0.075in"/>
    </style:style>
    <style:style style:name="P26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91" style:family="table-cell">
      <style:table-cell-properties fo:border="0.0069in solid #666666" style:writing-mode="lr-tb" fo:padding-top="0in" fo:padding-left="0.075in" fo:padding-bottom="0in" fo:padding-right="0.075in"/>
    </style:style>
    <style:style style:name="P2692" style:parent-style-name="Normal" style:family="paragraph">
      <style:paragraph-properties fo:margin-bottom="0in" fo:line-height="100%"/>
      <style:text-properties fo:language="en" fo:country="US"/>
    </style:style>
    <style:style style:name="TableRow2693" style:family="table-row">
      <style:table-row-properties style:min-row-height="0.2083in"/>
    </style:style>
    <style:style style:name="TableCell2694" style:family="table-cell">
      <style:table-cell-properties fo:border="0.0069in solid #666666" style:writing-mode="lr-tb" fo:padding-top="0in" fo:padding-left="0.075in" fo:padding-bottom="0in" fo:padding-right="0.075in"/>
    </style:style>
    <style:style style:name="P26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96" style:family="table-cell">
      <style:table-cell-properties fo:border="0.0069in solid #666666" style:writing-mode="lr-tb" fo:padding-top="0in" fo:padding-left="0.075in" fo:padding-bottom="0in" fo:padding-right="0.075in"/>
    </style:style>
    <style:style style:name="P2697" style:parent-style-name="Normal" style:family="paragraph">
      <style:paragraph-properties fo:margin-bottom="0in" fo:line-height="100%"/>
      <style:text-properties fo:language="en" fo:country="US"/>
    </style:style>
    <style:style style:name="TableRow2698" style:family="table-row">
      <style:table-row-properties style:min-row-height="0.2083in"/>
    </style:style>
    <style:style style:name="TableCell2699" style:family="table-cell">
      <style:table-cell-properties fo:border="0.0069in solid #666666" style:writing-mode="lr-tb" fo:padding-top="0in" fo:padding-left="0.075in" fo:padding-bottom="0in" fo:padding-right="0.075in"/>
    </style:style>
    <style:style style:name="P27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01" style:family="table-cell">
      <style:table-cell-properties fo:border="0.0069in solid #666666" style:writing-mode="lr-tb" fo:padding-top="0in" fo:padding-left="0.075in" fo:padding-bottom="0in" fo:padding-right="0.075in"/>
    </style:style>
    <style:style style:name="P2702" style:parent-style-name="Normal" style:family="paragraph">
      <style:paragraph-properties fo:margin-bottom="0in" fo:line-height="100%"/>
      <style:text-properties fo:language="en" fo:country="US"/>
    </style:style>
    <style:style style:name="TableRow2703" style:family="table-row">
      <style:table-row-properties style:min-row-height="0.2083in"/>
    </style:style>
    <style:style style:name="TableCell2704" style:family="table-cell">
      <style:table-cell-properties fo:border="0.0069in solid #666666" style:writing-mode="lr-tb" fo:padding-top="0in" fo:padding-left="0.075in" fo:padding-bottom="0in" fo:padding-right="0.075in"/>
    </style:style>
    <style:style style:name="P27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06" style:family="table-cell">
      <style:table-cell-properties fo:border="0.0069in solid #666666" style:writing-mode="lr-tb" fo:padding-top="0in" fo:padding-left="0.075in" fo:padding-bottom="0in" fo:padding-right="0.075in"/>
    </style:style>
    <style:style style:name="P2707" style:parent-style-name="Normal" style:family="paragraph">
      <style:paragraph-properties fo:margin-bottom="0in" fo:line-height="100%"/>
      <style:text-properties fo:language="en" fo:country="US"/>
    </style:style>
    <style:style style:name="TableRow2708" style:family="table-row">
      <style:table-row-properties style:min-row-height="0.2083in"/>
    </style:style>
    <style:style style:name="TableCell2709" style:family="table-cell">
      <style:table-cell-properties fo:border="0.0069in solid #666666" style:writing-mode="lr-tb" fo:padding-top="0in" fo:padding-left="0.075in" fo:padding-bottom="0in" fo:padding-right="0.075in"/>
    </style:style>
    <style:style style:name="P27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11" style:family="table-cell">
      <style:table-cell-properties fo:border="0.0069in solid #666666" style:writing-mode="lr-tb" fo:padding-top="0in" fo:padding-left="0.075in" fo:padding-bottom="0in" fo:padding-right="0.075in"/>
    </style:style>
    <style:style style:name="P2712" style:parent-style-name="Normal" style:family="paragraph">
      <style:paragraph-properties fo:margin-bottom="0in" fo:line-height="100%"/>
      <style:text-properties fo:language="en" fo:country="US"/>
    </style:style>
    <style:style style:name="TableRow2713" style:family="table-row">
      <style:table-row-properties style:min-row-height="0.2083in"/>
    </style:style>
    <style:style style:name="TableCell2714" style:family="table-cell">
      <style:table-cell-properties fo:border="0.0069in solid #666666" style:writing-mode="lr-tb" fo:padding-top="0in" fo:padding-left="0.075in" fo:padding-bottom="0in" fo:padding-right="0.075in"/>
    </style:style>
    <style:style style:name="P27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16" style:family="table-cell">
      <style:table-cell-properties fo:border="0.0069in solid #666666" style:writing-mode="lr-tb" fo:padding-top="0in" fo:padding-left="0.075in" fo:padding-bottom="0in" fo:padding-right="0.075in"/>
    </style:style>
    <style:style style:name="P2717" style:parent-style-name="Normal" style:family="paragraph">
      <style:paragraph-properties fo:margin-bottom="0in" fo:line-height="100%"/>
      <style:text-properties fo:language="en" fo:country="US"/>
    </style:style>
    <style:style style:name="P271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19" style:family="table-cell">
      <style:table-cell-properties fo:border="0.0069in solid #666666" style:writing-mode="lr-tb" fo:padding-top="0in" fo:padding-left="0.075in" fo:padding-bottom="0in" fo:padding-right="0.075in"/>
    </style:style>
    <style:style style:name="P2720" style:parent-style-name="Normal" style:family="paragraph">
      <style:paragraph-properties fo:margin-bottom="0in" fo:line-height="100%"/>
      <style:text-properties fo:language="en" fo:country="US"/>
    </style:style>
    <style:style style:name="TableColumn2722" style:family="table-column">
      <style:table-column-properties style:column-width="0.9652in"/>
    </style:style>
    <style:style style:name="TableColumn2723" style:family="table-column">
      <style:table-column-properties style:column-width="0.9645in"/>
    </style:style>
    <style:style style:name="Table2721" style:family="table">
      <style:table-properties style:width="1.9298in" fo:margin-left="0in" table:align="left"/>
    </style:style>
    <style:style style:name="TableRow2724" style:family="table-row">
      <style:table-row-properties style:min-row-height="0.2083in"/>
    </style:style>
    <style:style style:name="TableCell2725" style:family="table-cell">
      <style:table-cell-properties fo:border="0.0069in solid #666666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27" style:family="table-cell">
      <style:table-cell-properties fo:border="0.0069in solid #666666" style:writing-mode="lr-tb" fo:padding-top="0in" fo:padding-left="0.075in" fo:padding-bottom="0in" fo:padding-right="0.075in"/>
    </style:style>
    <style:style style:name="P2728" style:parent-style-name="Normal" style:family="paragraph">
      <style:paragraph-properties fo:margin-bottom="0in" fo:line-height="100%"/>
      <style:text-properties fo:language="en" fo:country="US"/>
    </style:style>
    <style:style style:name="TableRow2729" style:family="table-row">
      <style:table-row-properties style:min-row-height="0.2083in"/>
    </style:style>
    <style:style style:name="TableCell2730" style:family="table-cell">
      <style:table-cell-properties fo:border="0.0069in solid #666666" style:writing-mode="lr-tb" fo:padding-top="0in" fo:padding-left="0.075in" fo:padding-bottom="0in" fo:padding-right="0.075in"/>
    </style:style>
    <style:style style:name="P27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32" style:family="table-cell">
      <style:table-cell-properties fo:border="0.0069in solid #666666" style:writing-mode="lr-tb" fo:padding-top="0in" fo:padding-left="0.075in" fo:padding-bottom="0in" fo:padding-right="0.075in"/>
    </style:style>
    <style:style style:name="P2733" style:parent-style-name="Normal" style:family="paragraph">
      <style:paragraph-properties fo:margin-bottom="0in" fo:line-height="100%"/>
      <style:text-properties fo:language="en" fo:country="US"/>
    </style:style>
    <style:style style:name="TableRow2734" style:family="table-row">
      <style:table-row-properties style:min-row-height="0.2083in"/>
    </style:style>
    <style:style style:name="TableCell2735" style:family="table-cell">
      <style:table-cell-properties fo:border="0.0069in solid #666666" style:writing-mode="lr-tb" fo:padding-top="0in" fo:padding-left="0.075in" fo:padding-bottom="0in" fo:padding-right="0.075in"/>
    </style:style>
    <style:style style:name="P273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37" style:family="table-cell">
      <style:table-cell-properties fo:border="0.0069in solid #666666" style:writing-mode="lr-tb" fo:padding-top="0in" fo:padding-left="0.075in" fo:padding-bottom="0in" fo:padding-right="0.075in"/>
    </style:style>
    <style:style style:name="P2738" style:parent-style-name="Normal" style:family="paragraph">
      <style:paragraph-properties fo:margin-bottom="0in" fo:line-height="100%"/>
      <style:text-properties fo:language="en" fo:country="US"/>
    </style:style>
    <style:style style:name="TableRow2739" style:family="table-row">
      <style:table-row-properties style:min-row-height="0.2083in"/>
    </style:style>
    <style:style style:name="TableCell2740" style:family="table-cell">
      <style:table-cell-properties fo:border="0.0069in solid #666666" style:writing-mode="lr-tb" fo:padding-top="0in" fo:padding-left="0.075in" fo:padding-bottom="0in" fo:padding-right="0.075in"/>
    </style:style>
    <style:style style:name="P27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42" style:family="table-cell">
      <style:table-cell-properties fo:border="0.0069in solid #666666" style:writing-mode="lr-tb" fo:padding-top="0in" fo:padding-left="0.075in" fo:padding-bottom="0in" fo:padding-right="0.075in"/>
    </style:style>
    <style:style style:name="P2743" style:parent-style-name="Normal" style:family="paragraph">
      <style:paragraph-properties fo:margin-bottom="0in" fo:line-height="100%"/>
      <style:text-properties fo:language="en" fo:country="US"/>
    </style:style>
    <style:style style:name="TableRow2744" style:family="table-row">
      <style:table-row-properties style:min-row-height="0.2083in"/>
    </style:style>
    <style:style style:name="TableCell2745" style:family="table-cell">
      <style:table-cell-properties fo:border="0.0069in solid #666666" style:writing-mode="lr-tb" fo:padding-top="0in" fo:padding-left="0.075in" fo:padding-bottom="0in" fo:padding-right="0.075in"/>
    </style:style>
    <style:style style:name="P274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47" style:family="table-cell">
      <style:table-cell-properties fo:border="0.0069in solid #666666" style:writing-mode="lr-tb" fo:padding-top="0in" fo:padding-left="0.075in" fo:padding-bottom="0in" fo:padding-right="0.075in"/>
    </style:style>
    <style:style style:name="P2748" style:parent-style-name="Normal" style:family="paragraph">
      <style:paragraph-properties fo:margin-bottom="0in" fo:line-height="100%"/>
      <style:text-properties fo:language="en" fo:country="US"/>
    </style:style>
    <style:style style:name="TableRow2749" style:family="table-row">
      <style:table-row-properties style:min-row-height="0.2083in"/>
    </style:style>
    <style:style style:name="TableCell2750" style:family="table-cell">
      <style:table-cell-properties fo:border="0.0069in solid #666666" style:writing-mode="lr-tb" fo:padding-top="0in" fo:padding-left="0.075in" fo:padding-bottom="0in" fo:padding-right="0.075in"/>
    </style:style>
    <style:style style:name="P27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52" style:family="table-cell">
      <style:table-cell-properties fo:border="0.0069in solid #666666" style:writing-mode="lr-tb" fo:padding-top="0in" fo:padding-left="0.075in" fo:padding-bottom="0in" fo:padding-right="0.075in"/>
    </style:style>
    <style:style style:name="P2753" style:parent-style-name="Normal" style:family="paragraph">
      <style:paragraph-properties fo:margin-bottom="0in" fo:line-height="100%"/>
      <style:text-properties fo:language="en" fo:country="US"/>
    </style:style>
    <style:style style:name="TableRow2754" style:family="table-row">
      <style:table-row-properties style:min-row-height="0.2083in"/>
    </style:style>
    <style:style style:name="TableCell2755" style:family="table-cell">
      <style:table-cell-properties fo:border="0.0069in solid #666666" style:writing-mode="lr-tb" fo:padding-top="0in" fo:padding-left="0.075in" fo:padding-bottom="0in" fo:padding-right="0.075in"/>
    </style:style>
    <style:style style:name="P27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57" style:family="table-cell">
      <style:table-cell-properties fo:border="0.0069in solid #666666" style:writing-mode="lr-tb" fo:padding-top="0in" fo:padding-left="0.075in" fo:padding-bottom="0in" fo:padding-right="0.075in"/>
    </style:style>
    <style:style style:name="P2758" style:parent-style-name="Normal" style:family="paragraph">
      <style:paragraph-properties fo:margin-bottom="0in" fo:line-height="100%"/>
      <style:text-properties fo:language="en" fo:country="US"/>
    </style:style>
    <style:style style:name="P2759" style:parent-style-name="Normal" style:family="paragraph">
      <style:paragraph-properties fo:margin-bottom="0in" fo:line-height="100%"/>
      <style:text-properties fo:language="en" fo:country="US"/>
    </style:style>
    <style:style style:name="TableCell2760" style:family="table-cell">
      <style:table-cell-properties fo:border="0.0069in solid #666666" style:writing-mode="lr-tb" fo:padding-top="0in" fo:padding-left="0.075in" fo:padding-bottom="0in" fo:padding-right="0.075in"/>
    </style:style>
    <style:style style:name="P2761" style:parent-style-name="Normal" style:family="paragraph">
      <style:paragraph-properties fo:margin-bottom="0in" fo:line-height="100%"/>
      <style:text-properties fo:language="en" fo:country="US"/>
    </style:style>
    <style:style style:name="TableColumn2763" style:family="table-column">
      <style:table-column-properties style:column-width="0.9652in"/>
    </style:style>
    <style:style style:name="TableColumn2764" style:family="table-column">
      <style:table-column-properties style:column-width="0.9645in"/>
    </style:style>
    <style:style style:name="Table2762" style:family="table">
      <style:table-properties style:width="1.9298in" fo:margin-left="0in" table:align="left"/>
    </style:style>
    <style:style style:name="TableRow2765" style:family="table-row">
      <style:table-row-properties style:min-row-height="0.2083in"/>
    </style:style>
    <style:style style:name="TableCell2766" style:family="table-cell">
      <style:table-cell-properties fo:border="0.0069in solid #666666" style:writing-mode="lr-tb" fo:padding-top="0in" fo:padding-left="0.075in" fo:padding-bottom="0in" fo:padding-right="0.075in"/>
    </style:style>
    <style:style style:name="P27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68" style:family="table-cell">
      <style:table-cell-properties fo:border="0.0069in solid #666666" style:writing-mode="lr-tb" fo:padding-top="0in" fo:padding-left="0.075in" fo:padding-bottom="0in" fo:padding-right="0.075in"/>
    </style:style>
    <style:style style:name="P2769" style:parent-style-name="Normal" style:family="paragraph">
      <style:paragraph-properties fo:margin-bottom="0in" fo:line-height="100%"/>
      <style:text-properties fo:language="en" fo:country="US"/>
    </style:style>
    <style:style style:name="TableRow2770" style:family="table-row">
      <style:table-row-properties style:min-row-height="0.2083in"/>
    </style:style>
    <style:style style:name="TableCell2771" style:family="table-cell">
      <style:table-cell-properties fo:border="0.0069in solid #666666" style:writing-mode="lr-tb" fo:padding-top="0in" fo:padding-left="0.075in" fo:padding-bottom="0in" fo:padding-right="0.075in"/>
    </style:style>
    <style:style style:name="P277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73" style:family="table-cell">
      <style:table-cell-properties fo:border="0.0069in solid #666666" style:writing-mode="lr-tb" fo:padding-top="0in" fo:padding-left="0.075in" fo:padding-bottom="0in" fo:padding-right="0.075in"/>
    </style:style>
    <style:style style:name="P2774" style:parent-style-name="Normal" style:family="paragraph">
      <style:paragraph-properties fo:margin-bottom="0in" fo:line-height="100%"/>
      <style:text-properties fo:language="en" fo:country="US"/>
    </style:style>
    <style:style style:name="TableRow2775" style:family="table-row">
      <style:table-row-properties style:min-row-height="0.2083in"/>
    </style:style>
    <style:style style:name="TableCell2776" style:family="table-cell">
      <style:table-cell-properties fo:border="0.0069in solid #666666" style:writing-mode="lr-tb" fo:padding-top="0in" fo:padding-left="0.075in" fo:padding-bottom="0in" fo:padding-right="0.075in"/>
    </style:style>
    <style:style style:name="P277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78" style:family="table-cell">
      <style:table-cell-properties fo:border="0.0069in solid #666666" style:writing-mode="lr-tb" fo:padding-top="0in" fo:padding-left="0.075in" fo:padding-bottom="0in" fo:padding-right="0.075in"/>
    </style:style>
    <style:style style:name="P2779" style:parent-style-name="Normal" style:family="paragraph">
      <style:paragraph-properties fo:margin-bottom="0in" fo:line-height="100%"/>
      <style:text-properties fo:language="en" fo:country="US"/>
    </style:style>
    <style:style style:name="TableRow2780" style:family="table-row">
      <style:table-row-properties style:min-row-height="0.2083in"/>
    </style:style>
    <style:style style:name="TableCell2781" style:family="table-cell">
      <style:table-cell-properties fo:border="0.0069in solid #666666" style:writing-mode="lr-tb" fo:padding-top="0in" fo:padding-left="0.075in" fo:padding-bottom="0in" fo:padding-right="0.075in"/>
    </style:style>
    <style:style style:name="P278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83" style:family="table-cell">
      <style:table-cell-properties fo:border="0.0069in solid #666666" style:writing-mode="lr-tb" fo:padding-top="0in" fo:padding-left="0.075in" fo:padding-bottom="0in" fo:padding-right="0.075in"/>
    </style:style>
    <style:style style:name="P2784" style:parent-style-name="Normal" style:family="paragraph">
      <style:paragraph-properties fo:margin-bottom="0in" fo:line-height="100%"/>
      <style:text-properties fo:language="en" fo:country="US"/>
    </style:style>
    <style:style style:name="TableRow2785" style:family="table-row">
      <style:table-row-properties style:min-row-height="0.2083in"/>
    </style:style>
    <style:style style:name="TableCell2786" style:family="table-cell">
      <style:table-cell-properties fo:border="0.0069in solid #666666" style:writing-mode="lr-tb" fo:padding-top="0in" fo:padding-left="0.075in" fo:padding-bottom="0in" fo:padding-right="0.075in"/>
    </style:style>
    <style:style style:name="P27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88" style:family="table-cell">
      <style:table-cell-properties fo:border="0.0069in solid #666666" style:writing-mode="lr-tb" fo:padding-top="0in" fo:padding-left="0.075in" fo:padding-bottom="0in" fo:padding-right="0.075in"/>
    </style:style>
    <style:style style:name="P2789" style:parent-style-name="Normal" style:family="paragraph">
      <style:paragraph-properties fo:margin-bottom="0in" fo:line-height="100%"/>
      <style:text-properties fo:language="en" fo:country="US"/>
    </style:style>
    <style:style style:name="TableRow2790" style:family="table-row">
      <style:table-row-properties style:min-row-height="0.2083in"/>
    </style:style>
    <style:style style:name="TableCell2791" style:family="table-cell">
      <style:table-cell-properties fo:border="0.0069in solid #666666" style:writing-mode="lr-tb" fo:padding-top="0in" fo:padding-left="0.075in" fo:padding-bottom="0in" fo:padding-right="0.075in"/>
    </style:style>
    <style:style style:name="P27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93" style:family="table-cell">
      <style:table-cell-properties fo:border="0.0069in solid #666666" style:writing-mode="lr-tb" fo:padding-top="0in" fo:padding-left="0.075in" fo:padding-bottom="0in" fo:padding-right="0.075in"/>
    </style:style>
    <style:style style:name="P2794" style:parent-style-name="Normal" style:family="paragraph">
      <style:paragraph-properties fo:margin-bottom="0in" fo:line-height="100%"/>
      <style:text-properties fo:language="en" fo:country="US"/>
    </style:style>
    <style:style style:name="TableRow2795" style:family="table-row">
      <style:table-row-properties style:min-row-height="0.2083in"/>
    </style:style>
    <style:style style:name="TableCell2796" style:family="table-cell">
      <style:table-cell-properties fo:border="0.0069in solid #666666" style:writing-mode="lr-tb" fo:padding-top="0in" fo:padding-left="0.075in" fo:padding-bottom="0in" fo:padding-right="0.075in"/>
    </style:style>
    <style:style style:name="P27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798" style:family="table-cell">
      <style:table-cell-properties fo:border="0.0069in solid #666666" style:writing-mode="lr-tb" fo:padding-top="0in" fo:padding-left="0.075in" fo:padding-bottom="0in" fo:padding-right="0.075in"/>
    </style:style>
    <style:style style:name="P2799" style:parent-style-name="Normal" style:family="paragraph">
      <style:paragraph-properties fo:margin-bottom="0in" fo:line-height="100%"/>
      <style:text-properties fo:language="en" fo:country="US"/>
    </style:style>
    <style:style style:name="P2800" style:parent-style-name="Normal" style:family="paragraph">
      <style:paragraph-properties fo:margin-bottom="0in" fo:line-height="100%"/>
      <style:text-properties fo:language="en" fo:country="US"/>
    </style:style>
    <style:style style:name="TableRow2801" style:family="table-row">
      <style:table-row-properties style:min-row-height="0.2083in"/>
    </style:style>
    <style:style style:name="TableCell2802" style:family="table-cell">
      <style:table-cell-properties fo:border="0.0069in solid #666666" style:writing-mode="lr-tb" fo:padding-top="0in" fo:padding-left="0.075in" fo:padding-bottom="0in" fo:padding-right="0.075in"/>
    </style:style>
    <style:style style:name="P280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04" style:family="table-cell">
      <style:table-cell-properties fo:border="0.0069in solid #666666" style:writing-mode="lr-tb" fo:padding-top="0in" fo:padding-left="0.075in" fo:padding-bottom="0in" fo:padding-right="0.075in"/>
    </style:style>
    <style:style style:name="P2805" style:parent-style-name="Normal" style:family="paragraph">
      <style:paragraph-properties fo:margin-bottom="0in" fo:line-height="100%"/>
      <style:text-properties fo:language="en" fo:country="US"/>
    </style:style>
    <style:style style:name="TableCell2806" style:family="table-cell">
      <style:table-cell-properties fo:border="0.0069in solid #666666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margin-bottom="0in" fo:line-height="100%"/>
      <style:text-properties fo:language="en" fo:country="US"/>
    </style:style>
    <style:style style:name="TableRow2808" style:family="table-row">
      <style:table-row-properties style:min-row-height="0.2083in"/>
    </style:style>
    <style:style style:name="TableCell2809" style:family="table-cell">
      <style:table-cell-properties fo:border="0.0069in solid #666666" style:writing-mode="lr-tb" fo:padding-top="0in" fo:padding-left="0.075in" fo:padding-bottom="0in" fo:padding-right="0.075in"/>
    </style:style>
    <style:style style:name="P28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11" style:family="table-cell">
      <style:table-cell-properties fo:border="0.0069in solid #666666" style:writing-mode="lr-tb" fo:padding-top="0in" fo:padding-left="0.075in" fo:padding-bottom="0in" fo:padding-right="0.075in"/>
    </style:style>
    <style:style style:name="P2812" style:parent-style-name="Normal" style:family="paragraph">
      <style:paragraph-properties fo:margin-bottom="0in" fo:line-height="100%"/>
      <style:text-properties fo:language="en" fo:country="US"/>
    </style:style>
    <style:style style:name="TableCell2813" style:family="table-cell">
      <style:table-cell-properties fo:border="0.0069in solid #666666" style:writing-mode="lr-tb" fo:padding-top="0in" fo:padding-left="0.075in" fo:padding-bottom="0in" fo:padding-right="0.075in"/>
    </style:style>
    <style:style style:name="P2814" style:parent-style-name="Normal" style:family="paragraph">
      <style:paragraph-properties fo:margin-bottom="0in" fo:line-height="100%"/>
      <style:text-properties fo:language="en" fo:country="US"/>
    </style:style>
    <style:style style:name="TableRow2815" style:family="table-row">
      <style:table-row-properties style:min-row-height="0.2083in"/>
    </style:style>
    <style:style style:name="TableCell2816" style:family="table-cell">
      <style:table-cell-properties fo:border="0.0069in solid #666666" style:writing-mode="lr-tb" fo:padding-top="0in" fo:padding-left="0.075in" fo:padding-bottom="0in" fo:padding-right="0.075in"/>
    </style:style>
    <style:style style:name="P28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18" style:family="table-cell">
      <style:table-cell-properties fo:border="0.0069in solid #666666" style:writing-mode="lr-tb" fo:padding-top="0in" fo:padding-left="0.075in" fo:padding-bottom="0in" fo:padding-right="0.075in"/>
    </style:style>
    <style:style style:name="P2819" style:parent-style-name="Normal" style:family="paragraph">
      <style:paragraph-properties fo:margin-bottom="0in" fo:line-height="100%"/>
      <style:text-properties fo:language="en" fo:country="US"/>
    </style:style>
    <style:style style:name="TableCell2820" style:family="table-cell">
      <style:table-cell-properties fo:border="0.0069in solid #666666" style:writing-mode="lr-tb" fo:padding-top="0in" fo:padding-left="0.075in" fo:padding-bottom="0in" fo:padding-right="0.075in"/>
    </style:style>
    <style:style style:name="P2821" style:parent-style-name="Normal" style:family="paragraph">
      <style:paragraph-properties fo:margin-bottom="0in" fo:line-height="100%"/>
      <style:text-properties fo:language="en" fo:country="US"/>
    </style:style>
    <style:style style:name="TableRow2822" style:family="table-row">
      <style:table-row-properties style:min-row-height="0.2083in"/>
    </style:style>
    <style:style style:name="TableCell2823" style:family="table-cell">
      <style:table-cell-properties fo:border="0.0069in solid #666666" style:writing-mode="lr-tb" fo:padding-top="0in" fo:padding-left="0.075in" fo:padding-bottom="0in" fo:padding-right="0.075in"/>
    </style:style>
    <style:style style:name="P28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25" style:family="table-cell">
      <style:table-cell-properties fo:border="0.0069in solid #666666" style:writing-mode="lr-tb" fo:padding-top="0in" fo:padding-left="0.075in" fo:padding-bottom="0in" fo:padding-right="0.075in"/>
    </style:style>
    <style:style style:name="P2826" style:parent-style-name="Normal" style:family="paragraph">
      <style:paragraph-properties fo:margin-bottom="0in" fo:line-height="100%"/>
      <style:text-properties fo:language="en" fo:country="US"/>
    </style:style>
    <style:style style:name="TableCell2827" style:family="table-cell">
      <style:table-cell-properties fo:border="0.0069in solid #666666" style:writing-mode="lr-tb" fo:padding-top="0in" fo:padding-left="0.075in" fo:padding-bottom="0in" fo:padding-right="0.075in"/>
    </style:style>
    <style:style style:name="P2828" style:parent-style-name="Normal" style:family="paragraph">
      <style:paragraph-properties fo:margin-bottom="0in" fo:line-height="100%"/>
      <style:text-properties fo:language="en" fo:country="US"/>
    </style:style>
    <style:style style:name="TableRow2829" style:family="table-row">
      <style:table-row-properties style:min-row-height="0.2083in"/>
    </style:style>
    <style:style style:name="TableCell2830" style:family="table-cell">
      <style:table-cell-properties fo:border="0.0069in solid #666666" style:writing-mode="lr-tb" fo:padding-top="0in" fo:padding-left="0.075in" fo:padding-bottom="0in" fo:padding-right="0.075in"/>
    </style:style>
    <style:style style:name="P28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32" style:family="table-cell">
      <style:table-cell-properties fo:border="0.0069in solid #666666" style:writing-mode="lr-tb" fo:padding-top="0in" fo:padding-left="0.075in" fo:padding-bottom="0in" fo:padding-right="0.075in"/>
    </style:style>
    <style:style style:name="P2833" style:parent-style-name="Normal" style:family="paragraph">
      <style:paragraph-properties fo:margin-bottom="0in" fo:line-height="100%"/>
      <style:text-properties fo:language="en" fo:country="US"/>
    </style:style>
    <style:style style:name="TableCell2834" style:family="table-cell">
      <style:table-cell-properties fo:border="0.0069in solid #666666" style:writing-mode="lr-tb" fo:padding-top="0in" fo:padding-left="0.075in" fo:padding-bottom="0in" fo:padding-right="0.075in"/>
    </style:style>
    <style:style style:name="P2835" style:parent-style-name="Normal" style:family="paragraph">
      <style:paragraph-properties fo:margin-bottom="0in" fo:line-height="100%"/>
      <style:text-properties fo:language="en" fo:country="US"/>
    </style:style>
    <style:style style:name="P2836" style:parent-style-name="Normal" style:family="paragraph">
      <style:text-properties fo:language="en" fo:country="US"/>
    </style:style>
    <style:style style:name="P2837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Conquest board game</text:h>
      <text:p text:style-name="P2">Title:<text:s/>Bulltofta “Tofta”</text:p>
      <text:p text:style-name="P3">Players: 2<text:s/>(to begin with)</text:p>
      <text:p text:style-name="P4">Game synopsis:</text:p>
      <text:p text:style-name="P5">You are the Queen of small, small empire.<text:s/>Your<text:s/>empire may<text:s/>lack in size<text:s/>but certainly not for<text:s/>hunger for<text:s/>more<text:s/>power!<text:s/>The<text:s/>object of the game is to expand your<text:s/>empire by conquest, develop an economy and hinder your opponent.<text:s/>Points are scored by<text:s/>fulfilling<text:s/><text:s/>objectives, expanding your empire<text:s/>and<text:s/>claiming<text:s/>regions adjacent to any of your current empire tiles.<text:s/></text:p>
      <text:p text:style-name="P6">Alternate synopsis:</text:p>
      <text:p text:style-name="P7">You are two competing beehives in a park called Bulltofta. You race for<text:s/>claiming<text:s/>flowers, threes<text:s/>and<text:s/>other<text:s/>valuable<text:s/>biotopes<text:s/>around your hive before your adversary does.</text:p>
      <text:h text:style-name="P8" text:outline-level="1">Game mechanics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Main mechanics</text:p>
          </table:table-cell>
          <table:table-cell table:style-name="TableCell16">
            <text:p text:style-name="P17"><text:span text:style-name="T18">Sub mechanics</text:span></text:p>
          </table:table-cell>
          <table:table-cell table:style-name="TableCell19">
            <text:p text:style-name="P20">Description</text:p>
          </table:table-cell>
        </table:table-row>
        <table:table-row table:style-name="TableRow21">
          <table:table-cell table:style-name="TableCell22">
            <text:p text:style-name="P23">Game play</text:p>
          </table:table-cell>
          <table:table-cell table:style-name="TableCell24">
            <text:p text:style-name="P25">General</text:p>
          </table:table-cell>
          <table:table-cell table:style-name="TableCell26">
            <text:p text:style-name="P27">The game consists of 12<text:s/>rounds where each player has one turn each.<text:s/>At the start<text:s/>each player has 1 attack and 1 market action (buying, trashing<text:s/>Empire<text:s/>cards etc.)<text:s/>per turn.<text:s/>More actions of both types can be acquired by purchasing and assigning Empire cards to your Empire.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Player empire mat</text:p>
          </table:table-cell>
          <table:table-cell table:style-name="TableCell33">
            <text:p text:style-name="P34">Each player has their own empire mat. Each empire has space for five empire cards (Decrees?). Empire cards can be bought at the market from a set of available cards using money and Market actions.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Market mat</text:p>
          </table:table-cell>
          <table:table-cell table:style-name="TableCell40">
            <text:p text:style-name="P41">All players are able to use their market action to buy cards from the<text:s/>market. The market has two kinds of cards; (1) empire cards and (2) deck modifier cards. When purchased they are added to the<text:s/>player’s<text:s/>player mat and<text:s/>modifier deck respectively.<text:s/>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Eras</text:p>
          </table:table-cell>
          <table:table-cell table:style-name="TableCell47">
            <text:p text:style-name="P48">The 12 rounds<text:s/>are<text:s/>divided up into 3 Eras. Different eras have unique<text:s/>Empire<text:s/>cards and certain Empire cards<text:s/>give different bonuses depending on<text:s/>what the current era is.</text:p>
            <table:table table:style-name="Table49">
              <table:table-columns>
                <table:table-column table:style-name="TableColumn50"/>
                <table:table-column table:style-name="TableColumn51"/>
                <table:table-column table:style-name="TableColumn52"/>
                <table:table-column table:style-name="TableColumn53"/>
              </table:table-columns>
              <table:table-row table:style-name="TableRow54">
                <table:table-cell table:style-name="TableCell55">
                  <text:p text:style-name="P56">Era</text:p>
                </table:table-cell>
                <table:table-cell table:style-name="TableCell57">
                  <text:p text:style-name="P58">Empire<text:s/>card<text:s/>slots on player mat</text:p>
                </table:table-cell>
                <table:table-cell table:style-name="TableCell59">
                  <text:p text:style-name="P60">Empire cards in market</text:p>
                </table:table-cell>
                <table:table-cell table:style-name="TableCell61">
                  <text:p text:style-name="P62">Modifier<text:s/>cards<text:s/>in market</text:p>
                </table:table-cell>
              </table:table-row>
              <table:table-row table:style-name="TableRow63">
                <table:table-cell table:style-name="TableCell64">
                  <text:p text:style-name="P65">1</text:p>
                </table:table-cell>
                <table:table-cell table:style-name="TableCell66">
                  <text:p text:style-name="P67">3</text:p>
                </table:table-cell>
                <table:table-cell table:style-name="TableCell68">
                  <text:p text:style-name="P69">4</text:p>
                </table:table-cell>
                <table:table-cell table:style-name="TableCell70">
                  <text:p text:style-name="P71">2</text:p>
                </table:table-cell>
              </table:table-row>
              <table:table-row table:style-name="TableRow72">
                <table:table-cell table:style-name="TableCell73">
                  <text:p text:style-name="P74">2</text:p>
                </table:table-cell>
                <table:table-cell table:style-name="TableCell75">
                  <text:p text:style-name="P76">4</text:p>
                </table:table-cell>
                <table:table-cell table:style-name="TableCell77">
                  <text:p text:style-name="P78">4</text:p>
                </table:table-cell>
                <table:table-cell table:style-name="TableCell79">
                  <text:p text:style-name="P80">2</text:p>
                </table:table-cell>
              </table:table-row>
              <table:table-row table:style-name="TableRow81">
                <table:table-cell table:style-name="TableCell82">
                  <text:p text:style-name="P83">3</text:p>
                </table:table-cell>
                <table:table-cell table:style-name="TableCell84">
                  <text:p text:style-name="P85">5</text:p>
                </table:table-cell>
                <table:table-cell table:style-name="TableCell86">
                  <text:p text:style-name="P87">5</text:p>
                </table:table-cell>
                <table:table-cell table:style-name="TableCell88">
                  <text:p text:style-name="P89"/>
                </table:table-cell>
              </table:table-row>
            </table:table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Player order</text:p>
          </table:table-cell>
          <table:table-cell table:style-name="TableCell96">
            <text:p text:style-name="P97">The starting player order is randomly selected.<text:s/>Starting player gets<text:s/>fewer starting coins than the following player(s)<text:s/>to compensate for going first. Subsequent player order is determined at the end of round with the play that spent<text:s/>the least<text:s/>money<text:s/>during the round going first.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Turn</text:p>
          </table:table-cell>
          <table:table-cell table:style-name="TableCell103">
            <text:p text:style-name="P104">A player performs their actions in any order. The actions stated below.<text:s/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Actions</text:p>
          </table:table-cell>
          <table:table-cell table:style-name="TableCell110">
            <text:p text:style-name="P111"/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Name</text:p>
                </table:table-cell>
                <table:table-cell table:style-name="TableCell118">
                  <text:p text:style-name="P119">Action</text:p>
                </table:table-cell>
              </table:table-row>
              <table:table-row table:style-name="TableRow120">
                <table:table-cell table:style-name="TableCell121">
                  <text:p text:style-name="P122">Market action</text:p>
                </table:table-cell>
                <table:table-cell table:style-name="TableCell123">
                  <text:p text:style-name="P124">This action cost a Market action.<text:s/>Either</text:p>
                  <text:list text:style-name="LFO5" text:continue-numbering="true">
                    <text:list-item>
                      <text:p text:style-name="P125">Buy a card<text:s/>from market</text:p>
                      <text:list text:continue-numbering="true">
                        <text:list-item>
                          <text:p text:style-name="P126">Perform any actions<text:s/>stated<text:s/>on the card</text:p>
                        </text:list-item>
                        <text:list-item>
                          <text:p text:style-name="P127">Add card to Empire map on an empty<text:s/>space. This is no a decree and the cards effect goes into effect immediately.<text:s/></text:p>
                        </text:list-item>
                      </text:list>
                    </text:list-item>
                  </text:list>
                  <text:p text:style-name="P128"/>
                </table:table-cell>
              </table:table-row>
              <table:table-row table:style-name="TableRow129">
                <table:table-cell table:style-name="TableCell130">
                  <text:p text:style-name="P131">Attack action</text:p>
                </table:table-cell>
                <table:table-cell table:style-name="TableCell132">
                  <text:p text:style-name="P133">Perform an attack on a region adjacent to a region you control. Costs an Attack<text:s/>action<text:s/>and initiate a comparison of strength</text:p>
                </table:table-cell>
              </table:table-row>
              <table:table-row table:style-name="TableRow134">
                <table:table-cell table:style-name="TableCell135">
                  <text:p text:style-name="P136">Sell empire cards action</text:p>
                </table:table-cell>
                <table:table-cell table:style-name="TableCell137">
                  <text:p text:style-name="P138">Can be performed whenever<text:s/>the player wants except<text:s/>during an Attack action. But the player can sell an empire card to make room for a newly purchased card.</text:p>
                </table:table-cell>
              </table:table-row>
            </table:table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End of round</text:p>
          </table:table-cell>
          <table:table-cell table:style-name="TableCell145">
            <text:p text:style-name="P146">When the round ends each player</text:p>
            <text:list text:style-name="LFO4" text:continue-numbering="true">
              <text:list-item>
                <text:p text:style-name="P147">Collect money from the bank. The amount of money to collect is equal to the difference between total region taxation and upkeep.</text:p>
              </text:list-item>
              <text:list-item>
                <text:p text:style-name="P148">Perform any actions stated on Empire cards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Change of Era</text:p>
          </table:table-cell>
          <table:table-cell table:style-name="TableCell154">
            <text:p text:style-name="P155">Occurs after<text:s/>rounds<text:s/>4<text:s/>and<text:s/>8.</text:p>
            <table:table table:style-name="Table156">
              <table:table-columns>
                <table:table-column table:style-name="TableColumn157"/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P162">Era</text:p>
                </table:table-cell>
                <table:table-cell table:style-name="TableCell163">
                  <text:p text:style-name="P164">Ends at turn</text:p>
                </table:table-cell>
                <table:table-cell table:style-name="TableCell165">
                  <text:p text:style-name="P166">What happens</text:p>
                </table:table-cell>
              </table:table-row>
              <table:table-row table:style-name="TableRow167">
                <table:table-cell table:style-name="TableCell168">
                  <text:p text:style-name="P169">1</text:p>
                </table:table-cell>
                <table:table-cell table:style-name="TableCell170">
                  <text:p text:style-name="P171">4</text:p>
                </table:table-cell>
                <table:table-cell table:style-name="TableCell172">
                  <text:p text:style-name="P173">-<text:s/>Scoring light</text:p>
                  <text:p text:style-name="P174">- Remove unpurchased<text:s/>Era cards</text:p>
                  <text:p text:style-name="P175">-Populate market with next era cards</text:p>
                </table:table-cell>
              </table:table-row>
              <table:table-row table:style-name="TableRow176">
                <table:table-cell table:style-name="TableCell177">
                  <text:p text:style-name="P178">2</text:p>
                </table:table-cell>
                <table:table-cell table:style-name="TableCell179">
                  <text:p text:style-name="P180"><text:span text:style-name="T181">8</text:span></text:p>
                </table:table-cell>
                <table:table-cell table:style-name="TableCell182">
                  <text:p text:style-name="P183">Same as above</text:p>
                </table:table-cell>
              </table:table-row>
              <table:table-row table:style-name="TableRow184">
                <table:table-cell table:style-name="TableCell185">
                  <text:p text:style-name="P186">3</text:p>
                </table:table-cell>
                <table:table-cell table:style-name="TableCell187">
                  <text:p text:style-name="P188">12</text:p>
                </table:table-cell>
                <table:table-cell table:style-name="TableCell189">
                  <text:p text:style-name="P190">Full scoring</text:p>
                </table:table-cell>
              </table:table-row>
            </table:table>
            <text:p text:style-name="P191"/>
          </table:table-cell>
        </table:table-row>
        <table:table-row table:style-name="TableRow192">
          <table:table-cell table:style-name="TableCell193">
            <text:p text:style-name="P194">End conditions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-Players complete all 12 rounds.</text:p>
            <text:p text:style-name="P199">-Taking another players’<text:s/>capitol will<text:s/>end the game(?).<text:s/>If the capitol is retaken (or freed by a third player) during the next round the game continues?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Scoring</text:p>
          </table:table-cell>
          <table:table-cell table:style-name="TableCell205">
            <text:p text:style-name="P206">Scoring takes place whenever an era ends.<text:s/></text:p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>
                  <text:p text:style-name="P212">Era</text:p>
                </table:table-cell>
                <table:table-cell table:style-name="TableCell213">
                  <text:p text:style-name="P214">Scoring rules</text:p>
                </table:table-cell>
              </table:table-row>
              <table:table-row table:style-name="TableRow215">
                <table:table-cell table:style-name="TableCell216">
                  <text:p text:style-name="P217">1 and 2</text:p>
                </table:table-cell>
                <table:table-cell table:style-name="TableCell218">
                  <text:p text:style-name="P219">Runtime scoring. Scoring for regions?</text:p>
                </table:table-cell>
              </table:table-row>
              <table:table-row table:style-name="TableRow220">
                <table:table-cell table:style-name="TableCell221">
                  <text:p text:style-name="P222">3</text:p>
                </table:table-cell>
                <table:table-cell table:style-name="TableCell223">
                  <text:p text:style-name="P224">Final scoring. Scoring for regions and for Empire cards and remaining money.<text:s/></text:p>
                </table:table-cell>
              </table:table-row>
            </table:table>
            <text:p text:style-name="P225"/>
          </table:table-cell>
        </table:table-row>
        <table:table-row table:style-name="TableRow226">
          <table:table-cell table:style-name="TableCell227">
            <text:p text:style-name="P228">Map</text:p>
          </table:table-cell>
          <table:table-cell table:style-name="TableCell229">
            <text:p text:style-name="P230">Region</text:p>
          </table:table-cell>
          <table:table-cell table:style-name="TableCell231">
            <text:p text:style-name="P232">A hexagonal region adjacent to 6 other regions.<text:s/>The entire map consists of many hexagons with<text:s/>different terrains that<text:s/>effects the flow of the game, e.g.,<text:s/>ocean<text:s/>acts a barrier<text:s/>and mountains creating military strongpoints that are expensive to maintain.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Region control</text:p>
          </table:table-cell>
          <table:table-cell table:style-name="TableCell238">
            <text:p text:style-name="P239">A region is controlled by the player who last conquered the region, unless that player has not abandoned this region. Region control is indicated by adding a meeple of the<text:s/>conquering<text:s/>player’s<text:s/>color to the region.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Independent regions</text:p>
          </table:table-cell>
          <table:table-cell table:style-name="TableCell245">
            <text:p text:style-name="P246">At the start of the game the map is filled with independent regions. They do not add region defense bonuses<text:s/>to strength<text:s/>when attacked<text:s/>and are therefore simpler to<text:s/>conquer. But beware of the fail card!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><text:span text:style-name="T252">Taxation and upkeep</text:span></text:p>
          </table:table-cell>
          <table:table-cell table:style-name="TableCell253">
            <text:p text:style-name="P254">Taxation is the way the players make most of their money. Some of it is spent right away on upkeep to maintain control of<text:s/>the players'<text:s/>territories.<text:s/></text:p>
            <text:p text:style-name="P255"/>
            <text:p text:style-name="P256">Special case: Taxation and upkeep of regions not adjacent to any other player-controlled regions will not produce tax, just upkeep.</text:p>
            <text:p text:style-name="P257"/>
            <text:p text:style-name="P258">Exception: Player start region is the Capitol</text:p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Region types</text:p>
          </table:table-cell>
          <table:table-cell table:style-name="TableCell265">
            <text:p text:style-name="P266"/>
            <table:table table:style-name="Table267">
              <table:table-columns>
                <table:table-column table:style-name="TableColumn268"/>
                <table:table-column table:style-name="TableColumn269"/>
              </table:table-columns>
              <table:table-row table:style-name="TableRow270">
                <table:table-cell table:style-name="TableCell271">
                  <text:p text:style-name="P272">Type</text:p>
                </table:table-cell>
                <table:table-cell table:style-name="TableCell273">
                  <text:p text:style-name="P274">Description</text:p>
                </table:table-cell>
              </table:table-row>
              <table:table-row table:style-name="TableRow275">
                <table:table-cell table:style-name="TableCell276">
                  <text:p text:style-name="P277">Ocean</text:p>
                </table:table-cell>
                <table:table-cell table:style-name="TableCell278">
                  <text:p text:style-name="P279">Not conquerable without Navy card. Can be taxed but has no upkeep. No attack or defense modification due to terrain.<text:s/></text:p>
                </table:table-cell>
              </table:table-row>
              <table:table-row table:style-name="TableRow280">
                <table:table-cell table:style-name="TableCell281">
                  <text:p text:style-name="P282">Grassland</text:p>
                </table:table-cell>
                <table:table-cell table:style-name="TableCell283">
                  <text:p text:style-name="P284">Low upkeep<text:s/>and high taxation. No attack or defense modification due to terrain.</text:p>
                </table:table-cell>
              </table:table-row>
              <table:table-row table:style-name="TableRow285">
                <table:table-cell table:style-name="TableCell286">
                  <text:p text:style-name="P287">Mountain</text:p>
                </table:table-cell>
                <table:table-cell table:style-name="TableCell288">
                  <text:p text:style-name="P289">High upkeep and low taxation. +2 strength to defender<text:s/></text:p>
                </table:table-cell>
              </table:table-row>
              <table:table-row table:style-name="TableRow290">
                <table:table-cell table:style-name="TableCell291">
                  <text:p text:style-name="P292">Swamp</text:p>
                </table:table-cell>
                <table:table-cell table:style-name="TableCell293">
                  <text:p text:style-name="P294">Low upkeep and no taxation. +1 strength to defender. Costs two attack<text:s/>actions<text:s/>to invade?</text:p>
                </table:table-cell>
              </table:table-row>
              <table:table-row table:style-name="TableRow295">
                <table:table-cell table:style-name="TableCell296">
                  <text:p text:style-name="P297">Desert</text:p>
                </table:table-cell>
                <table:table-cell table:style-name="TableCell298">
                  <text:p text:style-name="P299">No upkeep and low taxation. No modifier for strength<text:s/>but attacker suffers disadvantage.</text:p>
                </table:table-cell>
              </table:table-row>
              <table:table-row table:style-name="TableRow300">
                <table:table-cell table:style-name="TableCell301">
                  <text:p text:style-name="P302">Capitol</text:p>
                </table:table-cell>
                <table:table-cell table:style-name="TableCell303">
                  <text:p text:style-name="P304">Capitol is a heavy fortified region with a buzzing market.</text:p>
                </table:table-cell>
              </table:table-row>
              <table:table-row table:style-name="TableRow305">
                <table:table-cell table:style-name="TableCell306">
                  <text:p text:style-name="P307">Water</text:p>
                </table:table-cell>
                <table:table-cell table:style-name="TableCell308">
                  <text:p text:style-name="P309">Can only be conquered using fishing village/harbor/fleet</text:p>
                </table:table-cell>
              </table:table-row>
            </table:table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><text:span text:style-name="T316">Ocean</text:span></text:p>
          </table:table-cell>
          <table:table-cell table:style-name="TableCell317">
            <text:p text:style-name="P318"/>
            <table:table table:style-name="Table319">
              <table:table-columns>
                <table:table-column table:style-name="TableColumn320"/>
                <table:table-column table:style-name="TableColumn321"/>
              </table:table-columns>
              <table:table-row table:style-name="TableRow322">
                <table:table-cell table:style-name="TableCell323">
                  <text:p text:style-name="P324">Region’s</text:p>
                </table:table-cell>
                <table:table-cell table:style-name="TableCell325">
                  <text:p text:style-name="P326"/>
                </table:table-cell>
              </table:table-row>
              <table:table-row table:style-name="TableRow327">
                <table:table-cell table:style-name="TableCell328">
                  <text:p text:style-name="P329">Upkeep</text:p>
                </table:table-cell>
                <table:table-cell table:style-name="TableCell330">
                  <text:p text:style-name="P331">0</text:p>
                </table:table-cell>
              </table:table-row>
              <table:table-row table:style-name="TableRow332">
                <table:table-cell table:style-name="TableCell333">
                  <text:p text:style-name="P334">Taxation</text:p>
                </table:table-cell>
                <table:table-cell table:style-name="TableCell335">
                  <text:p text:style-name="P336">1</text:p>
                </table:table-cell>
              </table:table-row>
              <table:table-row table:style-name="TableRow337">
                <table:table-cell table:style-name="TableCell338">
                  <text:p text:style-name="P339">Defense mod</text:p>
                </table:table-cell>
                <table:table-cell table:style-name="TableCell340">
                  <text:p text:style-name="P341">0</text:p>
                </table:table-cell>
              </table:table-row>
              <table:table-row table:style-name="TableRow342">
                <table:table-cell table:style-name="TableCell343">
                  <text:p text:style-name="P344">Attack mod</text:p>
                </table:table-cell>
                <table:table-cell table:style-name="TableCell345">
                  <text:p text:style-name="P346">1</text:p>
                </table:table-cell>
              </table:table-row>
              <table:table-row table:style-name="TableRow347">
                <table:table-cell table:style-name="TableCell348">
                  <text:p text:style-name="P349">Attacks needed to conquer</text:p>
                </table:table-cell>
                <table:table-cell table:style-name="TableCell350">
                  <text:p text:style-name="P351">1</text:p>
                </table:table-cell>
              </table:table-row>
            </table:table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><text:span text:style-name="T358">Grassland</text:span></text:p>
          </table:table-cell>
          <table:table-cell table:style-name="TableCell359">
            <text:p text:style-name="P360"/>
            <table:table table:style-name="Table361">
              <table:table-columns>
                <table:table-column table:style-name="TableColumn362"/>
                <table:table-column table:style-name="TableColumn363"/>
              </table:table-columns>
              <table:table-row table:style-name="TableRow364">
                <table:table-cell table:style-name="TableCell365">
                  <text:p text:style-name="P366">Region’s</text:p>
                </table:table-cell>
                <table:table-cell table:style-name="TableCell367">
                  <text:p text:style-name="P368"/>
                </table:table-cell>
              </table:table-row>
              <table:table-row table:style-name="TableRow369">
                <table:table-cell table:style-name="TableCell370">
                  <text:p text:style-name="P371">Upkeep</text:p>
                </table:table-cell>
                <table:table-cell table:style-name="TableCell372">
                  <text:p text:style-name="P373">1</text:p>
                </table:table-cell>
              </table:table-row>
              <table:table-row table:style-name="TableRow374">
                <table:table-cell table:style-name="TableCell375">
                  <text:p text:style-name="P376">Taxation</text:p>
                </table:table-cell>
                <table:table-cell table:style-name="TableCell377">
                  <text:p text:style-name="P378">3</text:p>
                </table:table-cell>
              </table:table-row>
              <table:table-row table:style-name="TableRow379">
                <table:table-cell table:style-name="TableCell380">
                  <text:p text:style-name="P381">Defense mod</text:p>
                </table:table-cell>
                <table:table-cell table:style-name="TableCell382">
                  <text:p text:style-name="P383">0</text:p>
                </table:table-cell>
              </table:table-row>
              <table:table-row table:style-name="TableRow384">
                <table:table-cell table:style-name="TableCell385">
                  <text:p text:style-name="P386">Attack mod</text:p>
                </table:table-cell>
                <table:table-cell table:style-name="TableCell387">
                  <text:p text:style-name="P388">0</text:p>
                </table:table-cell>
              </table:table-row>
              <table:table-row table:style-name="TableRow389">
                <table:table-cell table:style-name="TableCell390">
                  <text:p text:style-name="P391">Attacks needed to conquer</text:p>
                </table:table-cell>
                <table:table-cell table:style-name="TableCell392">
                  <text:p text:style-name="P393">1</text:p>
                </table:table-cell>
              </table:table-row>
            </table:table>
            <text:p text:style-name="P394"/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>Mountain</text:p>
          </table:table-cell>
          <table:table-cell table:style-name="TableCell400">
            <text:p text:style-name="P401"><text:s/></text:p>
            <table:table table:style-name="Table402">
              <table:table-columns>
                <table:table-column table:style-name="TableColumn403"/>
                <table:table-column table:style-name="TableColumn404"/>
              </table:table-columns>
              <table:table-row table:style-name="TableRow405">
                <table:table-cell table:style-name="TableCell406">
                  <text:p text:style-name="P407">Region’s</text:p>
                </table:table-cell>
                <table:table-cell table:style-name="TableCell408">
                  <text:p text:style-name="P409"/>
                </table:table-cell>
              </table:table-row>
              <table:table-row table:style-name="TableRow410">
                <table:table-cell table:style-name="TableCell411">
                  <text:p text:style-name="P412">Upkeep</text:p>
                </table:table-cell>
                <table:table-cell table:style-name="TableCell413">
                  <text:p text:style-name="P414">3</text:p>
                </table:table-cell>
              </table:table-row>
              <table:table-row table:style-name="TableRow415">
                <table:table-cell table:style-name="TableCell416">
                  <text:p text:style-name="P417">Taxation</text:p>
                </table:table-cell>
                <table:table-cell table:style-name="TableCell418">
                  <text:p text:style-name="P419">1</text:p>
                </table:table-cell>
              </table:table-row>
              <table:table-row table:style-name="TableRow420">
                <table:table-cell table:style-name="TableCell421">
                  <text:p text:style-name="P422">Defense mod</text:p>
                </table:table-cell>
                <table:table-cell table:style-name="TableCell423">
                  <text:p text:style-name="P424">2</text:p>
                </table:table-cell>
              </table:table-row>
              <table:table-row table:style-name="TableRow425">
                <table:table-cell table:style-name="TableCell426">
                  <text:p text:style-name="P427">Attack mod</text:p>
                </table:table-cell>
                <table:table-cell table:style-name="TableCell428">
                  <text:p text:style-name="P429">0</text:p>
                </table:table-cell>
              </table:table-row>
              <table:table-row table:style-name="TableRow430">
                <table:table-cell table:style-name="TableCell431">
                  <text:p text:style-name="P432">Attacks<text:s/>needed<text:s/>to conquer</text:p>
                </table:table-cell>
                <table:table-cell table:style-name="TableCell433">
                  <text:p text:style-name="P434">1</text:p>
                </table:table-cell>
              </table:table-row>
            </table:table>
            <text:p text:style-name="P435"/>
          </table:table-cell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>Swamp</text:p>
          </table:table-cell>
          <table:table-cell table:style-name="TableCell441">
            <text:p text:style-name="P442"/>
            <table:table table:style-name="Table443">
              <table:table-columns>
                <table:table-column table:style-name="TableColumn444"/>
                <table:table-column table:style-name="TableColumn445"/>
              </table:table-columns>
              <table:table-row table:style-name="TableRow446">
                <table:table-cell table:style-name="TableCell447">
                  <text:p text:style-name="P448">Region’s</text:p>
                </table:table-cell>
                <table:table-cell table:style-name="TableCell449">
                  <text:p text:style-name="P450"/>
                </table:table-cell>
              </table:table-row>
              <table:table-row table:style-name="TableRow451">
                <table:table-cell table:style-name="TableCell452">
                  <text:p text:style-name="P453">Upkeep</text:p>
                </table:table-cell>
                <table:table-cell table:style-name="TableCell454">
                  <text:p text:style-name="P455">1</text:p>
                </table:table-cell>
              </table:table-row>
              <table:table-row table:style-name="TableRow456">
                <table:table-cell table:style-name="TableCell457">
                  <text:p text:style-name="P458">Taxation</text:p>
                </table:table-cell>
                <table:table-cell table:style-name="TableCell459">
                  <text:p text:style-name="P460">0</text:p>
                </table:table-cell>
              </table:table-row>
              <table:table-row table:style-name="TableRow461">
                <table:table-cell table:style-name="TableCell462">
                  <text:p text:style-name="P463">Defense mod</text:p>
                </table:table-cell>
                <table:table-cell table:style-name="TableCell464">
                  <text:p text:style-name="P465">1</text:p>
                </table:table-cell>
              </table:table-row>
              <table:table-row table:style-name="TableRow466">
                <table:table-cell table:style-name="TableCell467">
                  <text:p text:style-name="P468">Attack mod</text:p>
                </table:table-cell>
                <table:table-cell table:style-name="TableCell469">
                  <text:p text:style-name="P470">0</text:p>
                </table:table-cell>
              </table:table-row>
              <table:table-row table:style-name="TableRow471">
                <table:table-cell table:style-name="TableCell472">
                  <text:p text:style-name="P473">Attacks needed to conquer</text:p>
                </table:table-cell>
                <table:table-cell table:style-name="TableCell474">
                  <text:p text:style-name="P475">2</text:p>
                </table:table-cell>
              </table:table-row>
            </table:table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Desert</text:p>
          </table:table-cell>
          <table:table-cell table:style-name="TableCell482">
            <text:p text:style-name="P483"/>
            <table:table table:style-name="Table484">
              <table:table-columns>
                <table:table-column table:style-name="TableColumn485"/>
                <table:table-column table:style-name="TableColumn486"/>
              </table:table-columns>
              <table:table-row table:style-name="TableRow487">
                <table:table-cell table:style-name="TableCell488">
                  <text:p text:style-name="P489">Region’s</text:p>
                </table:table-cell>
                <table:table-cell table:style-name="TableCell490">
                  <text:p text:style-name="P491"/>
                </table:table-cell>
              </table:table-row>
              <table:table-row table:style-name="TableRow492">
                <table:table-cell table:style-name="TableCell493">
                  <text:p text:style-name="P494">Upkeep</text:p>
                </table:table-cell>
                <table:table-cell table:style-name="TableCell495">
                  <text:p text:style-name="P496">0</text:p>
                </table:table-cell>
              </table:table-row>
              <table:table-row table:style-name="TableRow497">
                <table:table-cell table:style-name="TableCell498">
                  <text:p text:style-name="P499">Taxation</text:p>
                </table:table-cell>
                <table:table-cell table:style-name="TableCell500">
                  <text:p text:style-name="P501">1</text:p>
                </table:table-cell>
              </table:table-row>
              <table:table-row table:style-name="TableRow502">
                <table:table-cell table:style-name="TableCell503">
                  <text:p text:style-name="P504">Defense mod</text:p>
                </table:table-cell>
                <table:table-cell table:style-name="TableCell505">
                  <text:p text:style-name="P506">0</text:p>
                </table:table-cell>
              </table:table-row>
              <table:table-row table:style-name="TableRow507">
                <table:table-cell table:style-name="TableCell508">
                  <text:p text:style-name="P509">Attack mod</text:p>
                </table:table-cell>
                <table:table-cell table:style-name="TableCell510">
                  <text:p text:style-name="P511">1</text:p>
                </table:table-cell>
              </table:table-row>
              <table:table-row table:style-name="TableRow512">
                <table:table-cell table:style-name="TableCell513">
                  <text:p text:style-name="P514">Attacks needed to conquer</text:p>
                </table:table-cell>
                <table:table-cell table:style-name="TableCell515">
                  <text:p text:style-name="P516">1</text:p>
                </table:table-cell>
              </table:table-row>
              <table:table-row table:style-name="TableRow517">
                <table:table-cell table:style-name="TableCell518">
                  <text:p text:style-name="P519">Defensive bonus</text:p>
                </table:table-cell>
                <table:table-cell table:style-name="TableCell520">
                  <text:p text:style-name="P521">Attacker has disadvantage.</text:p>
                </table:table-cell>
              </table:table-row>
            </table:table>
            <text:p text:style-name="P522"/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>Capitol</text:p>
          </table:table-cell>
          <table:table-cell table:style-name="TableCell528">
            <text:p text:style-name="P529"/>
            <table:table table:style-name="Table530">
              <table:table-columns>
                <table:table-column table:style-name="TableColumn531"/>
                <table:table-column table:style-name="TableColumn532"/>
              </table:table-columns>
              <table:table-row table:style-name="TableRow533">
                <table:table-cell table:style-name="TableCell534">
                  <text:p text:style-name="P535">Region’s</text:p>
                </table:table-cell>
                <table:table-cell table:style-name="TableCell536">
                  <text:p text:style-name="P537"/>
                </table:table-cell>
              </table:table-row>
              <table:table-row table:style-name="TableRow538">
                <table:table-cell table:style-name="TableCell539">
                  <text:p text:style-name="P540">Upkeep</text:p>
                </table:table-cell>
                <table:table-cell table:style-name="TableCell541">
                  <text:p text:style-name="P542">1</text:p>
                </table:table-cell>
              </table:table-row>
              <table:table-row table:style-name="TableRow543">
                <table:table-cell table:style-name="TableCell544">
                  <text:p text:style-name="P545">Taxation</text:p>
                </table:table-cell>
                <table:table-cell table:style-name="TableCell546">
                  <text:p text:style-name="P547">4</text:p>
                </table:table-cell>
              </table:table-row>
              <table:table-row table:style-name="TableRow548">
                <table:table-cell table:style-name="TableCell549">
                  <text:p text:style-name="P550">Defense mod</text:p>
                </table:table-cell>
                <table:table-cell table:style-name="TableCell551">
                  <text:p text:style-name="P552">2</text:p>
                </table:table-cell>
              </table:table-row>
              <table:table-row table:style-name="TableRow553">
                <table:table-cell table:style-name="TableCell554">
                  <text:p text:style-name="P555">Attack mod</text:p>
                </table:table-cell>
                <table:table-cell table:style-name="TableCell556">
                  <text:p text:style-name="P557">2</text:p>
                </table:table-cell>
              </table:table-row>
              <table:table-row table:style-name="TableRow558">
                <table:table-cell table:style-name="TableCell559">
                  <text:p text:style-name="P560">Attacks needed to conquer</text:p>
                </table:table-cell>
                <table:table-cell table:style-name="TableCell561">
                  <text:p text:style-name="P562">3</text:p>
                </table:table-cell>
              </table:table-row>
              <table:table-row table:style-name="TableRow563">
                <table:table-cell table:style-name="TableCell564">
                  <text:p text:style-name="P565">Defensive bonus</text:p>
                </table:table-cell>
                <table:table-cell table:style-name="TableCell566">
                  <text:p text:style-name="P567">Attacker has disadvantage.</text:p>
                </table:table-cell>
              </table:table-row>
            </table:table>
            <text:p text:style-name="P568"/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>
            <text:p text:style-name="P573"><text:span text:style-name="T574">Water</text:span></text:p>
          </table:table-cell>
          <table:table-cell table:style-name="TableCell575">
            <text:p text:style-name="P576"/>
            <table:table table:style-name="Table577">
              <table:table-columns>
                <table:table-column table:style-name="TableColumn578"/>
                <table:table-column table:style-name="TableColumn579"/>
              </table:table-columns>
              <table:table-row table:style-name="TableRow580">
                <table:table-cell table:style-name="TableCell581">
                  <text:p text:style-name="P582">Region’s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>Upkeep</text:p>
                </table:table-cell>
                <table:table-cell table:style-name="TableCell588">
                  <text:p text:style-name="P589">0</text:p>
                </table:table-cell>
              </table:table-row>
              <table:table-row table:style-name="TableRow590">
                <table:table-cell table:style-name="TableCell591">
                  <text:p text:style-name="P592">Taxation</text:p>
                </table:table-cell>
                <table:table-cell table:style-name="TableCell593">
                  <text:p text:style-name="P594">3</text:p>
                </table:table-cell>
              </table:table-row>
              <table:table-row table:style-name="TableRow595">
                <table:table-cell table:style-name="TableCell596">
                  <text:p text:style-name="P597">Defense mod</text:p>
                </table:table-cell>
                <table:table-cell table:style-name="TableCell598">
                  <text:p text:style-name="P599">-</text:p>
                </table:table-cell>
              </table:table-row>
              <table:table-row table:style-name="TableRow600">
                <table:table-cell table:style-name="TableCell601">
                  <text:p text:style-name="P602">Attack mod</text:p>
                </table:table-cell>
                <table:table-cell table:style-name="TableCell603">
                  <text:p text:style-name="P604">-</text:p>
                </table:table-cell>
              </table:table-row>
              <table:table-row table:style-name="TableRow605">
                <table:table-cell table:style-name="TableCell606">
                  <text:p text:style-name="P607">Attacks needed to conquer</text:p>
                </table:table-cell>
                <table:table-cell table:style-name="TableCell608">
                  <text:p text:style-name="P609">-</text:p>
                </table:table-cell>
              </table:table-row>
              <table:table-row table:style-name="TableRow610">
                <table:table-cell table:style-name="TableCell611">
                  <text:p text:style-name="P612">Defensive bonus</text:p>
                </table:table-cell>
                <table:table-cell table:style-name="TableCell613">
                  <text:p text:style-name="P614"><text:span text:style-name="T615">Cannot be attacked</text:span></text:p>
                </table:table-cell>
              </table:table-row>
            </table:table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<text:span text:style-name="T622">Forest</text:span></text:p>
          </table:table-cell>
          <table:table-cell table:style-name="TableCell623">
            <text:p text:style-name="P624"/>
            <table:table table:style-name="Table625">
              <table:table-columns>
                <table:table-column table:style-name="TableColumn626"/>
                <table:table-column table:style-name="TableColumn627"/>
              </table:table-columns>
              <table:table-row table:style-name="TableRow628">
                <table:table-cell table:style-name="TableCell629">
                  <text:p text:style-name="P630">Region’s</text:p>
                </table:table-cell>
                <table:table-cell table:style-name="TableCell631">
                  <text:p text:style-name="P632"/>
                </table:table-cell>
              </table:table-row>
              <table:table-row table:style-name="TableRow633">
                <table:table-cell table:style-name="TableCell634">
                  <text:p text:style-name="P635">Upkeep</text:p>
                </table:table-cell>
                <table:table-cell table:style-name="TableCell636">
                  <text:p text:style-name="P637">2</text:p>
                </table:table-cell>
              </table:table-row>
              <table:table-row table:style-name="TableRow638">
                <table:table-cell table:style-name="TableCell639">
                  <text:p text:style-name="P640">Taxation</text:p>
                </table:table-cell>
                <table:table-cell table:style-name="TableCell641">
                  <text:p text:style-name="P642">1</text:p>
                </table:table-cell>
              </table:table-row>
              <table:table-row table:style-name="TableRow643">
                <table:table-cell table:style-name="TableCell644">
                  <text:p text:style-name="P645">Defense mod</text:p>
                </table:table-cell>
                <table:table-cell table:style-name="TableCell646">
                  <text:p text:style-name="P647">1</text:p>
                </table:table-cell>
              </table:table-row>
              <table:table-row table:style-name="TableRow648">
                <table:table-cell table:style-name="TableCell649">
                  <text:p text:style-name="P650">Attack mod</text:p>
                </table:table-cell>
                <table:table-cell table:style-name="TableCell651">
                  <text:p text:style-name="P652">0</text:p>
                </table:table-cell>
              </table:table-row>
              <table:table-row table:style-name="TableRow653">
                <table:table-cell table:style-name="TableCell654">
                  <text:p text:style-name="P655">Attacks needed to conquer</text:p>
                </table:table-cell>
                <table:table-cell table:style-name="TableCell656">
                  <text:p text:style-name="P657">1</text:p>
                </table:table-cell>
              </table:table-row>
              <table:table-row table:style-name="TableRow658">
                <table:table-cell table:style-name="TableCell659">
                  <text:p text:style-name="P660">Defensive bonus</text:p>
                </table:table-cell>
                <table:table-cell table:style-name="TableCell661">
                  <text:p text:style-name="P662">For each three forest regions<text:s/>controlled<text:s/>the player gains an attack</text:p>
                </table:table-cell>
              </table:table-row>
            </table:table>
            <text:p text:style-name="P663"/>
          </table:table-cell>
        </table:table-row>
        <table:table-row table:style-name="TableRow664">
          <table:table-cell table:style-name="TableCell665">
            <text:p text:style-name="P666">Conquest</text:p>
          </table:table-cell>
          <table:table-cell table:style-name="TableCell667">
            <text:p text:style-name="P668">General</text:p>
          </table:table-cell>
          <table:table-cell table:style-name="TableCell669">
            <text:p text:style-name="P670">The act of claiming an adjacent region. Costs one attack. The conquest is successful if the attacker has<text:s/>more<text:s/>strength<text:s/>than<text:s/>the defender.</text:p>
          </table:table-cell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>
            <text:p text:style-name="P675">Conquer region</text:p>
          </table:table-cell>
          <table:table-cell table:style-name="TableCell676">
            <text:p text:style-name="P677">Conquering a region can either succeed or fail. Succeeding means taking control of the region and placing an indicator there. Conquered regions provide tax but also cost upkeep. If a player fails, the region remains independent, but the player gains<text:s/>half the taxation of the region (rounded up) right away, and that money can be used to purchase cards.</text:p>
            <text:p text:style-name="P678"/>
            <text:p text:style-name="P679">If the region conquered was defended by another player remove that players’ token and place on of your own instead.</text:p>
          </table:table-cell>
        </table:table-row>
        <table:table-row table:style-name="TableRow680">
          <table:table-cell table:style-name="TableCell681">
            <text:p text:style-name="P682"/>
          </table:table-cell>
          <table:table-cell table:style-name="TableCell683">
            <text:p text:style-name="P684"><text:span text:style-name="T685">Strength</text:span></text:p>
          </table:table-cell>
          <table:table-cell table:style-name="TableCell686">
            <text:p text:style-name="P687">Strength is<text:s/>the sum of<text:s/>player base strength<text:s/>(offensive or defensive), region bonuses (defensive<text:s/>or<text:s/>offensive),<text:s/>the number on the modifier deck<text:s/>and any empire bonuses.</text:p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>Strength modifier deck</text:p>
          </table:table-cell>
          <table:table-cell table:style-name="TableCell693">
            <text:p text:style-name="P694">This is a deck of cards with cards that modifies the current attack value. A player draws one or more modifier cards whenever the player calculates their total strength.</text:p>
          </table:table-cell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>
            <text:p text:style-name="P699"><text:span text:style-name="T700">Advantage and disadvantage</text:span></text:p>
          </table:table-cell>
          <table:table-cell table:style-name="TableCell701">
            <text:p text:style-name="P702"/>
            <table:table table:style-name="Table703">
              <table:table-columns>
                <table:table-column table:style-name="TableColumn704"/>
                <table:table-column table:style-name="TableColumn705"/>
              </table:table-columns>
              <table:table-row table:style-name="TableRow706">
                <table:table-cell table:style-name="TableCell707">
                  <text:p text:style-name="P708"/>
                </table:table-cell>
                <table:table-cell table:style-name="TableCell709">
                  <text:p text:style-name="P710">Consequence</text:p>
                </table:table-cell>
              </table:table-row>
              <table:table-row table:style-name="TableRow711">
                <table:table-cell table:style-name="TableCell712">
                  <text:p text:style-name="P713">Advantage</text:p>
                </table:table-cell>
                <table:table-cell table:style-name="TableCell714">
                  <text:p text:style-name="P715">Player with advantage draws two cards from modifier deck and picks best. If fail is drawn, then attack<text:s/>succeeds,<text:s/>but deck is reshuffled.</text:p>
                </table:table-cell>
              </table:table-row>
              <table:table-row table:style-name="TableRow716">
                <table:table-cell table:style-name="TableCell717">
                  <text:p text:style-name="P718">Disadvantage</text:p>
                </table:table-cell>
                <table:table-cell table:style-name="TableCell719">
                  <text:p text:style-name="P720">Player with disadvantage draws two cards from modifier deck and picks the worst. The player will not automatically succeed.</text:p>
                </table:table-cell>
              </table:table-row>
            </table:table>
            <text:p text:style-name="P721"/>
          </table:table-cell>
        </table:table-row>
        <table:table-row table:style-name="TableRow722">
          <table:table-cell table:style-name="TableCell723">
            <text:p text:style-name="P724"/>
          </table:table-cell>
          <table:table-cell table:style-name="TableCell725">
            <text:p text:style-name="P726">Starting strength modifier deck</text:p>
          </table:table-cell>
          <table:table-cell table:style-name="TableCell727">
            <text:p text:style-name="P728">The default<text:s/>deck is listed below. New modifiers can be added to<text:s/>the deck from market or empire cards.</text:p>
            <table:table table:style-name="Table729">
              <table:table-columns>
                <table:table-column table:style-name="TableColumn730"/>
                <table:table-column table:style-name="TableColumn731"/>
              </table:table-columns>
              <table:table-row table:style-name="TableRow732">
                <table:table-cell table:style-name="TableCell733">
                  <text:p text:style-name="P734">Strength modifier</text:p>
                </table:table-cell>
                <table:table-cell table:style-name="TableCell735">
                  <text:p text:style-name="P736"># cards in deck</text:p>
                </table:table-cell>
              </table:table-row>
              <table:table-row table:style-name="TableRow737">
                <table:table-cell table:style-name="TableCell738">
                  <text:p text:style-name="P739">Fail attack (then reshuffle)</text:p>
                </table:table-cell>
                <table:table-cell table:style-name="TableCell740">
                  <text:p text:style-name="P741">1</text:p>
                </table:table-cell>
              </table:table-row>
              <table:table-row table:style-name="TableRow742">
                <table:table-cell table:style-name="TableCell743">
                  <text:p text:style-name="P744">-2</text:p>
                </table:table-cell>
                <table:table-cell table:style-name="TableCell745">
                  <text:p text:style-name="P746">1</text:p>
                </table:table-cell>
              </table:table-row>
              <table:table-row table:style-name="TableRow747">
                <table:table-cell table:style-name="TableCell748">
                  <text:p text:style-name="P749">-1</text:p>
                </table:table-cell>
                <table:table-cell table:style-name="TableCell750">
                  <text:p text:style-name="P751">2</text:p>
                </table:table-cell>
              </table:table-row>
              <table:table-row table:style-name="TableRow752">
                <table:table-cell table:style-name="TableCell753">
                  <text:p text:style-name="P754">0</text:p>
                </table:table-cell>
                <table:table-cell table:style-name="TableCell755">
                  <text:p text:style-name="P756">4</text:p>
                </table:table-cell>
              </table:table-row>
              <table:table-row table:style-name="TableRow757">
                <table:table-cell table:style-name="TableCell758">
                  <text:p text:style-name="P759">+1</text:p>
                </table:table-cell>
                <table:table-cell table:style-name="TableCell760">
                  <text:p text:style-name="P761">2</text:p>
                </table:table-cell>
              </table:table-row>
              <table:table-row table:style-name="TableRow762">
                <table:table-cell table:style-name="TableCell763">
                  <text:p text:style-name="P764">+2</text:p>
                </table:table-cell>
                <table:table-cell table:style-name="TableCell765">
                  <text:p text:style-name="P766">1</text:p>
                </table:table-cell>
              </table:table-row>
              <table:table-row table:style-name="TableRow767">
                <table:table-cell table:style-name="TableCell768">
                  <text:p text:style-name="P769">Successful attack</text:p>
                </table:table-cell>
                <table:table-cell table:style-name="TableCell770">
                  <text:p text:style-name="P771">1</text:p>
                </table:table-cell>
              </table:table-row>
            </table:table>
            <text:p text:style-name="P772"/>
          </table:table-cell>
        </table:table-row>
        <table:table-row table:style-name="TableRow773">
          <table:table-cell table:style-name="TableCell774">
            <text:p text:style-name="P775"/>
          </table:table-cell>
          <table:table-cell table:style-name="TableCell776">
            <text:p text:style-name="P777">Independent state deck</text:p>
          </table:table-cell>
          <table:table-cell table:style-name="TableCell778">
            <text:p text:style-name="P779">Independent states have a separate modifier deck that all players draw from when the independent region<text:s/>calculates<text:s/>defensive strength.<text:s/></text:p>
            <table:table table:style-name="Table780">
              <table:table-columns>
                <table:table-column table:style-name="TableColumn781"/>
                <table:table-column table:style-name="TableColumn782"/>
              </table:table-columns>
              <table:table-row table:style-name="TableRow783">
                <table:table-cell table:style-name="TableCell784">
                  <text:p text:style-name="P785">Strength modifier</text:p>
                </table:table-cell>
                <table:table-cell table:style-name="TableCell786">
                  <text:p text:style-name="P787"># cards in deck</text:p>
                </table:table-cell>
              </table:table-row>
              <table:table-row table:style-name="TableRow788">
                <table:table-cell table:style-name="TableCell789">
                  <text:p text:style-name="P790">Fail attack (then reshuffle)</text:p>
                </table:table-cell>
                <table:table-cell table:style-name="TableCell791">
                  <text:p text:style-name="P792">1<text:s/>(2?)</text:p>
                </table:table-cell>
              </table:table-row>
              <table:table-row table:style-name="TableRow793">
                <table:table-cell table:style-name="TableCell794">
                  <text:p text:style-name="P795">-2</text:p>
                </table:table-cell>
                <table:table-cell table:style-name="TableCell796">
                  <text:p text:style-name="P797">1</text:p>
                </table:table-cell>
              </table:table-row>
              <table:table-row table:style-name="TableRow798">
                <table:table-cell table:style-name="TableCell799">
                  <text:p text:style-name="P800">-1</text:p>
                </table:table-cell>
                <table:table-cell table:style-name="TableCell801">
                  <text:p text:style-name="P802">2</text:p>
                </table:table-cell>
              </table:table-row>
              <table:table-row table:style-name="TableRow803">
                <table:table-cell table:style-name="TableCell804">
                  <text:p text:style-name="P805">0</text:p>
                </table:table-cell>
                <table:table-cell table:style-name="TableCell806">
                  <text:p text:style-name="P807">4</text:p>
                </table:table-cell>
              </table:table-row>
              <table:table-row table:style-name="TableRow808">
                <table:table-cell table:style-name="TableCell809">
                  <text:p text:style-name="P810">+1</text:p>
                </table:table-cell>
                <table:table-cell table:style-name="TableCell811">
                  <text:p text:style-name="P812">2</text:p>
                </table:table-cell>
              </table:table-row>
              <table:table-row table:style-name="TableRow813">
                <table:table-cell table:style-name="TableCell814">
                  <text:p text:style-name="P815">+2</text:p>
                </table:table-cell>
                <table:table-cell table:style-name="TableCell816">
                  <text:p text:style-name="P817">1</text:p>
                </table:table-cell>
              </table:table-row>
              <table:table-row table:style-name="TableRow818">
                <table:table-cell table:style-name="TableCell819">
                  <text:p text:style-name="P820">Successful attack</text:p>
                </table:table-cell>
                <table:table-cell table:style-name="TableCell821">
                  <text:p text:style-name="P822">1</text:p>
                </table:table-cell>
              </table:table-row>
            </table:table>
            <text:p text:style-name="P823"/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>Attacking another players capitol</text:p>
          </table:table-cell>
          <table:table-cell table:style-name="TableCell829">
            <text:p text:style-name="P830">It is hard to conquer another players capitol</text:p>
          </table:table-cell>
        </table:table-row>
        <table:table-row table:style-name="TableRow831">
          <table:table-cell table:style-name="TableCell832">
            <text:p text:style-name="P833">Market</text:p>
            <text:p text:style-name="P834"/>
          </table:table-cell>
          <table:table-cell table:style-name="TableCell835">
            <text:p text:style-name="P836">General</text:p>
          </table:table-cell>
          <table:table-cell table:style-name="TableCell837">
            <text:p text:style-name="P838">At any given time, 5<text:s/>Empire<text:s/>cards are available for purchase<text:s/>and two Strength modifier cards.<text:s/>When buying a card a player must pay the cost indicated on the card to the bank.<text:s/></text:p>
          </table:table-cell>
        </table:table-row>
        <table:table-row table:style-name="TableRow839">
          <table:table-cell table:style-name="TableCell840">
            <text:p text:style-name="P841"/>
          </table:table-cell>
          <table:table-cell table:style-name="TableCell842">
            <text:p text:style-name="P843">Buying<text:s/>from market</text:p>
          </table:table-cell>
          <table:table-cell table:style-name="TableCell844">
            <text:p text:style-name="P845">Pay the price<text:s/>indicated on the card to bank. Add modifier Strength cards card to Strength modifier discard pile. Empire cards will be executed<text:s/>right away or go into the<text:s/></text:p>
          </table:table-cell>
        </table:table-row>
        <table:table-row table:style-name="TableRow846">
          <table:table-cell table:style-name="TableCell847">
            <text:p text:style-name="P848"/>
          </table:table-cell>
          <table:table-cell table:style-name="TableCell849">
            <text:p text:style-name="P850">Empire cards</text:p>
          </table:table-cell>
          <table:table-cell table:style-name="TableCell851">
            <text:p text:style-name="P852">Empire cards<text:s/>are used to enact decrees in you empire. They are<text:s/></text:p>
            <table:table table:style-name="Table853">
              <table:table-columns>
                <table:table-column table:style-name="TableColumn854"/>
                <table:table-column table:style-name="TableColumn855"/>
              </table:table-columns>
              <table:table-row table:style-name="TableRow856">
                <table:table-cell table:style-name="TableCell857">
                  <text:p text:style-name="P858">Properties</text:p>
                </table:table-cell>
                <table:table-cell table:style-name="TableCell859">
                  <text:p text:style-name="P860"/>
                </table:table-cell>
              </table:table-row>
              <table:table-row table:style-name="TableRow861">
                <table:table-cell table:style-name="TableCell862">
                  <text:p text:style-name="P863">Cost</text:p>
                </table:table-cell>
                <table:table-cell table:style-name="TableCell864">
                  <text:p text:style-name="P865"/>
                </table:table-cell>
              </table:table-row>
              <table:table-row table:style-name="TableRow866">
                <table:table-cell table:style-name="TableCell867">
                  <text:p text:style-name="P868">Require-ment</text:p>
                </table:table-cell>
                <table:table-cell table:style-name="TableCell869">
                  <text:p text:style-name="P870">Buying<text:s/>a<text:s/>card<text:s/>with<text:s/>specified<text:s/>requirements<text:s/>is only allowed if<text:s/>requirements<text:s/>are<text:s/>met<text:s/>fulfilled. E.g., have four mountain regions (will affect scoring<text:s/>if not fulfilled at the end of game.)</text:p>
                  <text:p text:style-name="P871"/>
                </table:table-cell>
              </table:table-row>
              <table:table-row table:style-name="TableRow872">
                <table:table-cell table:style-name="TableCell873">
                  <text:p text:style-name="P874"><text:span text:style-name="T875">Effects</text:span></text:p>
                </table:table-cell>
                <table:table-cell table:style-name="TableCell876">
                  <text:p text:style-name="P877"/>
                  <table:table table:style-name="Table878">
                    <table:table-columns>
                      <table:table-column table:style-name="TableColumn879"/>
                      <table:table-column table:style-name="TableColumn880"/>
                    </table:table-columns>
                    <table:table-row table:style-name="TableRow881">
                      <table:table-cell table:style-name="TableCell882">
                        <text:p text:style-name="P883">Type</text:p>
                      </table:table-cell>
                      <table:table-cell table:style-name="TableCell884">
                        <text:p text:style-name="P885">Effect example</text:p>
                      </table:table-cell>
                    </table:table-row>
                    <table:table-row table:style-name="TableRow886">
                      <table:table-cell table:style-name="TableCell887">
                        <text:p text:style-name="P888">Military</text:p>
                      </table:table-cell>
                      <table:table-cell table:style-name="TableCell889">
                        <text:p text:style-name="P890">Color<text:s/>red.<text:s/></text:p>
                        <text:p text:style-name="P891">-Adds<text:s/>to players<text:s/>strength when attacking or defending</text:p>
                        <text:p text:style-name="P892">-Reduce<text:s/>an opponent's<text:s/>strength.</text:p>
                        <text:p text:style-name="P893">-Make opponent attack with disadvantage on certain region<text:s/>types.</text:p>
                        <text:p text:style-name="P894">-Gives advantage to<text:s/>players<text:s/>attacks<text:s/>if<text:s/>the target region<text:s/>is adjacent to the specified region type that is controlled by player.<text:s/></text:p>
                      </table:table-cell>
                    </table:table-row>
                    <table:table-row table:style-name="TableRow895">
                      <table:table-cell table:style-name="TableCell896">
                        <text:p text:style-name="P897">Market</text:p>
                      </table:table-cell>
                      <table:table-cell table:style-name="TableCell898">
                        <text:p text:style-name="P899">Color green</text:p>
                        <text:p text:style-name="P900">-Increase values of taxation in specified region<text:s/>types</text:p>
                        <text:p text:style-name="P901">-Decrease upkeep in<text:s/>specified region types</text:p>
                      </table:table-cell>
                    </table:table-row>
                    <table:table-row table:style-name="TableRow902">
                      <table:table-cell table:style-name="TableCell903">
                        <text:p text:style-name="P904">Science</text:p>
                      </table:table-cell>
                      <table:table-cell table:style-name="TableCell905">
                        <text:p text:style-name="P906">Color lilac</text:p>
                        <text:p text:style-name="P907">-Give more market actions</text:p>
                        <text:p text:style-name="P908">-Give more attack actions</text:p>
                        <text:p text:style-name="P909">-Allow to take cards from market without paying</text:p>
                        <text:p text:style-name="P910">-Allow conquering regions without attacking. Region is specified and must be adjacent to a region the player controls.</text:p>
                      </table:table-cell>
                    </table:table-row>
                    <table:table-row table:style-name="TableRow911">
                      <table:table-cell table:style-name="TableCell912">
                        <text:p text:style-name="P913">Wonders<text:s/>(bureaucracy)</text:p>
                      </table:table-cell>
                      <table:table-cell table:style-name="TableCell914">
                        <text:p text:style-name="P915">Color brown.</text:p>
                        <text:p text:style-name="P916">-VP for end game scoring</text:p>
                      </table:table-cell>
                    </table:table-row>
                    <table:table-row table:style-name="TableRow917">
                      <table:table-cell table:style-name="TableCell918">
                        <text:p text:style-name="P919">Misc</text:p>
                      </table:table-cell>
                      <table:table-cell table:style-name="TableCell920">
                        <text:p text:style-name="P921">Color grey.</text:p>
                        <text:p text:style-name="P922">-Fishing: Allow player to access water tiles and fish</text:p>
                        <text:p text:style-name="P923">-Cavalry: Allow attacks on territory not adjacent to a<text:s/>player's<text:s/>region.</text:p>
                        <text:p text:style-name="P924">-Gain taxation from controlled regions not adjacent to another of the players region.</text:p>
                      </table:table-cell>
                    </table:table-row>
                  </table:table>
                  <text:p text:style-name="P925"/>
                </table:table-cell>
              </table:table-row>
              <table:table-row table:style-name="TableRow926">
                <table:table-cell table:style-name="TableCell927">
                  <text:p text:style-name="P928">Class (color)</text:p>
                </table:table-cell>
                <table:table-cell table:style-name="TableCell929">
                  <text:p text:style-name="P930">Color of the card to indicate which class</text:p>
                  <table:table table:style-name="Table931">
                    <table:table-columns>
                      <table:table-column table:style-name="TableColumn932"/>
                      <table:table-column table:style-name="TableColumn933"/>
                    </table:table-columns>
                    <table:table-row table:style-name="TableRow934">
                      <table:table-cell table:style-name="TableCell935">
                        <text:p text:style-name="P936"><text:span text:style-name="T937">Class</text:span></text:p>
                      </table:table-cell>
                      <table:table-cell table:style-name="TableCell938">
                        <text:p text:style-name="P939"><text:span text:style-name="T940">Color</text:span></text:p>
                      </table:table-cell>
                    </table:table-row>
                    <table:table-row table:style-name="TableRow941">
                      <table:table-cell table:style-name="TableCell942">
                        <text:p text:style-name="P943">Military</text:p>
                      </table:table-cell>
                      <table:table-cell table:style-name="TableCell944">
                        <text:p text:style-name="P945">Red</text:p>
                      </table:table-cell>
                    </table:table-row>
                    <table:table-row table:style-name="TableRow946">
                      <table:table-cell table:style-name="TableCell947">
                        <text:p text:style-name="P948">Market</text:p>
                      </table:table-cell>
                      <table:table-cell table:style-name="TableCell949">
                        <text:p text:style-name="P950">Green</text:p>
                      </table:table-cell>
                    </table:table-row>
                    <table:table-row table:style-name="TableRow951">
                      <table:table-cell table:style-name="TableCell952">
                        <text:p text:style-name="P953">Science</text:p>
                      </table:table-cell>
                      <table:table-cell table:style-name="TableCell954">
                        <text:p text:style-name="P955">Lilac</text:p>
                      </table:table-cell>
                    </table:table-row>
                    <table:table-row table:style-name="TableRow956">
                      <table:table-cell table:style-name="TableCell957">
                        <text:p text:style-name="P958">Wonders</text:p>
                      </table:table-cell>
                      <table:table-cell table:style-name="TableCell959">
                        <text:p text:style-name="P960"><text:span text:style-name="T961">Brown</text:span></text:p>
                      </table:table-cell>
                    </table:table-row>
                    <table:table-row table:style-name="TableRow962">
                      <table:table-cell table:style-name="TableCell963">
                        <text:p text:style-name="P964">Misc</text:p>
                      </table:table-cell>
                      <table:table-cell table:style-name="TableCell965">
                        <text:p text:style-name="P966"><text:span text:style-name="T967">Grey</text:span></text:p>
                      </table:table-cell>
                    </table:table-row>
                  </table:table>
                  <text:p text:style-name="P968"/>
                </table:table-cell>
              </table:table-row>
              <table:table-row table:style-name="TableRow969">
                <table:table-cell table:style-name="TableCell970">
                  <text:p text:style-name="P971">Victory points</text:p>
                </table:table-cell>
                <table:table-cell table:style-name="TableCell972">
                  <text:p text:style-name="P973">Some cards have victory points marked on them.</text:p>
                </table:table-cell>
              </table:table-row>
              <table:table-row table:style-name="TableRow974">
                <table:table-cell table:style-name="TableCell975">
                  <text:p text:style-name="P976"><text:span text:style-name="T977">Era sets</text:span></text:p>
                </table:table-cell>
                <table:table-cell table:style-name="TableCell978">
                  <text:p text:style-name="P979">Cards have equivalent cards in certain eras. For<text:s/>example,<text:s/>the military card<text:s/>named<text:s/>Fort in Era I will be replaced by Castle in Era II<text:s/>and something else in Era III.<text:s/>If a player has the card from the previous era on their Empire map<text:s/>they get a discount if they buy the from the same set.<text:s/>Discount does not count when replacing a Era I card with a Era III card even if they belong to the same set.</text:p>
                </table:table-cell>
              </table:table-row>
              <table:table-row table:style-name="TableRow980">
                <table:table-cell table:style-name="TableCell981">
                  <text:p text:style-name="P982">Bonus</text:p>
                </table:table-cell>
                <table:table-cell table:style-name="TableCell983">
                  <text:p text:style-name="P984">Unlockable bonus if requirement is fulfilled. Like, have two other military cards</text:p>
                </table:table-cell>
              </table:table-row>
            </table:table>
            <text:p text:style-name="P985"/>
          </table:table-cell>
        </table:table-row>
        <table:table-row table:style-name="TableRow986">
          <table:table-cell table:style-name="TableCell987">
            <text:p text:style-name="P988"/>
          </table:table-cell>
          <table:table-cell table:style-name="TableCell989">
            <text:p text:style-name="P990">Upgrading<text:s/>Empire<text:s/>cards? Same type different eras?</text:p>
          </table:table-cell>
          <table:table-cell table:style-name="TableCell991">
            <text:p text:style-name="P992">Done by paying the difference? Example, era 1 Fort (cost 2) can be upgraded to Castle (cost 5) in second era<text:s/>by paying only the difference.<text:s/>The Empire card that is upgraded must be among the active empire cards. If the card is in the players discard pile the player plays the full cost.</text:p>
          </table:table-cell>
        </table:table-row>
        <table:table-row table:style-name="TableRow993">
          <table:table-cell table:style-name="TableCell994">
            <text:p text:style-name="P995"/>
          </table:table-cell>
          <table:table-cell table:style-name="TableCell996">
            <text:p text:style-name="P997">Replacing<text:s/>Empire<text:s/>cards</text:p>
          </table:table-cell>
          <table:table-cell table:style-name="TableCell998">
            <text:p text:style-name="P999">Cost is decreased by purchasing cost –<text:s/>(constant or era)?</text:p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</table:table-row>
        <table:table-row table:style-name="TableRow1007">
          <table:table-cell table:style-name="TableCell1008">
            <text:p text:style-name="P1009">Mechanics under consideration</text:p>
          </table:table-cell>
          <table:table-cell table:style-name="TableCell1010">
            <text:p text:style-name="P1011">Event cards</text:p>
          </table:table-cell>
          <table:table-cell table:style-name="TableCell1012">
            <text:p text:style-name="P1013">Every new round a new event card is revealed. Slight modification of the conditions.<text:s/>extra<text:s/>strong<text:s/>modification round before end of era! Turmoil!</text:p>
          </table:table-cell>
        </table:table-row>
        <table:table-row table:style-name="TableRow1014">
          <table:table-cell table:style-name="TableCell1015">
            <text:p text:style-name="P1016">Monetary system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</table:table-row>
        <table:table-row table:style-name="TableRow1021"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</table:table-row>
      </table:table>
      <text:p text:style-name="P1028"/>
      <text:p text:style-name="P1029"/>
      <text:p text:style-name="P1030"/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 table:number-columns-spanned="3">
            <text:p text:style-name="P1037"><text:span text:style-name="T1038">Military</text:span></text:p>
          </table:table-cell>
          <table:covered-table-cell/>
          <table:covered-table-cell/>
        </table:table-row>
        <table:table-row table:style-name="TableRow1039">
          <table:table-cell table:style-name="TableCell1040">
            <text:p text:style-name="P1041"/>
            <table:table table:style-name="Table1042">
              <table:table-columns>
                <table:table-column table:style-name="TableColumn1043"/>
                <table:table-column table:style-name="TableColumn1044"/>
              </table:table-columns>
              <table:table-row table:style-name="TableRow1045">
                <table:table-cell table:style-name="TableCell1046" table:number-columns-spanned="2">
                  <text:p text:style-name="P1047"><text:span text:style-name="T1048">Mountain<text:s/></text:span><text:span text:style-name="T1049">F</text:span><text:span text:style-name="T1050">ort</text:span></text:p>
                </table:table-cell>
                <table:covered-table-cell/>
              </table:table-row>
              <table:table-row table:style-name="TableRow1051">
                <table:table-cell table:style-name="TableCell1052">
                  <text:p text:style-name="P1053"><text:span text:style-name="T1054">Cost</text:span></text:p>
                </table:table-cell>
                <table:table-cell table:style-name="TableCell1055">
                  <text:p text:style-name="P1056">3</text:p>
                </table:table-cell>
              </table:table-row>
              <table:table-row table:style-name="TableRow1057">
                <table:table-cell table:style-name="TableCell1058">
                  <text:p text:style-name="P1059"><text:span text:style-name="T1060">Effect</text:span></text:p>
                </table:table-cell>
                <table:table-cell table:style-name="TableCell1061">
                  <text:p text:style-name="P1062">Gives<text:s/>+1 to defense modifier to this region and all adjacent. Stacks.</text:p>
                </table:table-cell>
              </table:table-row>
              <table:table-row table:style-name="TableRow1063">
                <table:table-cell table:style-name="TableCell1064">
                  <text:p text:style-name="P1065"><text:span text:style-name="T1066">Bonus</text:span></text:p>
                </table:table-cell>
                <table:table-cell table:style-name="TableCell1067">
                  <text:p text:style-name="P1068"/>
                </table:table-cell>
              </table:table-row>
              <table:table-row table:style-name="TableRow1069">
                <table:table-cell table:style-name="TableCell1070">
                  <text:p text:style-name="P1071"><text:span text:style-name="T1072">Bonus requirements</text:span></text:p>
                </table:table-cell>
                <table:table-cell table:style-name="TableCell1073">
                  <text:p text:style-name="P1074"/>
                </table:table-cell>
              </table:table-row>
              <table:table-row table:style-name="TableRow1075">
                <table:table-cell table:style-name="TableCell1076">
                  <text:p text:style-name="P1077"><text:span text:style-name="T1078">Era</text:span></text:p>
                </table:table-cell>
                <table:table-cell table:style-name="TableCell1079">
                  <text:p text:style-name="P1080">I</text:p>
                </table:table-cell>
              </table:table-row>
              <table:table-row table:style-name="TableRow1081">
                <table:table-cell table:style-name="TableCell1082">
                  <text:p text:style-name="P1083"><text:span text:style-name="T1084">Era set</text:span></text:p>
                </table:table-cell>
                <table:table-cell table:style-name="TableCell1085">
                  <text:p text:style-name="P1086">Yes --&gt; Castle</text:p>
                </table:table-cell>
              </table:table-row>
            </table:table>
            <text:p text:style-name="P1087"/>
            <text:p text:style-name="P1088"/>
          </table:table-cell>
          <table:table-cell table:style-name="TableCell1089">
            <text:p text:style-name="P1090"/>
            <table:table table:style-name="Table1091">
              <table:table-columns>
                <table:table-column table:style-name="TableColumn1092"/>
                <table:table-column table:style-name="TableColumn1093"/>
              </table:table-columns>
              <table:table-row table:style-name="TableRow1094">
                <table:table-cell table:style-name="TableCell1095" table:number-columns-spanned="2">
                  <text:p text:style-name="P1096"/>
                </table:table-cell>
                <table:covered-table-cell/>
              </table:table-row>
              <table:table-row table:style-name="TableRow1097">
                <table:table-cell table:style-name="TableCell1098">
                  <text:p text:style-name="P1099"><text:span text:style-name="T1100">Cost</text:span></text:p>
                </table:table-cell>
                <table:table-cell table:style-name="TableCell1101">
                  <text:p text:style-name="P1102">3</text:p>
                </table:table-cell>
              </table:table-row>
              <table:table-row table:style-name="TableRow1103">
                <table:table-cell table:style-name="TableCell1104">
                  <text:p text:style-name="P1105"><text:span text:style-name="T1106">Effect</text:span></text:p>
                </table:table-cell>
                <table:table-cell table:style-name="TableCell1107">
                  <text:p text:style-name="P1108">Gives +1 to defense modifier to this region and all adjacent. Stacks.</text:p>
                </table:table-cell>
              </table:table-row>
              <table:table-row table:style-name="TableRow1109">
                <table:table-cell table:style-name="TableCell1110">
                  <text:p text:style-name="P1111"/>
                </table:table-cell>
                <table:table-cell table:style-name="TableCell1112">
                  <text:p text:style-name="P1113"/>
                </table:table-cell>
              </table:table-row>
              <table:table-row table:style-name="TableRow1114">
                <table:table-cell table:style-name="TableCell1115">
                  <text:p text:style-name="P1116"/>
                </table:table-cell>
                <table:table-cell table:style-name="TableCell1117">
                  <text:p text:style-name="P1118"/>
                </table:table-cell>
              </table:table-row>
              <table:table-row table:style-name="TableRow1119">
                <table:table-cell table:style-name="TableCell1120">
                  <text:p text:style-name="P1121"><text:span text:style-name="T1122">Era</text:span></text:p>
                </table:table-cell>
                <table:table-cell table:style-name="TableCell1123">
                  <text:p text:style-name="P1124">I</text:p>
                </table:table-cell>
              </table:table-row>
              <table:table-row table:style-name="TableRow1125">
                <table:table-cell table:style-name="TableCell1126">
                  <text:p text:style-name="P1127"><text:span text:style-name="T1128">Era set</text:span></text:p>
                </table:table-cell>
                <table:table-cell table:style-name="TableCell1129">
                  <text:p text:style-name="P1130">Yes --&gt; Castle</text:p>
                </table:table-cell>
              </table:table-row>
            </table:table>
            <text:p text:style-name="P1131"/>
          </table:table-cell>
          <table:table-cell table:style-name="TableCell1132">
            <text:p text:style-name="P1133"/>
            <table:table table:style-name="Table1134">
              <table:table-columns>
                <table:table-column table:style-name="TableColumn1135"/>
                <table:table-column table:style-name="TableColumn1136"/>
              </table:table-columns>
              <table:table-row table:style-name="TableRow1137">
                <table:table-cell table:style-name="TableCell1138">
                  <text:p text:style-name="P1139"/>
                </table:table-cell>
                <table:table-cell table:style-name="TableCell1140">
                  <text:p text:style-name="P1141"/>
                </table:table-cell>
              </table:table-row>
              <table:table-row table:style-name="TableRow1142">
                <table:table-cell table:style-name="TableCell1143">
                  <text:p text:style-name="P1144"/>
                </table:table-cell>
                <table:table-cell table:style-name="TableCell1145">
                  <text:p text:style-name="P1146"/>
                </table:table-cell>
              </table:table-row>
              <table:table-row table:style-name="TableRow1147">
                <table:table-cell table:style-name="TableCell1148">
                  <text:p text:style-name="P1149"/>
                </table:table-cell>
                <table:table-cell table:style-name="TableCell1150">
                  <text:p text:style-name="P1151"/>
                </table:table-cell>
              </table:table-row>
              <table:table-row table:style-name="TableRow1152">
                <table:table-cell table:style-name="TableCell1153">
                  <text:p text:style-name="P1154"/>
                </table:table-cell>
                <table:table-cell table:style-name="TableCell1155">
                  <text:p text:style-name="P1156"/>
                </table:table-cell>
              </table:table-row>
              <table:table-row table:style-name="TableRow1157">
                <table:table-cell table:style-name="TableCell1158">
                  <text:p text:style-name="P1159"/>
                </table:table-cell>
                <table:table-cell table:style-name="TableCell1160">
                  <text:p text:style-name="P1161"/>
                </table:table-cell>
              </table:table-row>
              <table:table-row table:style-name="TableRow1162">
                <table:table-cell table:style-name="TableCell1163">
                  <text:p text:style-name="P1164"/>
                </table:table-cell>
                <table:table-cell table:style-name="TableCell1165">
                  <text:p text:style-name="P1166"/>
                </table:table-cell>
              </table:table-row>
              <table:table-row table:style-name="TableRow1167">
                <table:table-cell table:style-name="TableCell1168">
                  <text:p text:style-name="P1169"/>
                </table:table-cell>
                <table:table-cell table:style-name="TableCell1170">
                  <text:p text:style-name="P1171"/>
                </table:table-cell>
              </table:table-row>
            </table:table>
            <text:p text:style-name="P1172"/>
          </table:table-cell>
        </table:table-row>
        <table:table-row table:style-name="TableRow1173">
          <table:table-cell table:style-name="TableCell1174">
            <text:p text:style-name="P1175"/>
            <table:table table:style-name="Table1176">
              <table:table-columns>
                <table:table-column table:style-name="TableColumn1177"/>
                <table:table-column table:style-name="TableColumn1178"/>
              </table:table-columns>
              <table:table-row table:style-name="TableRow1179">
                <table:table-cell table:style-name="TableCell1180">
                  <text:p text:style-name="P1181"/>
                </table:table-cell>
                <table:table-cell table:style-name="TableCell1182">
                  <text:p text:style-name="P1183"/>
                </table:table-cell>
              </table:table-row>
              <table:table-row table:style-name="TableRow1184">
                <table:table-cell table:style-name="TableCell1185">
                  <text:p text:style-name="P1186"/>
                </table:table-cell>
                <table:table-cell table:style-name="TableCell1187">
                  <text:p text:style-name="P1188"/>
                </table:table-cell>
              </table:table-row>
              <table:table-row table:style-name="TableRow1189">
                <table:table-cell table:style-name="TableCell1190">
                  <text:p text:style-name="P1191"/>
                </table:table-cell>
                <table:table-cell table:style-name="TableCell1192">
                  <text:p text:style-name="P1193"/>
                </table:table-cell>
              </table:table-row>
              <table:table-row table:style-name="TableRow1194">
                <table:table-cell table:style-name="TableCell1195">
                  <text:p text:style-name="P1196"/>
                </table:table-cell>
                <table:table-cell table:style-name="TableCell1197">
                  <text:p text:style-name="P1198"/>
                </table:table-cell>
              </table:table-row>
              <table:table-row table:style-name="TableRow1199">
                <table:table-cell table:style-name="TableCell1200">
                  <text:p text:style-name="P1201"/>
                </table:table-cell>
                <table:table-cell table:style-name="TableCell1202">
                  <text:p text:style-name="P1203"/>
                </table:table-cell>
              </table:table-row>
              <table:table-row table:style-name="TableRow1204">
                <table:table-cell table:style-name="TableCell1205">
                  <text:p text:style-name="P1206"/>
                </table:table-cell>
                <table:table-cell table:style-name="TableCell1207">
                  <text:p text:style-name="P1208"/>
                </table:table-cell>
              </table:table-row>
              <table:table-row table:style-name="TableRow1209">
                <table:table-cell table:style-name="TableCell1210">
                  <text:p text:style-name="P1211"/>
                </table:table-cell>
                <table:table-cell table:style-name="TableCell1212">
                  <text:p text:style-name="P1213"/>
                </table:table-cell>
              </table:table-row>
            </table:table>
            <text:p text:style-name="P1214"/>
          </table:table-cell>
          <table:table-cell table:style-name="TableCell1215">
            <text:p text:style-name="P1216"/>
            <table:table table:style-name="Table1217">
              <table:table-columns>
                <table:table-column table:style-name="TableColumn1218"/>
                <table:table-column table:style-name="TableColumn1219"/>
              </table:table-columns>
              <table:table-row table:style-name="TableRow1220">
                <table:table-cell table:style-name="TableCell1221">
                  <text:p text:style-name="P1222"/>
                </table:table-cell>
                <table:table-cell table:style-name="TableCell1223">
                  <text:p text:style-name="P1224"/>
                </table:table-cell>
              </table:table-row>
              <table:table-row table:style-name="TableRow1225">
                <table:table-cell table:style-name="TableCell1226">
                  <text:p text:style-name="P1227"/>
                </table:table-cell>
                <table:table-cell table:style-name="TableCell1228">
                  <text:p text:style-name="P1229"/>
                </table:table-cell>
              </table:table-row>
              <table:table-row table:style-name="TableRow1230">
                <table:table-cell table:style-name="TableCell1231">
                  <text:p text:style-name="P1232"/>
                </table:table-cell>
                <table:table-cell table:style-name="TableCell1233">
                  <text:p text:style-name="P1234"/>
                </table:table-cell>
              </table:table-row>
              <table:table-row table:style-name="TableRow1235">
                <table:table-cell table:style-name="TableCell1236">
                  <text:p text:style-name="P1237"/>
                </table:table-cell>
                <table:table-cell table:style-name="TableCell1238">
                  <text:p text:style-name="P1239"/>
                </table:table-cell>
              </table:table-row>
              <table:table-row table:style-name="TableRow1240">
                <table:table-cell table:style-name="TableCell1241">
                  <text:p text:style-name="P1242"/>
                </table:table-cell>
                <table:table-cell table:style-name="TableCell1243">
                  <text:p text:style-name="P1244"/>
                </table:table-cell>
              </table:table-row>
              <table:table-row table:style-name="TableRow1245">
                <table:table-cell table:style-name="TableCell1246">
                  <text:p text:style-name="P1247"/>
                </table:table-cell>
                <table:table-cell table:style-name="TableCell1248">
                  <text:p text:style-name="P1249"/>
                </table:table-cell>
              </table:table-row>
              <table:table-row table:style-name="TableRow1250">
                <table:table-cell table:style-name="TableCell1251">
                  <text:p text:style-name="P1252"/>
                </table:table-cell>
                <table:table-cell table:style-name="TableCell1253">
                  <text:p text:style-name="P1254"/>
                </table:table-cell>
              </table:table-row>
            </table:table>
            <text:p text:style-name="P1255"/>
          </table:table-cell>
          <table:table-cell table:style-name="TableCell1256">
            <text:p text:style-name="P1257"/>
            <table:table table:style-name="Table1258">
              <table:table-columns>
                <table:table-column table:style-name="TableColumn1259"/>
                <table:table-column table:style-name="TableColumn1260"/>
              </table:table-columns>
              <table:table-row table:style-name="TableRow1261">
                <table:table-cell table:style-name="TableCell1262">
                  <text:p text:style-name="P1263"/>
                </table:table-cell>
                <table:table-cell table:style-name="TableCell1264">
                  <text:p text:style-name="P1265"/>
                </table:table-cell>
              </table:table-row>
              <table:table-row table:style-name="TableRow1266">
                <table:table-cell table:style-name="TableCell1267">
                  <text:p text:style-name="P1268"/>
                </table:table-cell>
                <table:table-cell table:style-name="TableCell1269">
                  <text:p text:style-name="P1270"/>
                </table:table-cell>
              </table:table-row>
              <table:table-row table:style-name="TableRow1271">
                <table:table-cell table:style-name="TableCell1272">
                  <text:p text:style-name="P1273"/>
                </table:table-cell>
                <table:table-cell table:style-name="TableCell1274">
                  <text:p text:style-name="P1275"/>
                </table:table-cell>
              </table:table-row>
              <table:table-row table:style-name="TableRow1276">
                <table:table-cell table:style-name="TableCell1277">
                  <text:p text:style-name="P1278"/>
                </table:table-cell>
                <table:table-cell table:style-name="TableCell1279">
                  <text:p text:style-name="P1280"/>
                </table:table-cell>
              </table:table-row>
              <table:table-row table:style-name="TableRow1281">
                <table:table-cell table:style-name="TableCell1282">
                  <text:p text:style-name="P1283"/>
                </table:table-cell>
                <table:table-cell table:style-name="TableCell1284">
                  <text:p text:style-name="P1285"/>
                </table:table-cell>
              </table:table-row>
              <table:table-row table:style-name="TableRow1286">
                <table:table-cell table:style-name="TableCell1287">
                  <text:p text:style-name="P1288"/>
                </table:table-cell>
                <table:table-cell table:style-name="TableCell1289">
                  <text:p text:style-name="P1290"/>
                </table:table-cell>
              </table:table-row>
              <table:table-row table:style-name="TableRow1291">
                <table:table-cell table:style-name="TableCell1292">
                  <text:p text:style-name="P1293"/>
                </table:table-cell>
                <table:table-cell table:style-name="TableCell1294">
                  <text:p text:style-name="P1295"/>
                </table:table-cell>
              </table:table-row>
            </table:table>
            <text:p text:style-name="P1296"/>
          </table:table-cell>
        </table:table-row>
        <table:table-row table:style-name="TableRow1297">
          <table:table-cell table:style-name="TableCell1298">
            <text:p text:style-name="P1299"/>
            <table:table table:style-name="Table1300">
              <table:table-columns>
                <table:table-column table:style-name="TableColumn1301"/>
                <table:table-column table:style-name="TableColumn1302"/>
              </table:table-columns>
              <table:table-row table:style-name="TableRow1303">
                <table:table-cell table:style-name="TableCell1304">
                  <text:p text:style-name="P1305"/>
                </table:table-cell>
                <table:table-cell table:style-name="TableCell1306">
                  <text:p text:style-name="P1307"/>
                </table:table-cell>
              </table:table-row>
              <table:table-row table:style-name="TableRow1308">
                <table:table-cell table:style-name="TableCell1309">
                  <text:p text:style-name="P1310"/>
                </table:table-cell>
                <table:table-cell table:style-name="TableCell1311">
                  <text:p text:style-name="P1312"/>
                </table:table-cell>
              </table:table-row>
              <table:table-row table:style-name="TableRow1313">
                <table:table-cell table:style-name="TableCell1314">
                  <text:p text:style-name="P1315"/>
                </table:table-cell>
                <table:table-cell table:style-name="TableCell1316">
                  <text:p text:style-name="P1317"/>
                </table:table-cell>
              </table:table-row>
              <table:table-row table:style-name="TableRow1318">
                <table:table-cell table:style-name="TableCell1319">
                  <text:p text:style-name="P1320"/>
                </table:table-cell>
                <table:table-cell table:style-name="TableCell1321">
                  <text:p text:style-name="P1322"/>
                </table:table-cell>
              </table:table-row>
              <table:table-row table:style-name="TableRow1323">
                <table:table-cell table:style-name="TableCell1324">
                  <text:p text:style-name="P1325"/>
                </table:table-cell>
                <table:table-cell table:style-name="TableCell1326">
                  <text:p text:style-name="P1327"/>
                </table:table-cell>
              </table:table-row>
              <table:table-row table:style-name="TableRow1328">
                <table:table-cell table:style-name="TableCell1329">
                  <text:p text:style-name="P1330"/>
                </table:table-cell>
                <table:table-cell table:style-name="TableCell1331">
                  <text:p text:style-name="P1332"/>
                </table:table-cell>
              </table:table-row>
              <table:table-row table:style-name="TableRow1333">
                <table:table-cell table:style-name="TableCell1334">
                  <text:p text:style-name="P1335"/>
                </table:table-cell>
                <table:table-cell table:style-name="TableCell1336">
                  <text:p text:style-name="P1337"/>
                </table:table-cell>
              </table:table-row>
            </table:table>
            <text:p text:style-name="P1338"/>
          </table:table-cell>
          <table:table-cell table:style-name="TableCell1339">
            <text:p text:style-name="P1340"/>
            <table:table table:style-name="Table1341">
              <table:table-columns>
                <table:table-column table:style-name="TableColumn1342"/>
                <table:table-column table:style-name="TableColumn1343"/>
              </table:table-columns>
              <table:table-row table:style-name="TableRow1344">
                <table:table-cell table:style-name="TableCell1345">
                  <text:p text:style-name="P1346"/>
                </table:table-cell>
                <table:table-cell table:style-name="TableCell1347">
                  <text:p text:style-name="P1348"/>
                </table:table-cell>
              </table:table-row>
              <table:table-row table:style-name="TableRow1349">
                <table:table-cell table:style-name="TableCell1350">
                  <text:p text:style-name="P1351"/>
                </table:table-cell>
                <table:table-cell table:style-name="TableCell1352">
                  <text:p text:style-name="P1353"/>
                </table:table-cell>
              </table:table-row>
              <table:table-row table:style-name="TableRow1354">
                <table:table-cell table:style-name="TableCell1355">
                  <text:p text:style-name="P1356"/>
                </table:table-cell>
                <table:table-cell table:style-name="TableCell1357">
                  <text:p text:style-name="P1358"/>
                </table:table-cell>
              </table:table-row>
              <table:table-row table:style-name="TableRow1359">
                <table:table-cell table:style-name="TableCell1360">
                  <text:p text:style-name="P1361"/>
                </table:table-cell>
                <table:table-cell table:style-name="TableCell1362">
                  <text:p text:style-name="P1363"/>
                </table:table-cell>
              </table:table-row>
              <table:table-row table:style-name="TableRow1364">
                <table:table-cell table:style-name="TableCell1365">
                  <text:p text:style-name="P1366"/>
                </table:table-cell>
                <table:table-cell table:style-name="TableCell1367">
                  <text:p text:style-name="P1368"/>
                </table:table-cell>
              </table:table-row>
              <table:table-row table:style-name="TableRow1369">
                <table:table-cell table:style-name="TableCell1370">
                  <text:p text:style-name="P1371"/>
                </table:table-cell>
                <table:table-cell table:style-name="TableCell1372">
                  <text:p text:style-name="P1373"/>
                </table:table-cell>
              </table:table-row>
              <table:table-row table:style-name="TableRow1374">
                <table:table-cell table:style-name="TableCell1375">
                  <text:p text:style-name="P1376"/>
                </table:table-cell>
                <table:table-cell table:style-name="TableCell1377">
                  <text:p text:style-name="P1378"/>
                </table:table-cell>
              </table:table-row>
            </table:table>
            <text:p text:style-name="P1379"/>
          </table:table-cell>
          <table:table-cell table:style-name="TableCell1380">
            <text:p text:style-name="P1381"/>
            <table:table table:style-name="Table1382">
              <table:table-columns>
                <table:table-column table:style-name="TableColumn1383"/>
                <table:table-column table:style-name="TableColumn1384"/>
              </table:table-columns>
              <table:table-row table:style-name="TableRow1385">
                <table:table-cell table:style-name="TableCell1386">
                  <text:p text:style-name="P1387"/>
                </table:table-cell>
                <table:table-cell table:style-name="TableCell1388">
                  <text:p text:style-name="P1389"/>
                </table:table-cell>
              </table:table-row>
              <table:table-row table:style-name="TableRow1390">
                <table:table-cell table:style-name="TableCell1391">
                  <text:p text:style-name="P1392"/>
                </table:table-cell>
                <table:table-cell table:style-name="TableCell1393">
                  <text:p text:style-name="P1394"/>
                </table:table-cell>
              </table:table-row>
              <table:table-row table:style-name="TableRow1395">
                <table:table-cell table:style-name="TableCell1396">
                  <text:p text:style-name="P1397"/>
                </table:table-cell>
                <table:table-cell table:style-name="TableCell1398">
                  <text:p text:style-name="P1399"/>
                </table:table-cell>
              </table:table-row>
              <table:table-row table:style-name="TableRow1400">
                <table:table-cell table:style-name="TableCell1401">
                  <text:p text:style-name="P1402"/>
                </table:table-cell>
                <table:table-cell table:style-name="TableCell1403">
                  <text:p text:style-name="P1404"/>
                </table:table-cell>
              </table:table-row>
              <table:table-row table:style-name="TableRow1405">
                <table:table-cell table:style-name="TableCell1406">
                  <text:p text:style-name="P1407"/>
                </table:table-cell>
                <table:table-cell table:style-name="TableCell1408">
                  <text:p text:style-name="P1409"/>
                </table:table-cell>
              </table:table-row>
              <table:table-row table:style-name="TableRow1410">
                <table:table-cell table:style-name="TableCell1411">
                  <text:p text:style-name="P1412"/>
                </table:table-cell>
                <table:table-cell table:style-name="TableCell1413">
                  <text:p text:style-name="P1414"/>
                </table:table-cell>
              </table:table-row>
              <table:table-row table:style-name="TableRow1415">
                <table:table-cell table:style-name="TableCell1416">
                  <text:p text:style-name="P1417"/>
                </table:table-cell>
                <table:table-cell table:style-name="TableCell1418">
                  <text:p text:style-name="P1419"/>
                </table:table-cell>
              </table:table-row>
            </table:table>
            <text:p text:style-name="P1420"/>
          </table:table-cell>
        </table:table-row>
        <table:table-row table:style-name="TableRow1421"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</table:table-row>
        <table:table-row table:style-name="TableRow1428"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</table:table-row>
        <table:table-row table:style-name="TableRow1435"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</table:table-row>
        <table:table-row table:style-name="TableRow1442"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</table:table-row>
        <table:table-row table:style-name="TableRow1449"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</table:table>
      <text:p text:style-name="P1456"/>
      <table:table table:style-name="Table1457">
        <table:table-columns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 table:number-columns-spanned="3">
            <text:p text:style-name="P1463"><text:span text:style-name="T1464">Market</text:span></text:p>
          </table:table-cell>
          <table:covered-table-cell/>
          <table:covered-table-cell/>
        </table:table-row>
        <table:table-row table:style-name="TableRow1465">
          <table:table-cell table:style-name="TableCell1466">
            <text:p text:style-name="P1467"/>
            <table:table table:style-name="Table1468">
              <table:table-columns>
                <table:table-column table:style-name="TableColumn1469"/>
                <table:table-column table:style-name="TableColumn1470"/>
              </table:table-columns>
              <table:table-row table:style-name="TableRow1471">
                <table:table-cell table:style-name="TableCell1472" table:number-columns-spanned="2">
                  <text:p text:style-name="P1473"><text:span text:style-name="T1474">F</text:span><text:span text:style-name="T1475">ishing village</text:span></text:p>
                </table:table-cell>
                <table:covered-table-cell/>
              </table:table-row>
              <table:table-row table:style-name="TableRow1476">
                <table:table-cell table:style-name="TableCell1477">
                  <text:p text:style-name="P1478"><text:span text:style-name="T1479">Cost</text:span></text:p>
                </table:table-cell>
                <table:table-cell table:style-name="TableCell1480">
                  <text:p text:style-name="P1481">3</text:p>
                </table:table-cell>
              </table:table-row>
              <table:table-row table:style-name="TableRow1482">
                <table:table-cell table:style-name="TableCell1483">
                  <text:p text:style-name="P1484"><text:span text:style-name="T1485">Effect</text:span></text:p>
                </table:table-cell>
                <table:table-cell table:style-name="TableCell1486">
                  <text:p text:style-name="P1487"/>
                </table:table-cell>
              </table:table-row>
              <table:table-row table:style-name="TableRow1488">
                <table:table-cell table:style-name="TableCell1489">
                  <text:p text:style-name="P1490"/>
                </table:table-cell>
                <table:table-cell table:style-name="TableCell1491">
                  <text:p text:style-name="P1492"/>
                </table:table-cell>
              </table:table-row>
              <table:table-row table:style-name="TableRow1493">
                <table:table-cell table:style-name="TableCell1494">
                  <text:p text:style-name="P1495"/>
                </table:table-cell>
                <table:table-cell table:style-name="TableCell1496">
                  <text:p text:style-name="P1497"/>
                </table:table-cell>
              </table:table-row>
              <table:table-row table:style-name="TableRow1498">
                <table:table-cell table:style-name="TableCell1499">
                  <text:p text:style-name="P1500"/>
                </table:table-cell>
                <table:table-cell table:style-name="TableCell1501">
                  <text:p text:style-name="P1502"/>
                </table:table-cell>
              </table:table-row>
              <table:table-row table:style-name="TableRow1503">
                <table:table-cell table:style-name="TableCell1504">
                  <text:p text:style-name="P1505"><text:span text:style-name="T1506">Era set</text:span></text:p>
                </table:table-cell>
                <table:table-cell table:style-name="TableCell1507">
                  <text:p text:style-name="P1508">Yes --&gt; Castle</text:p>
                </table:table-cell>
              </table:table-row>
            </table:table>
            <text:p text:style-name="P1509"/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</table:table-row>
        <table:table-row table:style-name="TableRow1515"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</table:table-row>
        <table:table-row table:style-name="TableRow1536"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</table:table-row>
        <table:table-row table:style-name="TableRow1550"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</table:table-row>
        <table:table-row table:style-name="TableRow1557"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</table:table-row>
      </table:table>
      <text:p text:style-name="P1564"/>
      <text:p text:style-name="P1565"/>
      <text:p text:style-name="P1566"/>
      <table:table table:style-name="Table1567">
        <table:table-columns>
          <table:table-column table:style-name="TableColumn1568"/>
          <table:table-column table:style-name="TableColumn1569"/>
          <table:table-column table:style-name="TableColumn1570"/>
        </table:table-columns>
        <table:table-row table:style-name="TableRow1571">
          <table:table-cell table:style-name="TableCell1572" table:number-columns-spanned="3">
            <text:p text:style-name="P1573"><text:span text:style-name="T1574">Science</text:span></text:p>
          </table:table-cell>
          <table:covered-table-cell/>
          <table:covered-table-cell/>
        </table:table-row>
        <table:table-row table:style-name="TableRow1575">
          <table:table-cell table:style-name="TableCell1576">
            <text:p text:style-name="P1577"/>
            <table:table table:style-name="Table1578">
              <table:table-columns>
                <table:table-column table:style-name="TableColumn1579"/>
                <table:table-column table:style-name="TableColumn1580"/>
              </table:table-columns>
              <table:table-row table:style-name="TableRow1581">
                <table:table-cell table:style-name="TableCell1582" table:number-columns-spanned="2">
                  <text:p text:style-name="P1583"><text:span text:style-name="T1584">Mountain Fort</text:span></text:p>
                </table:table-cell>
                <table:covered-table-cell/>
              </table:table-row>
              <table:table-row table:style-name="TableRow1585">
                <table:table-cell table:style-name="TableCell1586">
                  <text:p text:style-name="P1587"><text:span text:style-name="T1588">Cost</text:span></text:p>
                </table:table-cell>
                <table:table-cell table:style-name="TableCell1589">
                  <text:p text:style-name="P1590">3</text:p>
                </table:table-cell>
              </table:table-row>
              <table:table-row table:style-name="TableRow1591">
                <table:table-cell table:style-name="TableCell1592">
                  <text:p text:style-name="P1593"><text:span text:style-name="T1594">Effect</text:span></text:p>
                </table:table-cell>
                <table:table-cell table:style-name="TableCell1595">
                  <text:p text:style-name="P1596">Gives +1 to defense modifier to this region and all adjacent. Stacks.</text:p>
                </table:table-cell>
              </table:table-row>
              <table:table-row table:style-name="TableRow1597">
                <table:table-cell table:style-name="TableCell1598">
                  <text:p text:style-name="P1599"/>
                </table:table-cell>
                <table:table-cell table:style-name="TableCell1600">
                  <text:p text:style-name="P1601"/>
                </table:table-cell>
              </table:table-row>
              <table:table-row table:style-name="TableRow1602">
                <table:table-cell table:style-name="TableCell1603">
                  <text:p text:style-name="P1604"/>
                </table:table-cell>
                <table:table-cell table:style-name="TableCell1605">
                  <text:p text:style-name="P1606"/>
                </table:table-cell>
              </table:table-row>
              <table:table-row table:style-name="TableRow1607">
                <table:table-cell table:style-name="TableCell1608">
                  <text:p text:style-name="P1609"><text:span text:style-name="T1610">Era</text:span></text:p>
                </table:table-cell>
                <table:table-cell table:style-name="TableCell1611">
                  <text:p text:style-name="P1612">I</text:p>
                </table:table-cell>
              </table:table-row>
              <table:table-row table:style-name="TableRow1613">
                <table:table-cell table:style-name="TableCell1614">
                  <text:p text:style-name="P1615"><text:span text:style-name="T1616">Era set</text:span></text:p>
                </table:table-cell>
                <table:table-cell table:style-name="TableCell1617">
                  <text:p text:style-name="P1618">Yes --&gt; Castle</text:p>
                </table:table-cell>
              </table:table-row>
            </table:table>
            <text:p text:style-name="P1619"/>
            <text:p text:style-name="P1620"/>
          </table:table-cell>
          <table:table-cell table:style-name="TableCell1621">
            <text:p text:style-name="P1622"/>
            <table:table table:style-name="Table1623">
              <table:table-columns>
                <table:table-column table:style-name="TableColumn1624"/>
                <table:table-column table:style-name="TableColumn1625"/>
              </table:table-columns>
              <table:table-row table:style-name="TableRow1626">
                <table:table-cell table:style-name="TableCell1627" table:number-columns-spanned="2">
                  <text:p text:style-name="P1628"/>
                </table:table-cell>
                <table:covered-table-cell/>
              </table:table-row>
              <table:table-row table:style-name="TableRow1629">
                <table:table-cell table:style-name="TableCell1630">
                  <text:p text:style-name="P1631"><text:span text:style-name="T1632">Cost</text:span></text:p>
                </table:table-cell>
                <table:table-cell table:style-name="TableCell1633">
                  <text:p text:style-name="P1634">3</text:p>
                </table:table-cell>
              </table:table-row>
              <table:table-row table:style-name="TableRow1635">
                <table:table-cell table:style-name="TableCell1636">
                  <text:p text:style-name="P1637"><text:span text:style-name="T1638">Effect</text:span></text:p>
                </table:table-cell>
                <table:table-cell table:style-name="TableCell1639">
                  <text:p text:style-name="P1640">Gives +1 to defense modifier to this region and all adjacent. Stacks.</text:p>
                </table:table-cell>
              </table:table-row>
              <table:table-row table:style-name="TableRow1641">
                <table:table-cell table:style-name="TableCell1642">
                  <text:p text:style-name="P1643"/>
                </table:table-cell>
                <table:table-cell table:style-name="TableCell1644">
                  <text:p text:style-name="P1645"/>
                </table:table-cell>
              </table:table-row>
              <table:table-row table:style-name="TableRow1646">
                <table:table-cell table:style-name="TableCell1647">
                  <text:p text:style-name="P1648"/>
                </table:table-cell>
                <table:table-cell table:style-name="TableCell1649">
                  <text:p text:style-name="P1650"/>
                </table:table-cell>
              </table:table-row>
              <table:table-row table:style-name="TableRow1651">
                <table:table-cell table:style-name="TableCell1652">
                  <text:p text:style-name="P1653"><text:span text:style-name="T1654">Era</text:span></text:p>
                </table:table-cell>
                <table:table-cell table:style-name="TableCell1655">
                  <text:p text:style-name="P1656">I</text:p>
                </table:table-cell>
              </table:table-row>
              <table:table-row table:style-name="TableRow1657">
                <table:table-cell table:style-name="TableCell1658">
                  <text:p text:style-name="P1659"><text:span text:style-name="T1660">Era set</text:span></text:p>
                </table:table-cell>
                <table:table-cell table:style-name="TableCell1661">
                  <text:p text:style-name="P1662">Yes --&gt; Castle</text:p>
                </table:table-cell>
              </table:table-row>
            </table:table>
            <text:p text:style-name="P1663"/>
          </table:table-cell>
          <table:table-cell table:style-name="TableCell1664">
            <text:p text:style-name="P1665"/>
            <table:table table:style-name="Table1666">
              <table:table-columns>
                <table:table-column table:style-name="TableColumn1667"/>
                <table:table-column table:style-name="TableColumn1668"/>
              </table:table-columns>
              <table:table-row table:style-name="TableRow1669">
                <table:table-cell table:style-name="TableCell1670">
                  <text:p text:style-name="P1671"/>
                </table:table-cell>
                <table:table-cell table:style-name="TableCell1672">
                  <text:p text:style-name="P1673"/>
                </table:table-cell>
              </table:table-row>
              <table:table-row table:style-name="TableRow1674">
                <table:table-cell table:style-name="TableCell1675">
                  <text:p text:style-name="P1676"/>
                </table:table-cell>
                <table:table-cell table:style-name="TableCell1677">
                  <text:p text:style-name="P1678"/>
                </table:table-cell>
              </table:table-row>
              <table:table-row table:style-name="TableRow1679">
                <table:table-cell table:style-name="TableCell1680">
                  <text:p text:style-name="P1681"/>
                </table:table-cell>
                <table:table-cell table:style-name="TableCell1682">
                  <text:p text:style-name="P1683"/>
                </table:table-cell>
              </table:table-row>
              <table:table-row table:style-name="TableRow1684">
                <table:table-cell table:style-name="TableCell1685">
                  <text:p text:style-name="P1686"/>
                </table:table-cell>
                <table:table-cell table:style-name="TableCell1687">
                  <text:p text:style-name="P1688"/>
                </table:table-cell>
              </table:table-row>
              <table:table-row table:style-name="TableRow1689">
                <table:table-cell table:style-name="TableCell1690">
                  <text:p text:style-name="P1691"/>
                </table:table-cell>
                <table:table-cell table:style-name="TableCell1692">
                  <text:p text:style-name="P1693"/>
                </table:table-cell>
              </table:table-row>
              <table:table-row table:style-name="TableRow1694">
                <table:table-cell table:style-name="TableCell1695">
                  <text:p text:style-name="P1696"/>
                </table:table-cell>
                <table:table-cell table:style-name="TableCell1697">
                  <text:p text:style-name="P1698"/>
                </table:table-cell>
              </table:table-row>
              <table:table-row table:style-name="TableRow1699">
                <table:table-cell table:style-name="TableCell1700">
                  <text:p text:style-name="P1701"/>
                </table:table-cell>
                <table:table-cell table:style-name="TableCell1702">
                  <text:p text:style-name="P1703"/>
                </table:table-cell>
              </table:table-row>
            </table:table>
            <text:p text:style-name="P1704"/>
          </table:table-cell>
        </table:table-row>
        <table:table-row table:style-name="TableRow1705">
          <table:table-cell table:style-name="TableCell1706">
            <text:p text:style-name="P1707"/>
            <table:table table:style-name="Table1708">
              <table:table-columns>
                <table:table-column table:style-name="TableColumn1709"/>
                <table:table-column table:style-name="TableColumn1710"/>
              </table:table-columns>
              <table:table-row table:style-name="TableRow1711">
                <table:table-cell table:style-name="TableCell1712">
                  <text:p text:style-name="P1713"/>
                </table:table-cell>
                <table:table-cell table:style-name="TableCell1714">
                  <text:p text:style-name="P1715"/>
                </table:table-cell>
              </table:table-row>
              <table:table-row table:style-name="TableRow1716">
                <table:table-cell table:style-name="TableCell1717">
                  <text:p text:style-name="P1718"/>
                </table:table-cell>
                <table:table-cell table:style-name="TableCell1719">
                  <text:p text:style-name="P1720"/>
                </table:table-cell>
              </table:table-row>
              <table:table-row table:style-name="TableRow1721">
                <table:table-cell table:style-name="TableCell1722">
                  <text:p text:style-name="P1723"/>
                </table:table-cell>
                <table:table-cell table:style-name="TableCell1724">
                  <text:p text:style-name="P1725"/>
                </table:table-cell>
              </table:table-row>
              <table:table-row table:style-name="TableRow1726">
                <table:table-cell table:style-name="TableCell1727">
                  <text:p text:style-name="P1728"/>
                </table:table-cell>
                <table:table-cell table:style-name="TableCell1729">
                  <text:p text:style-name="P1730"/>
                </table:table-cell>
              </table:table-row>
              <table:table-row table:style-name="TableRow1731">
                <table:table-cell table:style-name="TableCell1732">
                  <text:p text:style-name="P1733"/>
                </table:table-cell>
                <table:table-cell table:style-name="TableCell1734">
                  <text:p text:style-name="P1735"/>
                </table:table-cell>
              </table:table-row>
              <table:table-row table:style-name="TableRow1736">
                <table:table-cell table:style-name="TableCell1737">
                  <text:p text:style-name="P1738"/>
                </table:table-cell>
                <table:table-cell table:style-name="TableCell1739">
                  <text:p text:style-name="P1740"/>
                </table:table-cell>
              </table:table-row>
              <table:table-row table:style-name="TableRow1741">
                <table:table-cell table:style-name="TableCell1742">
                  <text:p text:style-name="P1743"/>
                </table:table-cell>
                <table:table-cell table:style-name="TableCell1744">
                  <text:p text:style-name="P1745"/>
                </table:table-cell>
              </table:table-row>
            </table:table>
            <text:p text:style-name="P1746"/>
          </table:table-cell>
          <table:table-cell table:style-name="TableCell1747">
            <text:p text:style-name="P1748"/>
            <table:table table:style-name="Table1749">
              <table:table-columns>
                <table:table-column table:style-name="TableColumn1750"/>
                <table:table-column table:style-name="TableColumn1751"/>
              </table:table-columns>
              <table:table-row table:style-name="TableRow1752">
                <table:table-cell table:style-name="TableCell1753">
                  <text:p text:style-name="P1754"/>
                </table:table-cell>
                <table:table-cell table:style-name="TableCell1755">
                  <text:p text:style-name="P1756"/>
                </table:table-cell>
              </table:table-row>
              <table:table-row table:style-name="TableRow1757">
                <table:table-cell table:style-name="TableCell1758">
                  <text:p text:style-name="P1759"/>
                </table:table-cell>
                <table:table-cell table:style-name="TableCell1760">
                  <text:p text:style-name="P1761"/>
                </table:table-cell>
              </table:table-row>
              <table:table-row table:style-name="TableRow1762">
                <table:table-cell table:style-name="TableCell1763">
                  <text:p text:style-name="P1764"/>
                </table:table-cell>
                <table:table-cell table:style-name="TableCell1765">
                  <text:p text:style-name="P1766"/>
                </table:table-cell>
              </table:table-row>
              <table:table-row table:style-name="TableRow1767">
                <table:table-cell table:style-name="TableCell1768">
                  <text:p text:style-name="P1769"/>
                </table:table-cell>
                <table:table-cell table:style-name="TableCell1770">
                  <text:p text:style-name="P1771"/>
                </table:table-cell>
              </table:table-row>
              <table:table-row table:style-name="TableRow1772">
                <table:table-cell table:style-name="TableCell1773">
                  <text:p text:style-name="P1774"/>
                </table:table-cell>
                <table:table-cell table:style-name="TableCell1775">
                  <text:p text:style-name="P1776"/>
                </table:table-cell>
              </table:table-row>
              <table:table-row table:style-name="TableRow1777">
                <table:table-cell table:style-name="TableCell1778">
                  <text:p text:style-name="P1779"/>
                </table:table-cell>
                <table:table-cell table:style-name="TableCell1780">
                  <text:p text:style-name="P1781"/>
                </table:table-cell>
              </table:table-row>
              <table:table-row table:style-name="TableRow1782">
                <table:table-cell table:style-name="TableCell1783">
                  <text:p text:style-name="P1784"/>
                </table:table-cell>
                <table:table-cell table:style-name="TableCell1785">
                  <text:p text:style-name="P1786"/>
                </table:table-cell>
              </table:table-row>
            </table:table>
            <text:p text:style-name="P1787"/>
          </table:table-cell>
          <table:table-cell table:style-name="TableCell1788">
            <text:p text:style-name="P1789"/>
            <table:table table:style-name="Table1790">
              <table:table-columns>
                <table:table-column table:style-name="TableColumn1791"/>
                <table:table-column table:style-name="TableColumn1792"/>
              </table:table-columns>
              <table:table-row table:style-name="TableRow1793">
                <table:table-cell table:style-name="TableCell1794">
                  <text:p text:style-name="P1795"/>
                </table:table-cell>
                <table:table-cell table:style-name="TableCell1796">
                  <text:p text:style-name="P1797"/>
                </table:table-cell>
              </table:table-row>
              <table:table-row table:style-name="TableRow1798">
                <table:table-cell table:style-name="TableCell1799">
                  <text:p text:style-name="P1800"/>
                </table:table-cell>
                <table:table-cell table:style-name="TableCell1801">
                  <text:p text:style-name="P1802"/>
                </table:table-cell>
              </table:table-row>
              <table:table-row table:style-name="TableRow1803">
                <table:table-cell table:style-name="TableCell1804">
                  <text:p text:style-name="P1805"/>
                </table:table-cell>
                <table:table-cell table:style-name="TableCell1806">
                  <text:p text:style-name="P1807"/>
                </table:table-cell>
              </table:table-row>
              <table:table-row table:style-name="TableRow1808">
                <table:table-cell table:style-name="TableCell1809">
                  <text:p text:style-name="P1810"/>
                </table:table-cell>
                <table:table-cell table:style-name="TableCell1811">
                  <text:p text:style-name="P1812"/>
                </table:table-cell>
              </table:table-row>
              <table:table-row table:style-name="TableRow1813">
                <table:table-cell table:style-name="TableCell1814">
                  <text:p text:style-name="P1815"/>
                </table:table-cell>
                <table:table-cell table:style-name="TableCell1816">
                  <text:p text:style-name="P1817"/>
                </table:table-cell>
              </table:table-row>
              <table:table-row table:style-name="TableRow1818">
                <table:table-cell table:style-name="TableCell1819">
                  <text:p text:style-name="P1820"/>
                </table:table-cell>
                <table:table-cell table:style-name="TableCell1821">
                  <text:p text:style-name="P1822"/>
                </table:table-cell>
              </table:table-row>
              <table:table-row table:style-name="TableRow1823">
                <table:table-cell table:style-name="TableCell1824">
                  <text:p text:style-name="P1825"/>
                </table:table-cell>
                <table:table-cell table:style-name="TableCell1826">
                  <text:p text:style-name="P1827"/>
                </table:table-cell>
              </table:table-row>
            </table:table>
            <text:p text:style-name="P1828"/>
          </table:table-cell>
        </table:table-row>
        <table:table-row table:style-name="TableRow1829">
          <table:table-cell table:style-name="TableCell1830">
            <text:p text:style-name="P1831"/>
            <table:table table:style-name="Table1832">
              <table:table-columns>
                <table:table-column table:style-name="TableColumn1833"/>
                <table:table-column table:style-name="TableColumn1834"/>
              </table:table-columns>
              <table:table-row table:style-name="TableRow1835">
                <table:table-cell table:style-name="TableCell1836">
                  <text:p text:style-name="P1837"/>
                </table:table-cell>
                <table:table-cell table:style-name="TableCell1838">
                  <text:p text:style-name="P1839"/>
                </table:table-cell>
              </table:table-row>
              <table:table-row table:style-name="TableRow1840">
                <table:table-cell table:style-name="TableCell1841">
                  <text:p text:style-name="P1842"/>
                </table:table-cell>
                <table:table-cell table:style-name="TableCell1843">
                  <text:p text:style-name="P1844"/>
                </table:table-cell>
              </table:table-row>
              <table:table-row table:style-name="TableRow1845">
                <table:table-cell table:style-name="TableCell1846">
                  <text:p text:style-name="P1847"/>
                </table:table-cell>
                <table:table-cell table:style-name="TableCell1848">
                  <text:p text:style-name="P1849"/>
                </table:table-cell>
              </table:table-row>
              <table:table-row table:style-name="TableRow1850">
                <table:table-cell table:style-name="TableCell1851">
                  <text:p text:style-name="P1852"/>
                </table:table-cell>
                <table:table-cell table:style-name="TableCell1853">
                  <text:p text:style-name="P1854"/>
                </table:table-cell>
              </table:table-row>
              <table:table-row table:style-name="TableRow1855">
                <table:table-cell table:style-name="TableCell1856">
                  <text:p text:style-name="P1857"/>
                </table:table-cell>
                <table:table-cell table:style-name="TableCell1858">
                  <text:p text:style-name="P1859"/>
                </table:table-cell>
              </table:table-row>
              <table:table-row table:style-name="TableRow1860">
                <table:table-cell table:style-name="TableCell1861">
                  <text:p text:style-name="P1862"/>
                </table:table-cell>
                <table:table-cell table:style-name="TableCell1863">
                  <text:p text:style-name="P1864"/>
                </table:table-cell>
              </table:table-row>
              <table:table-row table:style-name="TableRow1865">
                <table:table-cell table:style-name="TableCell1866">
                  <text:p text:style-name="P1867"/>
                </table:table-cell>
                <table:table-cell table:style-name="TableCell1868">
                  <text:p text:style-name="P1869"/>
                </table:table-cell>
              </table:table-row>
            </table:table>
            <text:p text:style-name="P1870"/>
          </table:table-cell>
          <table:table-cell table:style-name="TableCell1871">
            <text:p text:style-name="P1872"/>
            <table:table table:style-name="Table1873">
              <table:table-columns>
                <table:table-column table:style-name="TableColumn1874"/>
                <table:table-column table:style-name="TableColumn1875"/>
              </table:table-columns>
              <table:table-row table:style-name="TableRow1876">
                <table:table-cell table:style-name="TableCell1877">
                  <text:p text:style-name="P1878"/>
                </table:table-cell>
                <table:table-cell table:style-name="TableCell1879">
                  <text:p text:style-name="P1880"/>
                </table:table-cell>
              </table:table-row>
              <table:table-row table:style-name="TableRow1881">
                <table:table-cell table:style-name="TableCell1882">
                  <text:p text:style-name="P1883"/>
                </table:table-cell>
                <table:table-cell table:style-name="TableCell1884">
                  <text:p text:style-name="P1885"/>
                </table:table-cell>
              </table:table-row>
              <table:table-row table:style-name="TableRow1886">
                <table:table-cell table:style-name="TableCell1887">
                  <text:p text:style-name="P1888"/>
                </table:table-cell>
                <table:table-cell table:style-name="TableCell1889">
                  <text:p text:style-name="P1890"/>
                </table:table-cell>
              </table:table-row>
              <table:table-row table:style-name="TableRow1891">
                <table:table-cell table:style-name="TableCell1892">
                  <text:p text:style-name="P1893"/>
                </table:table-cell>
                <table:table-cell table:style-name="TableCell1894">
                  <text:p text:style-name="P1895"/>
                </table:table-cell>
              </table:table-row>
              <table:table-row table:style-name="TableRow1896">
                <table:table-cell table:style-name="TableCell1897">
                  <text:p text:style-name="P1898"/>
                </table:table-cell>
                <table:table-cell table:style-name="TableCell1899">
                  <text:p text:style-name="P1900"/>
                </table:table-cell>
              </table:table-row>
              <table:table-row table:style-name="TableRow1901">
                <table:table-cell table:style-name="TableCell1902">
                  <text:p text:style-name="P1903"/>
                </table:table-cell>
                <table:table-cell table:style-name="TableCell1904">
                  <text:p text:style-name="P1905"/>
                </table:table-cell>
              </table:table-row>
              <table:table-row table:style-name="TableRow1906">
                <table:table-cell table:style-name="TableCell1907">
                  <text:p text:style-name="P1908"/>
                </table:table-cell>
                <table:table-cell table:style-name="TableCell1909">
                  <text:p text:style-name="P1910"/>
                </table:table-cell>
              </table:table-row>
            </table:table>
            <text:p text:style-name="P1911"/>
          </table:table-cell>
          <table:table-cell table:style-name="TableCell1912">
            <text:p text:style-name="P1913"/>
            <table:table table:style-name="Table1914">
              <table:table-columns>
                <table:table-column table:style-name="TableColumn1915"/>
                <table:table-column table:style-name="TableColumn1916"/>
              </table:table-columns>
              <table:table-row table:style-name="TableRow1917">
                <table:table-cell table:style-name="TableCell1918">
                  <text:p text:style-name="P1919"/>
                </table:table-cell>
                <table:table-cell table:style-name="TableCell1920">
                  <text:p text:style-name="P1921"/>
                </table:table-cell>
              </table:table-row>
              <table:table-row table:style-name="TableRow1922">
                <table:table-cell table:style-name="TableCell1923">
                  <text:p text:style-name="P1924"/>
                </table:table-cell>
                <table:table-cell table:style-name="TableCell1925">
                  <text:p text:style-name="P1926"/>
                </table:table-cell>
              </table:table-row>
              <table:table-row table:style-name="TableRow1927">
                <table:table-cell table:style-name="TableCell1928">
                  <text:p text:style-name="P1929"/>
                </table:table-cell>
                <table:table-cell table:style-name="TableCell1930">
                  <text:p text:style-name="P1931"/>
                </table:table-cell>
              </table:table-row>
              <table:table-row table:style-name="TableRow1932">
                <table:table-cell table:style-name="TableCell1933">
                  <text:p text:style-name="P1934"/>
                </table:table-cell>
                <table:table-cell table:style-name="TableCell1935">
                  <text:p text:style-name="P1936"/>
                </table:table-cell>
              </table:table-row>
              <table:table-row table:style-name="TableRow1937">
                <table:table-cell table:style-name="TableCell1938">
                  <text:p text:style-name="P1939"/>
                </table:table-cell>
                <table:table-cell table:style-name="TableCell1940">
                  <text:p text:style-name="P1941"/>
                </table:table-cell>
              </table:table-row>
              <table:table-row table:style-name="TableRow1942">
                <table:table-cell table:style-name="TableCell1943">
                  <text:p text:style-name="P1944"/>
                </table:table-cell>
                <table:table-cell table:style-name="TableCell1945">
                  <text:p text:style-name="P1946"/>
                </table:table-cell>
              </table:table-row>
              <table:table-row table:style-name="TableRow1947">
                <table:table-cell table:style-name="TableCell1948">
                  <text:p text:style-name="P1949"/>
                </table:table-cell>
                <table:table-cell table:style-name="TableCell1950">
                  <text:p text:style-name="P1951"/>
                </table:table-cell>
              </table:table-row>
            </table:table>
            <text:p text:style-name="P1952"/>
          </table:table-cell>
        </table:table-row>
        <table:table-row table:style-name="TableRow1953"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</table:table-row>
        <table:table-row table:style-name="TableRow1960">
          <table:table-cell table:style-name="TableCell1961">
            <text:p text:style-name="P1962"/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</table:table-row>
        <table:table-row table:style-name="TableRow1974"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</table:table-row>
        <table:table-row table:style-name="TableRow1981"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</table:table-row>
      </table:table>
      <text:p text:style-name="P1988"/>
      <text:p text:style-name="P1989"/>
      <text:p text:style-name="P1990"/>
      <table:table table:style-name="Table1991">
        <table:table-columns>
          <table:table-column table:style-name="TableColumn1992"/>
          <table:table-column table:style-name="TableColumn1993"/>
          <table:table-column table:style-name="TableColumn1994"/>
        </table:table-columns>
        <table:table-row table:style-name="TableRow1995">
          <table:table-cell table:style-name="TableCell1996" table:number-columns-spanned="3">
            <text:p text:style-name="P1997"><text:span text:style-name="T1998">Wonders</text:span></text:p>
          </table:table-cell>
          <table:covered-table-cell/>
          <table:covered-table-cell/>
        </table:table-row>
        <table:table-row table:style-name="TableRow1999">
          <table:table-cell table:style-name="TableCell2000">
            <text:p text:style-name="P2001"/>
            <table:table table:style-name="Table2002">
              <table:table-columns>
                <table:table-column table:style-name="TableColumn2003"/>
                <table:table-column table:style-name="TableColumn2004"/>
              </table:table-columns>
              <table:table-row table:style-name="TableRow2005">
                <table:table-cell table:style-name="TableCell2006" table:number-columns-spanned="2">
                  <text:p text:style-name="P2007"><text:span text:style-name="T2008">Mountain Fort</text:span></text:p>
                </table:table-cell>
                <table:covered-table-cell/>
              </table:table-row>
              <table:table-row table:style-name="TableRow2009">
                <table:table-cell table:style-name="TableCell2010">
                  <text:p text:style-name="P2011"><text:span text:style-name="T2012">Cost</text:span></text:p>
                </table:table-cell>
                <table:table-cell table:style-name="TableCell2013">
                  <text:p text:style-name="P2014">3</text:p>
                </table:table-cell>
              </table:table-row>
              <table:table-row table:style-name="TableRow2015">
                <table:table-cell table:style-name="TableCell2016">
                  <text:p text:style-name="P2017"><text:span text:style-name="T2018">Effect</text:span></text:p>
                </table:table-cell>
                <table:table-cell table:style-name="TableCell2019">
                  <text:p text:style-name="P2020">Gives +1 to defense modifier to this region and all adjacent. Stacks.</text:p>
                </table:table-cell>
              </table:table-row>
              <table:table-row table:style-name="TableRow2021">
                <table:table-cell table:style-name="TableCell2022">
                  <text:p text:style-name="P2023"/>
                </table:table-cell>
                <table:table-cell table:style-name="TableCell2024">
                  <text:p text:style-name="P2025"/>
                </table:table-cell>
              </table:table-row>
              <table:table-row table:style-name="TableRow2026">
                <table:table-cell table:style-name="TableCell2027">
                  <text:p text:style-name="P2028"/>
                </table:table-cell>
                <table:table-cell table:style-name="TableCell2029">
                  <text:p text:style-name="P2030"/>
                </table:table-cell>
              </table:table-row>
              <table:table-row table:style-name="TableRow2031">
                <table:table-cell table:style-name="TableCell2032">
                  <text:p text:style-name="P2033"><text:span text:style-name="T2034">Era</text:span></text:p>
                </table:table-cell>
                <table:table-cell table:style-name="TableCell2035">
                  <text:p text:style-name="P2036">I</text:p>
                </table:table-cell>
              </table:table-row>
              <table:table-row table:style-name="TableRow2037">
                <table:table-cell table:style-name="TableCell2038">
                  <text:p text:style-name="P2039"><text:span text:style-name="T2040">Era set</text:span></text:p>
                </table:table-cell>
                <table:table-cell table:style-name="TableCell2041">
                  <text:p text:style-name="P2042">Yes --&gt; Castle</text:p>
                </table:table-cell>
              </table:table-row>
            </table:table>
            <text:p text:style-name="P2043"/>
            <text:p text:style-name="P2044"/>
          </table:table-cell>
          <table:table-cell table:style-name="TableCell2045">
            <text:p text:style-name="P2046"/>
            <table:table table:style-name="Table2047">
              <table:table-columns>
                <table:table-column table:style-name="TableColumn2048"/>
                <table:table-column table:style-name="TableColumn2049"/>
              </table:table-columns>
              <table:table-row table:style-name="TableRow2050">
                <table:table-cell table:style-name="TableCell2051" table:number-columns-spanned="2">
                  <text:p text:style-name="P2052"/>
                </table:table-cell>
                <table:covered-table-cell/>
              </table:table-row>
              <table:table-row table:style-name="TableRow2053">
                <table:table-cell table:style-name="TableCell2054">
                  <text:p text:style-name="P2055"><text:span text:style-name="T2056">Cost</text:span></text:p>
                </table:table-cell>
                <table:table-cell table:style-name="TableCell2057">
                  <text:p text:style-name="P2058">3</text:p>
                </table:table-cell>
              </table:table-row>
              <table:table-row table:style-name="TableRow2059">
                <table:table-cell table:style-name="TableCell2060">
                  <text:p text:style-name="P2061"><text:span text:style-name="T2062">Effect</text:span></text:p>
                </table:table-cell>
                <table:table-cell table:style-name="TableCell2063">
                  <text:p text:style-name="P2064">Gives +1 to defense modifier to this region and all adjacent. Stacks.</text:p>
                </table:table-cell>
              </table:table-row>
              <table:table-row table:style-name="TableRow2065">
                <table:table-cell table:style-name="TableCell2066">
                  <text:p text:style-name="P2067"/>
                </table:table-cell>
                <table:table-cell table:style-name="TableCell2068">
                  <text:p text:style-name="P2069"/>
                </table:table-cell>
              </table:table-row>
              <table:table-row table:style-name="TableRow2070">
                <table:table-cell table:style-name="TableCell2071">
                  <text:p text:style-name="P2072"/>
                </table:table-cell>
                <table:table-cell table:style-name="TableCell2073">
                  <text:p text:style-name="P2074"/>
                </table:table-cell>
              </table:table-row>
              <table:table-row table:style-name="TableRow2075">
                <table:table-cell table:style-name="TableCell2076">
                  <text:p text:style-name="P2077"><text:span text:style-name="T2078">Era</text:span></text:p>
                </table:table-cell>
                <table:table-cell table:style-name="TableCell2079">
                  <text:p text:style-name="P2080">I</text:p>
                </table:table-cell>
              </table:table-row>
              <table:table-row table:style-name="TableRow2081">
                <table:table-cell table:style-name="TableCell2082">
                  <text:p text:style-name="P2083"><text:span text:style-name="T2084">Era set</text:span></text:p>
                </table:table-cell>
                <table:table-cell table:style-name="TableCell2085">
                  <text:p text:style-name="P2086">Yes --&gt; Castle</text:p>
                </table:table-cell>
              </table:table-row>
            </table:table>
            <text:p text:style-name="P2087"/>
          </table:table-cell>
          <table:table-cell table:style-name="TableCell2088">
            <text:p text:style-name="P2089"/>
            <table:table table:style-name="Table2090">
              <table:table-columns>
                <table:table-column table:style-name="TableColumn2091"/>
                <table:table-column table:style-name="TableColumn2092"/>
              </table:table-columns>
              <table:table-row table:style-name="TableRow2093">
                <table:table-cell table:style-name="TableCell2094">
                  <text:p text:style-name="P2095"/>
                </table:table-cell>
                <table:table-cell table:style-name="TableCell2096">
                  <text:p text:style-name="P2097"/>
                </table:table-cell>
              </table:table-row>
              <table:table-row table:style-name="TableRow2098">
                <table:table-cell table:style-name="TableCell2099">
                  <text:p text:style-name="P2100"/>
                </table:table-cell>
                <table:table-cell table:style-name="TableCell2101">
                  <text:p text:style-name="P2102"/>
                </table:table-cell>
              </table:table-row>
              <table:table-row table:style-name="TableRow2103">
                <table:table-cell table:style-name="TableCell2104">
                  <text:p text:style-name="P2105"/>
                </table:table-cell>
                <table:table-cell table:style-name="TableCell2106">
                  <text:p text:style-name="P2107"/>
                </table:table-cell>
              </table:table-row>
              <table:table-row table:style-name="TableRow2108">
                <table:table-cell table:style-name="TableCell2109">
                  <text:p text:style-name="P2110"/>
                </table:table-cell>
                <table:table-cell table:style-name="TableCell2111">
                  <text:p text:style-name="P2112"/>
                </table:table-cell>
              </table:table-row>
              <table:table-row table:style-name="TableRow2113">
                <table:table-cell table:style-name="TableCell2114">
                  <text:p text:style-name="P2115"/>
                </table:table-cell>
                <table:table-cell table:style-name="TableCell2116">
                  <text:p text:style-name="P2117"/>
                </table:table-cell>
              </table:table-row>
              <table:table-row table:style-name="TableRow2118">
                <table:table-cell table:style-name="TableCell2119">
                  <text:p text:style-name="P2120"/>
                </table:table-cell>
                <table:table-cell table:style-name="TableCell2121">
                  <text:p text:style-name="P2122"/>
                </table:table-cell>
              </table:table-row>
              <table:table-row table:style-name="TableRow2123">
                <table:table-cell table:style-name="TableCell2124">
                  <text:p text:style-name="P2125"/>
                </table:table-cell>
                <table:table-cell table:style-name="TableCell2126">
                  <text:p text:style-name="P2127"/>
                </table:table-cell>
              </table:table-row>
            </table:table>
            <text:p text:style-name="P2128"/>
          </table:table-cell>
        </table:table-row>
        <table:table-row table:style-name="TableRow2129">
          <table:table-cell table:style-name="TableCell2130">
            <text:p text:style-name="P2131"/>
            <table:table table:style-name="Table2132">
              <table:table-columns>
                <table:table-column table:style-name="TableColumn2133"/>
                <table:table-column table:style-name="TableColumn2134"/>
              </table:table-columns>
              <table:table-row table:style-name="TableRow2135">
                <table:table-cell table:style-name="TableCell2136">
                  <text:p text:style-name="P2137"/>
                </table:table-cell>
                <table:table-cell table:style-name="TableCell2138">
                  <text:p text:style-name="P2139"/>
                </table:table-cell>
              </table:table-row>
              <table:table-row table:style-name="TableRow2140">
                <table:table-cell table:style-name="TableCell2141">
                  <text:p text:style-name="P2142"/>
                </table:table-cell>
                <table:table-cell table:style-name="TableCell2143">
                  <text:p text:style-name="P2144"/>
                </table:table-cell>
              </table:table-row>
              <table:table-row table:style-name="TableRow2145">
                <table:table-cell table:style-name="TableCell2146">
                  <text:p text:style-name="P2147"/>
                </table:table-cell>
                <table:table-cell table:style-name="TableCell2148">
                  <text:p text:style-name="P2149"/>
                </table:table-cell>
              </table:table-row>
              <table:table-row table:style-name="TableRow2150">
                <table:table-cell table:style-name="TableCell2151">
                  <text:p text:style-name="P2152"/>
                </table:table-cell>
                <table:table-cell table:style-name="TableCell2153">
                  <text:p text:style-name="P2154"/>
                </table:table-cell>
              </table:table-row>
              <table:table-row table:style-name="TableRow2155">
                <table:table-cell table:style-name="TableCell2156">
                  <text:p text:style-name="P2157"/>
                </table:table-cell>
                <table:table-cell table:style-name="TableCell2158">
                  <text:p text:style-name="P2159"/>
                </table:table-cell>
              </table:table-row>
              <table:table-row table:style-name="TableRow2160">
                <table:table-cell table:style-name="TableCell2161">
                  <text:p text:style-name="P2162"/>
                </table:table-cell>
                <table:table-cell table:style-name="TableCell2163">
                  <text:p text:style-name="P2164"/>
                </table:table-cell>
              </table:table-row>
              <table:table-row table:style-name="TableRow2165">
                <table:table-cell table:style-name="TableCell2166">
                  <text:p text:style-name="P2167"/>
                </table:table-cell>
                <table:table-cell table:style-name="TableCell2168">
                  <text:p text:style-name="P2169"/>
                </table:table-cell>
              </table:table-row>
            </table:table>
            <text:p text:style-name="P2170"/>
          </table:table-cell>
          <table:table-cell table:style-name="TableCell2171">
            <text:p text:style-name="P2172"/>
            <table:table table:style-name="Table2173">
              <table:table-columns>
                <table:table-column table:style-name="TableColumn2174"/>
                <table:table-column table:style-name="TableColumn2175"/>
              </table:table-columns>
              <table:table-row table:style-name="TableRow2176">
                <table:table-cell table:style-name="TableCell2177">
                  <text:p text:style-name="P2178"/>
                </table:table-cell>
                <table:table-cell table:style-name="TableCell2179">
                  <text:p text:style-name="P2180"/>
                </table:table-cell>
              </table:table-row>
              <table:table-row table:style-name="TableRow2181">
                <table:table-cell table:style-name="TableCell2182">
                  <text:p text:style-name="P2183"/>
                </table:table-cell>
                <table:table-cell table:style-name="TableCell2184">
                  <text:p text:style-name="P2185"/>
                </table:table-cell>
              </table:table-row>
              <table:table-row table:style-name="TableRow2186">
                <table:table-cell table:style-name="TableCell2187">
                  <text:p text:style-name="P2188"/>
                </table:table-cell>
                <table:table-cell table:style-name="TableCell2189">
                  <text:p text:style-name="P2190"/>
                </table:table-cell>
              </table:table-row>
              <table:table-row table:style-name="TableRow2191">
                <table:table-cell table:style-name="TableCell2192">
                  <text:p text:style-name="P2193"/>
                </table:table-cell>
                <table:table-cell table:style-name="TableCell2194">
                  <text:p text:style-name="P2195"/>
                </table:table-cell>
              </table:table-row>
              <table:table-row table:style-name="TableRow2196">
                <table:table-cell table:style-name="TableCell2197">
                  <text:p text:style-name="P2198"/>
                </table:table-cell>
                <table:table-cell table:style-name="TableCell2199">
                  <text:p text:style-name="P2200"/>
                </table:table-cell>
              </table:table-row>
              <table:table-row table:style-name="TableRow2201">
                <table:table-cell table:style-name="TableCell2202">
                  <text:p text:style-name="P2203"/>
                </table:table-cell>
                <table:table-cell table:style-name="TableCell2204">
                  <text:p text:style-name="P2205"/>
                </table:table-cell>
              </table:table-row>
              <table:table-row table:style-name="TableRow2206">
                <table:table-cell table:style-name="TableCell2207">
                  <text:p text:style-name="P2208"/>
                </table:table-cell>
                <table:table-cell table:style-name="TableCell2209">
                  <text:p text:style-name="P2210"/>
                </table:table-cell>
              </table:table-row>
            </table:table>
            <text:p text:style-name="P2211"/>
          </table:table-cell>
          <table:table-cell table:style-name="TableCell2212">
            <text:p text:style-name="P2213"/>
            <table:table table:style-name="Table2214">
              <table:table-columns>
                <table:table-column table:style-name="TableColumn2215"/>
                <table:table-column table:style-name="TableColumn2216"/>
              </table:table-columns>
              <table:table-row table:style-name="TableRow2217">
                <table:table-cell table:style-name="TableCell2218">
                  <text:p text:style-name="P2219"/>
                </table:table-cell>
                <table:table-cell table:style-name="TableCell2220">
                  <text:p text:style-name="P2221"/>
                </table:table-cell>
              </table:table-row>
              <table:table-row table:style-name="TableRow2222">
                <table:table-cell table:style-name="TableCell2223">
                  <text:p text:style-name="P2224"/>
                </table:table-cell>
                <table:table-cell table:style-name="TableCell2225">
                  <text:p text:style-name="P2226"/>
                </table:table-cell>
              </table:table-row>
              <table:table-row table:style-name="TableRow2227">
                <table:table-cell table:style-name="TableCell2228">
                  <text:p text:style-name="P2229"/>
                </table:table-cell>
                <table:table-cell table:style-name="TableCell2230">
                  <text:p text:style-name="P2231"/>
                </table:table-cell>
              </table:table-row>
              <table:table-row table:style-name="TableRow2232">
                <table:table-cell table:style-name="TableCell2233">
                  <text:p text:style-name="P2234"/>
                </table:table-cell>
                <table:table-cell table:style-name="TableCell2235">
                  <text:p text:style-name="P2236"/>
                </table:table-cell>
              </table:table-row>
              <table:table-row table:style-name="TableRow2237">
                <table:table-cell table:style-name="TableCell2238">
                  <text:p text:style-name="P2239"/>
                </table:table-cell>
                <table:table-cell table:style-name="TableCell2240">
                  <text:p text:style-name="P2241"/>
                </table:table-cell>
              </table:table-row>
              <table:table-row table:style-name="TableRow2242">
                <table:table-cell table:style-name="TableCell2243">
                  <text:p text:style-name="P2244"/>
                </table:table-cell>
                <table:table-cell table:style-name="TableCell2245">
                  <text:p text:style-name="P2246"/>
                </table:table-cell>
              </table:table-row>
              <table:table-row table:style-name="TableRow2247">
                <table:table-cell table:style-name="TableCell2248">
                  <text:p text:style-name="P2249"/>
                </table:table-cell>
                <table:table-cell table:style-name="TableCell2250">
                  <text:p text:style-name="P2251"/>
                </table:table-cell>
              </table:table-row>
            </table:table>
            <text:p text:style-name="P2252"/>
          </table:table-cell>
        </table:table-row>
        <table:table-row table:style-name="TableRow2253">
          <table:table-cell table:style-name="TableCell2254">
            <text:p text:style-name="P2255"/>
            <table:table table:style-name="Table2256">
              <table:table-columns>
                <table:table-column table:style-name="TableColumn2257"/>
                <table:table-column table:style-name="TableColumn2258"/>
              </table:table-columns>
              <table:table-row table:style-name="TableRow2259">
                <table:table-cell table:style-name="TableCell2260">
                  <text:p text:style-name="P2261"/>
                </table:table-cell>
                <table:table-cell table:style-name="TableCell2262">
                  <text:p text:style-name="P2263"/>
                </table:table-cell>
              </table:table-row>
              <table:table-row table:style-name="TableRow2264">
                <table:table-cell table:style-name="TableCell2265">
                  <text:p text:style-name="P2266"/>
                </table:table-cell>
                <table:table-cell table:style-name="TableCell2267">
                  <text:p text:style-name="P2268"/>
                </table:table-cell>
              </table:table-row>
              <table:table-row table:style-name="TableRow2269">
                <table:table-cell table:style-name="TableCell2270">
                  <text:p text:style-name="P2271"/>
                </table:table-cell>
                <table:table-cell table:style-name="TableCell2272">
                  <text:p text:style-name="P2273"/>
                </table:table-cell>
              </table:table-row>
              <table:table-row table:style-name="TableRow2274">
                <table:table-cell table:style-name="TableCell2275">
                  <text:p text:style-name="P2276"/>
                </table:table-cell>
                <table:table-cell table:style-name="TableCell2277">
                  <text:p text:style-name="P2278"/>
                </table:table-cell>
              </table:table-row>
              <table:table-row table:style-name="TableRow2279">
                <table:table-cell table:style-name="TableCell2280">
                  <text:p text:style-name="P2281"/>
                </table:table-cell>
                <table:table-cell table:style-name="TableCell2282">
                  <text:p text:style-name="P2283"/>
                </table:table-cell>
              </table:table-row>
              <table:table-row table:style-name="TableRow2284">
                <table:table-cell table:style-name="TableCell2285">
                  <text:p text:style-name="P2286"/>
                </table:table-cell>
                <table:table-cell table:style-name="TableCell2287">
                  <text:p text:style-name="P2288"/>
                </table:table-cell>
              </table:table-row>
              <table:table-row table:style-name="TableRow2289">
                <table:table-cell table:style-name="TableCell2290">
                  <text:p text:style-name="P2291"/>
                </table:table-cell>
                <table:table-cell table:style-name="TableCell2292">
                  <text:p text:style-name="P2293"/>
                </table:table-cell>
              </table:table-row>
            </table:table>
            <text:p text:style-name="P2294"/>
          </table:table-cell>
          <table:table-cell table:style-name="TableCell2295">
            <text:p text:style-name="P2296"/>
            <table:table table:style-name="Table2297">
              <table:table-columns>
                <table:table-column table:style-name="TableColumn2298"/>
                <table:table-column table:style-name="TableColumn2299"/>
              </table:table-columns>
              <table:table-row table:style-name="TableRow2300">
                <table:table-cell table:style-name="TableCell2301">
                  <text:p text:style-name="P2302"/>
                </table:table-cell>
                <table:table-cell table:style-name="TableCell2303">
                  <text:p text:style-name="P2304"/>
                </table:table-cell>
              </table:table-row>
              <table:table-row table:style-name="TableRow2305">
                <table:table-cell table:style-name="TableCell2306">
                  <text:p text:style-name="P2307"/>
                </table:table-cell>
                <table:table-cell table:style-name="TableCell2308">
                  <text:p text:style-name="P2309"/>
                </table:table-cell>
              </table:table-row>
              <table:table-row table:style-name="TableRow2310">
                <table:table-cell table:style-name="TableCell2311">
                  <text:p text:style-name="P2312"/>
                </table:table-cell>
                <table:table-cell table:style-name="TableCell2313">
                  <text:p text:style-name="P2314"/>
                </table:table-cell>
              </table:table-row>
              <table:table-row table:style-name="TableRow2315">
                <table:table-cell table:style-name="TableCell2316">
                  <text:p text:style-name="P2317"/>
                </table:table-cell>
                <table:table-cell table:style-name="TableCell2318">
                  <text:p text:style-name="P2319"/>
                </table:table-cell>
              </table:table-row>
              <table:table-row table:style-name="TableRow2320">
                <table:table-cell table:style-name="TableCell2321">
                  <text:p text:style-name="P2322"/>
                </table:table-cell>
                <table:table-cell table:style-name="TableCell2323">
                  <text:p text:style-name="P2324"/>
                </table:table-cell>
              </table:table-row>
              <table:table-row table:style-name="TableRow2325">
                <table:table-cell table:style-name="TableCell2326">
                  <text:p text:style-name="P2327"/>
                </table:table-cell>
                <table:table-cell table:style-name="TableCell2328">
                  <text:p text:style-name="P2329"/>
                </table:table-cell>
              </table:table-row>
              <table:table-row table:style-name="TableRow2330">
                <table:table-cell table:style-name="TableCell2331">
                  <text:p text:style-name="P2332"/>
                </table:table-cell>
                <table:table-cell table:style-name="TableCell2333">
                  <text:p text:style-name="P2334"/>
                </table:table-cell>
              </table:table-row>
            </table:table>
            <text:p text:style-name="P2335"/>
          </table:table-cell>
          <table:table-cell table:style-name="TableCell2336">
            <text:p text:style-name="P2337"/>
            <table:table table:style-name="Table2338">
              <table:table-columns>
                <table:table-column table:style-name="TableColumn2339"/>
                <table:table-column table:style-name="TableColumn2340"/>
              </table:table-columns>
              <table:table-row table:style-name="TableRow2341">
                <table:table-cell table:style-name="TableCell2342">
                  <text:p text:style-name="P2343"/>
                </table:table-cell>
                <table:table-cell table:style-name="TableCell2344">
                  <text:p text:style-name="P2345"/>
                </table:table-cell>
              </table:table-row>
              <table:table-row table:style-name="TableRow2346">
                <table:table-cell table:style-name="TableCell2347">
                  <text:p text:style-name="P2348"/>
                </table:table-cell>
                <table:table-cell table:style-name="TableCell2349">
                  <text:p text:style-name="P2350"/>
                </table:table-cell>
              </table:table-row>
              <table:table-row table:style-name="TableRow2351">
                <table:table-cell table:style-name="TableCell2352">
                  <text:p text:style-name="P2353"/>
                </table:table-cell>
                <table:table-cell table:style-name="TableCell2354">
                  <text:p text:style-name="P2355"/>
                </table:table-cell>
              </table:table-row>
              <table:table-row table:style-name="TableRow2356">
                <table:table-cell table:style-name="TableCell2357">
                  <text:p text:style-name="P2358"/>
                </table:table-cell>
                <table:table-cell table:style-name="TableCell2359">
                  <text:p text:style-name="P2360"/>
                </table:table-cell>
              </table:table-row>
              <table:table-row table:style-name="TableRow2361">
                <table:table-cell table:style-name="TableCell2362">
                  <text:p text:style-name="P2363"/>
                </table:table-cell>
                <table:table-cell table:style-name="TableCell2364">
                  <text:p text:style-name="P2365"/>
                </table:table-cell>
              </table:table-row>
              <table:table-row table:style-name="TableRow2366">
                <table:table-cell table:style-name="TableCell2367">
                  <text:p text:style-name="P2368"/>
                </table:table-cell>
                <table:table-cell table:style-name="TableCell2369">
                  <text:p text:style-name="P2370"/>
                </table:table-cell>
              </table:table-row>
              <table:table-row table:style-name="TableRow2371">
                <table:table-cell table:style-name="TableCell2372">
                  <text:p text:style-name="P2373"/>
                </table:table-cell>
                <table:table-cell table:style-name="TableCell2374">
                  <text:p text:style-name="P2375"/>
                </table:table-cell>
              </table:table-row>
            </table:table>
            <text:p text:style-name="P2376"/>
          </table:table-cell>
        </table:table-row>
        <table:table-row table:style-name="TableRow2377">
          <table:table-cell table:style-name="TableCell2378">
            <text:p text:style-name="P2379"/>
          </table:table-cell>
          <table:table-cell table:style-name="TableCell2380">
            <text:p text:style-name="P2381"/>
          </table:table-cell>
          <table:table-cell table:style-name="TableCell2382">
            <text:p text:style-name="P2383"/>
          </table:table-cell>
        </table:table-row>
        <table:table-row table:style-name="TableRow2384"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/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</table:table-row>
        <table:table-row table:style-name="TableRow2398"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  <table:table-cell table:style-name="TableCell2403">
            <text:p text:style-name="P2404"/>
          </table:table-cell>
        </table:table-row>
        <table:table-row table:style-name="TableRow2405">
          <table:table-cell table:style-name="TableCell2406">
            <text:p text:style-name="P2407"/>
          </table:table-cell>
          <table:table-cell table:style-name="TableCell2408">
            <text:p text:style-name="P2409"/>
          </table:table-cell>
          <table:table-cell table:style-name="TableCell2410">
            <text:p text:style-name="P2411"/>
          </table:table-cell>
        </table:table-row>
      </table:table>
      <text:p text:style-name="P2412"/>
      <text:p text:style-name="P2413"/>
      <text:p text:style-name="P2414"/>
      <table:table table:style-name="Table2415">
        <table:table-columns>
          <table:table-column table:style-name="TableColumn2416"/>
          <table:table-column table:style-name="TableColumn2417"/>
          <table:table-column table:style-name="TableColumn2418"/>
        </table:table-columns>
        <table:table-row table:style-name="TableRow2419">
          <table:table-cell table:style-name="TableCell2420" table:number-columns-spanned="3">
            <text:p text:style-name="P2421"><text:span text:style-name="T2422">Misc</text:span></text:p>
          </table:table-cell>
          <table:covered-table-cell/>
          <table:covered-table-cell/>
        </table:table-row>
        <table:table-row table:style-name="TableRow2423">
          <table:table-cell table:style-name="TableCell2424">
            <text:p text:style-name="P2425"/>
            <table:table table:style-name="Table2426">
              <table:table-columns>
                <table:table-column table:style-name="TableColumn2427"/>
                <table:table-column table:style-name="TableColumn2428"/>
              </table:table-columns>
              <table:table-row table:style-name="TableRow2429">
                <table:table-cell table:style-name="TableCell2430" table:number-columns-spanned="2">
                  <text:p text:style-name="P2431"><text:span text:style-name="T2432">Mountain Fort</text:span></text:p>
                </table:table-cell>
                <table:covered-table-cell/>
              </table:table-row>
              <table:table-row table:style-name="TableRow2433">
                <table:table-cell table:style-name="TableCell2434">
                  <text:p text:style-name="P2435"><text:span text:style-name="T2436">Cost</text:span></text:p>
                </table:table-cell>
                <table:table-cell table:style-name="TableCell2437">
                  <text:p text:style-name="P2438">3</text:p>
                </table:table-cell>
              </table:table-row>
              <table:table-row table:style-name="TableRow2439">
                <table:table-cell table:style-name="TableCell2440">
                  <text:p text:style-name="P2441"><text:span text:style-name="T2442">Effect</text:span></text:p>
                </table:table-cell>
                <table:table-cell table:style-name="TableCell2443">
                  <text:p text:style-name="P2444">Gives +1 to defense modifier to this region and all adjacent. Stacks.</text:p>
                </table:table-cell>
              </table:table-row>
              <table:table-row table:style-name="TableRow2445">
                <table:table-cell table:style-name="TableCell2446">
                  <text:p text:style-name="P2447"/>
                </table:table-cell>
                <table:table-cell table:style-name="TableCell2448">
                  <text:p text:style-name="P2449"/>
                </table:table-cell>
              </table:table-row>
              <table:table-row table:style-name="TableRow2450">
                <table:table-cell table:style-name="TableCell2451">
                  <text:p text:style-name="P2452"/>
                </table:table-cell>
                <table:table-cell table:style-name="TableCell2453">
                  <text:p text:style-name="P2454"/>
                </table:table-cell>
              </table:table-row>
              <table:table-row table:style-name="TableRow2455">
                <table:table-cell table:style-name="TableCell2456">
                  <text:p text:style-name="P2457"><text:span text:style-name="T2458">Era</text:span></text:p>
                </table:table-cell>
                <table:table-cell table:style-name="TableCell2459">
                  <text:p text:style-name="P2460">I</text:p>
                </table:table-cell>
              </table:table-row>
              <table:table-row table:style-name="TableRow2461">
                <table:table-cell table:style-name="TableCell2462">
                  <text:p text:style-name="P2463"><text:span text:style-name="T2464">Era set</text:span></text:p>
                </table:table-cell>
                <table:table-cell table:style-name="TableCell2465">
                  <text:p text:style-name="P2466">Yes --&gt; Castle</text:p>
                </table:table-cell>
              </table:table-row>
            </table:table>
            <text:p text:style-name="P2467"/>
            <text:p text:style-name="P2468"/>
          </table:table-cell>
          <table:table-cell table:style-name="TableCell2469">
            <text:p text:style-name="P2470"/>
            <table:table table:style-name="Table2471">
              <table:table-columns>
                <table:table-column table:style-name="TableColumn2472"/>
                <table:table-column table:style-name="TableColumn2473"/>
              </table:table-columns>
              <table:table-row table:style-name="TableRow2474">
                <table:table-cell table:style-name="TableCell2475" table:number-columns-spanned="2">
                  <text:p text:style-name="P2476"/>
                </table:table-cell>
                <table:covered-table-cell/>
              </table:table-row>
              <table:table-row table:style-name="TableRow2477">
                <table:table-cell table:style-name="TableCell2478">
                  <text:p text:style-name="P2479"><text:span text:style-name="T2480">Cost</text:span></text:p>
                </table:table-cell>
                <table:table-cell table:style-name="TableCell2481">
                  <text:p text:style-name="P2482">3</text:p>
                </table:table-cell>
              </table:table-row>
              <table:table-row table:style-name="TableRow2483">
                <table:table-cell table:style-name="TableCell2484">
                  <text:p text:style-name="P2485"><text:span text:style-name="T2486">Effect</text:span></text:p>
                </table:table-cell>
                <table:table-cell table:style-name="TableCell2487">
                  <text:p text:style-name="P2488">Gives +1 to defense modifier to this region and all adjacent. Stacks.</text:p>
                </table:table-cell>
              </table:table-row>
              <table:table-row table:style-name="TableRow2489">
                <table:table-cell table:style-name="TableCell2490">
                  <text:p text:style-name="P2491"/>
                </table:table-cell>
                <table:table-cell table:style-name="TableCell2492">
                  <text:p text:style-name="P2493"/>
                </table:table-cell>
              </table:table-row>
              <table:table-row table:style-name="TableRow2494">
                <table:table-cell table:style-name="TableCell2495">
                  <text:p text:style-name="P2496"/>
                </table:table-cell>
                <table:table-cell table:style-name="TableCell2497">
                  <text:p text:style-name="P2498"/>
                </table:table-cell>
              </table:table-row>
              <table:table-row table:style-name="TableRow2499">
                <table:table-cell table:style-name="TableCell2500">
                  <text:p text:style-name="P2501"><text:span text:style-name="T2502">Era</text:span></text:p>
                </table:table-cell>
                <table:table-cell table:style-name="TableCell2503">
                  <text:p text:style-name="P2504">I</text:p>
                </table:table-cell>
              </table:table-row>
              <table:table-row table:style-name="TableRow2505">
                <table:table-cell table:style-name="TableCell2506">
                  <text:p text:style-name="P2507"><text:span text:style-name="T2508">Era set</text:span></text:p>
                </table:table-cell>
                <table:table-cell table:style-name="TableCell2509">
                  <text:p text:style-name="P2510">Yes --&gt; Castle</text:p>
                </table:table-cell>
              </table:table-row>
            </table:table>
            <text:p text:style-name="P2511"/>
          </table:table-cell>
          <table:table-cell table:style-name="TableCell2512">
            <text:p text:style-name="P2513"/>
            <table:table table:style-name="Table2514">
              <table:table-columns>
                <table:table-column table:style-name="TableColumn2515"/>
                <table:table-column table:style-name="TableColumn2516"/>
              </table:table-columns>
              <table:table-row table:style-name="TableRow2517">
                <table:table-cell table:style-name="TableCell2518">
                  <text:p text:style-name="P2519"/>
                </table:table-cell>
                <table:table-cell table:style-name="TableCell2520">
                  <text:p text:style-name="P2521"/>
                </table:table-cell>
              </table:table-row>
              <table:table-row table:style-name="TableRow2522">
                <table:table-cell table:style-name="TableCell2523">
                  <text:p text:style-name="P2524"/>
                </table:table-cell>
                <table:table-cell table:style-name="TableCell2525">
                  <text:p text:style-name="P2526"/>
                </table:table-cell>
              </table:table-row>
              <table:table-row table:style-name="TableRow2527">
                <table:table-cell table:style-name="TableCell2528">
                  <text:p text:style-name="P2529"/>
                </table:table-cell>
                <table:table-cell table:style-name="TableCell2530">
                  <text:p text:style-name="P2531"/>
                </table:table-cell>
              </table:table-row>
              <table:table-row table:style-name="TableRow2532">
                <table:table-cell table:style-name="TableCell2533">
                  <text:p text:style-name="P2534"/>
                </table:table-cell>
                <table:table-cell table:style-name="TableCell2535">
                  <text:p text:style-name="P2536"/>
                </table:table-cell>
              </table:table-row>
              <table:table-row table:style-name="TableRow2537">
                <table:table-cell table:style-name="TableCell2538">
                  <text:p text:style-name="P2539"/>
                </table:table-cell>
                <table:table-cell table:style-name="TableCell2540">
                  <text:p text:style-name="P2541"/>
                </table:table-cell>
              </table:table-row>
              <table:table-row table:style-name="TableRow2542">
                <table:table-cell table:style-name="TableCell2543">
                  <text:p text:style-name="P2544"/>
                </table:table-cell>
                <table:table-cell table:style-name="TableCell2545">
                  <text:p text:style-name="P2546"/>
                </table:table-cell>
              </table:table-row>
              <table:table-row table:style-name="TableRow2547">
                <table:table-cell table:style-name="TableCell2548">
                  <text:p text:style-name="P2549"/>
                </table:table-cell>
                <table:table-cell table:style-name="TableCell2550">
                  <text:p text:style-name="P2551"/>
                </table:table-cell>
              </table:table-row>
            </table:table>
            <text:p text:style-name="P2552"/>
          </table:table-cell>
        </table:table-row>
        <table:table-row table:style-name="TableRow2553">
          <table:table-cell table:style-name="TableCell2554">
            <text:p text:style-name="P2555"/>
            <table:table table:style-name="Table2556">
              <table:table-columns>
                <table:table-column table:style-name="TableColumn2557"/>
                <table:table-column table:style-name="TableColumn2558"/>
              </table:table-columns>
              <table:table-row table:style-name="TableRow2559">
                <table:table-cell table:style-name="TableCell2560">
                  <text:p text:style-name="P2561"/>
                </table:table-cell>
                <table:table-cell table:style-name="TableCell2562">
                  <text:p text:style-name="P2563"/>
                </table:table-cell>
              </table:table-row>
              <table:table-row table:style-name="TableRow2564">
                <table:table-cell table:style-name="TableCell2565">
                  <text:p text:style-name="P2566"/>
                </table:table-cell>
                <table:table-cell table:style-name="TableCell2567">
                  <text:p text:style-name="P2568"/>
                </table:table-cell>
              </table:table-row>
              <table:table-row table:style-name="TableRow2569">
                <table:table-cell table:style-name="TableCell2570">
                  <text:p text:style-name="P2571"/>
                </table:table-cell>
                <table:table-cell table:style-name="TableCell2572">
                  <text:p text:style-name="P2573"/>
                </table:table-cell>
              </table:table-row>
              <table:table-row table:style-name="TableRow2574">
                <table:table-cell table:style-name="TableCell2575">
                  <text:p text:style-name="P2576"/>
                </table:table-cell>
                <table:table-cell table:style-name="TableCell2577">
                  <text:p text:style-name="P2578"/>
                </table:table-cell>
              </table:table-row>
              <table:table-row table:style-name="TableRow2579">
                <table:table-cell table:style-name="TableCell2580">
                  <text:p text:style-name="P2581"/>
                </table:table-cell>
                <table:table-cell table:style-name="TableCell2582">
                  <text:p text:style-name="P2583"/>
                </table:table-cell>
              </table:table-row>
              <table:table-row table:style-name="TableRow2584">
                <table:table-cell table:style-name="TableCell2585">
                  <text:p text:style-name="P2586"/>
                </table:table-cell>
                <table:table-cell table:style-name="TableCell2587">
                  <text:p text:style-name="P2588"/>
                </table:table-cell>
              </table:table-row>
              <table:table-row table:style-name="TableRow2589">
                <table:table-cell table:style-name="TableCell2590">
                  <text:p text:style-name="P2591"/>
                </table:table-cell>
                <table:table-cell table:style-name="TableCell2592">
                  <text:p text:style-name="P2593"/>
                </table:table-cell>
              </table:table-row>
            </table:table>
            <text:p text:style-name="P2594"/>
          </table:table-cell>
          <table:table-cell table:style-name="TableCell2595">
            <text:p text:style-name="P2596"/>
            <table:table table:style-name="Table2597">
              <table:table-columns>
                <table:table-column table:style-name="TableColumn2598"/>
                <table:table-column table:style-name="TableColumn2599"/>
              </table:table-columns>
              <table:table-row table:style-name="TableRow2600">
                <table:table-cell table:style-name="TableCell2601">
                  <text:p text:style-name="P2602"/>
                </table:table-cell>
                <table:table-cell table:style-name="TableCell2603">
                  <text:p text:style-name="P2604"/>
                </table:table-cell>
              </table:table-row>
              <table:table-row table:style-name="TableRow2605">
                <table:table-cell table:style-name="TableCell2606">
                  <text:p text:style-name="P2607"/>
                </table:table-cell>
                <table:table-cell table:style-name="TableCell2608">
                  <text:p text:style-name="P2609"/>
                </table:table-cell>
              </table:table-row>
              <table:table-row table:style-name="TableRow2610">
                <table:table-cell table:style-name="TableCell2611">
                  <text:p text:style-name="P2612"/>
                </table:table-cell>
                <table:table-cell table:style-name="TableCell2613">
                  <text:p text:style-name="P2614"/>
                </table:table-cell>
              </table:table-row>
              <table:table-row table:style-name="TableRow2615">
                <table:table-cell table:style-name="TableCell2616">
                  <text:p text:style-name="P2617"/>
                </table:table-cell>
                <table:table-cell table:style-name="TableCell2618">
                  <text:p text:style-name="P2619"/>
                </table:table-cell>
              </table:table-row>
              <table:table-row table:style-name="TableRow2620">
                <table:table-cell table:style-name="TableCell2621">
                  <text:p text:style-name="P2622"/>
                </table:table-cell>
                <table:table-cell table:style-name="TableCell2623">
                  <text:p text:style-name="P2624"/>
                </table:table-cell>
              </table:table-row>
              <table:table-row table:style-name="TableRow2625">
                <table:table-cell table:style-name="TableCell2626">
                  <text:p text:style-name="P2627"/>
                </table:table-cell>
                <table:table-cell table:style-name="TableCell2628">
                  <text:p text:style-name="P2629"/>
                </table:table-cell>
              </table:table-row>
              <table:table-row table:style-name="TableRow2630">
                <table:table-cell table:style-name="TableCell2631">
                  <text:p text:style-name="P2632"/>
                </table:table-cell>
                <table:table-cell table:style-name="TableCell2633">
                  <text:p text:style-name="P2634"/>
                </table:table-cell>
              </table:table-row>
            </table:table>
            <text:p text:style-name="P2635"/>
          </table:table-cell>
          <table:table-cell table:style-name="TableCell2636">
            <text:p text:style-name="P2637"/>
            <table:table table:style-name="Table2638">
              <table:table-columns>
                <table:table-column table:style-name="TableColumn2639"/>
                <table:table-column table:style-name="TableColumn2640"/>
              </table:table-columns>
              <table:table-row table:style-name="TableRow2641">
                <table:table-cell table:style-name="TableCell2642">
                  <text:p text:style-name="P2643"/>
                </table:table-cell>
                <table:table-cell table:style-name="TableCell2644">
                  <text:p text:style-name="P2645"/>
                </table:table-cell>
              </table:table-row>
              <table:table-row table:style-name="TableRow2646">
                <table:table-cell table:style-name="TableCell2647">
                  <text:p text:style-name="P2648"/>
                </table:table-cell>
                <table:table-cell table:style-name="TableCell2649">
                  <text:p text:style-name="P2650"/>
                </table:table-cell>
              </table:table-row>
              <table:table-row table:style-name="TableRow2651">
                <table:table-cell table:style-name="TableCell2652">
                  <text:p text:style-name="P2653"/>
                </table:table-cell>
                <table:table-cell table:style-name="TableCell2654">
                  <text:p text:style-name="P2655"/>
                </table:table-cell>
              </table:table-row>
              <table:table-row table:style-name="TableRow2656">
                <table:table-cell table:style-name="TableCell2657">
                  <text:p text:style-name="P2658"/>
                </table:table-cell>
                <table:table-cell table:style-name="TableCell2659">
                  <text:p text:style-name="P2660"/>
                </table:table-cell>
              </table:table-row>
              <table:table-row table:style-name="TableRow2661">
                <table:table-cell table:style-name="TableCell2662">
                  <text:p text:style-name="P2663"/>
                </table:table-cell>
                <table:table-cell table:style-name="TableCell2664">
                  <text:p text:style-name="P2665"/>
                </table:table-cell>
              </table:table-row>
              <table:table-row table:style-name="TableRow2666">
                <table:table-cell table:style-name="TableCell2667">
                  <text:p text:style-name="P2668"/>
                </table:table-cell>
                <table:table-cell table:style-name="TableCell2669">
                  <text:p text:style-name="P2670"/>
                </table:table-cell>
              </table:table-row>
              <table:table-row table:style-name="TableRow2671">
                <table:table-cell table:style-name="TableCell2672">
                  <text:p text:style-name="P2673"/>
                </table:table-cell>
                <table:table-cell table:style-name="TableCell2674">
                  <text:p text:style-name="P2675"/>
                </table:table-cell>
              </table:table-row>
            </table:table>
            <text:p text:style-name="P2676"/>
          </table:table-cell>
        </table:table-row>
        <table:table-row table:style-name="TableRow2677">
          <table:table-cell table:style-name="TableCell2678">
            <text:p text:style-name="P2679"/>
            <table:table table:style-name="Table2680">
              <table:table-columns>
                <table:table-column table:style-name="TableColumn2681"/>
                <table:table-column table:style-name="TableColumn2682"/>
              </table:table-columns>
              <table:table-row table:style-name="TableRow2683">
                <table:table-cell table:style-name="TableCell2684">
                  <text:p text:style-name="P2685"/>
                </table:table-cell>
                <table:table-cell table:style-name="TableCell2686">
                  <text:p text:style-name="P2687"/>
                </table:table-cell>
              </table:table-row>
              <table:table-row table:style-name="TableRow2688">
                <table:table-cell table:style-name="TableCell2689">
                  <text:p text:style-name="P2690"/>
                </table:table-cell>
                <table:table-cell table:style-name="TableCell2691">
                  <text:p text:style-name="P2692"/>
                </table:table-cell>
              </table:table-row>
              <table:table-row table:style-name="TableRow2693">
                <table:table-cell table:style-name="TableCell2694">
                  <text:p text:style-name="P2695"/>
                </table:table-cell>
                <table:table-cell table:style-name="TableCell2696">
                  <text:p text:style-name="P2697"/>
                </table:table-cell>
              </table:table-row>
              <table:table-row table:style-name="TableRow2698">
                <table:table-cell table:style-name="TableCell2699">
                  <text:p text:style-name="P2700"/>
                </table:table-cell>
                <table:table-cell table:style-name="TableCell2701">
                  <text:p text:style-name="P2702"/>
                </table:table-cell>
              </table:table-row>
              <table:table-row table:style-name="TableRow2703">
                <table:table-cell table:style-name="TableCell2704">
                  <text:p text:style-name="P2705"/>
                </table:table-cell>
                <table:table-cell table:style-name="TableCell2706">
                  <text:p text:style-name="P2707"/>
                </table:table-cell>
              </table:table-row>
              <table:table-row table:style-name="TableRow2708">
                <table:table-cell table:style-name="TableCell2709">
                  <text:p text:style-name="P2710"/>
                </table:table-cell>
                <table:table-cell table:style-name="TableCell2711">
                  <text:p text:style-name="P2712"/>
                </table:table-cell>
              </table:table-row>
              <table:table-row table:style-name="TableRow2713">
                <table:table-cell table:style-name="TableCell2714">
                  <text:p text:style-name="P2715"/>
                </table:table-cell>
                <table:table-cell table:style-name="TableCell2716">
                  <text:p text:style-name="P2717"/>
                </table:table-cell>
              </table:table-row>
            </table:table>
            <text:p text:style-name="P2718"/>
          </table:table-cell>
          <table:table-cell table:style-name="TableCell2719">
            <text:p text:style-name="P2720"/>
            <table:table table:style-name="Table2721">
              <table:table-columns>
                <table:table-column table:style-name="TableColumn2722"/>
                <table:table-column table:style-name="TableColumn2723"/>
              </table:table-columns>
              <table:table-row table:style-name="TableRow2724">
                <table:table-cell table:style-name="TableCell2725">
                  <text:p text:style-name="P2726"/>
                </table:table-cell>
                <table:table-cell table:style-name="TableCell2727">
                  <text:p text:style-name="P2728"/>
                </table:table-cell>
              </table:table-row>
              <table:table-row table:style-name="TableRow2729">
                <table:table-cell table:style-name="TableCell2730">
                  <text:p text:style-name="P2731"/>
                </table:table-cell>
                <table:table-cell table:style-name="TableCell2732">
                  <text:p text:style-name="P2733"/>
                </table:table-cell>
              </table:table-row>
              <table:table-row table:style-name="TableRow2734">
                <table:table-cell table:style-name="TableCell2735">
                  <text:p text:style-name="P2736"/>
                </table:table-cell>
                <table:table-cell table:style-name="TableCell2737">
                  <text:p text:style-name="P2738"/>
                </table:table-cell>
              </table:table-row>
              <table:table-row table:style-name="TableRow2739">
                <table:table-cell table:style-name="TableCell2740">
                  <text:p text:style-name="P2741"/>
                </table:table-cell>
                <table:table-cell table:style-name="TableCell2742">
                  <text:p text:style-name="P2743"/>
                </table:table-cell>
              </table:table-row>
              <table:table-row table:style-name="TableRow2744">
                <table:table-cell table:style-name="TableCell2745">
                  <text:p text:style-name="P2746"/>
                </table:table-cell>
                <table:table-cell table:style-name="TableCell2747">
                  <text:p text:style-name="P2748"/>
                </table:table-cell>
              </table:table-row>
              <table:table-row table:style-name="TableRow2749">
                <table:table-cell table:style-name="TableCell2750">
                  <text:p text:style-name="P2751"/>
                </table:table-cell>
                <table:table-cell table:style-name="TableCell2752">
                  <text:p text:style-name="P2753"/>
                </table:table-cell>
              </table:table-row>
              <table:table-row table:style-name="TableRow2754">
                <table:table-cell table:style-name="TableCell2755">
                  <text:p text:style-name="P2756"/>
                </table:table-cell>
                <table:table-cell table:style-name="TableCell2757">
                  <text:p text:style-name="P2758"/>
                </table:table-cell>
              </table:table-row>
            </table:table>
            <text:p text:style-name="P2759"/>
          </table:table-cell>
          <table:table-cell table:style-name="TableCell2760">
            <text:p text:style-name="P2761"/>
            <table:table table:style-name="Table2762">
              <table:table-columns>
                <table:table-column table:style-name="TableColumn2763"/>
                <table:table-column table:style-name="TableColumn2764"/>
              </table:table-columns>
              <table:table-row table:style-name="TableRow2765">
                <table:table-cell table:style-name="TableCell2766">
                  <text:p text:style-name="P2767"/>
                </table:table-cell>
                <table:table-cell table:style-name="TableCell2768">
                  <text:p text:style-name="P2769"/>
                </table:table-cell>
              </table:table-row>
              <table:table-row table:style-name="TableRow2770">
                <table:table-cell table:style-name="TableCell2771">
                  <text:p text:style-name="P2772"/>
                </table:table-cell>
                <table:table-cell table:style-name="TableCell2773">
                  <text:p text:style-name="P2774"/>
                </table:table-cell>
              </table:table-row>
              <table:table-row table:style-name="TableRow2775">
                <table:table-cell table:style-name="TableCell2776">
                  <text:p text:style-name="P2777"/>
                </table:table-cell>
                <table:table-cell table:style-name="TableCell2778">
                  <text:p text:style-name="P2779"/>
                </table:table-cell>
              </table:table-row>
              <table:table-row table:style-name="TableRow2780">
                <table:table-cell table:style-name="TableCell2781">
                  <text:p text:style-name="P2782"/>
                </table:table-cell>
                <table:table-cell table:style-name="TableCell2783">
                  <text:p text:style-name="P2784"/>
                </table:table-cell>
              </table:table-row>
              <table:table-row table:style-name="TableRow2785">
                <table:table-cell table:style-name="TableCell2786">
                  <text:p text:style-name="P2787"/>
                </table:table-cell>
                <table:table-cell table:style-name="TableCell2788">
                  <text:p text:style-name="P2789"/>
                </table:table-cell>
              </table:table-row>
              <table:table-row table:style-name="TableRow2790">
                <table:table-cell table:style-name="TableCell2791">
                  <text:p text:style-name="P2792"/>
                </table:table-cell>
                <table:table-cell table:style-name="TableCell2793">
                  <text:p text:style-name="P2794"/>
                </table:table-cell>
              </table:table-row>
              <table:table-row table:style-name="TableRow2795">
                <table:table-cell table:style-name="TableCell2796">
                  <text:p text:style-name="P2797"/>
                </table:table-cell>
                <table:table-cell table:style-name="TableCell2798">
                  <text:p text:style-name="P2799"/>
                </table:table-cell>
              </table:table-row>
            </table:table>
            <text:p text:style-name="P2800"/>
          </table:table-cell>
        </table:table-row>
        <table:table-row table:style-name="TableRow2801">
          <table:table-cell table:style-name="TableCell2802">
            <text:p text:style-name="P2803"/>
          </table:table-cell>
          <table:table-cell table:style-name="TableCell2804">
            <text:p text:style-name="P2805"/>
          </table:table-cell>
          <table:table-cell table:style-name="TableCell2806">
            <text:p text:style-name="P2807"/>
          </table:table-cell>
        </table:table-row>
        <table:table-row table:style-name="TableRow2808">
          <table:table-cell table:style-name="TableCell2809">
            <text:p text:style-name="P2810"/>
          </table:table-cell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</table:table-row>
        <table:table-row table:style-name="TableRow2815">
          <table:table-cell table:style-name="TableCell2816">
            <text:p text:style-name="P2817"/>
          </table:table-cell>
          <table:table-cell table:style-name="TableCell2818">
            <text:p text:style-name="P2819"/>
          </table:table-cell>
          <table:table-cell table:style-name="TableCell2820">
            <text:p text:style-name="P2821"/>
          </table:table-cell>
        </table:table-row>
        <table:table-row table:style-name="TableRow2822">
          <table:table-cell table:style-name="TableCell2823">
            <text:p text:style-name="P2824"/>
          </table:table-cell>
          <table:table-cell table:style-name="TableCell2825">
            <text:p text:style-name="P2826"/>
          </table:table-cell>
          <table:table-cell table:style-name="TableCell2827">
            <text:p text:style-name="P2828"/>
          </table:table-cell>
        </table:table-row>
        <table:table-row table:style-name="TableRow2829"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</table:table-row>
      </table:table>
      <text:p text:style-name="P2836"/>
      <text:p text:style-name="P2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905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ael Peterson</meta:initial-creator>
    <dc:creator>Mikael Peterson</dc:creator>
    <meta:creation-date>2026-05-03T18:31:00Z</meta:creation-date>
    <dc:date>2026-05-03T18:31:00Z</dc:date>
    <meta:template xlink:href="Normal.dotm" xlink:type="simple"/>
    <meta:editing-cycles>1</meta:editing-cycles>
    <meta:editing-duration>PT0S</meta:editing-duration>
    <meta:document-statistic meta:page-count="1" meta:paragraph-count="26" meta:word-count="2099" meta:character-count="13201" meta:row-count="92" meta:non-whitespace-character-count="11128"/>
  </office:meta>
</office:document-meta>
</file>